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932.1">
            <text:p>8932,1</text:p>
          </table:table-cell>
          <table:table-cell table:formula="of:=[.A26]*[.B26]" office:value-type="float" office:value="232234.6">
            <text:p>232234,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14.2358">
            <text:p>8914,2358</text:p>
          </table:table-cell>
          <table:table-cell table:formula="of:=[.A27]*[.B27]" office:value-type="float" office:value="240684.3666">
            <text:p>240684,366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896.4073284">
            <text:p>8896,4073284</text:p>
          </table:table-cell>
          <table:table-cell table:formula="of:=[.A28]*[.B28]" office:value-type="float" office:value="249099.4051952">
            <text:p>249099,405195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878.6145137432">
            <text:p>8878,6145137432</text:p>
          </table:table-cell>
          <table:table-cell table:formula="of:=[.A29]*[.B29]" office:value-type="float" office:value="257479.820898553">
            <text:p>257479,8208985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860.85728471572">
            <text:p>8860,8572847157</text:p>
          </table:table-cell>
          <table:table-cell table:formula="of:=[.A30]*[.B30]" office:value-type="float" office:value="265825.718541471">
            <text:p>265825,71854147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843.13557014628">
            <text:p>8843,1355701463</text:p>
          </table:table-cell>
          <table:table-cell table:formula="of:=[.A31]*[.B31]" office:value-type="float" office:value="274137.202674535">
            <text:p>274137,20267453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825.44929900599">
            <text:p>8825,449299006</text:p>
          </table:table-cell>
          <table:table-cell table:formula="of:=[.A32]*[.B32]" office:value-type="float" office:value="282414.377568192">
            <text:p>282414,37756819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807.79840040798">
            <text:p>8807,798400408</text:p>
          </table:table-cell>
          <table:table-cell table:formula="of:=[.A33]*[.B33]" office:value-type="float" office:value="290657.347213463">
            <text:p>290657,34721346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790.18280360716">
            <text:p>8790,1828036072</text:p>
          </table:table-cell>
          <table:table-cell table:formula="of:=[.A34]*[.B34]" office:value-type="float" office:value="298866.215322644">
            <text:p>298866,21532264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772.60243799995">
            <text:p>8772,602438</text:p>
          </table:table-cell>
          <table:table-cell table:formula="of:=[.A35]*[.B35]" office:value-type="float" office:value="307041.085329998">
            <text:p>307041,0853299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755.05723312395">
            <text:p>8755,057233124</text:p>
          </table:table-cell>
          <table:table-cell table:formula="of:=[.A36]*[.B36]" office:value-type="float" office:value="315182.060392462">
            <text:p>315182,06039246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8737.5471186577">
            <text:p>8737,5471186577</text:p>
          </table:table-cell>
          <table:table-cell table:formula="of:=[.A37]*[.B37]" office:value-type="float" office:value="323289.243390335">
            <text:p>323289,2433903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8720.07202442039">
            <text:p>8720,0720244204</text:p>
          </table:table-cell>
          <table:table-cell table:formula="of:=[.A38]*[.B38]" office:value-type="float" office:value="331362.736927975">
            <text:p>331362,73692797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8702.63188037155">
            <text:p>8702,6318803716</text:p>
          </table:table-cell>
          <table:table-cell table:formula="of:=[.A39]*[.B39]" office:value-type="float" office:value="339402.64333449">
            <text:p>339402,6433344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8685.2266166108">
            <text:p>8685,2266166108</text:p>
          </table:table-cell>
          <table:table-cell table:formula="of:=[.A40]*[.B40]" office:value-type="float" office:value="347409.064664432">
            <text:p>347409,06466443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8667.85616337758">
            <text:p>8667,8561633776</text:p>
          </table:table-cell>
          <table:table-cell table:formula="of:=[.A41]*[.B41]" office:value-type="float" office:value="355382.102698481">
            <text:p>355382,10269848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650.52045105083">
            <text:p>8650,5204510508</text:p>
          </table:table-cell>
          <table:table-cell table:formula="of:=[.A42]*[.B42]" office:value-type="float" office:value="363321.858944135">
            <text:p>363321,8589441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633.21941014872">
            <text:p>8633,2194101487</text:p>
          </table:table-cell>
          <table:table-cell table:formula="of:=[.A43]*[.B43]" office:value-type="float" office:value="371228.434636395">
            <text:p>371228,43463639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615.95297132843">
            <text:p>8615,9529713284</text:p>
          </table:table-cell>
          <table:table-cell table:formula="of:=[.A44]*[.B44]" office:value-type="float" office:value="379101.930738451">
            <text:p>379101,93073845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598.72106538577">
            <text:p>8598,7210653858</text:p>
          </table:table-cell>
          <table:table-cell table:formula="of:=[.A45]*[.B45]" office:value-type="float" office:value="386942.44794236">
            <text:p>386942,4479423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581.523623255">
            <text:p>8581,523623255</text:p>
          </table:table-cell>
          <table:table-cell table:formula="of:=[.A46]*[.B46]" office:value-type="float" office:value="394750.08666973">
            <text:p>394750,0866697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564.36057600849">
            <text:p>8564,3605760085</text:p>
          </table:table-cell>
          <table:table-cell table:formula="of:=[.A47]*[.B47]" office:value-type="float" office:value="402524.947072399">
            <text:p>402524,94707239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547.23185485647">
            <text:p>8547,2318548565</text:p>
          </table:table-cell>
          <table:table-cell table:formula="of:=[.A48]*[.B48]" office:value-type="float" office:value="410267.129033111">
            <text:p>410267,12903311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530.13739114676">
            <text:p>8530,1373911468</text:p>
          </table:table-cell>
          <table:table-cell table:formula="of:=[.A49]*[.B49]" office:value-type="float" office:value="417976.732166191">
            <text:p>417976,7321661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513.07711636446">
            <text:p>8513,0771163645</text:p>
          </table:table-cell>
          <table:table-cell table:formula="of:=[.A50]*[.B50]" office:value-type="float" office:value="425653.855818223">
            <text:p>425653,85581822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496.05096213173">
            <text:p>8496,0509621317</text:p>
          </table:table-cell>
          <table:table-cell table:formula="of:=[.A51]*[.B51]" office:value-type="float" office:value="433298.599068718">
            <text:p>433298,59906871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479.05886020747">
            <text:p>8479,0588602075</text:p>
          </table:table-cell>
          <table:table-cell table:formula="of:=[.A52]*[.B52]" office:value-type="float" office:value="440911.060730789">
            <text:p>440911,06073078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462.10074248706">
            <text:p>8462,1007424871</text:p>
          </table:table-cell>
          <table:table-cell table:formula="of:=[.A53]*[.B53]" office:value-type="float" office:value="448491.339351814">
            <text:p>448491,3393518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445.17654100208">
            <text:p>8445,1765410021</text:p>
          </table:table-cell>
          <table:table-cell table:formula="of:=[.A54]*[.B54]" office:value-type="float" office:value="456039.533214113">
            <text:p>456039,53321411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428.28618792008">
            <text:p>8428,2861879201</text:p>
          </table:table-cell>
          <table:table-cell table:formula="of:=[.A55]*[.B55]" office:value-type="float" office:value="463555.740335604">
            <text:p>463555,74033560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411.42961554424">
            <text:p>8411,4296155442</text:p>
          </table:table-cell>
          <table:table-cell table:formula="of:=[.A56]*[.B56]" office:value-type="float" office:value="471040.058470477">
            <text:p>471040,0584704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394.60675631315">
            <text:p>8394,6067563132</text:p>
          </table:table-cell>
          <table:table-cell table:formula="of:=[.A57]*[.B57]" office:value-type="float" office:value="478492.58510985">
            <text:p>478492,5851098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377.81754280053">
            <text:p>8377,8175428005</text:p>
          </table:table-cell>
          <table:table-cell table:formula="of:=[.A58]*[.B58]" office:value-type="float" office:value="485913.41748243">
            <text:p>485913,41748243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361.06190771493">
            <text:p>8361,0619077149</text:p>
          </table:table-cell>
          <table:table-cell table:formula="of:=[.A59]*[.B59]" office:value-type="float" office:value="493302.652555181">
            <text:p>493302,65255518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344.33978389949">
            <text:p>8344,3397838995</text:p>
          </table:table-cell>
          <table:table-cell table:formula="of:=[.A60]*[.B60]" office:value-type="float" office:value="500660.38703397">
            <text:p>500660,3870339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327.6511043317">
            <text:p>8327,6511043317</text:p>
          </table:table-cell>
          <table:table-cell table:formula="of:=[.A61]*[.B61]" office:value-type="float" office:value="507986.717364233">
            <text:p>507986,71736423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310.99580212303">
            <text:p>8310,995802123</text:p>
          </table:table-cell>
          <table:table-cell table:formula="of:=[.A62]*[.B62]" office:value-type="float" office:value="515281.739731628">
            <text:p>515281,73973162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294.37381051879">
            <text:p>8294,3738105188</text:p>
          </table:table-cell>
          <table:table-cell table:formula="of:=[.A63]*[.B63]" office:value-type="float" office:value="522545.550062684">
            <text:p>522545,55006268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277.78506289775">
            <text:p>8277,7850628978</text:p>
          </table:table-cell>
          <table:table-cell table:formula="of:=[.A64]*[.B64]" office:value-type="float" office:value="529778.244025456">
            <text:p>529778,24402545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261.22949277195">
            <text:p>8261,229492772</text:p>
          </table:table-cell>
          <table:table-cell table:formula="of:=[.A65]*[.B65]" office:value-type="float" office:value="536979.917030177">
            <text:p>536979,91703017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244.70703378641">
            <text:p>8244,7070337864</text:p>
          </table:table-cell>
          <table:table-cell table:formula="of:=[.A66]*[.B66]" office:value-type="float" office:value="544150.664229903">
            <text:p>544150,66422990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228.21761971884">
            <text:p>8228,2176197188</text:p>
          </table:table-cell>
          <table:table-cell table:formula="of:=[.A67]*[.B67]" office:value-type="float" office:value="551290.580521162">
            <text:p>551290,5805211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211.7611844794">
            <text:p>8211,7611844794</text:p>
          </table:table-cell>
          <table:table-cell table:formula="of:=[.A68]*[.B68]" office:value-type="float" office:value="558399.760544599">
            <text:p>558399,76054459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195.33766211044">
            <text:p>8195,3376621104</text:p>
          </table:table-cell>
          <table:table-cell table:formula="of:=[.A69]*[.B69]" office:value-type="float" office:value="565478.29868562">
            <text:p>565478,298685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178.94698678622">
            <text:p>8178,9469867862</text:p>
          </table:table-cell>
          <table:table-cell table:formula="of:=[.A70]*[.B70]" office:value-type="float" office:value="572526.289075035">
            <text:p>572526,2890750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162.58909281265">
            <text:p>8162,5890928127</text:p>
          </table:table-cell>
          <table:table-cell table:formula="of:=[.A71]*[.B71]" office:value-type="float" office:value="579543.825589698">
            <text:p>579543,82558969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146.26391462702">
            <text:p>8146,263914627</text:p>
          </table:table-cell>
          <table:table-cell table:formula="of:=[.A72]*[.B72]" office:value-type="float" office:value="586531.001853145">
            <text:p>586531,00185314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129.97138679777">
            <text:p>8129,9713867978</text:p>
          </table:table-cell>
          <table:table-cell table:formula="of:=[.A73]*[.B73]" office:value-type="float" office:value="593487.911236237">
            <text:p>593487,91123623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113.71144402417">
            <text:p>8113,7114440242</text:p>
          </table:table-cell>
          <table:table-cell table:formula="of:=[.A74]*[.B74]" office:value-type="float" office:value="600414.646857789">
            <text:p>600414,64685778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097.48402113612">
            <text:p>8097,4840211361</text:p>
          </table:table-cell>
          <table:table-cell table:formula="of:=[.A75]*[.B75]" office:value-type="float" office:value="607311.301585209">
            <text:p>607311,30158520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081.28905309385">
            <text:p>8081,2890530939</text:p>
          </table:table-cell>
          <table:table-cell table:formula="of:=[.A76]*[.B76]" office:value-type="float" office:value="614177.968035133">
            <text:p>614177,96803513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065.12647498766">
            <text:p>8065,1264749877</text:p>
          </table:table-cell>
          <table:table-cell table:formula="of:=[.A77]*[.B77]" office:value-type="float" office:value="621014.73857405">
            <text:p>621014,7385740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048.99622203769">
            <text:p>8048,9962220377</text:p>
          </table:table-cell>
          <table:table-cell table:formula="of:=[.A78]*[.B78]" office:value-type="float" office:value="627821.70531894">
            <text:p>627821,7053189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032.89822959361">
            <text:p>8032,8982295936</text:p>
          </table:table-cell>
          <table:table-cell table:formula="of:=[.A79]*[.B79]" office:value-type="float" office:value="634598.960137895">
            <text:p>634598,96013789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016.83243313442">
            <text:p>8016,8324331344</text:p>
          </table:table-cell>
          <table:table-cell table:formula="of:=[.A80]*[.B80]" office:value-type="float" office:value="641346.594650754">
            <text:p>641346,59465075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000.79876826815">
            <text:p>8000,7987682682</text:p>
          </table:table-cell>
          <table:table-cell table:formula="of:=[.A81]*[.B81]" office:value-type="float" office:value="648064.70022972">
            <text:p>648064,7002297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7984.79717073162">
            <text:p>7984,7971707316</text:p>
          </table:table-cell>
          <table:table-cell table:formula="of:=[.A82]*[.B82]" office:value-type="float" office:value="654753.367999993">
            <text:p>654753,36799999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7968.82757639015">
            <text:p>7968,8275763902</text:p>
          </table:table-cell>
          <table:table-cell table:formula="of:=[.A83]*[.B83]" office:value-type="float" office:value="661412.688840383">
            <text:p>661412,6888403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7952.88992123737">
            <text:p>7952,8899212374</text:p>
          </table:table-cell>
          <table:table-cell table:formula="of:=[.A84]*[.B84]" office:value-type="float" office:value="668042.75338394">
            <text:p>668042,7533839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7936.9841413949">
            <text:p>7936,9841413949</text:p>
          </table:table-cell>
          <table:table-cell table:formula="of:=[.A85]*[.B85]" office:value-type="float" office:value="674643.652018567">
            <text:p>674643,65201856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7921.11017311211">
            <text:p>7921,1101731121</text:p>
          </table:table-cell>
          <table:table-cell table:formula="of:=[.A86]*[.B86]" office:value-type="float" office:value="681215.474887642">
            <text:p>681215,47488764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7905.26795276589">
            <text:p>7905,2679527659</text:p>
          </table:table-cell>
          <table:table-cell table:formula="of:=[.A87]*[.B87]" office:value-type="float" office:value="687758.311890632">
            <text:p>687758,31189063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7889.45741686035">
            <text:p>7889,4574168604</text:p>
          </table:table-cell>
          <table:table-cell table:formula="of:=[.A88]*[.B88]" office:value-type="float" office:value="694272.252683711">
            <text:p>694272,25268371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7873.67850202663">
            <text:p>7873,6785020266</text:p>
          </table:table-cell>
          <table:table-cell table:formula="of:=[.A89]*[.B89]" office:value-type="float" office:value="700757.38668037">
            <text:p>700757,3866803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7857.93114502258">
            <text:p>7857,9311450226</text:p>
          </table:table-cell>
          <table:table-cell table:formula="of:=[.A90]*[.B90]" office:value-type="float" office:value="707213.803052032">
            <text:p>707213,80305203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7842.21528273254">
            <text:p>7842,2152827325</text:p>
          </table:table-cell>
          <table:table-cell table:formula="of:=[.A91]*[.B91]" office:value-type="float" office:value="713641.590728661">
            <text:p>713641,59072866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7826.53085216707">
            <text:p>7826,5308521671</text:p>
          </table:table-cell>
          <table:table-cell table:formula="of:=[.A92]*[.B92]" office:value-type="float" office:value="720040.838399371">
            <text:p>720040,83839937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7810.87779046274">
            <text:p>7810,8777904627</text:p>
          </table:table-cell>
          <table:table-cell table:formula="of:=[.A93]*[.B93]" office:value-type="float" office:value="726411.634513035">
            <text:p>726411,63451303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7795.25603488181">
            <text:p>7795,2560348818</text:p>
          </table:table-cell>
          <table:table-cell table:formula="of:=[.A94]*[.B94]" office:value-type="float" office:value="732754.06727889">
            <text:p>732754,0672788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7779.66552281205">
            <text:p>7779,6655228121</text:p>
          </table:table-cell>
          <table:table-cell table:formula="of:=[.A95]*[.B95]" office:value-type="float" office:value="739068.224667145">
            <text:p>739068,22466714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7764.10619176642">
            <text:p>7764,1061917664</text:p>
          </table:table-cell>
          <table:table-cell table:formula="of:=[.A96]*[.B96]" office:value-type="float" office:value="745354.194409577">
            <text:p>745354,19440957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7748.57797938289">
            <text:p>7748,5779793829</text:p>
          </table:table-cell>
          <table:table-cell table:formula="of:=[.A97]*[.B97]" office:value-type="float" office:value="751612.06400014">
            <text:p>751612,0640001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7733.08082342412">
            <text:p>7733,0808234241</text:p>
          </table:table-cell>
          <table:table-cell table:formula="of:=[.A98]*[.B98]" office:value-type="float" office:value="757841.920695564">
            <text:p>757841,92069556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7717.61466177728">
            <text:p>7717,6146617773</text:p>
          </table:table-cell>
          <table:table-cell table:formula="of:=[.A99]*[.B99]" office:value-type="float" office:value="764043.85151595">
            <text:p>764043,851515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7702.17943245372">
            <text:p>7702,1794324537</text:p>
          </table:table-cell>
          <table:table-cell table:formula="of:=[.A100]*[.B100]" office:value-type="float" office:value="770217.943245372">
            <text:p>770217,94324537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686.77507358881">
            <text:p>7686,7750735888</text:p>
          </table:table-cell>
          <table:table-cell table:formula="of:=[.A101]*[.B101]" office:value-type="float" office:value="776364.28243247">
            <text:p>776364,2824324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671.40152344164">
            <text:p>7671,4015234416</text:p>
          </table:table-cell>
          <table:table-cell table:formula="of:=[.A102]*[.B102]" office:value-type="float" office:value="782482.955391047">
            <text:p>782482,95539104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656.05872039475">
            <text:p>7656,0587203948</text:p>
          </table:table-cell>
          <table:table-cell table:formula="of:=[.A103]*[.B103]" office:value-type="float" office:value="788574.04820066">
            <text:p>788574,0482006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640.74660295396">
            <text:p>7640,746602954</text:p>
          </table:table-cell>
          <table:table-cell table:formula="of:=[.A104]*[.B104]" office:value-type="float" office:value="794637.646707212">
            <text:p>794637,64670721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625.46510974806">
            <text:p>7625,4651097481</text:p>
          </table:table-cell>
          <table:table-cell table:formula="of:=[.A105]*[.B105]" office:value-type="float" office:value="800673.836523546">
            <text:p>800673,8365235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610.21417952856">
            <text:p>7610,2141795286</text:p>
          </table:table-cell>
          <table:table-cell table:formula="of:=[.A106]*[.B106]" office:value-type="float" office:value="806682.703030027">
            <text:p>806682,70303002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594.9937511695">
            <text:p>7594,9937511695</text:p>
          </table:table-cell>
          <table:table-cell table:formula="of:=[.A107]*[.B107]" office:value-type="float" office:value="812664.331375137">
            <text:p>812664,33137513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579.80376366716">
            <text:p>7579,8037636672</text:p>
          </table:table-cell>
          <table:table-cell table:formula="of:=[.A108]*[.B108]" office:value-type="float" office:value="818618.806476054">
            <text:p>818618,80647605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564.64415613983">
            <text:p>7564,6441561398</text:p>
          </table:table-cell>
          <table:table-cell table:formula="of:=[.A109]*[.B109]" office:value-type="float" office:value="824546.213019241">
            <text:p>824546,21301924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549.51486782755">
            <text:p>7549,5148678276</text:p>
          </table:table-cell>
          <table:table-cell table:formula="of:=[.A110]*[.B110]" office:value-type="float" office:value="830446.63546103">
            <text:p>830446,6354610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534.41583809189">
            <text:p>7534,4158380919</text:p>
          </table:table-cell>
          <table:table-cell table:formula="of:=[.A111]*[.B111]" office:value-type="float" office:value="836320.1580282">
            <text:p>836320,15802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519.34700641571">
            <text:p>7519,3470064157</text:p>
          </table:table-cell>
          <table:table-cell table:formula="of:=[.A112]*[.B112]" office:value-type="float" office:value="842166.86471856">
            <text:p>842166,8647185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504.30831240288">
            <text:p>7504,3083124029</text:p>
          </table:table-cell>
          <table:table-cell table:formula="of:=[.A113]*[.B113]" office:value-type="float" office:value="847986.839301525">
            <text:p>847986,83930152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489.29969577807">
            <text:p>7489,2996957781</text:p>
          </table:table-cell>
          <table:table-cell table:formula="of:=[.A114]*[.B114]" office:value-type="float" office:value="853780.165318701">
            <text:p>853780,16531870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474.32109638652">
            <text:p>7474,3210963865</text:p>
          </table:table-cell>
          <table:table-cell table:formula="of:=[.A115]*[.B115]" office:value-type="float" office:value="859546.92608445">
            <text:p>859546,9260844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459.37245419374">
            <text:p>7459,3724541938</text:p>
          </table:table-cell>
          <table:table-cell table:formula="of:=[.A116]*[.B116]" office:value-type="float" office:value="865287.204686474">
            <text:p>865287,20468647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444.45370928536">
            <text:p>7444,4537092854</text:p>
          </table:table-cell>
          <table:table-cell table:formula="of:=[.A117]*[.B117]" office:value-type="float" office:value="871001.083986387">
            <text:p>871001,08398638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429.56480186679">
            <text:p>7429,5648018668</text:p>
          </table:table-cell>
          <table:table-cell table:formula="of:=[.A118]*[.B118]" office:value-type="float" office:value="876688.646620281">
            <text:p>876688,64662028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414.70567226305">
            <text:p>7414,7056722631</text:p>
          </table:table-cell>
          <table:table-cell table:formula="of:=[.A119]*[.B119]" office:value-type="float" office:value="882349.974999303">
            <text:p>882349,97499930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399.87626091853">
            <text:p>7399,8762609185</text:p>
          </table:table-cell>
          <table:table-cell table:formula="of:=[.A120]*[.B120]" office:value-type="float" office:value="887985.151310223">
            <text:p>887985,15131022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385.07650839669">
            <text:p>7385,0765083967</text:p>
          </table:table-cell>
          <table:table-cell table:formula="of:=[.A121]*[.B121]" office:value-type="float" office:value="893594.257515999">
            <text:p>893594,25751599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370.3063553799">
            <text:p>7370,3063553799</text:p>
          </table:table-cell>
          <table:table-cell table:formula="of:=[.A122]*[.B122]" office:value-type="float" office:value="899177.375356347">
            <text:p>899177,37535634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355.56574266914">
            <text:p>7355,5657426691</text:p>
          </table:table-cell>
          <table:table-cell table:formula="of:=[.A123]*[.B123]" office:value-type="float" office:value="904734.586348304">
            <text:p>904734,58634830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340.8546111838">
            <text:p>7340,8546111838</text:p>
          </table:table-cell>
          <table:table-cell table:formula="of:=[.A124]*[.B124]" office:value-type="float" office:value="910265.971786791">
            <text:p>910265,97178679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326.17290196143">
            <text:p>7326,1729019614</text:p>
          </table:table-cell>
          <table:table-cell table:formula="of:=[.A125]*[.B125]" office:value-type="float" office:value="915771.612745179">
            <text:p>915771,61274517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311.52055615751">
            <text:p>7311,5205561575</text:p>
          </table:table-cell>
          <table:table-cell table:formula="of:=[.A126]*[.B126]" office:value-type="float" office:value="921251.590075846">
            <text:p>921251,59007584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296.89751504519">
            <text:p>7296,8975150452</text:p>
          </table:table-cell>
          <table:table-cell table:formula="of:=[.A127]*[.B127]" office:value-type="float" office:value="926705.984410739">
            <text:p>926705,98441073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282.3037200151">
            <text:p>7282,3037200151</text:p>
          </table:table-cell>
          <table:table-cell table:formula="of:=[.A128]*[.B128]" office:value-type="float" office:value="932134.876161933">
            <text:p>932134,87616193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267.73911257507">
            <text:p>7267,7391125751</text:p>
          </table:table-cell>
          <table:table-cell table:formula="of:=[.A129]*[.B129]" office:value-type="float" office:value="937538.345522184">
            <text:p>937538,34552218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253.20363434992">
            <text:p>7253,2036343499</text:p>
          </table:table-cell>
          <table:table-cell table:formula="of:=[.A130]*[.B130]" office:value-type="float" office:value="942916.47246549">
            <text:p>942916,4724654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238.69722708122">
            <text:p>7238,6972270812</text:p>
          </table:table-cell>
          <table:table-cell table:formula="of:=[.A131]*[.B131]" office:value-type="float" office:value="948269.33674764">
            <text:p>948269,3367476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224.21983262706">
            <text:p>7224,2198326271</text:p>
          </table:table-cell>
          <table:table-cell table:formula="of:=[.A132]*[.B132]" office:value-type="float" office:value="953597.017906772">
            <text:p>953597,01790677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209.77139296181">
            <text:p>7209,7713929618</text:p>
          </table:table-cell>
          <table:table-cell table:formula="of:=[.A133]*[.B133]" office:value-type="float" office:value="958899.59526392">
            <text:p>958899,5952639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195.35185017588">
            <text:p>7195,3518501759</text:p>
          </table:table-cell>
          <table:table-cell table:formula="of:=[.A134]*[.B134]" office:value-type="float" office:value="964177.147923568">
            <text:p>964177,14792356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180.96114647553">
            <text:p>7180,9611464755</text:p>
          </table:table-cell>
          <table:table-cell table:formula="of:=[.A135]*[.B135]" office:value-type="float" office:value="969429.754774197">
            <text:p>969429,75477419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166.59922418258">
            <text:p>7166,5992241826</text:p>
          </table:table-cell>
          <table:table-cell table:formula="of:=[.A136]*[.B136]" office:value-type="float" office:value="974657.494488831">
            <text:p>974657,49448883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152.26602573421">
            <text:p>7152,2660257342</text:p>
          </table:table-cell>
          <table:table-cell table:formula="of:=[.A137]*[.B137]" office:value-type="float" office:value="979860.445525587">
            <text:p>979860,44552558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137.96149368275">
            <text:p>7137,9614936828</text:p>
          </table:table-cell>
          <table:table-cell table:formula="of:=[.A138]*[.B138]" office:value-type="float" office:value="985038.686128219">
            <text:p>985038,68612821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123.68557069538">
            <text:p>7123,6855706954</text:p>
          </table:table-cell>
          <table:table-cell table:formula="of:=[.A139]*[.B139]" office:value-type="float" office:value="990192.294326658">
            <text:p>990192,29432665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109.43819955399">
            <text:p>7109,438199554</text:p>
          </table:table-cell>
          <table:table-cell table:formula="of:=[.A140]*[.B140]" office:value-type="float" office:value="995321.347937559">
            <text:p>995321,347937559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095.21932315488">
            <text:p>7095,2193231549</text:p>
          </table:table-cell>
          <table:table-cell table:formula="of:=[.A141]*[.B141]" office:value-type="float" office:value="1000425.92456484">
            <text:p>1000425,9245648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081.02888450857">
            <text:p>7081,0288845086</text:p>
          </table:table-cell>
          <table:table-cell table:formula="of:=[.A142]*[.B142]" office:value-type="float" office:value="1005506.10160022">
            <text:p>1005506,1016002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066.86682673955">
            <text:p>7066,8668267396</text:p>
          </table:table-cell>
          <table:table-cell table:formula="of:=[.A143]*[.B143]" office:value-type="float" office:value="1010561.95622376">
            <text:p>1010561,9562237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052.73309308608">
            <text:p>7052,7330930861</text:p>
          </table:table-cell>
          <table:table-cell table:formula="of:=[.A144]*[.B144]" office:value-type="float" office:value="1015593.56540439">
            <text:p>1015593,5654043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038.6276268999">
            <text:p>7038,6276268999</text:p>
          </table:table-cell>
          <table:table-cell table:formula="of:=[.A145]*[.B145]" office:value-type="float" office:value="1020601.00590049">
            <text:p>1020601,00590049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024.5503716461">
            <text:p>7024,5503716461</text:p>
          </table:table-cell>
          <table:table-cell table:formula="of:=[.A146]*[.B146]" office:value-type="float" office:value="1025584.35426033">
            <text:p>1025584,35426033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010.50127090281">
            <text:p>7010,5012709028</text:p>
          </table:table-cell>
          <table:table-cell table:formula="of:=[.A147]*[.B147]" office:value-type="float" office:value="1030543.68682271">
            <text:p>1030543,6868227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6996.48026836101">
            <text:p>6996,480268361</text:p>
          </table:table-cell>
          <table:table-cell table:formula="of:=[.A148]*[.B148]" office:value-type="float" office:value="1035479.07971743">
            <text:p>1035479,0797174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6982.48730782428">
            <text:p>6982,4873078243</text:p>
          </table:table-cell>
          <table:table-cell table:formula="of:=[.A149]*[.B149]" office:value-type="float" office:value="1040390.60886582">
            <text:p>1040390,6088658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6968.52233320864">
            <text:p>6968,5223332086</text:p>
          </table:table-cell>
          <table:table-cell table:formula="of:=[.A150]*[.B150]" office:value-type="float" office:value="1045278.3499813">
            <text:p>1045278,3499813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6954.58528854222">
            <text:p>6954,5852885422</text:p>
          </table:table-cell>
          <table:table-cell table:formula="of:=[.A151]*[.B151]" office:value-type="float" office:value="1050142.37856988">
            <text:p>1050142,3785698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940.67611796513">
            <text:p>6940,6761179651</text:p>
          </table:table-cell>
          <table:table-cell table:formula="of:=[.A152]*[.B152]" office:value-type="float" office:value="1054982.7699307">
            <text:p>1054982,769930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926.7947657292">
            <text:p>6926,7947657292</text:p>
          </table:table-cell>
          <table:table-cell table:formula="of:=[.A153]*[.B153]" office:value-type="float" office:value="1059799.59915657">
            <text:p>1059799,5991565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912.94117619775">
            <text:p>6912,9411761978</text:p>
          </table:table-cell>
          <table:table-cell table:formula="of:=[.A154]*[.B154]" office:value-type="float" office:value="1064592.94113445">
            <text:p>1064592,941134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899.11529384535">
            <text:p>6899,1152938454</text:p>
          </table:table-cell>
          <table:table-cell table:formula="of:=[.A155]*[.B155]" office:value-type="float" office:value="1069362.87054603">
            <text:p>1069362,8705460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85.31706325766">
            <text:p>6885,3170632577</text:p>
          </table:table-cell>
          <table:table-cell table:formula="of:=[.A156]*[.B156]" office:value-type="float" office:value="1074109.46186819">
            <text:p>1074109,4618681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871.54642913114">
            <text:p>6871,5464291312</text:p>
          </table:table-cell>
          <table:table-cell table:formula="of:=[.A157]*[.B157]" office:value-type="float" office:value="1078832.78937359">
            <text:p>1078832,7893735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7.80333627288">
            <text:p>6857,8033362729</text:p>
          </table:table-cell>
          <table:table-cell table:formula="of:=[.A158]*[.B158]" office:value-type="float" office:value="1083532.92713112">
            <text:p>1083532,9271311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844.08772960034">
            <text:p>6844,0877296003</text:p>
          </table:table-cell>
          <table:table-cell table:formula="of:=[.A159]*[.B159]" office:value-type="float" office:value="1088209.94900645">
            <text:p>1088209,9490064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830.39955414113">
            <text:p>6830,3995541411</text:p>
          </table:table-cell>
          <table:table-cell table:formula="of:=[.A160]*[.B160]" office:value-type="float" office:value="1092863.92866258">
            <text:p>1092863,9286625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816.73875503285">
            <text:p>6816,7387550329</text:p>
          </table:table-cell>
          <table:table-cell table:formula="of:=[.A161]*[.B161]" office:value-type="float" office:value="1097494.93956029">
            <text:p>1097494,93956029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803.10527752279">
            <text:p>6803,1052775228</text:p>
          </table:table-cell>
          <table:table-cell table:formula="of:=[.A162]*[.B162]" office:value-type="float" office:value="1102103.05495869">
            <text:p>1102103,0549586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789.49906696774">
            <text:p>6789,4990669678</text:p>
          </table:table-cell>
          <table:table-cell table:formula="of:=[.A163]*[.B163]" office:value-type="float" office:value="1106688.34791574">
            <text:p>1106688,3479157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775.92006883381">
            <text:p>6775,9200688338</text:p>
          </table:table-cell>
          <table:table-cell table:formula="of:=[.A164]*[.B164]" office:value-type="float" office:value="1111250.89128874">
            <text:p>1111250,8912887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6762.36822869614">
            <text:p>6762,3682286961</text:p>
          </table:table-cell>
          <table:table-cell table:formula="of:=[.A165]*[.B165]" office:value-type="float" office:value="1115790.75773486">
            <text:p>1115790,7577348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6748.84349223875">
            <text:p>6748,8434922388</text:p>
          </table:table-cell>
          <table:table-cell table:formula="of:=[.A166]*[.B166]" office:value-type="float" office:value="1120308.01971163">
            <text:p>1120308,0197116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6735.34580525427">
            <text:p>6735,3458052543</text:p>
          </table:table-cell>
          <table:table-cell table:formula="of:=[.A167]*[.B167]" office:value-type="float" office:value="1124802.74947746">
            <text:p>1124802,7494774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721.87511364376">
            <text:p>6721,8751136438</text:p>
          </table:table-cell>
          <table:table-cell table:formula="of:=[.A168]*[.B168]" office:value-type="float" office:value="1129275.01909215">
            <text:p>1129275,019092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708.43136341647">
            <text:p>6708,4313634165</text:p>
          </table:table-cell>
          <table:table-cell table:formula="of:=[.A169]*[.B169]" office:value-type="float" office:value="1133724.90041738">
            <text:p>1133724,9004173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695.01450068964">
            <text:p>6695,0145006896</text:p>
          </table:table-cell>
          <table:table-cell table:formula="of:=[.A170]*[.B170]" office:value-type="float" office:value="1138152.46511724">
            <text:p>1138152,4651172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681.62447168826">
            <text:p>6681,6244716883</text:p>
          </table:table-cell>
          <table:table-cell table:formula="of:=[.A171]*[.B171]" office:value-type="float" office:value="1142557.78465869">
            <text:p>1142557,7846586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668.26122274488">
            <text:p>6668,2612227449</text:p>
          </table:table-cell>
          <table:table-cell table:formula="of:=[.A172]*[.B172]" office:value-type="float" office:value="1146940.93031212">
            <text:p>1146940,9303121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654.92470029939">
            <text:p>6654,9247002994</text:p>
          </table:table-cell>
          <table:table-cell table:formula="of:=[.A173]*[.B173]" office:value-type="float" office:value="1151301.9731518">
            <text:p>1151301,973151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641.61485089879">
            <text:p>6641,6148508988</text:p>
          </table:table-cell>
          <table:table-cell table:formula="of:=[.A174]*[.B174]" office:value-type="float" office:value="1155640.98405639">
            <text:p>1155640,9840563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628.331621197">
            <text:p>6628,331621197</text:p>
          </table:table-cell>
          <table:table-cell table:formula="of:=[.A175]*[.B175]" office:value-type="float" office:value="1159958.03370947">
            <text:p>1159958,0337094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615.0749579546">
            <text:p>6615,0749579546</text:p>
          </table:table-cell>
          <table:table-cell table:formula="of:=[.A176]*[.B176]" office:value-type="float" office:value="1164253.19260001">
            <text:p>1164253,192600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601.84480803869">
            <text:p>6601,8448080387</text:p>
          </table:table-cell>
          <table:table-cell table:formula="of:=[.A177]*[.B177]" office:value-type="float" office:value="1168526.53102285">
            <text:p>1168526,5310228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588.64111842262">
            <text:p>6588,6411184226</text:p>
          </table:table-cell>
          <table:table-cell table:formula="of:=[.A178]*[.B178]" office:value-type="float" office:value="1172778.11907923">
            <text:p>1172778,1190792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575.46383618577">
            <text:p>6575,4638361858</text:p>
          </table:table-cell>
          <table:table-cell table:formula="of:=[.A179]*[.B179]" office:value-type="float" office:value="1177008.02667725">
            <text:p>1177008,0266772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562.3129085134">
            <text:p>6562,3129085134</text:p>
          </table:table-cell>
          <table:table-cell table:formula="of:=[.A180]*[.B180]" office:value-type="float" office:value="1181216.32353241">
            <text:p>1181216,3235324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549.18828269637">
            <text:p>6549,1882826964</text:p>
          </table:table-cell>
          <table:table-cell table:formula="of:=[.A181]*[.B181]" office:value-type="float" office:value="1185403.07916804">
            <text:p>1185403,0791680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536.08990613098">
            <text:p>6536,089906131</text:p>
          </table:table-cell>
          <table:table-cell table:formula="of:=[.A182]*[.B182]" office:value-type="float" office:value="1189568.36291584">
            <text:p>1189568,3629158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523.01772631872">
            <text:p>6523,0177263187</text:p>
          </table:table-cell>
          <table:table-cell table:formula="of:=[.A183]*[.B183]" office:value-type="float" office:value="1193712.24391633">
            <text:p>1193712,2439163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509.97169086608">
            <text:p>6509,9716908661</text:p>
          </table:table-cell>
          <table:table-cell table:formula="of:=[.A184]*[.B184]" office:value-type="float" office:value="1197834.79111936">
            <text:p>1197834,79111936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496.95174748435">
            <text:p>6496,9517474844</text:p>
          </table:table-cell>
          <table:table-cell table:formula="of:=[.A185]*[.B185]" office:value-type="float" office:value="1201936.0732846">
            <text:p>1201936,0732846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483.95784398938">
            <text:p>6483,9578439894</text:p>
          </table:table-cell>
          <table:table-cell table:formula="of:=[.A186]*[.B186]" office:value-type="float" office:value="1206016.15898202">
            <text:p>1206016,1589820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470.9899283014">
            <text:p>6470,9899283014</text:p>
          </table:table-cell>
          <table:table-cell table:formula="of:=[.A187]*[.B187]" office:value-type="float" office:value="1210075.11659236">
            <text:p>1210075,1165923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458.0479484448">
            <text:p>6458,0479484448</text:p>
          </table:table-cell>
          <table:table-cell table:formula="of:=[.A188]*[.B188]" office:value-type="float" office:value="1214113.01430762">
            <text:p>1214113,0143076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445.13185254791">
            <text:p>6445,1318525479</text:p>
          </table:table-cell>
          <table:table-cell table:formula="of:=[.A189]*[.B189]" office:value-type="float" office:value="1218129.92013155">
            <text:p>1218129,9201315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432.24158884281">
            <text:p>6432,2415888428</text:p>
          </table:table-cell>
          <table:table-cell table:formula="of:=[.A190]*[.B190]" office:value-type="float" office:value="1222125.90188013">
            <text:p>1222125,9018801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419.37710566513">
            <text:p>6419,3771056651</text:p>
          </table:table-cell>
          <table:table-cell table:formula="of:=[.A191]*[.B191]" office:value-type="float" office:value="1226101.02718204">
            <text:p>1226101,0271820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406.5383514538">
            <text:p>6406,5383514538</text:p>
          </table:table-cell>
          <table:table-cell table:formula="of:=[.A192]*[.B192]" office:value-type="float" office:value="1230055.36347913">
            <text:p>1230055,36347913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393.72527475089">
            <text:p>6393,7252747509</text:p>
          </table:table-cell>
          <table:table-cell table:formula="of:=[.A193]*[.B193]" office:value-type="float" office:value="1233988.97802692">
            <text:p>1233988,9780269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380.93782420139">
            <text:p>6380,9378242014</text:p>
          </table:table-cell>
          <table:table-cell table:formula="of:=[.A194]*[.B194]" office:value-type="float" office:value="1237901.93789507">
            <text:p>1237901,9378950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368.17594855298">
            <text:p>6368,175948553</text:p>
          </table:table-cell>
          <table:table-cell table:formula="of:=[.A195]*[.B195]" office:value-type="float" office:value="1241794.30996783">
            <text:p>1241794,3099678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355.43959665588">
            <text:p>6355,4395966559</text:p>
          </table:table-cell>
          <table:table-cell table:formula="of:=[.A196]*[.B196]" office:value-type="float" office:value="1245666.16094455">
            <text:p>1245666,1609445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342.72871746257">
            <text:p>6342,7287174626</text:p>
          </table:table-cell>
          <table:table-cell table:formula="of:=[.A197]*[.B197]" office:value-type="float" office:value="1249517.55734013">
            <text:p>1249517,5573401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330.04326002764">
            <text:p>6330,0432600276</text:p>
          </table:table-cell>
          <table:table-cell table:formula="of:=[.A198]*[.B198]" office:value-type="float" office:value="1253348.56548547">
            <text:p>1253348,56548547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317.38317350759">
            <text:p>6317,3831735076</text:p>
          </table:table-cell>
          <table:table-cell table:formula="of:=[.A199]*[.B199]" office:value-type="float" office:value="1257159.25152801">
            <text:p>1257159,2515280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304.74840716057">
            <text:p>6304,7484071606</text:p>
          </table:table-cell>
          <table:table-cell table:formula="of:=[.A200]*[.B200]" office:value-type="float" office:value="1260949.68143211">
            <text:p>1260949,6814321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292.13891034625">
            <text:p>6292,1389103463</text:p>
          </table:table-cell>
          <table:table-cell table:formula="of:=[.A201]*[.B201]" office:value-type="float" office:value="1264719.9209796">
            <text:p>1264719,920979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279.55463252556">
            <text:p>6279,5546325256</text:p>
          </table:table-cell>
          <table:table-cell table:formula="of:=[.A202]*[.B202]" office:value-type="float" office:value="1268470.03577016">
            <text:p>1268470,035770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266.99552326051">
            <text:p>6266,9955232605</text:p>
          </table:table-cell>
          <table:table-cell table:formula="of:=[.A203]*[.B203]" office:value-type="float" office:value="1272200.09122188">
            <text:p>1272200,0912218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254.46153221398">
            <text:p>6254,461532214</text:p>
          </table:table-cell>
          <table:table-cell table:formula="of:=[.A204]*[.B204]" office:value-type="float" office:value="1275910.15257165">
            <text:p>1275910,1525716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241.95260914956">
            <text:p>6241,9526091496</text:p>
          </table:table-cell>
          <table:table-cell table:formula="of:=[.A205]*[.B205]" office:value-type="float" office:value="1279600.28487566">
            <text:p>1279600,28487566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229.46870393126">
            <text:p>6229,4687039313</text:p>
          </table:table-cell>
          <table:table-cell table:formula="of:=[.A206]*[.B206]" office:value-type="float" office:value="1283270.55300984">
            <text:p>1283270,5530098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217.0097665234">
            <text:p>6217,0097665234</text:p>
          </table:table-cell>
          <table:table-cell table:formula="of:=[.A207]*[.B207]" office:value-type="float" office:value="1286921.02167034">
            <text:p>1286921,0216703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204.57574699035">
            <text:p>6204,5757469904</text:p>
          </table:table-cell>
          <table:table-cell table:formula="of:=[.A208]*[.B208]" office:value-type="float" office:value="1290551.75537399">
            <text:p>1290551,7553739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192.16659549637">
            <text:p>6192,1665954964</text:p>
          </table:table-cell>
          <table:table-cell table:formula="of:=[.A209]*[.B209]" office:value-type="float" office:value="1294162.81845874">
            <text:p>1294162,8184587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179.78226230537">
            <text:p>6179,7822623054</text:p>
          </table:table-cell>
          <table:table-cell table:formula="of:=[.A210]*[.B210]" office:value-type="float" office:value="1297754.27508413">
            <text:p>1297754,2750841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167.42269778076">
            <text:p>6167,4226977808</text:p>
          </table:table-cell>
          <table:table-cell table:formula="of:=[.A211]*[.B211]" office:value-type="float" office:value="1301326.18923174">
            <text:p>1301326,1892317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155.0878523852">
            <text:p>6155,0878523852</text:p>
          </table:table-cell>
          <table:table-cell table:formula="of:=[.A212]*[.B212]" office:value-type="float" office:value="1304878.62470566">
            <text:p>1304878,6247056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142.77767668043">
            <text:p>6142,7776766804</text:p>
          </table:table-cell>
          <table:table-cell table:formula="of:=[.A213]*[.B213]" office:value-type="float" office:value="1308411.64513293">
            <text:p>1308411,6451329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130.49212132707">
            <text:p>6130,4921213271</text:p>
          </table:table-cell>
          <table:table-cell table:formula="of:=[.A214]*[.B214]" office:value-type="float" office:value="1311925.31396399">
            <text:p>1311925,3139639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118.23113708442">
            <text:p>6118,2311370844</text:p>
          </table:table-cell>
          <table:table-cell table:formula="of:=[.A215]*[.B215]" office:value-type="float" office:value="1315419.69447315">
            <text:p>1315419,6944731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105.99467481025">
            <text:p>6105,9946748103</text:p>
          </table:table-cell>
          <table:table-cell table:formula="of:=[.A216]*[.B216]" office:value-type="float" office:value="1318894.84975901">
            <text:p>1318894,8497590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093.78268546063">
            <text:p>6093,7826854606</text:p>
          </table:table-cell>
          <table:table-cell table:formula="of:=[.A217]*[.B217]" office:value-type="float" office:value="1322350.84274496">
            <text:p>1322350,8427449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081.59512008971">
            <text:p>6081,5951200897</text:p>
          </table:table-cell>
          <table:table-cell table:formula="of:=[.A218]*[.B218]" office:value-type="float" office:value="1325787.73617956">
            <text:p>1325787,7361795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069.43192984953">
            <text:p>6069,4319298495</text:p>
          </table:table-cell>
          <table:table-cell table:formula="of:=[.A219]*[.B219]" office:value-type="float" office:value="1329205.59263705">
            <text:p>1329205,5926370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057.29306598983">
            <text:p>6057,2930659898</text:p>
          </table:table-cell>
          <table:table-cell table:formula="of:=[.A220]*[.B220]" office:value-type="float" office:value="1332604.47451776">
            <text:p>1332604,47451776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045.17847985785">
            <text:p>6045,1784798579</text:p>
          </table:table-cell>
          <table:table-cell table:formula="of:=[.A221]*[.B221]" office:value-type="float" office:value="1335984.44404858">
            <text:p>1335984,4440485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033.08812289813">
            <text:p>6033,0881228981</text:p>
          </table:table-cell>
          <table:table-cell table:formula="of:=[.A222]*[.B222]" office:value-type="float" office:value="1339345.56328339">
            <text:p>1339345,56328339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021.02194665233">
            <text:p>6021,0219466523</text:p>
          </table:table-cell>
          <table:table-cell table:formula="of:=[.A223]*[.B223]" office:value-type="float" office:value="1342687.89410347">
            <text:p>1342687,8941034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008.97990275903">
            <text:p>6008,979902759</text:p>
          </table:table-cell>
          <table:table-cell table:formula="of:=[.A224]*[.B224]" office:value-type="float" office:value="1346011.49821802">
            <text:p>1346011,4982180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5996.96194295351">
            <text:p>5996,9619429535</text:p>
          </table:table-cell>
          <table:table-cell table:formula="of:=[.A225]*[.B225]" office:value-type="float" office:value="1349316.43716454">
            <text:p>1349316,43716454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5984.96801906761">
            <text:p>5984,9680190676</text:p>
          </table:table-cell>
          <table:table-cell table:formula="of:=[.A226]*[.B226]" office:value-type="float" office:value="1352602.77230928">
            <text:p>1352602,772309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5972.99808302947">
            <text:p>5972,9980830295</text:p>
          </table:table-cell>
          <table:table-cell table:formula="of:=[.A227]*[.B227]" office:value-type="float" office:value="1355870.56484769">
            <text:p>1355870,56484769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5961.05208686341">
            <text:p>5961,0520868634</text:p>
          </table:table-cell>
          <table:table-cell table:formula="of:=[.A228]*[.B228]" office:value-type="float" office:value="1359119.87580486">
            <text:p>1359119,8758048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5949.12998268968">
            <text:p>5949,1299826897</text:p>
          </table:table-cell>
          <table:table-cell table:formula="of:=[.A229]*[.B229]" office:value-type="float" office:value="1362350.76603594">
            <text:p>1362350,7660359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5937.23172272431">
            <text:p>5937,2317227243</text:p>
          </table:table-cell>
          <table:table-cell table:formula="of:=[.A230]*[.B230]" office:value-type="float" office:value="1365563.29622659">
            <text:p>1365563,2962265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5925.35725927886">
            <text:p>5925,3572592789</text:p>
          </table:table-cell>
          <table:table-cell table:formula="of:=[.A231]*[.B231]" office:value-type="float" office:value="1368757.52689342">
            <text:p>1368757,5268934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5913.5065447603">
            <text:p>5913,5065447603</text:p>
          </table:table-cell>
          <table:table-cell table:formula="of:=[.A232]*[.B232]" office:value-type="float" office:value="1371933.51838439">
            <text:p>1371933,5183843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5901.67953167078">
            <text:p>5901,6795316708</text:p>
          </table:table-cell>
          <table:table-cell table:formula="of:=[.A233]*[.B233]" office:value-type="float" office:value="1375091.33087929">
            <text:p>1375091,33087929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5889.87617260744">
            <text:p>5889,8761726074</text:p>
          </table:table-cell>
          <table:table-cell table:formula="of:=[.A234]*[.B234]" office:value-type="float" office:value="1378231.02439014">
            <text:p>1378231,0243901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5878.09642026222">
            <text:p>5878,0964202622</text:p>
          </table:table-cell>
          <table:table-cell table:formula="of:=[.A235]*[.B235]" office:value-type="float" office:value="1381352.65876162">
            <text:p>1381352,6587616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5866.3402274217">
            <text:p>5866,3402274217</text:p>
          </table:table-cell>
          <table:table-cell table:formula="of:=[.A236]*[.B236]" office:value-type="float" office:value="1384456.29367152">
            <text:p>1384456,2936715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5854.60754696685">
            <text:p>5854,6075469669</text:p>
          </table:table-cell>
          <table:table-cell table:formula="of:=[.A237]*[.B237]" office:value-type="float" office:value="1387541.98863114">
            <text:p>1387541,9886311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5842.89833187292">
            <text:p>5842,8983318729</text:p>
          </table:table-cell>
          <table:table-cell table:formula="of:=[.A238]*[.B238]" office:value-type="float" office:value="1390609.80298576">
            <text:p>1390609,8029857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5831.21253520917">
            <text:p>5831,2125352092</text:p>
          </table:table-cell>
          <table:table-cell table:formula="of:=[.A239]*[.B239]" office:value-type="float" office:value="1393659.79591499">
            <text:p>1393659,7959149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5819.55011013876">
            <text:p>5819,5501101388</text:p>
          </table:table-cell>
          <table:table-cell table:formula="of:=[.A240]*[.B240]" office:value-type="float" office:value="1396692.0264333">
            <text:p>1396692,026433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5807.91100991848">
            <text:p>5807,9110099185</text:p>
          </table:table-cell>
          <table:table-cell table:formula="of:=[.A241]*[.B241]" office:value-type="float" office:value="1399706.55339035">
            <text:p>1399706,55339035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5796.29518789864">
            <text:p>5796,2951878987</text:p>
          </table:table-cell>
          <table:table-cell table:formula="of:=[.A242]*[.B242]" office:value-type="float" office:value="1402703.43547147">
            <text:p>1402703,4354714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5784.70259752285">
            <text:p>5784,7025975229</text:p>
          </table:table-cell>
          <table:table-cell table:formula="of:=[.A243]*[.B243]" office:value-type="float" office:value="1405682.73119805">
            <text:p>1405682,7311980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5773.1331923278">
            <text:p>5773,1331923278</text:p>
          </table:table-cell>
          <table:table-cell table:formula="of:=[.A244]*[.B244]" office:value-type="float" office:value="1408644.49892798">
            <text:p>1408644,4989279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761.58692594314">
            <text:p>5761,5869259432</text:p>
          </table:table-cell>
          <table:table-cell table:formula="of:=[.A245]*[.B245]" office:value-type="float" office:value="1411588.79685607">
            <text:p>1411588,7968560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750.06375209126">
            <text:p>5750,0637520913</text:p>
          </table:table-cell>
          <table:table-cell table:formula="of:=[.A246]*[.B246]" office:value-type="float" office:value="1414515.68301445">
            <text:p>1414515,68301445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738.56362458708">
            <text:p>5738,5636245871</text:p>
          </table:table-cell>
          <table:table-cell table:formula="of:=[.A247]*[.B247]" office:value-type="float" office:value="1417425.21527301">
            <text:p>1417425,2152730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727.0864973379">
            <text:p>5727,0864973379</text:p>
          </table:table-cell>
          <table:table-cell table:formula="of:=[.A248]*[.B248]" office:value-type="float" office:value="1420317.4513398">
            <text:p>1420317,451339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715.63232434323">
            <text:p>5715,6323243432</text:p>
          </table:table-cell>
          <table:table-cell table:formula="of:=[.A249]*[.B249]" office:value-type="float" office:value="1423192.44876146">
            <text:p>1423192,4487614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704.20105969454">
            <text:p>5704,2010596945</text:p>
          </table:table-cell>
          <table:table-cell table:formula="of:=[.A250]*[.B250]" office:value-type="float" office:value="1426050.26492363">
            <text:p>1426050,2649236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692.79265757515">
            <text:p>5692,7926575752</text:p>
          </table:table-cell>
          <table:table-cell table:formula="of:=[.A251]*[.B251]" office:value-type="float" office:value="1428890.95705136">
            <text:p>1428890,9570513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681.40707226">
            <text:p>5681,40707226</text:p>
          </table:table-cell>
          <table:table-cell table:formula="of:=[.A252]*[.B252]" office:value-type="float" office:value="1431714.58220952">
            <text:p>1431714,582209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670.04425811548">
            <text:p>5670,0442581155</text:p>
          </table:table-cell>
          <table:table-cell table:formula="of:=[.A253]*[.B253]" office:value-type="float" office:value="1434521.19730322">
            <text:p>1434521,1973032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658.70416959925">
            <text:p>5658,7041695993</text:p>
          </table:table-cell>
          <table:table-cell table:formula="of:=[.A254]*[.B254]" office:value-type="float" office:value="1437310.85907821">
            <text:p>1437310,859078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647.38676126005">
            <text:p>5647,3867612601</text:p>
          </table:table-cell>
          <table:table-cell table:formula="of:=[.A255]*[.B255]" office:value-type="float" office:value="1440083.62412131">
            <text:p>1440083,6241213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636.09198773753">
            <text:p>5636,0919877375</text:p>
          </table:table-cell>
          <table:table-cell table:formula="of:=[.A256]*[.B256]" office:value-type="float" office:value="1442839.54886081">
            <text:p>1442839,5488608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624.81980376206">
            <text:p>5624,8198037621</text:p>
          </table:table-cell>
          <table:table-cell table:formula="of:=[.A257]*[.B257]" office:value-type="float" office:value="1445578.68956685">
            <text:p>1445578,6895668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613.57016415453">
            <text:p>5613,5701641545</text:p>
          </table:table-cell>
          <table:table-cell table:formula="of:=[.A258]*[.B258]" office:value-type="float" office:value="1448301.10235187">
            <text:p>1448301,1023518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602.34302382622">
            <text:p>5602,3430238262</text:p>
          </table:table-cell>
          <table:table-cell table:formula="of:=[.A259]*[.B259]" office:value-type="float" office:value="1451006.84317099">
            <text:p>1451006,8431709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591.13833777857">
            <text:p>5591,1383377786</text:p>
          </table:table-cell>
          <table:table-cell table:formula="of:=[.A260]*[.B260]" office:value-type="float" office:value="1453695.96782243">
            <text:p>1453695,9678224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579.95606110301">
            <text:p>5579,956061103</text:p>
          </table:table-cell>
          <table:table-cell table:formula="of:=[.A261]*[.B261]" office:value-type="float" office:value="1456368.53194789">
            <text:p>1456368,5319478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568.79614898081">
            <text:p>5568,7961489808</text:p>
          </table:table-cell>
          <table:table-cell table:formula="of:=[.A262]*[.B262]" office:value-type="float" office:value="1459024.59103297">
            <text:p>1459024,5910329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557.65855668285">
            <text:p>5557,6585566829</text:p>
          </table:table-cell>
          <table:table-cell table:formula="of:=[.A263]*[.B263]" office:value-type="float" office:value="1461664.20040759">
            <text:p>1461664,2004075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546.54323956948">
            <text:p>5546,5432395695</text:p>
          </table:table-cell>
          <table:table-cell table:formula="of:=[.A264]*[.B264]" office:value-type="float" office:value="1464287.41524634">
            <text:p>1464287,4152463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535.45015309034">
            <text:p>5535,4501530904</text:p>
          </table:table-cell>
          <table:table-cell table:formula="of:=[.A265]*[.B265]" office:value-type="float" office:value="1466894.29056894">
            <text:p>1466894,2905689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524.37925278416">
            <text:p>5524,3792527842</text:p>
          </table:table-cell>
          <table:table-cell table:formula="of:=[.A266]*[.B266]" office:value-type="float" office:value="1469484.88124059">
            <text:p>1469484,8812405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513.33049427859">
            <text:p>5513,3304942786</text:p>
          </table:table-cell>
          <table:table-cell table:formula="of:=[.A267]*[.B267]" office:value-type="float" office:value="1472059.24197238">
            <text:p>1472059,2419723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502.30383329004">
            <text:p>5502,30383329</text:p>
          </table:table-cell>
          <table:table-cell table:formula="of:=[.A268]*[.B268]" office:value-type="float" office:value="1474617.42732173">
            <text:p>1474617,4273217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491.29922562346">
            <text:p>5491,2992256235</text:p>
          </table:table-cell>
          <table:table-cell table:formula="of:=[.A269]*[.B269]" office:value-type="float" office:value="1477159.49169271">
            <text:p>1477159,49169271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480.31662717221">
            <text:p>5480,3166271722</text:p>
          </table:table-cell>
          <table:table-cell table:formula="of:=[.A270]*[.B270]" office:value-type="float" office:value="1479685.4893365">
            <text:p>1479685,4893365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469.35599391786">
            <text:p>5469,3559939179</text:p>
          </table:table-cell>
          <table:table-cell table:formula="of:=[.A271]*[.B271]" office:value-type="float" office:value="1482195.47435174">
            <text:p>1482195,4743517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458.41728193003">
            <text:p>5458,41728193</text:p>
          </table:table-cell>
          <table:table-cell table:formula="of:=[.A272]*[.B272]" office:value-type="float" office:value="1484689.50068497">
            <text:p>1484689,500684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447.50044736617">
            <text:p>5447,5004473662</text:p>
          </table:table-cell>
          <table:table-cell table:formula="of:=[.A273]*[.B273]" office:value-type="float" office:value="1487167.62213096">
            <text:p>1487167,6221309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436.60544647144">
            <text:p>5436,6054464714</text:p>
          </table:table-cell>
          <table:table-cell table:formula="of:=[.A274]*[.B274]" office:value-type="float" office:value="1489629.89233317">
            <text:p>1489629,8923331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425.73223557849">
            <text:p>5425,7322355785</text:p>
          </table:table-cell>
          <table:table-cell table:formula="of:=[.A275]*[.B275]" office:value-type="float" office:value="1492076.36478409">
            <text:p>1492076,36478409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414.88077110734">
            <text:p>5414,8807711073</text:p>
          </table:table-cell>
          <table:table-cell table:formula="of:=[.A276]*[.B276]" office:value-type="float" office:value="1494507.09282562">
            <text:p>1494507,0928256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404.05100956512">
            <text:p>5404,0510095651</text:p>
          </table:table-cell>
          <table:table-cell table:formula="of:=[.A277]*[.B277]" office:value-type="float" office:value="1496922.12964954">
            <text:p>1496922,1296495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393.24290754599">
            <text:p>5393,242907546</text:p>
          </table:table-cell>
          <table:table-cell table:formula="of:=[.A278]*[.B278]" office:value-type="float" office:value="1499321.52829779">
            <text:p>1499321,52829779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382.4564217309">
            <text:p>5382,4564217309</text:p>
          </table:table-cell>
          <table:table-cell table:formula="of:=[.A279]*[.B279]" office:value-type="float" office:value="1501705.34166292">
            <text:p>1501705,3416629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371.69150888744">
            <text:p>5371,6915088874</text:p>
          </table:table-cell>
          <table:table-cell table:formula="of:=[.A280]*[.B280]" office:value-type="float" office:value="1504073.62248848">
            <text:p>1504073,6224884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360.94812586966">
            <text:p>5360,9481258697</text:p>
          </table:table-cell>
          <table:table-cell table:formula="of:=[.A281]*[.B281]" office:value-type="float" office:value="1506426.42336938">
            <text:p>1506426,4233693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350.22622961792">
            <text:p>5350,2262296179</text:p>
          </table:table-cell>
          <table:table-cell table:formula="of:=[.A282]*[.B282]" office:value-type="float" office:value="1508763.79675225">
            <text:p>1508763,79675225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339.52577715869">
            <text:p>5339,5257771587</text:p>
          </table:table-cell>
          <table:table-cell table:formula="of:=[.A283]*[.B283]" office:value-type="float" office:value="1511085.79493591">
            <text:p>1511085,7949359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328.84672560437">
            <text:p>5328,8467256044</text:p>
          </table:table-cell>
          <table:table-cell table:formula="of:=[.A284]*[.B284]" office:value-type="float" office:value="1513392.47007164">
            <text:p>1513392,47007164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318.18903215316">
            <text:p>5318,1890321532</text:p>
          </table:table-cell>
          <table:table-cell table:formula="of:=[.A285]*[.B285]" office:value-type="float" office:value="1515683.87416365">
            <text:p>1515683,8741636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307.55265408886">
            <text:p>5307,5526540889</text:p>
          </table:table-cell>
          <table:table-cell table:formula="of:=[.A286]*[.B286]" office:value-type="float" office:value="1517960.05906941">
            <text:p>1517960,05906941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296.93754878068">
            <text:p>5296,9375487807</text:p>
          </table:table-cell>
          <table:table-cell table:formula="of:=[.A287]*[.B287]" office:value-type="float" office:value="1520221.07650005">
            <text:p>1520221,0765000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286.34367368312">
            <text:p>5286,3436736831</text:p>
          </table:table-cell>
          <table:table-cell table:formula="of:=[.A288]*[.B288]" office:value-type="float" office:value="1522466.97802074">
            <text:p>1522466,9780207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275.77098633575">
            <text:p>5275,7709863358</text:p>
          </table:table-cell>
          <table:table-cell table:formula="of:=[.A289]*[.B289]" office:value-type="float" office:value="1524697.81505103">
            <text:p>1524697,8150510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265.21944436308">
            <text:p>5265,2194443631</text:p>
          </table:table-cell>
          <table:table-cell table:formula="of:=[.A290]*[.B290]" office:value-type="float" office:value="1526913.63886529">
            <text:p>1526913,6388652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254.68900547435">
            <text:p>5254,6890054744</text:p>
          </table:table-cell>
          <table:table-cell table:formula="of:=[.A291]*[.B291]" office:value-type="float" office:value="1529114.50059304">
            <text:p>1529114,50059304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244.17962746341">
            <text:p>5244,1796274634</text:p>
          </table:table-cell>
          <table:table-cell table:formula="of:=[.A292]*[.B292]" office:value-type="float" office:value="1531300.45121931">
            <text:p>1531300,4512193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233.69126820848">
            <text:p>5233,6912682085</text:p>
          </table:table-cell>
          <table:table-cell table:formula="of:=[.A293]*[.B293]" office:value-type="float" office:value="1533471.54158508">
            <text:p>1533471,54158508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223.22388567206">
            <text:p>5223,2238856721</text:p>
          </table:table-cell>
          <table:table-cell table:formula="of:=[.A294]*[.B294]" office:value-type="float" office:value="1535627.82238759">
            <text:p>1535627,8223875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212.77743790072">
            <text:p>5212,7774379007</text:p>
          </table:table-cell>
          <table:table-cell table:formula="of:=[.A295]*[.B295]" office:value-type="float" office:value="1537769.34418071">
            <text:p>1537769,3441807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202.35188302492">
            <text:p>5202,3518830249</text:p>
          </table:table-cell>
          <table:table-cell table:formula="of:=[.A296]*[.B296]" office:value-type="float" office:value="1539896.15737537">
            <text:p>1539896,15737537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191.94717925886">
            <text:p>5191,9471792589</text:p>
          </table:table-cell>
          <table:table-cell table:formula="of:=[.A297]*[.B297]" office:value-type="float" office:value="1542008.31223988">
            <text:p>1542008,3122398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181.56328490035">
            <text:p>5181,5632849004</text:p>
          </table:table-cell>
          <table:table-cell table:formula="of:=[.A298]*[.B298]" office:value-type="float" office:value="1544105.8589003">
            <text:p>1544105,858900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171.20015833055">
            <text:p>5171,2001583306</text:p>
          </table:table-cell>
          <table:table-cell table:formula="of:=[.A299]*[.B299]" office:value-type="float" office:value="1546188.84734083">
            <text:p>1546188,8473408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160.85775801389">
            <text:p>5160,8577580139</text:p>
          </table:table-cell>
          <table:table-cell table:formula="of:=[.A300]*[.B300]" office:value-type="float" office:value="1548257.32740417">
            <text:p>1548257,32740417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150.53604249786">
            <text:p>5150,5360424979</text:p>
          </table:table-cell>
          <table:table-cell table:formula="of:=[.A301]*[.B301]" office:value-type="float" office:value="1550311.34879186">
            <text:p>1550311,3487918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140.23497041286">
            <text:p>5140,2349704129</text:p>
          </table:table-cell>
          <table:table-cell table:formula="of:=[.A302]*[.B302]" office:value-type="float" office:value="1552350.96106468">
            <text:p>1552350,9610646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129.95450047204">
            <text:p>5129,954500472</text:p>
          </table:table-cell>
          <table:table-cell table:formula="of:=[.A303]*[.B303]" office:value-type="float" office:value="1554376.21364303">
            <text:p>1554376,213643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119.69459147109">
            <text:p>5119,6945914711</text:p>
          </table:table-cell>
          <table:table-cell table:formula="of:=[.A304]*[.B304]" office:value-type="float" office:value="1556387.15580721">
            <text:p>1556387,1558072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109.45520228815">
            <text:p>5109,4552022882</text:p>
          </table:table-cell>
          <table:table-cell table:formula="of:=[.A305]*[.B305]" office:value-type="float" office:value="1558383.83669789">
            <text:p>1558383,8366978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099.23629188357">
            <text:p>5099,2362918836</text:p>
          </table:table-cell>
          <table:table-cell table:formula="of:=[.A306]*[.B306]" office:value-type="float" office:value="1560366.30531637">
            <text:p>1560366,3053163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089.0378192998">
            <text:p>5089,0378192998</text:p>
          </table:table-cell>
          <table:table-cell table:formula="of:=[.A307]*[.B307]" office:value-type="float" office:value="1562334.61052504">
            <text:p>1562334,610525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078.8597436612">
            <text:p>5078,8597436612</text:p>
          </table:table-cell>
          <table:table-cell table:formula="of:=[.A308]*[.B308]" office:value-type="float" office:value="1564288.80104765">
            <text:p>1564288,80104765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068.70202417388">
            <text:p>5068,7020241739</text:p>
          </table:table-cell>
          <table:table-cell table:formula="of:=[.A309]*[.B309]" office:value-type="float" office:value="1566228.92546973">
            <text:p>1566228,9254697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058.56462012553">
            <text:p>5058,5646201255</text:p>
          </table:table-cell>
          <table:table-cell table:formula="of:=[.A310]*[.B310]" office:value-type="float" office:value="1568155.03223892">
            <text:p>1568155,0322389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048.44749088528">
            <text:p>5048,4474908853</text:p>
          </table:table-cell>
          <table:table-cell table:formula="of:=[.A311]*[.B311]" office:value-type="float" office:value="1570067.16966532">
            <text:p>1570067,169665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038.35059590351">
            <text:p>5038,3505959035</text:p>
          </table:table-cell>
          <table:table-cell table:formula="of:=[.A312]*[.B312]" office:value-type="float" office:value="1571965.3859219">
            <text:p>1571965,3859219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028.27389471171">
            <text:p>5028,2738947117</text:p>
          </table:table-cell>
          <table:table-cell table:formula="of:=[.A313]*[.B313]" office:value-type="float" office:value="1573849.72904476">
            <text:p>1573849,72904476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018.21734692228">
            <text:p>5018,2173469223</text:p>
          </table:table-cell>
          <table:table-cell table:formula="of:=[.A314]*[.B314]" office:value-type="float" office:value="1575720.2469336">
            <text:p>1575720,246933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008.18091222844">
            <text:p>5008,1809122284</text:p>
          </table:table-cell>
          <table:table-cell table:formula="of:=[.A315]*[.B315]" office:value-type="float" office:value="1577576.98735196">
            <text:p>1577576,9873519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4998.16455040398">
            <text:p>4998,164550404</text:p>
          </table:table-cell>
          <table:table-cell table:formula="of:=[.A316]*[.B316]" office:value-type="float" office:value="1579419.99792766">
            <text:p>1579419,9979276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4988.16822130317">
            <text:p>4988,1682213032</text:p>
          </table:table-cell>
          <table:table-cell table:formula="of:=[.A317]*[.B317]" office:value-type="float" office:value="1581249.32615311">
            <text:p>1581249,3261531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4978.19188486057">
            <text:p>4978,1918848606</text:p>
          </table:table-cell>
          <table:table-cell table:formula="of:=[.A318]*[.B318]" office:value-type="float" office:value="1583065.01938566">
            <text:p>1583065,0193856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4968.23550109084">
            <text:p>4968,2355010909</text:p>
          </table:table-cell>
          <table:table-cell table:formula="of:=[.A319]*[.B319]" office:value-type="float" office:value="1584867.12484798">
            <text:p>1584867,1248479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4958.29903008866">
            <text:p>4958,2990300887</text:p>
          </table:table-cell>
          <table:table-cell table:formula="of:=[.A320]*[.B320]" office:value-type="float" office:value="1586655.68962837">
            <text:p>1586655,6896283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4948.38243202848">
            <text:p>4948,3824320285</text:p>
          </table:table-cell>
          <table:table-cell table:formula="of:=[.A321]*[.B321]" office:value-type="float" office:value="1588430.76068114">
            <text:p>1588430,7606811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4938.48566716443">
            <text:p>4938,4856671644</text:p>
          </table:table-cell>
          <table:table-cell table:formula="of:=[.A322]*[.B322]" office:value-type="float" office:value="1590192.38482695">
            <text:p>1590192,3848269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4928.6086958301">
            <text:p>4928,6086958301</text:p>
          </table:table-cell>
          <table:table-cell table:formula="of:=[.A323]*[.B323]" office:value-type="float" office:value="1591940.60875312">
            <text:p>1591940,60875312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4918.75147843844">
            <text:p>4918,7514784384</text:p>
          </table:table-cell>
          <table:table-cell table:formula="of:=[.A324]*[.B324]" office:value-type="float" office:value="1593675.47901405">
            <text:p>1593675,4790140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4908.91397548156">
            <text:p>4908,9139754816</text:p>
          </table:table-cell>
          <table:table-cell table:formula="of:=[.A325]*[.B325]" office:value-type="float" office:value="1595397.04203151">
            <text:p>1595397,04203151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4899.0961475306">
            <text:p>4899,0961475306</text:p>
          </table:table-cell>
          <table:table-cell table:formula="of:=[.A326]*[.B326]" office:value-type="float" office:value="1597105.34409498">
            <text:p>1597105,3440949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4889.29795523554">
            <text:p>4889,2979552355</text:p>
          </table:table-cell>
          <table:table-cell table:formula="of:=[.A327]*[.B327]" office:value-type="float" office:value="1598800.43136202">
            <text:p>1598800,43136202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4879.51935932507">
            <text:p>4879,5193593251</text:p>
          </table:table-cell>
          <table:table-cell table:formula="of:=[.A328]*[.B328]" office:value-type="float" office:value="1600482.34985862">
            <text:p>1600482,34985862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4869.76032060642">
            <text:p>4869,7603206064</text:p>
          </table:table-cell>
          <table:table-cell table:formula="of:=[.A329]*[.B329]" office:value-type="float" office:value="1602151.14547951">
            <text:p>1602151,14547951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4860.0207999652">
            <text:p>4860,0207999652</text:p>
          </table:table-cell>
          <table:table-cell table:formula="of:=[.A330]*[.B330]" office:value-type="float" office:value="1603806.86398852">
            <text:p>1603806,86398852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4850.30075836527">
            <text:p>4850,3007583653</text:p>
          </table:table-cell>
          <table:table-cell table:formula="of:=[.A331]*[.B331]" office:value-type="float" office:value="1605449.55101891">
            <text:p>1605449,55101891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4840.60015684854">
            <text:p>4840,6001568486</text:p>
          </table:table-cell>
          <table:table-cell table:formula="of:=[.A332]*[.B332]" office:value-type="float" office:value="1607079.25207372">
            <text:p>1607079,2520737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4830.91895653484">
            <text:p>4830,9189565349</text:p>
          </table:table-cell>
          <table:table-cell table:formula="of:=[.A333]*[.B333]" office:value-type="float" office:value="1608696.0125261">
            <text:p>1608696,012526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4821.25711862178">
            <text:p>4821,2571186218</text:p>
          </table:table-cell>
          <table:table-cell table:formula="of:=[.A334]*[.B334]" office:value-type="float" office:value="1610299.87761967">
            <text:p>1610299,8776196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4811.61460438453">
            <text:p>4811,6146043845</text:p>
          </table:table-cell>
          <table:table-cell table:formula="of:=[.A335]*[.B335]" office:value-type="float" office:value="1611890.89246882">
            <text:p>1611890,8924688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801.99137517576">
            <text:p>4801,9913751758</text:p>
          </table:table-cell>
          <table:table-cell table:formula="of:=[.A336]*[.B336]" office:value-type="float" office:value="1613469.10205906">
            <text:p>1613469,1020590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792.38739242541">
            <text:p>4792,3873924254</text:p>
          </table:table-cell>
          <table:table-cell table:formula="of:=[.A337]*[.B337]" office:value-type="float" office:value="1615034.55124736">
            <text:p>1615034,551247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782.80261764056">
            <text:p>4782,8026176406</text:p>
          </table:table-cell>
          <table:table-cell table:formula="of:=[.A338]*[.B338]" office:value-type="float" office:value="1616587.28476251">
            <text:p>1616587,2847625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773.23701240528">
            <text:p>4773,2370124053</text:p>
          </table:table-cell>
          <table:table-cell table:formula="of:=[.A339]*[.B339]" office:value-type="float" office:value="1618127.34720539">
            <text:p>1618127,347205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763.69053838047">
            <text:p>4763,6905383805</text:p>
          </table:table-cell>
          <table:table-cell table:formula="of:=[.A340]*[.B340]" office:value-type="float" office:value="1619654.78304936">
            <text:p>1619654,7830493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754.16315730371">
            <text:p>4754,1631573037</text:p>
          </table:table-cell>
          <table:table-cell table:formula="of:=[.A341]*[.B341]" office:value-type="float" office:value="1621169.63664056">
            <text:p>1621169,6366405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744.6548309891">
            <text:p>4744,6548309891</text:p>
          </table:table-cell>
          <table:table-cell table:formula="of:=[.A342]*[.B342]" office:value-type="float" office:value="1622671.95219827">
            <text:p>1622671,9521982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735.16552132712">
            <text:p>4735,1655213271</text:p>
          </table:table-cell>
          <table:table-cell table:formula="of:=[.A343]*[.B343]" office:value-type="float" office:value="1624161.7738152">
            <text:p>1624161,773815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725.69519028447">
            <text:p>4725,6951902845</text:p>
          </table:table-cell>
          <table:table-cell table:formula="of:=[.A344]*[.B344]" office:value-type="float" office:value="1625639.14545786">
            <text:p>1625639,14545786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716.2437999039">
            <text:p>4716,2437999039</text:p>
          </table:table-cell>
          <table:table-cell table:formula="of:=[.A345]*[.B345]" office:value-type="float" office:value="1627104.11096684">
            <text:p>1627104,1109668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706.81131230409">
            <text:p>4706,8113123041</text:p>
          </table:table-cell>
          <table:table-cell table:formula="of:=[.A346]*[.B346]" office:value-type="float" office:value="1628556.71405722">
            <text:p>1628556,7140572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697.39768967948">
            <text:p>4697,3976896795</text:p>
          </table:table-cell>
          <table:table-cell table:formula="of:=[.A347]*[.B347]" office:value-type="float" office:value="1629996.99831878">
            <text:p>1629996,9983187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688.00289430012">
            <text:p>4688,0028943001</text:p>
          </table:table-cell>
          <table:table-cell table:formula="of:=[.A348]*[.B348]" office:value-type="float" office:value="1631425.00721644">
            <text:p>1631425,007216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678.62688851152">
            <text:p>4678,6268885115</text:p>
          </table:table-cell>
          <table:table-cell table:formula="of:=[.A349]*[.B349]" office:value-type="float" office:value="1632840.78409052">
            <text:p>1632840,7840905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669.2696347345">
            <text:p>4669,2696347345</text:p>
          </table:table-cell>
          <table:table-cell table:formula="of:=[.A350]*[.B350]" office:value-type="float" office:value="1634244.37215707">
            <text:p>1634244,37215707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659.93109546503">
            <text:p>4659,931095465</text:p>
          </table:table-cell>
          <table:table-cell table:formula="of:=[.A351]*[.B351]" office:value-type="float" office:value="1635635.81450823">
            <text:p>1635635,81450823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650.6112332741">
            <text:p>4650,6112332741</text:p>
          </table:table-cell>
          <table:table-cell table:formula="of:=[.A352]*[.B352]" office:value-type="float" office:value="1637015.15411248">
            <text:p>1637015,1541124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641.31001080755">
            <text:p>4641,3100108076</text:p>
          </table:table-cell>
          <table:table-cell table:formula="of:=[.A353]*[.B353]" office:value-type="float" office:value="1638382.43381507">
            <text:p>1638382,4338150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632.02739078594">
            <text:p>4632,0273907859</text:p>
          </table:table-cell>
          <table:table-cell table:formula="of:=[.A354]*[.B354]" office:value-type="float" office:value="1639737.69633822">
            <text:p>1639737,6963382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622.76333600437">
            <text:p>4622,7633360044</text:p>
          </table:table-cell>
          <table:table-cell table:formula="of:=[.A355]*[.B355]" office:value-type="float" office:value="1641080.98428155">
            <text:p>1641080,984281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613.51780933236">
            <text:p>4613,5178093324</text:p>
          </table:table-cell>
          <table:table-cell table:formula="of:=[.A356]*[.B356]" office:value-type="float" office:value="1642412.34012232">
            <text:p>1642412,3401223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604.29077371369">
            <text:p>4604,2907737137</text:p>
          </table:table-cell>
          <table:table-cell table:formula="of:=[.A357]*[.B357]" office:value-type="float" office:value="1643731.80621579">
            <text:p>1643731,8062157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595.08219216626">
            <text:p>4595,0821921663</text:p>
          </table:table-cell>
          <table:table-cell table:formula="of:=[.A358]*[.B358]" office:value-type="float" office:value="1645039.42479552">
            <text:p>1645039,424795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585.89202778193">
            <text:p>4585,8920277819</text:p>
          </table:table-cell>
          <table:table-cell table:formula="of:=[.A359]*[.B359]" office:value-type="float" office:value="1646335.23797371">
            <text:p>1646335,23797371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576.72024372637">
            <text:p>4576,7202437264</text:p>
          </table:table-cell>
          <table:table-cell table:formula="of:=[.A360]*[.B360]" office:value-type="float" office:value="1647619.28774149">
            <text:p>1647619,2877414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567.56680323892">
            <text:p>4567,5668032389</text:p>
          </table:table-cell>
          <table:table-cell table:formula="of:=[.A361]*[.B361]" office:value-type="float" office:value="1648891.61596925">
            <text:p>1648891,61596925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558.43166963244">
            <text:p>4558,4316696324</text:p>
          </table:table-cell>
          <table:table-cell table:formula="of:=[.A362]*[.B362]" office:value-type="float" office:value="1650152.26440694">
            <text:p>1650152,2644069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549.31480629317">
            <text:p>4549,3148062932</text:p>
          </table:table-cell>
          <table:table-cell table:formula="of:=[.A363]*[.B363]" office:value-type="float" office:value="1651401.27468442">
            <text:p>1651401,2746844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540.21617668059">
            <text:p>4540,2161766806</text:p>
          </table:table-cell>
          <table:table-cell table:formula="of:=[.A364]*[.B364]" office:value-type="float" office:value="1652638.68831173">
            <text:p>1652638,68831173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531.13574432722">
            <text:p>4531,1357443272</text:p>
          </table:table-cell>
          <table:table-cell table:formula="of:=[.A365]*[.B365]" office:value-type="float" office:value="1653864.54667944">
            <text:p>1653864,5466794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522.07347283857">
            <text:p>4522,0734728386</text:p>
          </table:table-cell>
          <table:table-cell table:formula="of:=[.A366]*[.B366]" office:value-type="float" office:value="1655078.89105892">
            <text:p>1655078,8910589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513.02932589289">
            <text:p>4513,0293258929</text:p>
          </table:table-cell>
          <table:table-cell table:formula="of:=[.A367]*[.B367]" office:value-type="float" office:value="1656281.76260269">
            <text:p>1656281,7626026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504.00326724111">
            <text:p>4504,0032672411</text:p>
          </table:table-cell>
          <table:table-cell table:formula="of:=[.A368]*[.B368]" office:value-type="float" office:value="1657473.20234473">
            <text:p>1657473,2023447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494.99526070663">
            <text:p>4494,9952607066</text:p>
          </table:table-cell>
          <table:table-cell table:formula="of:=[.A369]*[.B369]" office:value-type="float" office:value="1658653.25120074">
            <text:p>1658653,25120074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486.00527018521">
            <text:p>4486,0052701852</text:p>
          </table:table-cell>
          <table:table-cell table:formula="of:=[.A370]*[.B370]" office:value-type="float" office:value="1659821.94996853">
            <text:p>1659821,94996853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477.03325964484">
            <text:p>4477,0332596448</text:p>
          </table:table-cell>
          <table:table-cell table:formula="of:=[.A371]*[.B371]" office:value-type="float" office:value="1660979.33932824">
            <text:p>1660979,3393282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468.07919312555">
            <text:p>4468,0791931256</text:p>
          </table:table-cell>
          <table:table-cell table:formula="of:=[.A372]*[.B372]" office:value-type="float" office:value="1662125.45984271">
            <text:p>1662125,4598427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459.1430347393">
            <text:p>4459,1430347393</text:p>
          </table:table-cell>
          <table:table-cell table:formula="of:=[.A373]*[.B373]" office:value-type="float" office:value="1663260.35195776">
            <text:p>1663260,3519577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450.22474866982">
            <text:p>4450,2247486698</text:p>
          </table:table-cell>
          <table:table-cell table:formula="of:=[.A374]*[.B374]" office:value-type="float" office:value="1664384.05600251">
            <text:p>1664384,0560025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441.32429917248">
            <text:p>4441,3242991725</text:p>
          </table:table-cell>
          <table:table-cell table:formula="of:=[.A375]*[.B375]" office:value-type="float" office:value="1665496.61218968">
            <text:p>1665496,6121896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432.44165057414">
            <text:p>4432,4416505741</text:p>
          </table:table-cell>
          <table:table-cell table:formula="of:=[.A376]*[.B376]" office:value-type="float" office:value="1666598.06061588">
            <text:p>1666598,0606158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423.57676727299">
            <text:p>4423,576767273</text:p>
          </table:table-cell>
          <table:table-cell table:formula="of:=[.A377]*[.B377]" office:value-type="float" office:value="1667688.44126192">
            <text:p>1667688,44126192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414.72961373844">
            <text:p>4414,7296137385</text:p>
          </table:table-cell>
          <table:table-cell table:formula="of:=[.A378]*[.B378]" office:value-type="float" office:value="1668767.79399313">
            <text:p>1668767,7939931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405.90015451097">
            <text:p>4405,900154511</text:p>
          </table:table-cell>
          <table:table-cell table:formula="of:=[.A379]*[.B379]" office:value-type="float" office:value="1669836.15855966">
            <text:p>1669836,1585596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397.08835420194">
            <text:p>4397,088354202</text:p>
          </table:table-cell>
          <table:table-cell table:formula="of:=[.A380]*[.B380]" office:value-type="float" office:value="1670893.57459674">
            <text:p>1670893,5745967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388.29417749354">
            <text:p>4388,2941774935</text:p>
          </table:table-cell>
          <table:table-cell table:formula="of:=[.A381]*[.B381]" office:value-type="float" office:value="1671940.08162504">
            <text:p>1671940,081625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379.51758913855">
            <text:p>4379,5175891386</text:p>
          </table:table-cell>
          <table:table-cell table:formula="of:=[.A382]*[.B382]" office:value-type="float" office:value="1672975.71905093">
            <text:p>1672975,71905093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370.75855396028">
            <text:p>4370,7585539603</text:p>
          </table:table-cell>
          <table:table-cell table:formula="of:=[.A383]*[.B383]" office:value-type="float" office:value="1674000.52616679">
            <text:p>1674000,5261667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362.01703685236">
            <text:p>4362,0170368524</text:p>
          </table:table-cell>
          <table:table-cell table:formula="of:=[.A384]*[.B384]" office:value-type="float" office:value="1675014.5421513">
            <text:p>1675014,542151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353.29300277865">
            <text:p>4353,2930027787</text:p>
          </table:table-cell>
          <table:table-cell table:formula="of:=[.A385]*[.B385]" office:value-type="float" office:value="1676017.80606978">
            <text:p>1676017,8060697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344.58641677309">
            <text:p>4344,5864167731</text:p>
          </table:table-cell>
          <table:table-cell table:formula="of:=[.A386]*[.B386]" office:value-type="float" office:value="1677010.35687441">
            <text:p>1677010,3568744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335.89724393955">
            <text:p>4335,8972439396</text:p>
          </table:table-cell>
          <table:table-cell table:formula="of:=[.A387]*[.B387]" office:value-type="float" office:value="1677992.23340461">
            <text:p>1677992,2334046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327.22544945167">
            <text:p>4327,2254494517</text:p>
          </table:table-cell>
          <table:table-cell table:formula="of:=[.A388]*[.B388]" office:value-type="float" office:value="1678963.47438725">
            <text:p>1678963,4743872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318.57099855277">
            <text:p>4318,5709985528</text:p>
          </table:table-cell>
          <table:table-cell table:formula="of:=[.A389]*[.B389]" office:value-type="float" office:value="1679924.11843703">
            <text:p>1679924,1184370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309.93385655566">
            <text:p>4309,9338565557</text:p>
          </table:table-cell>
          <table:table-cell table:formula="of:=[.A390]*[.B390]" office:value-type="float" office:value="1680874.20405671">
            <text:p>1680874,2040567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301.31398884255">
            <text:p>4301,3139888426</text:p>
          </table:table-cell>
          <table:table-cell table:formula="of:=[.A391]*[.B391]" office:value-type="float" office:value="1681813.76963744">
            <text:p>1681813,7696374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292.71136086486">
            <text:p>4292,7113608649</text:p>
          </table:table-cell>
          <table:table-cell table:formula="of:=[.A392]*[.B392]" office:value-type="float" office:value="1682742.85345903">
            <text:p>1682742,8534590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284.12593814313">
            <text:p>4284,1259381431</text:p>
          </table:table-cell>
          <table:table-cell table:formula="of:=[.A393]*[.B393]" office:value-type="float" office:value="1683661.49369025">
            <text:p>1683661,4936902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275.55768626685">
            <text:p>4275,5576862669</text:p>
          </table:table-cell>
          <table:table-cell table:formula="of:=[.A394]*[.B394]" office:value-type="float" office:value="1684569.72838914">
            <text:p>1684569,7283891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267.00657089431">
            <text:p>4267,0065708943</text:p>
          </table:table-cell>
          <table:table-cell table:formula="of:=[.A395]*[.B395]" office:value-type="float" office:value="1685467.59550325">
            <text:p>1685467,5955032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258.47255775253">
            <text:p>4258,4725577525</text:p>
          </table:table-cell>
          <table:table-cell table:formula="of:=[.A396]*[.B396]" office:value-type="float" office:value="1686355.13287">
            <text:p>1686355,13287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249.95561263702">
            <text:p>4249,955612637</text:p>
          </table:table-cell>
          <table:table-cell table:formula="of:=[.A397]*[.B397]" office:value-type="float" office:value="1687232.3782169">
            <text:p>1687232,378216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241.45570141175">
            <text:p>4241,4557014118</text:p>
          </table:table-cell>
          <table:table-cell table:formula="of:=[.A398]*[.B398]" office:value-type="float" office:value="1688099.36916187">
            <text:p>1688099,36916187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232.97279000892">
            <text:p>4232,9727900089</text:p>
          </table:table-cell>
          <table:table-cell table:formula="of:=[.A399]*[.B399]" office:value-type="float" office:value="1688956.14321356">
            <text:p>1688956,1432135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224.5068444289">
            <text:p>4224,5068444289</text:p>
          </table:table-cell>
          <table:table-cell table:formula="of:=[.A400]*[.B400]" office:value-type="float" office:value="1689802.73777156">
            <text:p>1689802,7377715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216.05783074005">
            <text:p>4216,0578307401</text:p>
          </table:table-cell>
          <table:table-cell table:formula="of:=[.A401]*[.B401]" office:value-type="float" office:value="1690639.19012676">
            <text:p>1690639,19012676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207.62571507857">
            <text:p>4207,6257150786</text:p>
          </table:table-cell>
          <table:table-cell table:formula="of:=[.A402]*[.B402]" office:value-type="float" office:value="1691465.53746158">
            <text:p>1691465,5374615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199.21046364841">
            <text:p>4199,2104636484</text:p>
          </table:table-cell>
          <table:table-cell table:formula="of:=[.A403]*[.B403]" office:value-type="float" office:value="1692281.81685031">
            <text:p>1692281,8168503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190.81204272111">
            <text:p>4190,8120427211</text:p>
          </table:table-cell>
          <table:table-cell table:formula="of:=[.A404]*[.B404]" office:value-type="float" office:value="1693088.06525933">
            <text:p>1693088,0652593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182.43041863567">
            <text:p>4182,4304186357</text:p>
          </table:table-cell>
          <table:table-cell table:formula="of:=[.A405]*[.B405]" office:value-type="float" office:value="1693884.31954745">
            <text:p>1693884,3195474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174.0655577984">
            <text:p>4174,0655577984</text:p>
          </table:table-cell>
          <table:table-cell table:formula="of:=[.A406]*[.B406]" office:value-type="float" office:value="1694670.61646615">
            <text:p>1694670,61646615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165.7174266828">
            <text:p>4165,7174266828</text:p>
          </table:table-cell>
          <table:table-cell table:formula="of:=[.A407]*[.B407]" office:value-type="float" office:value="1695446.9926599">
            <text:p>1695446,992659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157.38599182944">
            <text:p>4157,3859918294</text:p>
          </table:table-cell>
          <table:table-cell table:formula="of:=[.A408]*[.B408]" office:value-type="float" office:value="1696213.48466641">
            <text:p>1696213,48466641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149.07121984578">
            <text:p>4149,0712198458</text:p>
          </table:table-cell>
          <table:table-cell table:formula="of:=[.A409]*[.B409]" office:value-type="float" office:value="1696970.12891692">
            <text:p>1696970,1289169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140.77307740609">
            <text:p>4140,7730774061</text:p>
          </table:table-cell>
          <table:table-cell table:formula="of:=[.A410]*[.B410]" office:value-type="float" office:value="1697716.9617365">
            <text:p>1697716,961736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132.49153125128">
            <text:p>4132,4915312513</text:p>
          </table:table-cell>
          <table:table-cell table:formula="of:=[.A411]*[.B411]" office:value-type="float" office:value="1698454.01934427">
            <text:p>1698454,0193442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124.22654818877">
            <text:p>4124,2265481888</text:p>
          </table:table-cell>
          <table:table-cell table:formula="of:=[.A412]*[.B412]" office:value-type="float" office:value="1699181.33785377">
            <text:p>1699181,3378537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115.9780950924">
            <text:p>4115,9780950924</text:p>
          </table:table-cell>
          <table:table-cell table:formula="of:=[.A413]*[.B413]" office:value-type="float" office:value="1699898.95327316">
            <text:p>1699898,9532731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107.74613890221">
            <text:p>4107,7461389022</text:p>
          </table:table-cell>
          <table:table-cell table:formula="of:=[.A414]*[.B414]" office:value-type="float" office:value="1700606.90150552">
            <text:p>1700606,9015055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099.53064662441">
            <text:p>4099,5306466244</text:p>
          </table:table-cell>
          <table:table-cell table:formula="of:=[.A415]*[.B415]" office:value-type="float" office:value="1701305.21834913">
            <text:p>1701305,2183491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091.33158533116">
            <text:p>4091,3315853312</text:p>
          </table:table-cell>
          <table:table-cell table:formula="of:=[.A416]*[.B416]" office:value-type="float" office:value="1701993.93949776">
            <text:p>1701993,9394977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083.1489221605">
            <text:p>4083,1489221605</text:p>
          </table:table-cell>
          <table:table-cell table:formula="of:=[.A417]*[.B417]" office:value-type="float" office:value="1702673.10054093">
            <text:p>1702673,10054093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074.98262431617">
            <text:p>4074,9826243162</text:p>
          </table:table-cell>
          <table:table-cell table:formula="of:=[.A418]*[.B418]" office:value-type="float" office:value="1703342.73696416">
            <text:p>1703342,7369641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066.83265906754">
            <text:p>4066,8326590676</text:p>
          </table:table-cell>
          <table:table-cell table:formula="of:=[.A419]*[.B419]" office:value-type="float" office:value="1704002.8841493">
            <text:p>1704002,884149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058.69899374941">
            <text:p>4058,6989937494</text:p>
          </table:table-cell>
          <table:table-cell table:formula="of:=[.A420]*[.B420]" office:value-type="float" office:value="1704653.57737475">
            <text:p>1704653,57737475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050.58159576191">
            <text:p>4050,5815957619</text:p>
          </table:table-cell>
          <table:table-cell table:formula="of:=[.A421]*[.B421]" office:value-type="float" office:value="1705294.85181576">
            <text:p>1705294,85181576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042.48043257038">
            <text:p>4042,4804325704</text:p>
          </table:table-cell>
          <table:table-cell table:formula="of:=[.A422]*[.B422]" office:value-type="float" office:value="1705926.7425447">
            <text:p>1705926,7425447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034.39547170524">
            <text:p>4034,3954717053</text:p>
          </table:table-cell>
          <table:table-cell table:formula="of:=[.A423]*[.B423]" office:value-type="float" office:value="1706549.28453132">
            <text:p>1706549,28453132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026.32668076183">
            <text:p>4026,3266807618</text:p>
          </table:table-cell>
          <table:table-cell table:formula="of:=[.A424]*[.B424]" office:value-type="float" office:value="1707162.51264302">
            <text:p>1707162,5126430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018.27402740031">
            <text:p>4018,2740274003</text:p>
          </table:table-cell>
          <table:table-cell table:formula="of:=[.A425]*[.B425]" office:value-type="float" office:value="1707766.46164513">
            <text:p>1707766,46164513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010.23747934551">
            <text:p>4010,2374793455</text:p>
          </table:table-cell>
          <table:table-cell table:formula="of:=[.A426]*[.B426]" office:value-type="float" office:value="1708361.16620119">
            <text:p>1708361,1662011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002.21700438682">
            <text:p>4002,2170043868</text:p>
          </table:table-cell>
          <table:table-cell table:formula="of:=[.A427]*[.B427]" office:value-type="float" office:value="1708946.66087317">
            <text:p>1708946,6608731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3994.21257037804">
            <text:p>3994,2125703781</text:p>
          </table:table-cell>
          <table:table-cell table:formula="of:=[.A428]*[.B428]" office:value-type="float" office:value="1709522.9801218">
            <text:p>1709522,980121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3986.22414523729">
            <text:p>3986,2241452373</text:p>
          </table:table-cell>
          <table:table-cell table:formula="of:=[.A429]*[.B429]" office:value-type="float" office:value="1710090.1583068">
            <text:p>1710090,158306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3978.25169694681">
            <text:p>3978,2516969468</text:p>
          </table:table-cell>
          <table:table-cell table:formula="of:=[.A430]*[.B430]" office:value-type="float" office:value="1710648.22968713">
            <text:p>1710648,22968713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3970.29519355292">
            <text:p>3970,2951935529</text:p>
          </table:table-cell>
          <table:table-cell table:formula="of:=[.A431]*[.B431]" office:value-type="float" office:value="1711197.22842131">
            <text:p>1711197,228421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3962.35460316581">
            <text:p>3962,3546031658</text:p>
          </table:table-cell>
          <table:table-cell table:formula="of:=[.A432]*[.B432]" office:value-type="float" office:value="1711737.18856763">
            <text:p>1711737,188567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3954.42989395948">
            <text:p>3954,4298939595</text:p>
          </table:table-cell>
          <table:table-cell table:formula="of:=[.A433]*[.B433]" office:value-type="float" office:value="1712268.14408446">
            <text:p>1712268,1440844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3946.52103417156">
            <text:p>3946,5210341716</text:p>
          </table:table-cell>
          <table:table-cell table:formula="of:=[.A434]*[.B434]" office:value-type="float" office:value="1712790.12883046">
            <text:p>1712790,1288304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3938.62799210322">
            <text:p>3938,6279921032</text:p>
          </table:table-cell>
          <table:table-cell table:formula="of:=[.A435]*[.B435]" office:value-type="float" office:value="1713303.1765649">
            <text:p>1713303,176564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3930.75073611901">
            <text:p>3930,750736119</text:p>
          </table:table-cell>
          <table:table-cell table:formula="of:=[.A436]*[.B436]" office:value-type="float" office:value="1713807.32094789">
            <text:p>1713807,3209478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3922.88923464677">
            <text:p>3922,8892346468</text:p>
          </table:table-cell>
          <table:table-cell table:formula="of:=[.A437]*[.B437]" office:value-type="float" office:value="1714302.59554064">
            <text:p>1714302,5955406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3915.04345617748">
            <text:p>3915,0434561775</text:p>
          </table:table-cell>
          <table:table-cell table:formula="of:=[.A438]*[.B438]" office:value-type="float" office:value="1714789.03380574">
            <text:p>1714789,03380574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3907.21336926513">
            <text:p>3907,2133692651</text:p>
          </table:table-cell>
          <table:table-cell table:formula="of:=[.A439]*[.B439]" office:value-type="float" office:value="1715266.66910739">
            <text:p>1715266,669107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3899.3989425266">
            <text:p>3899,3989425266</text:p>
          </table:table-cell>
          <table:table-cell table:formula="of:=[.A440]*[.B440]" office:value-type="float" office:value="1715735.5347117">
            <text:p>1715735,53471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3891.60014464154">
            <text:p>3891,6001446416</text:p>
          </table:table-cell>
          <table:table-cell table:formula="of:=[.A441]*[.B441]" office:value-type="float" office:value="1716195.66378692">
            <text:p>1716195,6637869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3883.81694435226">
            <text:p>3883,8169443523</text:p>
          </table:table-cell>
          <table:table-cell table:formula="of:=[.A442]*[.B442]" office:value-type="float" office:value="1716647.0894037">
            <text:p>1716647,0894037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3876.04931046355">
            <text:p>3876,0493104636</text:p>
          </table:table-cell>
          <table:table-cell table:formula="of:=[.A443]*[.B443]" office:value-type="float" office:value="1717089.84453535">
            <text:p>1717089,8445353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3868.29721184263">
            <text:p>3868,2972118426</text:p>
          </table:table-cell>
          <table:table-cell table:formula="of:=[.A444]*[.B444]" office:value-type="float" office:value="1717523.96205813">
            <text:p>1717523,9620581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3860.56061741894">
            <text:p>3860,560617419</text:p>
          </table:table-cell>
          <table:table-cell table:formula="of:=[.A445]*[.B445]" office:value-type="float" office:value="1717949.47475143">
            <text:p>1717949,4747514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3852.8394961841">
            <text:p>3852,8394961841</text:p>
          </table:table-cell>
          <table:table-cell table:formula="of:=[.A446]*[.B446]" office:value-type="float" office:value="1718366.41529811">
            <text:p>1718366,4152981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845.13381719174">
            <text:p>3845,1338171917</text:p>
          </table:table-cell>
          <table:table-cell table:formula="of:=[.A447]*[.B447]" office:value-type="float" office:value="1718774.81628471">
            <text:p>1718774,8162847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837.44354955735">
            <text:p>3837,4435495574</text:p>
          </table:table-cell>
          <table:table-cell table:formula="of:=[.A448]*[.B448]" office:value-type="float" office:value="1719174.71020169">
            <text:p>1719174,7102016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829.76866245824">
            <text:p>3829,7686624582</text:p>
          </table:table-cell>
          <table:table-cell table:formula="of:=[.A449]*[.B449]" office:value-type="float" office:value="1719566.12944375">
            <text:p>1719566,1294437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822.10912513332">
            <text:p>3822,1091251333</text:p>
          </table:table-cell>
          <table:table-cell table:formula="of:=[.A450]*[.B450]" office:value-type="float" office:value="1719949.10630999">
            <text:p>1719949,10630999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table:formula="of:=['2013'.D1]*1.04"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289.384">
            <text:p>9289,384</text:p>
          </table:table-cell>
          <table:table-cell table:formula="of:=[.A26]*[.B26]" office:value-type="float" office:value="241523.984">
            <text:p>241523,9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70.805232">
            <text:p>9270,805232</text:p>
          </table:table-cell>
          <table:table-cell table:formula="of:=[.A27]*[.B27]" office:value-type="float" office:value="250311.741264">
            <text:p>250311,74126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252.263621536">
            <text:p>9252,263621536</text:p>
          </table:table-cell>
          <table:table-cell table:formula="of:=[.A28]*[.B28]" office:value-type="float" office:value="259063.381403008">
            <text:p>259063,38140300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33.75909429293">
            <text:p>9233,7590942929</text:p>
          </table:table-cell>
          <table:table-cell table:formula="of:=[.A29]*[.B29]" office:value-type="float" office:value="267779.013734495">
            <text:p>267779,0137344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215.29157610434">
            <text:p>9215,2915761044</text:p>
          </table:table-cell>
          <table:table-cell table:formula="of:=[.A30]*[.B30]" office:value-type="float" office:value="276458.74728313">
            <text:p>276458,7472831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196.86099295213">
            <text:p>9196,8609929521</text:p>
          </table:table-cell>
          <table:table-cell table:formula="of:=[.A31]*[.B31]" office:value-type="float" office:value="285102.690781516">
            <text:p>285102,69078151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178.46727096623">
            <text:p>9178,4672709662</text:p>
          </table:table-cell>
          <table:table-cell table:formula="of:=[.A32]*[.B32]" office:value-type="float" office:value="293710.952670919">
            <text:p>293710,95267091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160.1103364243">
            <text:p>9160,1103364243</text:p>
          </table:table-cell>
          <table:table-cell table:formula="of:=[.A33]*[.B33]" office:value-type="float" office:value="302283.641102002">
            <text:p>302283,64110200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141.79011575145">
            <text:p>9141,7901157515</text:p>
          </table:table-cell>
          <table:table-cell table:formula="of:=[.A34]*[.B34]" office:value-type="float" office:value="310820.863935549">
            <text:p>310820,8639355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123.50653551995">
            <text:p>9123,50653552</text:p>
          </table:table-cell>
          <table:table-cell table:formula="of:=[.A35]*[.B35]" office:value-type="float" office:value="319322.728743198">
            <text:p>319322,7287431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105.25952244891">
            <text:p>9105,2595224489</text:p>
          </table:table-cell>
          <table:table-cell table:formula="of:=[.A36]*[.B36]" office:value-type="float" office:value="327789.342808161">
            <text:p>327789,34280816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087.04900340401">
            <text:p>9087,049003404</text:p>
          </table:table-cell>
          <table:table-cell table:formula="of:=[.A37]*[.B37]" office:value-type="float" office:value="336220.813125948">
            <text:p>336220,81312594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068.8749053972">
            <text:p>9068,8749053972</text:p>
          </table:table-cell>
          <table:table-cell table:formula="of:=[.A38]*[.B38]" office:value-type="float" office:value="344617.246405094">
            <text:p>344617,24640509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050.7371555864">
            <text:p>9050,7371555864</text:p>
          </table:table-cell>
          <table:table-cell table:formula="of:=[.A39]*[.B39]" office:value-type="float" office:value="352978.74906787">
            <text:p>352978,749067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032.63568127523">
            <text:p>9032,6356812752</text:p>
          </table:table-cell>
          <table:table-cell table:formula="of:=[.A40]*[.B40]" office:value-type="float" office:value="361305.427251009">
            <text:p>361305,42725100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014.57040991268">
            <text:p>9014,5704099127</text:p>
          </table:table-cell>
          <table:table-cell table:formula="of:=[.A41]*[.B41]" office:value-type="float" office:value="369597.38680642">
            <text:p>369597,3868064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8996.54126909286">
            <text:p>8996,5412690929</text:p>
          </table:table-cell>
          <table:table-cell table:formula="of:=[.A42]*[.B42]" office:value-type="float" office:value="377854.7333019">
            <text:p>377854,733301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8978.54818655467">
            <text:p>8978,5481865547</text:p>
          </table:table-cell>
          <table:table-cell table:formula="of:=[.A43]*[.B43]" office:value-type="float" office:value="386077.572021851">
            <text:p>386077,57202185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8960.59109018156">
            <text:p>8960,5910901816</text:p>
          </table:table-cell>
          <table:table-cell table:formula="of:=[.A44]*[.B44]" office:value-type="float" office:value="394266.007967989">
            <text:p>394266,00796798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8942.6699080012">
            <text:p>8942,6699080012</text:p>
          </table:table-cell>
          <table:table-cell table:formula="of:=[.A45]*[.B45]" office:value-type="float" office:value="402420.145860054">
            <text:p>402420,14586005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8924.78456818519">
            <text:p>8924,7845681852</text:p>
          </table:table-cell>
          <table:table-cell table:formula="of:=[.A46]*[.B46]" office:value-type="float" office:value="410540.090136519">
            <text:p>410540,09013651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8906.93499904882">
            <text:p>8906,9349990488</text:p>
          </table:table-cell>
          <table:table-cell table:formula="of:=[.A47]*[.B47]" office:value-type="float" office:value="418625.944955295">
            <text:p>418625,94495529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8889.12112905073">
            <text:p>8889,1211290507</text:p>
          </table:table-cell>
          <table:table-cell table:formula="of:=[.A48]*[.B48]" office:value-type="float" office:value="426677.814194435">
            <text:p>426677,81419443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8871.34288679263">
            <text:p>8871,3428867926</text:p>
          </table:table-cell>
          <table:table-cell table:formula="of:=[.A49]*[.B49]" office:value-type="float" office:value="434695.801452839">
            <text:p>434695,80145283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8853.60020101904">
            <text:p>8853,600201019</text:p>
          </table:table-cell>
          <table:table-cell table:formula="of:=[.A50]*[.B50]" office:value-type="float" office:value="442680.010050952">
            <text:p>442680,01005095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8835.893000617">
            <text:p>8835,893000617</text:p>
          </table:table-cell>
          <table:table-cell table:formula="of:=[.A51]*[.B51]" office:value-type="float" office:value="450630.543031467">
            <text:p>450630,54303146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8818.22121461577">
            <text:p>8818,2212146158</text:p>
          </table:table-cell>
          <table:table-cell table:formula="of:=[.A52]*[.B52]" office:value-type="float" office:value="458547.50316002">
            <text:p>458547,5031600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8800.58477218654">
            <text:p>8800,5847721865</text:p>
          </table:table-cell>
          <table:table-cell table:formula="of:=[.A53]*[.B53]" office:value-type="float" office:value="466430.992925887">
            <text:p>466430,992925887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8782.98360264216">
            <text:p>8782,9836026422</text:p>
          </table:table-cell>
          <table:table-cell table:formula="of:=[.A54]*[.B54]" office:value-type="float" office:value="474281.114542677">
            <text:p>474281,11454267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8765.41763543688">
            <text:p>8765,4176354369</text:p>
          </table:table-cell>
          <table:table-cell table:formula="of:=[.A55]*[.B55]" office:value-type="float" office:value="482097.969949028">
            <text:p>482097,96994902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8747.886800166">
            <text:p>8747,886800166</text:p>
          </table:table-cell>
          <table:table-cell table:formula="of:=[.A56]*[.B56]" office:value-type="float" office:value="489881.660809296">
            <text:p>489881,66080929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8730.39102656567">
            <text:p>8730,3910265657</text:p>
          </table:table-cell>
          <table:table-cell table:formula="of:=[.A57]*[.B57]" office:value-type="float" office:value="497632.288514243">
            <text:p>497632,28851424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8712.93024451254">
            <text:p>8712,9302445126</text:p>
          </table:table-cell>
          <table:table-cell table:formula="of:=[.A58]*[.B58]" office:value-type="float" office:value="505349.954181727">
            <text:p>505349,9541817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8695.50438402352">
            <text:p>8695,5043840235</text:p>
          </table:table-cell>
          <table:table-cell table:formula="of:=[.A59]*[.B59]" office:value-type="float" office:value="513034.758657387">
            <text:p>513034,75865738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8678.11337525547">
            <text:p>8678,1133752555</text:p>
          </table:table-cell>
          <table:table-cell table:formula="of:=[.A60]*[.B60]" office:value-type="float" office:value="520686.802515328">
            <text:p>520686,8025153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8660.75714850496">
            <text:p>8660,757148505</text:p>
          </table:table-cell>
          <table:table-cell table:formula="of:=[.A61]*[.B61]" office:value-type="float" office:value="528306.186058802">
            <text:p>528306,1860588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643.43563420795">
            <text:p>8643,435634208</text:p>
          </table:table-cell>
          <table:table-cell table:formula="of:=[.A62]*[.B62]" office:value-type="float" office:value="535893.009320893">
            <text:p>535893,00932089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626.14876293953">
            <text:p>8626,1487629395</text:p>
          </table:table-cell>
          <table:table-cell table:formula="of:=[.A63]*[.B63]" office:value-type="float" office:value="543447.372065191">
            <text:p>543447,37206519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608.89646541365">
            <text:p>8608,8964654137</text:p>
          </table:table-cell>
          <table:table-cell table:formula="of:=[.A64]*[.B64]" office:value-type="float" office:value="550969.373786474">
            <text:p>550969,37378647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591.67867248283">
            <text:p>8591,6786724828</text:p>
          </table:table-cell>
          <table:table-cell table:formula="of:=[.A65]*[.B65]" office:value-type="float" office:value="558459.113711384">
            <text:p>558459,11371138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574.49531513786">
            <text:p>8574,4953151379</text:p>
          </table:table-cell>
          <table:table-cell table:formula="of:=[.A66]*[.B66]" office:value-type="float" office:value="565916.690799099">
            <text:p>565916,6907990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557.34632450758">
            <text:p>8557,3463245076</text:p>
          </table:table-cell>
          <table:table-cell table:formula="of:=[.A67]*[.B67]" office:value-type="float" office:value="573342.203742008">
            <text:p>573342,2037420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540.23163185857">
            <text:p>8540,2316318586</text:p>
          </table:table-cell>
          <table:table-cell table:formula="of:=[.A68]*[.B68]" office:value-type="float" office:value="580735.750966383">
            <text:p>580735,75096638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523.15116859485">
            <text:p>8523,1511685949</text:p>
          </table:table-cell>
          <table:table-cell table:formula="of:=[.A69]*[.B69]" office:value-type="float" office:value="588097.430633045">
            <text:p>588097,43063304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506.10486625766">
            <text:p>8506,1048662577</text:p>
          </table:table-cell>
          <table:table-cell table:formula="of:=[.A70]*[.B70]" office:value-type="float" office:value="595427.340638036">
            <text:p>595427,34063803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489.09265652515">
            <text:p>8489,0926565252</text:p>
          </table:table-cell>
          <table:table-cell table:formula="of:=[.A71]*[.B71]" office:value-type="float" office:value="602725.578613285">
            <text:p>602725,57861328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472.1144712121">
            <text:p>8472,1144712121</text:p>
          </table:table-cell>
          <table:table-cell table:formula="of:=[.A72]*[.B72]" office:value-type="float" office:value="609992.241927271">
            <text:p>609992,24192727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455.17024226967">
            <text:p>8455,1702422697</text:p>
          </table:table-cell>
          <table:table-cell table:formula="of:=[.A73]*[.B73]" office:value-type="float" office:value="617227.427685686">
            <text:p>617227,42768568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438.25990178513">
            <text:p>8438,2599017851</text:p>
          </table:table-cell>
          <table:table-cell table:formula="of:=[.A74]*[.B74]" office:value-type="float" office:value="624431.2327321">
            <text:p>624431,23273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421.38338198156">
            <text:p>8421,3833819816</text:p>
          </table:table-cell>
          <table:table-cell table:formula="of:=[.A75]*[.B75]" office:value-type="float" office:value="631603.753648617">
            <text:p>631603,75364861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404.5406152176">
            <text:p>8404,5406152176</text:p>
          </table:table-cell>
          <table:table-cell table:formula="of:=[.A76]*[.B76]" office:value-type="float" office:value="638745.086756538">
            <text:p>638745,08675653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387.73153398717">
            <text:p>8387,7315339872</text:p>
          </table:table-cell>
          <table:table-cell table:formula="of:=[.A77]*[.B77]" office:value-type="float" office:value="645855.328117012">
            <text:p>645855,3281170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370.95607091919">
            <text:p>8370,9560709192</text:p>
          </table:table-cell>
          <table:table-cell table:formula="of:=[.A78]*[.B78]" office:value-type="float" office:value="652934.573531697">
            <text:p>652934,573531697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354.21415877735">
            <text:p>8354,2141587774</text:p>
          </table:table-cell>
          <table:table-cell table:formula="of:=[.A79]*[.B79]" office:value-type="float" office:value="659982.918543411">
            <text:p>659982,9185434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337.5057304598">
            <text:p>8337,5057304598</text:p>
          </table:table-cell>
          <table:table-cell table:formula="of:=[.A80]*[.B80]" office:value-type="float" office:value="667000.458436784">
            <text:p>667000,45843678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320.83071899888">
            <text:p>8320,8307189989</text:p>
          </table:table-cell>
          <table:table-cell table:formula="of:=[.A81]*[.B81]" office:value-type="float" office:value="673987.288238909">
            <text:p>673987,28823890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304.18905756088">
            <text:p>8304,1890575609</text:p>
          </table:table-cell>
          <table:table-cell table:formula="of:=[.A82]*[.B82]" office:value-type="float" office:value="680943.502719992">
            <text:p>680943,50271999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287.58067944576">
            <text:p>8287,5806794458</text:p>
          </table:table-cell>
          <table:table-cell table:formula="of:=[.A83]*[.B83]" office:value-type="float" office:value="687869.196393998">
            <text:p>687869,19639399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271.00551808687">
            <text:p>8271,0055180869</text:p>
          </table:table-cell>
          <table:table-cell table:formula="of:=[.A84]*[.B84]" office:value-type="float" office:value="694764.463519297">
            <text:p>694764,46351929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254.46350705069">
            <text:p>8254,4635070507</text:p>
          </table:table-cell>
          <table:table-cell table:formula="of:=[.A85]*[.B85]" office:value-type="float" office:value="701629.398099309">
            <text:p>701629,39809930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237.95458003659">
            <text:p>8237,9545800366</text:p>
          </table:table-cell>
          <table:table-cell table:formula="of:=[.A86]*[.B86]" office:value-type="float" office:value="708464.093883147">
            <text:p>708464,09388314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221.47867087652">
            <text:p>8221,4786708765</text:p>
          </table:table-cell>
          <table:table-cell table:formula="of:=[.A87]*[.B87]" office:value-type="float" office:value="715268.644366257">
            <text:p>715268,64436625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205.03571353477">
            <text:p>8205,0357135348</text:p>
          </table:table-cell>
          <table:table-cell table:formula="of:=[.A88]*[.B88]" office:value-type="float" office:value="722043.142791059">
            <text:p>722043,14279105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188.6256421077">
            <text:p>8188,6256421077</text:p>
          </table:table-cell>
          <table:table-cell table:formula="of:=[.A89]*[.B89]" office:value-type="float" office:value="728787.682147585">
            <text:p>728787,68214758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172.24839082348">
            <text:p>8172,2483908235</text:p>
          </table:table-cell>
          <table:table-cell table:formula="of:=[.A90]*[.B90]" office:value-type="float" office:value="735502.355174113">
            <text:p>735502,35517411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155.90389404184">
            <text:p>8155,9038940418</text:p>
          </table:table-cell>
          <table:table-cell table:formula="of:=[.A91]*[.B91]" office:value-type="float" office:value="742187.254357807">
            <text:p>742187,25435780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139.59208625375">
            <text:p>8139,5920862538</text:p>
          </table:table-cell>
          <table:table-cell table:formula="of:=[.A92]*[.B92]" office:value-type="float" office:value="748842.471935345">
            <text:p>748842,47193534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123.31290208124">
            <text:p>8123,3129020813</text:p>
          </table:table-cell>
          <table:table-cell table:formula="of:=[.A93]*[.B93]" office:value-type="float" office:value="755468.099893556">
            <text:p>755468,09989355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107.06627627708">
            <text:p>8107,0662762771</text:p>
          </table:table-cell>
          <table:table-cell table:formula="of:=[.A94]*[.B94]" office:value-type="float" office:value="762064.229970046">
            <text:p>762064,22997004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090.85214372453">
            <text:p>8090,8521437245</text:p>
          </table:table-cell>
          <table:table-cell table:formula="of:=[.A95]*[.B95]" office:value-type="float" office:value="768630.95365383">
            <text:p>768630,9536538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074.67043943708">
            <text:p>8074,6704394371</text:p>
          </table:table-cell>
          <table:table-cell table:formula="of:=[.A96]*[.B96]" office:value-type="float" office:value="775168.36218596">
            <text:p>775168,3621859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058.5210985582">
            <text:p>8058,5210985582</text:p>
          </table:table-cell>
          <table:table-cell table:formula="of:=[.A97]*[.B97]" office:value-type="float" office:value="781676.546560146">
            <text:p>781676,54656014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042.40405636109">
            <text:p>8042,4040563611</text:p>
          </table:table-cell>
          <table:table-cell table:formula="of:=[.A98]*[.B98]" office:value-type="float" office:value="788155.597523387">
            <text:p>788155,59752338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026.31924824837">
            <text:p>8026,3192482484</text:p>
          </table:table-cell>
          <table:table-cell table:formula="of:=[.A99]*[.B99]" office:value-type="float" office:value="794605.605576588">
            <text:p>794605,6055765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010.26660975187">
            <text:p>8010,2666097519</text:p>
          </table:table-cell>
          <table:table-cell table:formula="of:=[.A100]*[.B100]" office:value-type="float" office:value="801026.660975187">
            <text:p>801026,66097518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7994.24607653236">
            <text:p>7994,2460765324</text:p>
          </table:table-cell>
          <table:table-cell table:formula="of:=[.A101]*[.B101]" office:value-type="float" office:value="807418.853729769">
            <text:p>807418,85372976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7978.2575843793">
            <text:p>7978,2575843793</text:p>
          </table:table-cell>
          <table:table-cell table:formula="of:=[.A102]*[.B102]" office:value-type="float" office:value="813782.273606689">
            <text:p>813782,27360668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7962.30106921054">
            <text:p>7962,3010692105</text:p>
          </table:table-cell>
          <table:table-cell table:formula="of:=[.A103]*[.B103]" office:value-type="float" office:value="820117.010128686">
            <text:p>820117,01012868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7946.37646707212">
            <text:p>7946,3764670721</text:p>
          </table:table-cell>
          <table:table-cell table:formula="of:=[.A104]*[.B104]" office:value-type="float" office:value="826423.1525755">
            <text:p>826423,152575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7930.48371413798">
            <text:p>7930,483714138</text:p>
          </table:table-cell>
          <table:table-cell table:formula="of:=[.A105]*[.B105]" office:value-type="float" office:value="832700.789984487">
            <text:p>832700,78998448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7914.6227467097">
            <text:p>7914,6227467097</text:p>
          </table:table-cell>
          <table:table-cell table:formula="of:=[.A106]*[.B106]" office:value-type="float" office:value="838950.011151228">
            <text:p>838950,0111512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7898.79350121628">
            <text:p>7898,7935012163</text:p>
          </table:table-cell>
          <table:table-cell table:formula="of:=[.A107]*[.B107]" office:value-type="float" office:value="845170.904630142">
            <text:p>845170,90463014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7882.99591421385">
            <text:p>7882,9959142139</text:p>
          </table:table-cell>
          <table:table-cell table:formula="of:=[.A108]*[.B108]" office:value-type="float" office:value="851363.558735095">
            <text:p>851363,55873509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7867.22992238542">
            <text:p>7867,2299223854</text:p>
          </table:table-cell>
          <table:table-cell table:formula="of:=[.A109]*[.B109]" office:value-type="float" office:value="857528.061540011">
            <text:p>857528,06154001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7851.49546254065">
            <text:p>7851,4954625407</text:p>
          </table:table-cell>
          <table:table-cell table:formula="of:=[.A110]*[.B110]" office:value-type="float" office:value="863664.500879471">
            <text:p>863664,50087947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7835.79247161557">
            <text:p>7835,7924716156</text:p>
          </table:table-cell>
          <table:table-cell table:formula="of:=[.A111]*[.B111]" office:value-type="float" office:value="869772.964349328">
            <text:p>869772,9643493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7820.12088667234">
            <text:p>7820,1208866723</text:p>
          </table:table-cell>
          <table:table-cell table:formula="of:=[.A112]*[.B112]" office:value-type="float" office:value="875853.539307302">
            <text:p>875853,53930730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7804.48064489899">
            <text:p>7804,480644899</text:p>
          </table:table-cell>
          <table:table-cell table:formula="of:=[.A113]*[.B113]" office:value-type="float" office:value="881906.312873586">
            <text:p>881906,312873586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7788.87168360919">
            <text:p>7788,8716836092</text:p>
          </table:table-cell>
          <table:table-cell table:formula="of:=[.A114]*[.B114]" office:value-type="float" office:value="887931.371931448">
            <text:p>887931,37193144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7773.29394024198">
            <text:p>7773,293940242</text:p>
          </table:table-cell>
          <table:table-cell table:formula="of:=[.A115]*[.B115]" office:value-type="float" office:value="893928.803127827">
            <text:p>893928,80312782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7757.74735236149">
            <text:p>7757,7473523615</text:p>
          </table:table-cell>
          <table:table-cell table:formula="of:=[.A116]*[.B116]" office:value-type="float" office:value="899898.692873933">
            <text:p>899898,69287393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7742.23185765677">
            <text:p>7742,2318576568</text:p>
          </table:table-cell>
          <table:table-cell table:formula="of:=[.A117]*[.B117]" office:value-type="float" office:value="905841.127345842">
            <text:p>905841,12734584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7726.74739394145">
            <text:p>7726,7473939415</text:p>
          </table:table-cell>
          <table:table-cell table:formula="of:=[.A118]*[.B118]" office:value-type="float" office:value="911756.192485092">
            <text:p>911756,192485092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7711.29389915357">
            <text:p>7711,2938991536</text:p>
          </table:table-cell>
          <table:table-cell table:formula="of:=[.A119]*[.B119]" office:value-type="float" office:value="917643.973999275">
            <text:p>917643,97399927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7695.87131135526">
            <text:p>7695,8713113553</text:p>
          </table:table-cell>
          <table:table-cell table:formula="of:=[.A120]*[.B120]" office:value-type="float" office:value="923504.557362632">
            <text:p>923504,557362632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680.47956873255">
            <text:p>7680,4795687326</text:p>
          </table:table-cell>
          <table:table-cell table:formula="of:=[.A121]*[.B121]" office:value-type="float" office:value="929338.027816639">
            <text:p>929338,027816639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665.11860959509">
            <text:p>7665,1186095951</text:p>
          </table:table-cell>
          <table:table-cell table:formula="of:=[.A122]*[.B122]" office:value-type="float" office:value="935144.470370601">
            <text:p>935144,47037060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649.7883723759">
            <text:p>7649,7883723759</text:p>
          </table:table-cell>
          <table:table-cell table:formula="of:=[.A123]*[.B123]" office:value-type="float" office:value="940923.969802235">
            <text:p>940923,969802235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634.48879563115">
            <text:p>7634,4887956312</text:p>
          </table:table-cell>
          <table:table-cell table:formula="of:=[.A124]*[.B124]" office:value-type="float" office:value="946676.610658262">
            <text:p>946676,61065826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619.21981803988">
            <text:p>7619,2198180399</text:p>
          </table:table-cell>
          <table:table-cell table:formula="of:=[.A125]*[.B125]" office:value-type="float" office:value="952402.477254985">
            <text:p>952402,47725498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603.9813784038">
            <text:p>7603,9813784038</text:p>
          </table:table-cell>
          <table:table-cell table:formula="of:=[.A126]*[.B126]" office:value-type="float" office:value="958101.653678879">
            <text:p>958101,653678879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588.773415647">
            <text:p>7588,773415647</text:p>
          </table:table-cell>
          <table:table-cell table:formula="of:=[.A127]*[.B127]" office:value-type="float" office:value="963774.223787169">
            <text:p>963774,22378716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573.5958688157">
            <text:p>7573,5958688157</text:p>
          </table:table-cell>
          <table:table-cell table:formula="of:=[.A128]*[.B128]" office:value-type="float" office:value="969420.27120841">
            <text:p>969420,2712084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558.44867707807">
            <text:p>7558,4486770781</text:p>
          </table:table-cell>
          <table:table-cell table:formula="of:=[.A129]*[.B129]" office:value-type="float" office:value="975039.879343071">
            <text:p>975039,8793430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543.33177972392">
            <text:p>7543,3317797239</text:p>
          </table:table-cell>
          <table:table-cell table:formula="of:=[.A130]*[.B130]" office:value-type="float" office:value="980633.131364109">
            <text:p>980633,13136410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528.24511616447">
            <text:p>7528,2451161645</text:p>
          </table:table-cell>
          <table:table-cell table:formula="of:=[.A131]*[.B131]" office:value-type="float" office:value="986200.110217545">
            <text:p>986200,11021754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513.18862593214">
            <text:p>7513,1886259321</text:p>
          </table:table-cell>
          <table:table-cell table:formula="of:=[.A132]*[.B132]" office:value-type="float" office:value="991740.898623042">
            <text:p>991740,89862304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498.16224868027">
            <text:p>7498,1622486803</text:p>
          </table:table-cell>
          <table:table-cell table:formula="of:=[.A133]*[.B133]" office:value-type="float" office:value="997255.579074477">
            <text:p>997255,57907447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483.16592418291">
            <text:p>7483,1659241829</text:p>
          </table:table-cell>
          <table:table-cell table:formula="of:=[.A134]*[.B134]" office:value-type="float" office:value="1002744.23384051">
            <text:p>1002744,2338405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468.19959233455">
            <text:p>7468,1995923346</text:p>
          </table:table-cell>
          <table:table-cell table:formula="of:=[.A135]*[.B135]" office:value-type="float" office:value="1008206.94496516">
            <text:p>1008206,9449651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453.26319314988">
            <text:p>7453,2631931499</text:p>
          </table:table-cell>
          <table:table-cell table:formula="of:=[.A136]*[.B136]" office:value-type="float" office:value="1013643.79426838">
            <text:p>1013643,7942683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438.35666676358">
            <text:p>7438,3566667636</text:p>
          </table:table-cell>
          <table:table-cell table:formula="of:=[.A137]*[.B137]" office:value-type="float" office:value="1019054.86334661">
            <text:p>1019054,86334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423.47995343005">
            <text:p>7423,4799534301</text:p>
          </table:table-cell>
          <table:table-cell table:formula="of:=[.A138]*[.B138]" office:value-type="float" office:value="1024440.23357335">
            <text:p>1024440,2335733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408.63299352319">
            <text:p>7408,6329935232</text:p>
          </table:table-cell>
          <table:table-cell table:formula="of:=[.A139]*[.B139]" office:value-type="float" office:value="1029799.98609972">
            <text:p>1029799,9860997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393.81572753615">
            <text:p>7393,8157275362</text:p>
          </table:table-cell>
          <table:table-cell table:formula="of:=[.A140]*[.B140]" office:value-type="float" office:value="1035134.20185506">
            <text:p>1035134,2018550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379.02809608107">
            <text:p>7379,0280960811</text:p>
          </table:table-cell>
          <table:table-cell table:formula="of:=[.A141]*[.B141]" office:value-type="float" office:value="1040442.96154743">
            <text:p>1040442,9615474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364.27003988891">
            <text:p>7364,2700398889</text:p>
          </table:table-cell>
          <table:table-cell table:formula="of:=[.A142]*[.B142]" office:value-type="float" office:value="1045726.34566423">
            <text:p>1045726,3456642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349.54149980913">
            <text:p>7349,5414998091</text:p>
          </table:table-cell>
          <table:table-cell table:formula="of:=[.A143]*[.B143]" office:value-type="float" office:value="1050984.43447271">
            <text:p>1050984,434472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334.84241680951">
            <text:p>7334,8424168095</text:p>
          </table:table-cell>
          <table:table-cell table:formula="of:=[.A144]*[.B144]" office:value-type="float" office:value="1056217.30802057">
            <text:p>1056217,3080205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320.1727319759">
            <text:p>7320,1727319759</text:p>
          </table:table-cell>
          <table:table-cell table:formula="of:=[.A145]*[.B145]" office:value-type="float" office:value="1061425.04613651">
            <text:p>1061425,0461365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305.53238651194">
            <text:p>7305,532386512</text:p>
          </table:table-cell>
          <table:table-cell table:formula="of:=[.A146]*[.B146]" office:value-type="float" office:value="1066607.72843074">
            <text:p>1066607,7284307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290.92132173892">
            <text:p>7290,9213217389</text:p>
          </table:table-cell>
          <table:table-cell table:formula="of:=[.A147]*[.B147]" office:value-type="float" office:value="1071765.43429562">
            <text:p>1071765,4342956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276.33947909544">
            <text:p>7276,3394790955</text:p>
          </table:table-cell>
          <table:table-cell table:formula="of:=[.A148]*[.B148]" office:value-type="float" office:value="1076898.24290613">
            <text:p>1076898,24290613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261.78680013725">
            <text:p>7261,7868001373</text:p>
          </table:table-cell>
          <table:table-cell table:formula="of:=[.A149]*[.B149]" office:value-type="float" office:value="1082006.23322045">
            <text:p>1082006,233220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247.26322653698">
            <text:p>7247,263226537</text:p>
          </table:table-cell>
          <table:table-cell table:formula="of:=[.A150]*[.B150]" office:value-type="float" office:value="1087089.48398055">
            <text:p>1087089,4839805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232.7687000839">
            <text:p>7232,7687000839</text:p>
          </table:table-cell>
          <table:table-cell table:formula="of:=[.A151]*[.B151]" office:value-type="float" office:value="1092148.07371267">
            <text:p>1092148,0737126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218.30316268373">
            <text:p>7218,3031626837</text:p>
          </table:table-cell>
          <table:table-cell table:formula="of:=[.A152]*[.B152]" office:value-type="float" office:value="1097182.08072793">
            <text:p>1097182,0807279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03.86655635837">
            <text:p>7203,8665563584</text:p>
          </table:table-cell>
          <table:table-cell table:formula="of:=[.A153]*[.B153]" office:value-type="float" office:value="1102191.58312283">
            <text:p>1102191,5831228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89.45882324565">
            <text:p>7189,4588232457</text:p>
          </table:table-cell>
          <table:table-cell table:formula="of:=[.A154]*[.B154]" office:value-type="float" office:value="1107176.65877983">
            <text:p>1107176,6587798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175.07990559916">
            <text:p>7175,0799055992</text:p>
          </table:table-cell>
          <table:table-cell table:formula="of:=[.A155]*[.B155]" office:value-type="float" office:value="1112137.38536787">
            <text:p>1112137,3853678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60.72974578796">
            <text:p>7160,729745788</text:p>
          </table:table-cell>
          <table:table-cell table:formula="of:=[.A156]*[.B156]" office:value-type="float" office:value="1117073.84034292">
            <text:p>1117073,8403429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146.40828629639">
            <text:p>7146,4082862964</text:p>
          </table:table-cell>
          <table:table-cell table:formula="of:=[.A157]*[.B157]" office:value-type="float" office:value="1121986.10094853">
            <text:p>1121986,1009485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132.11546972379">
            <text:p>7132,1154697238</text:p>
          </table:table-cell>
          <table:table-cell table:formula="of:=[.A158]*[.B158]" office:value-type="float" office:value="1126874.24421636">
            <text:p>1126874,2442163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117.85123878435">
            <text:p>7117,8512387844</text:p>
          </table:table-cell>
          <table:table-cell table:formula="of:=[.A159]*[.B159]" office:value-type="float" office:value="1131738.34696671">
            <text:p>1131738,34696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103.61553630678">
            <text:p>7103,6155363068</text:p>
          </table:table-cell>
          <table:table-cell table:formula="of:=[.A160]*[.B160]" office:value-type="float" office:value="1136578.48580908">
            <text:p>1136578,4858090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089.40830523416">
            <text:p>7089,4083052342</text:p>
          </table:table-cell>
          <table:table-cell table:formula="of:=[.A161]*[.B161]" office:value-type="float" office:value="1141394.7371427">
            <text:p>1141394,737142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075.22948862369">
            <text:p>7075,2294886237</text:p>
          </table:table-cell>
          <table:table-cell table:formula="of:=[.A162]*[.B162]" office:value-type="float" office:value="1146187.17715704">
            <text:p>1146187,1771570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061.07902964645">
            <text:p>7061,0790296465</text:p>
          </table:table-cell>
          <table:table-cell table:formula="of:=[.A163]*[.B163]" office:value-type="float" office:value="1150955.88183237">
            <text:p>1150955,8818323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046.95687158715">
            <text:p>7046,9568715872</text:p>
          </table:table-cell>
          <table:table-cell table:formula="of:=[.A164]*[.B164]" office:value-type="float" office:value="1155700.92694029">
            <text:p>1155700,9269402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032.86295784398">
            <text:p>7032,862957844</text:p>
          </table:table-cell>
          <table:table-cell table:formula="of:=[.A165]*[.B165]" office:value-type="float" office:value="1160422.38804426">
            <text:p>1160422,38804426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018.79723192829">
            <text:p>7018,7972319283</text:p>
          </table:table-cell>
          <table:table-cell table:formula="of:=[.A166]*[.B166]" office:value-type="float" office:value="1165120.3405001">
            <text:p>1165120,340500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004.75963746444">
            <text:p>7004,7596374644</text:p>
          </table:table-cell>
          <table:table-cell table:formula="of:=[.A167]*[.B167]" office:value-type="float" office:value="1169794.85945656">
            <text:p>1169794,8594565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6990.75011818951">
            <text:p>6990,7501181895</text:p>
          </table:table-cell>
          <table:table-cell table:formula="of:=[.A168]*[.B168]" office:value-type="float" office:value="1174446.01985584">
            <text:p>1174446,0198558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6976.76861795313">
            <text:p>6976,7686179531</text:p>
          </table:table-cell>
          <table:table-cell table:formula="of:=[.A169]*[.B169]" office:value-type="float" office:value="1179073.89643408">
            <text:p>1179073,8964340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6962.81508071722">
            <text:p>6962,8150807172</text:p>
          </table:table-cell>
          <table:table-cell table:formula="of:=[.A170]*[.B170]" office:value-type="float" office:value="1183678.56372193">
            <text:p>1183678,5637219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6948.88945055579">
            <text:p>6948,8894505558</text:p>
          </table:table-cell>
          <table:table-cell table:formula="of:=[.A171]*[.B171]" office:value-type="float" office:value="1188260.09604504">
            <text:p>1188260,0960450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6934.99167165468">
            <text:p>6934,9916716547</text:p>
          </table:table-cell>
          <table:table-cell table:formula="of:=[.A172]*[.B172]" office:value-type="float" office:value="1192818.5675246">
            <text:p>1192818,56752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6921.12168831137">
            <text:p>6921,1216883114</text:p>
          </table:table-cell>
          <table:table-cell table:formula="of:=[.A173]*[.B173]" office:value-type="float" office:value="1197354.05207787">
            <text:p>1197354,0520778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6907.27944493475">
            <text:p>6907,2794449348</text:p>
          </table:table-cell>
          <table:table-cell table:formula="of:=[.A174]*[.B174]" office:value-type="float" office:value="1201866.62341865">
            <text:p>1201866,6234186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6893.46488604488">
            <text:p>6893,4648860449</text:p>
          </table:table-cell>
          <table:table-cell table:formula="of:=[.A175]*[.B175]" office:value-type="float" office:value="1206356.35505785">
            <text:p>1206356,3550578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6879.67795627279">
            <text:p>6879,6779562728</text:p>
          </table:table-cell>
          <table:table-cell table:formula="of:=[.A176]*[.B176]" office:value-type="float" office:value="1210823.32030401">
            <text:p>1210823,3203040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6865.91860036024">
            <text:p>6865,9186003602</text:p>
          </table:table-cell>
          <table:table-cell table:formula="of:=[.A177]*[.B177]" office:value-type="float" office:value="1215267.59226376">
            <text:p>1215267,5922637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6852.18676315952">
            <text:p>6852,1867631595</text:p>
          </table:table-cell>
          <table:table-cell table:formula="of:=[.A178]*[.B178]" office:value-type="float" office:value="1219689.24384239">
            <text:p>1219689,2438423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6838.4823896332">
            <text:p>6838,4823896332</text:p>
          </table:table-cell>
          <table:table-cell table:formula="of:=[.A179]*[.B179]" office:value-type="float" office:value="1224088.34774434">
            <text:p>1224088,3477443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6824.80542485394">
            <text:p>6824,8054248539</text:p>
          </table:table-cell>
          <table:table-cell table:formula="of:=[.A180]*[.B180]" office:value-type="float" office:value="1228464.97647371">
            <text:p>1228464,9764737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6811.15581400423">
            <text:p>6811,1558140042</text:p>
          </table:table-cell>
          <table:table-cell table:formula="of:=[.A181]*[.B181]" office:value-type="float" office:value="1232819.20233477">
            <text:p>1232819,2023347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6797.53350237622">
            <text:p>6797,5335023762</text:p>
          </table:table-cell>
          <table:table-cell table:formula="of:=[.A182]*[.B182]" office:value-type="float" office:value="1237151.09743247">
            <text:p>1237151,0974324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6783.93843537147">
            <text:p>6783,9384353715</text:p>
          </table:table-cell>
          <table:table-cell table:formula="of:=[.A183]*[.B183]" office:value-type="float" office:value="1241460.73367298">
            <text:p>1241460,73367298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6770.37055850072">
            <text:p>6770,3705585007</text:p>
          </table:table-cell>
          <table:table-cell table:formula="of:=[.A184]*[.B184]" office:value-type="float" office:value="1245748.18276413">
            <text:p>1245748,1827641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6756.82981738372">
            <text:p>6756,8298173837</text:p>
          </table:table-cell>
          <table:table-cell table:formula="of:=[.A185]*[.B185]" office:value-type="float" office:value="1250013.51621599">
            <text:p>1250013,5162159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6743.31615774895">
            <text:p>6743,316157749</text:p>
          </table:table-cell>
          <table:table-cell table:formula="of:=[.A186]*[.B186]" office:value-type="float" office:value="1254256.80534131">
            <text:p>1254256,8053413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729.82952543346">
            <text:p>6729,8295254335</text:p>
          </table:table-cell>
          <table:table-cell table:formula="of:=[.A187]*[.B187]" office:value-type="float" office:value="1258478.12125606">
            <text:p>1258478,1212560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716.36986638259">
            <text:p>6716,3698663826</text:p>
          </table:table-cell>
          <table:table-cell table:formula="of:=[.A188]*[.B188]" office:value-type="float" office:value="1262677.53487993">
            <text:p>1262677,5348799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702.93712664982">
            <text:p>6702,9371266498</text:p>
          </table:table-cell>
          <table:table-cell table:formula="of:=[.A189]*[.B189]" office:value-type="float" office:value="1266855.11693682">
            <text:p>1266855,116936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689.53125239652">
            <text:p>6689,5312523965</text:p>
          </table:table-cell>
          <table:table-cell table:formula="of:=[.A190]*[.B190]" office:value-type="float" office:value="1271010.93795534">
            <text:p>1271010,9379553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676.15218989173">
            <text:p>6676,1521898917</text:p>
          </table:table-cell>
          <table:table-cell table:formula="of:=[.A191]*[.B191]" office:value-type="float" office:value="1275145.06826932">
            <text:p>1275145,0682693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662.79988551195">
            <text:p>6662,799885512</text:p>
          </table:table-cell>
          <table:table-cell table:formula="of:=[.A192]*[.B192]" office:value-type="float" office:value="1279257.57801829">
            <text:p>1279257,5780182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649.47428574092">
            <text:p>6649,4742857409</text:p>
          </table:table-cell>
          <table:table-cell table:formula="of:=[.A193]*[.B193]" office:value-type="float" office:value="1283348.537148">
            <text:p>1283348,537148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636.17533716944">
            <text:p>6636,1753371695</text:p>
          </table:table-cell>
          <table:table-cell table:formula="of:=[.A194]*[.B194]" office:value-type="float" office:value="1287418.01541087">
            <text:p>1287418,0154108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622.9029864951">
            <text:p>6622,9029864951</text:p>
          </table:table-cell>
          <table:table-cell table:formula="of:=[.A195]*[.B195]" office:value-type="float" office:value="1291466.08236655">
            <text:p>1291466,082366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609.65718052211">
            <text:p>6609,6571805221</text:p>
          </table:table-cell>
          <table:table-cell table:formula="of:=[.A196]*[.B196]" office:value-type="float" office:value="1295492.80738233">
            <text:p>1295492,8073823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596.43786616107">
            <text:p>6596,4378661611</text:p>
          </table:table-cell>
          <table:table-cell table:formula="of:=[.A197]*[.B197]" office:value-type="float" office:value="1299498.25963373">
            <text:p>1299498,2596337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583.24499042875">
            <text:p>6583,2449904288</text:p>
          </table:table-cell>
          <table:table-cell table:formula="of:=[.A198]*[.B198]" office:value-type="float" office:value="1303482.50810489">
            <text:p>1303482,508104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570.07850044789">
            <text:p>6570,0785004479</text:p>
          </table:table-cell>
          <table:table-cell table:formula="of:=[.A199]*[.B199]" office:value-type="float" office:value="1307445.62158913">
            <text:p>1307445,6215891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556.93834344699">
            <text:p>6556,938343447</text:p>
          </table:table-cell>
          <table:table-cell table:formula="of:=[.A200]*[.B200]" office:value-type="float" office:value="1311387.6686894">
            <text:p>1311387,668689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543.8244667601">
            <text:p>6543,8244667601</text:p>
          </table:table-cell>
          <table:table-cell table:formula="of:=[.A201]*[.B201]" office:value-type="float" office:value="1315308.71781878">
            <text:p>1315308,7178187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530.73681782658">
            <text:p>6530,7368178266</text:p>
          </table:table-cell>
          <table:table-cell table:formula="of:=[.A202]*[.B202]" office:value-type="float" office:value="1319208.83720097">
            <text:p>1319208,83720097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517.67534419093">
            <text:p>6517,6753441909</text:p>
          </table:table-cell>
          <table:table-cell table:formula="of:=[.A203]*[.B203]" office:value-type="float" office:value="1323088.09487076">
            <text:p>1323088,09487076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504.63999350254">
            <text:p>6504,6399935026</text:p>
          </table:table-cell>
          <table:table-cell table:formula="of:=[.A204]*[.B204]" office:value-type="float" office:value="1326946.55867452">
            <text:p>1326946,5586745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491.63071351554">
            <text:p>6491,6307135155</text:p>
          </table:table-cell>
          <table:table-cell table:formula="of:=[.A205]*[.B205]" office:value-type="float" office:value="1330784.29627069">
            <text:p>1330784,2962706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478.64745208851">
            <text:p>6478,6474520885</text:p>
          </table:table-cell>
          <table:table-cell table:formula="of:=[.A206]*[.B206]" office:value-type="float" office:value="1334601.37513023">
            <text:p>1334601,3751302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465.69015718433">
            <text:p>6465,6901571843</text:p>
          </table:table-cell>
          <table:table-cell table:formula="of:=[.A207]*[.B207]" office:value-type="float" office:value="1338397.86253716">
            <text:p>1338397,8625371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452.75877686996">
            <text:p>6452,75877687</text:p>
          </table:table-cell>
          <table:table-cell table:formula="of:=[.A208]*[.B208]" office:value-type="float" office:value="1342173.82558895">
            <text:p>1342173,8255889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439.85325931622">
            <text:p>6439,8532593162</text:p>
          </table:table-cell>
          <table:table-cell table:formula="of:=[.A209]*[.B209]" office:value-type="float" office:value="1345929.33119709">
            <text:p>1345929,331197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426.97355279759">
            <text:p>6426,9735527976</text:p>
          </table:table-cell>
          <table:table-cell table:formula="of:=[.A210]*[.B210]" office:value-type="float" office:value="1349664.44608749">
            <text:p>1349664,4460874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414.11960569199">
            <text:p>6414,119605692</text:p>
          </table:table-cell>
          <table:table-cell table:formula="of:=[.A211]*[.B211]" office:value-type="float" office:value="1353379.23680101">
            <text:p>1353379,2368010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401.29136648061">
            <text:p>6401,2913664806</text:p>
          </table:table-cell>
          <table:table-cell table:formula="of:=[.A212]*[.B212]" office:value-type="float" office:value="1357073.76969389">
            <text:p>1357073,76969389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388.48878374765">
            <text:p>6388,4887837477</text:p>
          </table:table-cell>
          <table:table-cell table:formula="of:=[.A213]*[.B213]" office:value-type="float" office:value="1360748.11093825">
            <text:p>1360748,1109382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375.71180618015">
            <text:p>6375,7118061802</text:p>
          </table:table-cell>
          <table:table-cell table:formula="of:=[.A214]*[.B214]" office:value-type="float" office:value="1364402.32652255">
            <text:p>1364402,3265225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362.96038256779">
            <text:p>6362,9603825678</text:p>
          </table:table-cell>
          <table:table-cell table:formula="of:=[.A215]*[.B215]" office:value-type="float" office:value="1368036.48225208">
            <text:p>1368036,48225208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350.23446180266">
            <text:p>6350,2344618027</text:p>
          </table:table-cell>
          <table:table-cell table:formula="of:=[.A216]*[.B216]" office:value-type="float" office:value="1371650.64374937">
            <text:p>1371650,64374937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337.53399287905">
            <text:p>6337,5339928791</text:p>
          </table:table-cell>
          <table:table-cell table:formula="of:=[.A217]*[.B217]" office:value-type="float" office:value="1375244.87645475">
            <text:p>1375244,8764547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324.85892489329">
            <text:p>6324,8589248933</text:p>
          </table:table-cell>
          <table:table-cell table:formula="of:=[.A218]*[.B218]" office:value-type="float" office:value="1378819.24562674">
            <text:p>1378819,2456267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312.20920704351">
            <text:p>6312,2092070435</text:p>
          </table:table-cell>
          <table:table-cell table:formula="of:=[.A219]*[.B219]" office:value-type="float" office:value="1382373.81634253">
            <text:p>1382373,8163425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299.58478862942">
            <text:p>6299,5847886294</text:p>
          </table:table-cell>
          <table:table-cell table:formula="of:=[.A220]*[.B220]" office:value-type="float" office:value="1385908.65349847">
            <text:p>1385908,6534984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286.98561905216">
            <text:p>6286,9856190522</text:p>
          </table:table-cell>
          <table:table-cell table:formula="of:=[.A221]*[.B221]" office:value-type="float" office:value="1389423.82181053">
            <text:p>1389423,82181053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274.41164781406">
            <text:p>6274,4116478141</text:p>
          </table:table-cell>
          <table:table-cell table:formula="of:=[.A222]*[.B222]" office:value-type="float" office:value="1392919.38581472">
            <text:p>1392919,3858147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261.86282451843">
            <text:p>6261,8628245184</text:p>
          </table:table-cell>
          <table:table-cell table:formula="of:=[.A223]*[.B223]" office:value-type="float" office:value="1396395.40986761">
            <text:p>1396395,4098676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249.33909886939">
            <text:p>6249,3390988694</text:p>
          </table:table-cell>
          <table:table-cell table:formula="of:=[.A224]*[.B224]" office:value-type="float" office:value="1399851.95814674">
            <text:p>1399851,9581467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236.84042067165">
            <text:p>6236,8404206717</text:p>
          </table:table-cell>
          <table:table-cell table:formula="of:=[.A225]*[.B225]" office:value-type="float" office:value="1403289.09465112">
            <text:p>1403289,0946511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224.36673983031">
            <text:p>6224,3667398303</text:p>
          </table:table-cell>
          <table:table-cell table:formula="of:=[.A226]*[.B226]" office:value-type="float" office:value="1406706.88320165">
            <text:p>1406706,88320165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211.91800635065">
            <text:p>6211,9180063507</text:p>
          </table:table-cell>
          <table:table-cell table:formula="of:=[.A227]*[.B227]" office:value-type="float" office:value="1410105.3874416">
            <text:p>1410105,38744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199.49417033795">
            <text:p>6199,494170338</text:p>
          </table:table-cell>
          <table:table-cell table:formula="of:=[.A228]*[.B228]" office:value-type="float" office:value="1413484.67083705">
            <text:p>1413484,6708370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187.09518199727">
            <text:p>6187,0951819973</text:p>
          </table:table-cell>
          <table:table-cell table:formula="of:=[.A229]*[.B229]" office:value-type="float" office:value="1416844.79667738">
            <text:p>1416844,7966773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174.72099163328">
            <text:p>6174,7209916333</text:p>
          </table:table-cell>
          <table:table-cell table:formula="of:=[.A230]*[.B230]" office:value-type="float" office:value="1420185.82807565">
            <text:p>1420185,8280756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162.37154965001">
            <text:p>6162,37154965</text:p>
          </table:table-cell>
          <table:table-cell table:formula="of:=[.A231]*[.B231]" office:value-type="float" office:value="1423507.82796915">
            <text:p>1423507,82796915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150.04680655071">
            <text:p>6150,0468065507</text:p>
          </table:table-cell>
          <table:table-cell table:formula="of:=[.A232]*[.B232]" office:value-type="float" office:value="1426810.85911976">
            <text:p>1426810,8591197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137.74671293761">
            <text:p>6137,7467129376</text:p>
          </table:table-cell>
          <table:table-cell table:formula="of:=[.A233]*[.B233]" office:value-type="float" office:value="1430094.98411446">
            <text:p>1430094,98411446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125.47121951173">
            <text:p>6125,4712195117</text:p>
          </table:table-cell>
          <table:table-cell table:formula="of:=[.A234]*[.B234]" office:value-type="float" office:value="1433360.26536575">
            <text:p>1433360,26536575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113.22027707271">
            <text:p>6113,2202770727</text:p>
          </table:table-cell>
          <table:table-cell table:formula="of:=[.A235]*[.B235]" office:value-type="float" office:value="1436606.76511209">
            <text:p>1436606,76511209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100.99383651856">
            <text:p>6100,9938365186</text:p>
          </table:table-cell>
          <table:table-cell table:formula="of:=[.A236]*[.B236]" office:value-type="float" office:value="1439834.54541838">
            <text:p>1439834,5454183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088.79184884553">
            <text:p>6088,7918488455</text:p>
          </table:table-cell>
          <table:table-cell table:formula="of:=[.A237]*[.B237]" office:value-type="float" office:value="1443043.66817639">
            <text:p>1443043,6681763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076.61426514784">
            <text:p>6076,6142651478</text:p>
          </table:table-cell>
          <table:table-cell table:formula="of:=[.A238]*[.B238]" office:value-type="float" office:value="1446234.19510519">
            <text:p>1446234,1951051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064.46103661754">
            <text:p>6064,4610366175</text:p>
          </table:table-cell>
          <table:table-cell table:formula="of:=[.A239]*[.B239]" office:value-type="float" office:value="1449406.18775159">
            <text:p>1449406,1877515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052.33211454431">
            <text:p>6052,3321145443</text:p>
          </table:table-cell>
          <table:table-cell table:formula="of:=[.A240]*[.B240]" office:value-type="float" office:value="1452559.70749063">
            <text:p>1452559,7074906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040.22745031522">
            <text:p>6040,2274503152</text:p>
          </table:table-cell>
          <table:table-cell table:formula="of:=[.A241]*[.B241]" office:value-type="float" office:value="1455694.81552597">
            <text:p>1455694,8155259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028.14699541459">
            <text:p>6028,1469954146</text:p>
          </table:table-cell>
          <table:table-cell table:formula="of:=[.A242]*[.B242]" office:value-type="float" office:value="1458811.57289033">
            <text:p>1458811,5728903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016.09070142376">
            <text:p>6016,0907014238</text:p>
          </table:table-cell>
          <table:table-cell table:formula="of:=[.A243]*[.B243]" office:value-type="float" office:value="1461910.04044597">
            <text:p>1461910,0404459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004.05852002091">
            <text:p>6004,0585200209</text:p>
          </table:table-cell>
          <table:table-cell table:formula="of:=[.A244]*[.B244]" office:value-type="float" office:value="1464990.2788851">
            <text:p>1464990,278885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5992.05040298087">
            <text:p>5992,0504029809</text:p>
          </table:table-cell>
          <table:table-cell table:formula="of:=[.A245]*[.B245]" office:value-type="float" office:value="1468052.34873031">
            <text:p>1468052,3487303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5980.06630217491">
            <text:p>5980,0663021749</text:p>
          </table:table-cell>
          <table:table-cell table:formula="of:=[.A246]*[.B246]" office:value-type="float" office:value="1471096.31033503">
            <text:p>1471096,3103350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5968.10616957056">
            <text:p>5968,1061695706</text:p>
          </table:table-cell>
          <table:table-cell table:formula="of:=[.A247]*[.B247]" office:value-type="float" office:value="1474122.22388393">
            <text:p>1474122,2238839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5956.16995723142">
            <text:p>5956,1699572314</text:p>
          </table:table-cell>
          <table:table-cell table:formula="of:=[.A248]*[.B248]" office:value-type="float" office:value="1477130.14939339">
            <text:p>1477130,1493933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5944.25761731695">
            <text:p>5944,257617317</text:p>
          </table:table-cell>
          <table:table-cell table:formula="of:=[.A249]*[.B249]" office:value-type="float" office:value="1480120.14671192">
            <text:p>1480120,146711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5932.36910208232">
            <text:p>5932,3691020823</text:p>
          </table:table-cell>
          <table:table-cell table:formula="of:=[.A250]*[.B250]" office:value-type="float" office:value="1483092.27552058">
            <text:p>1483092,2755205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5920.50436387815">
            <text:p>5920,5043638782</text:p>
          </table:table-cell>
          <table:table-cell table:formula="of:=[.A251]*[.B251]" office:value-type="float" office:value="1486046.59533342">
            <text:p>1486046,5953334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5908.6633551504">
            <text:p>5908,6633551504</text:p>
          </table:table-cell>
          <table:table-cell table:formula="of:=[.A252]*[.B252]" office:value-type="float" office:value="1488983.1654979">
            <text:p>1488983,165497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5896.8460284401">
            <text:p>5896,8460284401</text:p>
          </table:table-cell>
          <table:table-cell table:formula="of:=[.A253]*[.B253]" office:value-type="float" office:value="1491902.04519534">
            <text:p>1491902,0451953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5885.05233638322">
            <text:p>5885,0523363832</text:p>
          </table:table-cell>
          <table:table-cell table:formula="of:=[.A254]*[.B254]" office:value-type="float" office:value="1494803.29344134">
            <text:p>1494803,2934413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5873.28223171045">
            <text:p>5873,2822317105</text:p>
          </table:table-cell>
          <table:table-cell table:formula="of:=[.A255]*[.B255]" office:value-type="float" office:value="1497686.96908617">
            <text:p>1497686,9690861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5861.53566724703">
            <text:p>5861,535667247</text:p>
          </table:table-cell>
          <table:table-cell table:formula="of:=[.A256]*[.B256]" office:value-type="float" office:value="1500553.13081524">
            <text:p>1500553,1308152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5849.81259591253">
            <text:p>5849,8125959125</text:p>
          </table:table-cell>
          <table:table-cell table:formula="of:=[.A257]*[.B257]" office:value-type="float" office:value="1503401.83714952">
            <text:p>1503401,8371495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5838.11297072071">
            <text:p>5838,1129707207</text:p>
          </table:table-cell>
          <table:table-cell table:formula="of:=[.A258]*[.B258]" office:value-type="float" office:value="1506233.14644594">
            <text:p>1506233,1464459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5826.43674477927">
            <text:p>5826,4367447793</text:p>
          </table:table-cell>
          <table:table-cell table:formula="of:=[.A259]*[.B259]" office:value-type="float" office:value="1509047.11689783">
            <text:p>1509047,1168978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5814.78387128971">
            <text:p>5814,7838712897</text:p>
          </table:table-cell>
          <table:table-cell table:formula="of:=[.A260]*[.B260]" office:value-type="float" office:value="1511843.80653532">
            <text:p>1511843,8065353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5803.15430354713">
            <text:p>5803,1543035471</text:p>
          </table:table-cell>
          <table:table-cell table:formula="of:=[.A261]*[.B261]" office:value-type="float" office:value="1514623.2732258">
            <text:p>1514623,273225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5791.54799494004">
            <text:p>5791,54799494</text:p>
          </table:table-cell>
          <table:table-cell table:formula="of:=[.A262]*[.B262]" office:value-type="float" office:value="1517385.57467429">
            <text:p>1517385,57467429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5779.96489895016">
            <text:p>5779,9648989502</text:p>
          </table:table-cell>
          <table:table-cell table:formula="of:=[.A263]*[.B263]" office:value-type="float" office:value="1520130.76842389">
            <text:p>1520130,76842389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768.40496915225">
            <text:p>5768,4049691523</text:p>
          </table:table-cell>
          <table:table-cell table:formula="of:=[.A264]*[.B264]" office:value-type="float" office:value="1522858.9118562">
            <text:p>1522858,911856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756.86815921395">
            <text:p>5756,868159214</text:p>
          </table:table-cell>
          <table:table-cell table:formula="of:=[.A265]*[.B265]" office:value-type="float" office:value="1525570.0621917">
            <text:p>1525570,062191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745.35442289552">
            <text:p>5745,3544228955</text:p>
          </table:table-cell>
          <table:table-cell table:formula="of:=[.A266]*[.B266]" office:value-type="float" office:value="1528264.27649021">
            <text:p>1528264,2764902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733.86371404973">
            <text:p>5733,8637140497</text:p>
          </table:table-cell>
          <table:table-cell table:formula="of:=[.A267]*[.B267]" office:value-type="float" office:value="1530941.61165128">
            <text:p>1530941,61165128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722.39598662163">
            <text:p>5722,3959866216</text:p>
          </table:table-cell>
          <table:table-cell table:formula="of:=[.A268]*[.B268]" office:value-type="float" office:value="1533602.1244146">
            <text:p>1533602,124414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710.95119464839">
            <text:p>5710,9511946484</text:p>
          </table:table-cell>
          <table:table-cell table:formula="of:=[.A269]*[.B269]" office:value-type="float" office:value="1536245.87136042">
            <text:p>1536245,8713604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699.52929225909">
            <text:p>5699,5292922591</text:p>
          </table:table-cell>
          <table:table-cell table:formula="of:=[.A270]*[.B270]" office:value-type="float" office:value="1538872.90890996">
            <text:p>1538872,9089099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688.13023367457">
            <text:p>5688,1302336746</text:p>
          </table:table-cell>
          <table:table-cell table:formula="of:=[.A271]*[.B271]" office:value-type="float" office:value="1541483.29332581">
            <text:p>1541483,2933258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676.75397320722">
            <text:p>5676,7539732072</text:p>
          </table:table-cell>
          <table:table-cell table:formula="of:=[.A272]*[.B272]" office:value-type="float" office:value="1544077.08071236">
            <text:p>1544077,0807123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665.40046526081">
            <text:p>5665,4004652608</text:p>
          </table:table-cell>
          <table:table-cell table:formula="of:=[.A273]*[.B273]" office:value-type="float" office:value="1546654.3270162">
            <text:p>1546654,327016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654.06966433029">
            <text:p>5654,0696643303</text:p>
          </table:table-cell>
          <table:table-cell table:formula="of:=[.A274]*[.B274]" office:value-type="float" office:value="1549215.0880265">
            <text:p>1549215,0880265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642.76152500163">
            <text:p>5642,7615250016</text:p>
          </table:table-cell>
          <table:table-cell table:formula="of:=[.A275]*[.B275]" office:value-type="float" office:value="1551759.41937545">
            <text:p>1551759,4193754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631.47600195162">
            <text:p>5631,4760019516</text:p>
          </table:table-cell>
          <table:table-cell table:formula="of:=[.A276]*[.B276]" office:value-type="float" office:value="1554287.37653865">
            <text:p>1554287,3765386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620.21304994772">
            <text:p>5620,2130499477</text:p>
          </table:table-cell>
          <table:table-cell table:formula="of:=[.A277]*[.B277]" office:value-type="float" office:value="1556799.01483552">
            <text:p>1556799,01483552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608.97262384782">
            <text:p>5608,9726238478</text:p>
          </table:table-cell>
          <table:table-cell table:formula="of:=[.A278]*[.B278]" office:value-type="float" office:value="1559294.3894297">
            <text:p>1559294,389429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597.75467860013">
            <text:p>5597,7546786001</text:p>
          </table:table-cell>
          <table:table-cell table:formula="of:=[.A279]*[.B279]" office:value-type="float" office:value="1561773.55532944">
            <text:p>1561773,5553294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586.55916924293">
            <text:p>5586,5591692429</text:p>
          </table:table-cell>
          <table:table-cell table:formula="of:=[.A280]*[.B280]" office:value-type="float" office:value="1564236.56738802">
            <text:p>1564236,5673880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575.38605090444">
            <text:p>5575,3860509045</text:p>
          </table:table-cell>
          <table:table-cell table:formula="of:=[.A281]*[.B281]" office:value-type="float" office:value="1566683.48030415">
            <text:p>1566683,4803041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564.23527880263">
            <text:p>5564,2352788026</text:p>
          </table:table-cell>
          <table:table-cell table:formula="of:=[.A282]*[.B282]" office:value-type="float" office:value="1569114.34862234">
            <text:p>1569114,3486223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553.10680824503">
            <text:p>5553,106808245</text:p>
          </table:table-cell>
          <table:table-cell table:formula="of:=[.A283]*[.B283]" office:value-type="float" office:value="1571529.22673334">
            <text:p>1571529,2267333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542.00059462854">
            <text:p>5542,0005946285</text:p>
          </table:table-cell>
          <table:table-cell table:formula="of:=[.A284]*[.B284]" office:value-type="float" office:value="1573928.16887451">
            <text:p>1573928,1688745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530.91659343928">
            <text:p>5530,9165934393</text:p>
          </table:table-cell>
          <table:table-cell table:formula="of:=[.A285]*[.B285]" office:value-type="float" office:value="1576311.2291302">
            <text:p>1576311,229130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519.8547602524">
            <text:p>5519,8547602524</text:p>
          </table:table-cell>
          <table:table-cell table:formula="of:=[.A286]*[.B286]" office:value-type="float" office:value="1578678.46143219">
            <text:p>1578678,4614321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508.8150507319">
            <text:p>5508,8150507319</text:p>
          </table:table-cell>
          <table:table-cell table:formula="of:=[.A287]*[.B287]" office:value-type="float" office:value="1581029.91956006">
            <text:p>1581029,9195600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497.79742063044">
            <text:p>5497,7974206304</text:p>
          </table:table-cell>
          <table:table-cell table:formula="of:=[.A288]*[.B288]" office:value-type="float" office:value="1583365.65714157">
            <text:p>1583365,65714157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486.80182578917">
            <text:p>5486,8018257892</text:p>
          </table:table-cell>
          <table:table-cell table:formula="of:=[.A289]*[.B289]" office:value-type="float" office:value="1585685.72765307">
            <text:p>1585685,7276530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475.8282221376">
            <text:p>5475,8282221376</text:p>
          </table:table-cell>
          <table:table-cell table:formula="of:=[.A290]*[.B290]" office:value-type="float" office:value="1587990.1844199">
            <text:p>1587990,1844199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464.87656569332">
            <text:p>5464,8765656933</text:p>
          </table:table-cell>
          <table:table-cell table:formula="of:=[.A291]*[.B291]" office:value-type="float" office:value="1590279.08061676">
            <text:p>1590279,0806167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453.94681256193">
            <text:p>5453,9468125619</text:p>
          </table:table-cell>
          <table:table-cell table:formula="of:=[.A292]*[.B292]" office:value-type="float" office:value="1592552.46926808">
            <text:p>1592552,4692680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443.03891893681">
            <text:p>5443,0389189368</text:p>
          </table:table-cell>
          <table:table-cell table:formula="of:=[.A293]*[.B293]" office:value-type="float" office:value="1594810.40324849">
            <text:p>1594810,4032484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432.15284109894">
            <text:p>5432,1528410989</text:p>
          </table:table-cell>
          <table:table-cell table:formula="of:=[.A294]*[.B294]" office:value-type="float" office:value="1597052.93528309">
            <text:p>1597052,9352830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421.28853541674">
            <text:p>5421,2885354167</text:p>
          </table:table-cell>
          <table:table-cell table:formula="of:=[.A295]*[.B295]" office:value-type="float" office:value="1599280.11794794">
            <text:p>1599280,1179479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410.44595834591">
            <text:p>5410,4459583459</text:p>
          </table:table-cell>
          <table:table-cell table:formula="of:=[.A296]*[.B296]" office:value-type="float" office:value="1601492.00367039">
            <text:p>1601492,0036703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399.62506642921">
            <text:p>5399,6250664292</text:p>
          </table:table-cell>
          <table:table-cell table:formula="of:=[.A297]*[.B297]" office:value-type="float" office:value="1603688.64472948">
            <text:p>1603688,6447294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388.82581629636">
            <text:p>5388,8258162964</text:p>
          </table:table-cell>
          <table:table-cell table:formula="of:=[.A298]*[.B298]" office:value-type="float" office:value="1605870.09325631">
            <text:p>1605870,09325631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378.04816466376">
            <text:p>5378,0481646638</text:p>
          </table:table-cell>
          <table:table-cell table:formula="of:=[.A299]*[.B299]" office:value-type="float" office:value="1608036.40123446">
            <text:p>1608036,4012344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367.29206833444">
            <text:p>5367,2920683344</text:p>
          </table:table-cell>
          <table:table-cell table:formula="of:=[.A300]*[.B300]" office:value-type="float" office:value="1610187.62050033">
            <text:p>1610187,6205003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356.55748419777">
            <text:p>5356,5574841978</text:p>
          </table:table-cell>
          <table:table-cell table:formula="of:=[.A301]*[.B301]" office:value-type="float" office:value="1612323.80274353">
            <text:p>1612323,8027435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345.84436922937">
            <text:p>5345,8443692294</text:p>
          </table:table-cell>
          <table:table-cell table:formula="of:=[.A302]*[.B302]" office:value-type="float" office:value="1614444.99950727">
            <text:p>1614444,9995072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335.15268049091">
            <text:p>5335,1526804909</text:p>
          </table:table-cell>
          <table:table-cell table:formula="of:=[.A303]*[.B303]" office:value-type="float" office:value="1616551.26218875">
            <text:p>1616551,2621887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324.48237512993">
            <text:p>5324,4823751299</text:p>
          </table:table-cell>
          <table:table-cell table:formula="of:=[.A304]*[.B304]" office:value-type="float" office:value="1618642.6420395">
            <text:p>1618642,6420395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313.83341037967">
            <text:p>5313,8334103797</text:p>
          </table:table-cell>
          <table:table-cell table:formula="of:=[.A305]*[.B305]" office:value-type="float" office:value="1620719.1901658">
            <text:p>1620719,1901658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303.20574355891">
            <text:p>5303,2057435589</text:p>
          </table:table-cell>
          <table:table-cell table:formula="of:=[.A306]*[.B306]" office:value-type="float" office:value="1622780.95752903">
            <text:p>1622780,9575290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292.59933207179">
            <text:p>5292,5993320718</text:p>
          </table:table-cell>
          <table:table-cell table:formula="of:=[.A307]*[.B307]" office:value-type="float" office:value="1624827.99494604">
            <text:p>1624827,9949460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282.01413340765">
            <text:p>5282,0141334077</text:p>
          </table:table-cell>
          <table:table-cell table:formula="of:=[.A308]*[.B308]" office:value-type="float" office:value="1626860.35308956">
            <text:p>1626860,3530895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271.45010514083">
            <text:p>5271,4501051408</text:p>
          </table:table-cell>
          <table:table-cell table:formula="of:=[.A309]*[.B309]" office:value-type="float" office:value="1628878.08248852">
            <text:p>1628878,0824885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260.90720493055">
            <text:p>5260,9072049306</text:p>
          </table:table-cell>
          <table:table-cell table:formula="of:=[.A310]*[.B310]" office:value-type="float" office:value="1630881.23352847">
            <text:p>1630881,2335284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250.38539052069">
            <text:p>5250,3853905207</text:p>
          </table:table-cell>
          <table:table-cell table:formula="of:=[.A311]*[.B311]" office:value-type="float" office:value="1632869.85645194">
            <text:p>1632869,85645194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239.88461973965">
            <text:p>5239,8846197397</text:p>
          </table:table-cell>
          <table:table-cell table:formula="of:=[.A312]*[.B312]" office:value-type="float" office:value="1634844.00135877">
            <text:p>1634844,0013587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229.40485050017">
            <text:p>5229,4048505002</text:p>
          </table:table-cell>
          <table:table-cell table:formula="of:=[.A313]*[.B313]" office:value-type="float" office:value="1636803.71820655">
            <text:p>1636803,71820655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218.94604079917">
            <text:p>5218,9460407992</text:p>
          </table:table-cell>
          <table:table-cell table:formula="of:=[.A314]*[.B314]" office:value-type="float" office:value="1638749.05681094">
            <text:p>1638749,0568109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208.50814871757">
            <text:p>5208,5081487176</text:p>
          </table:table-cell>
          <table:table-cell table:formula="of:=[.A315]*[.B315]" office:value-type="float" office:value="1640680.06684604">
            <text:p>1640680,06684604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198.09113242014">
            <text:p>5198,0911324201</text:p>
          </table:table-cell>
          <table:table-cell table:formula="of:=[.A316]*[.B316]" office:value-type="float" office:value="1642596.79784476">
            <text:p>1642596,7978447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187.6949501553">
            <text:p>5187,6949501553</text:p>
          </table:table-cell>
          <table:table-cell table:formula="of:=[.A317]*[.B317]" office:value-type="float" office:value="1644499.29919923">
            <text:p>1644499,29919923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177.31956025499">
            <text:p>5177,319560255</text:p>
          </table:table-cell>
          <table:table-cell table:formula="of:=[.A318]*[.B318]" office:value-type="float" office:value="1646387.62016109">
            <text:p>1646387,62016109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166.96492113448">
            <text:p>5166,9649211345</text:p>
          </table:table-cell>
          <table:table-cell table:formula="of:=[.A319]*[.B319]" office:value-type="float" office:value="1648261.8098419">
            <text:p>1648261,809841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156.63099129221">
            <text:p>5156,6309912922</text:p>
          </table:table-cell>
          <table:table-cell table:formula="of:=[.A320]*[.B320]" office:value-type="float" office:value="1650121.91721351">
            <text:p>1650121,91721351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146.31772930962">
            <text:p>5146,3177293096</text:p>
          </table:table-cell>
          <table:table-cell table:formula="of:=[.A321]*[.B321]" office:value-type="float" office:value="1651967.99110839">
            <text:p>1651967,99110839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136.025093851">
            <text:p>5136,025093851</text:p>
          </table:table-cell>
          <table:table-cell table:formula="of:=[.A322]*[.B322]" office:value-type="float" office:value="1653800.08022002">
            <text:p>1653800,0802200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125.7530436633">
            <text:p>5125,7530436633</text:p>
          </table:table-cell>
          <table:table-cell table:formula="of:=[.A323]*[.B323]" office:value-type="float" office:value="1655618.23310325">
            <text:p>1655618,23310325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115.50153757598">
            <text:p>5115,501537576</text:p>
          </table:table-cell>
          <table:table-cell table:formula="of:=[.A324]*[.B324]" office:value-type="float" office:value="1657422.49817462">
            <text:p>1657422,4981746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105.27053450082">
            <text:p>5105,2705345008</text:p>
          </table:table-cell>
          <table:table-cell table:formula="of:=[.A325]*[.B325]" office:value-type="float" office:value="1659212.92371277">
            <text:p>1659212,9237127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095.05999343182">
            <text:p>5095,0599934318</text:p>
          </table:table-cell>
          <table:table-cell table:formula="of:=[.A326]*[.B326]" office:value-type="float" office:value="1660989.55785877">
            <text:p>1660989,5578587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084.86987344496">
            <text:p>5084,869873445</text:p>
          </table:table-cell>
          <table:table-cell table:formula="of:=[.A327]*[.B327]" office:value-type="float" office:value="1662752.4486165">
            <text:p>1662752,448616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074.70013369807">
            <text:p>5074,7001336981</text:p>
          </table:table-cell>
          <table:table-cell table:formula="of:=[.A328]*[.B328]" office:value-type="float" office:value="1664501.64385297">
            <text:p>1664501,64385297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064.55073343067">
            <text:p>5064,5507334307</text:p>
          </table:table-cell>
          <table:table-cell table:formula="of:=[.A329]*[.B329]" office:value-type="float" office:value="1666237.19129869">
            <text:p>1666237,1912986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054.42163196381">
            <text:p>5054,4216319638</text:p>
          </table:table-cell>
          <table:table-cell table:formula="of:=[.A330]*[.B330]" office:value-type="float" office:value="1667959.13854806">
            <text:p>1667959,1385480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044.31278869988">
            <text:p>5044,3127886999</text:p>
          </table:table-cell>
          <table:table-cell table:formula="of:=[.A331]*[.B331]" office:value-type="float" office:value="1669667.53305966">
            <text:p>1669667,5330596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034.22416312248">
            <text:p>5034,2241631225</text:p>
          </table:table-cell>
          <table:table-cell table:formula="of:=[.A332]*[.B332]" office:value-type="float" office:value="1671362.42215666">
            <text:p>1671362,4221566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024.15571479624">
            <text:p>5024,1557147962</text:p>
          </table:table-cell>
          <table:table-cell table:formula="of:=[.A333]*[.B333]" office:value-type="float" office:value="1673043.85302715">
            <text:p>1673043,85302715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014.10740336665">
            <text:p>5014,1074033667</text:p>
          </table:table-cell>
          <table:table-cell table:formula="of:=[.A334]*[.B334]" office:value-type="float" office:value="1674711.87272446">
            <text:p>1674711,87272446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004.07918855991">
            <text:p>5004,0791885599</text:p>
          </table:table-cell>
          <table:table-cell table:formula="of:=[.A335]*[.B335]" office:value-type="float" office:value="1676366.52816757">
            <text:p>1676366,5281675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4994.07103018279">
            <text:p>4994,0710301828</text:p>
          </table:table-cell>
          <table:table-cell table:formula="of:=[.A336]*[.B336]" office:value-type="float" office:value="1678007.86614142">
            <text:p>1678007,8661414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4984.08288812243">
            <text:p>4984,0828881224</text:p>
          </table:table-cell>
          <table:table-cell table:formula="of:=[.A337]*[.B337]" office:value-type="float" office:value="1679635.93329726">
            <text:p>1679635,9332972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4974.11472234618">
            <text:p>4974,1147223462</text:p>
          </table:table-cell>
          <table:table-cell table:formula="of:=[.A338]*[.B338]" office:value-type="float" office:value="1681250.77615301">
            <text:p>1681250,7761530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4964.16649290149">
            <text:p>4964,1664929015</text:p>
          </table:table-cell>
          <table:table-cell table:formula="of:=[.A339]*[.B339]" office:value-type="float" office:value="1682852.44109361">
            <text:p>1682852,4410936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4954.23815991569">
            <text:p>4954,2381599157</text:p>
          </table:table-cell>
          <table:table-cell table:formula="of:=[.A340]*[.B340]" office:value-type="float" office:value="1684440.97437133">
            <text:p>1684440,9743713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4944.32968359586">
            <text:p>4944,3296835959</text:p>
          </table:table-cell>
          <table:table-cell table:formula="of:=[.A341]*[.B341]" office:value-type="float" office:value="1686016.42210619">
            <text:p>1686016,42210619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4934.44102422866">
            <text:p>4934,4410242287</text:p>
          </table:table-cell>
          <table:table-cell table:formula="of:=[.A342]*[.B342]" office:value-type="float" office:value="1687578.8302862">
            <text:p>1687578,830286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4924.57214218021">
            <text:p>4924,5721421802</text:p>
          </table:table-cell>
          <table:table-cell table:formula="of:=[.A343]*[.B343]" office:value-type="float" office:value="1689128.24476781">
            <text:p>1689128,244767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4914.72299789585">
            <text:p>4914,7229978959</text:p>
          </table:table-cell>
          <table:table-cell table:formula="of:=[.A344]*[.B344]" office:value-type="float" office:value="1690664.71127617">
            <text:p>1690664,7112761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4904.89355190005">
            <text:p>4904,8935519001</text:p>
          </table:table-cell>
          <table:table-cell table:formula="of:=[.A345]*[.B345]" office:value-type="float" office:value="1692188.27540552">
            <text:p>1692188,2754055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4895.08376479625">
            <text:p>4895,0837647963</text:p>
          </table:table-cell>
          <table:table-cell table:formula="of:=[.A346]*[.B346]" office:value-type="float" office:value="1693698.9826195">
            <text:p>1693698,982619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4885.29359726666">
            <text:p>4885,2935972667</text:p>
          </table:table-cell>
          <table:table-cell table:formula="of:=[.A347]*[.B347]" office:value-type="float" office:value="1695196.87825153">
            <text:p>1695196,87825153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4875.52301007213">
            <text:p>4875,5230100721</text:p>
          </table:table-cell>
          <table:table-cell table:formula="of:=[.A348]*[.B348]" office:value-type="float" office:value="1696682.0075051">
            <text:p>1696682,007505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4865.77196405198">
            <text:p>4865,771964052</text:p>
          </table:table-cell>
          <table:table-cell table:formula="of:=[.A349]*[.B349]" office:value-type="float" office:value="1698154.41545414">
            <text:p>1698154,41545414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4856.04042012388">
            <text:p>4856,0404201239</text:p>
          </table:table-cell>
          <table:table-cell table:formula="of:=[.A350]*[.B350]" office:value-type="float" office:value="1699614.14704336">
            <text:p>1699614,14704336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4846.32833928363">
            <text:p>4846,3283392836</text:p>
          </table:table-cell>
          <table:table-cell table:formula="of:=[.A351]*[.B351]" office:value-type="float" office:value="1701061.24708855">
            <text:p>1701061,2470885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4836.63568260507">
            <text:p>4836,6356826051</text:p>
          </table:table-cell>
          <table:table-cell table:formula="of:=[.A352]*[.B352]" office:value-type="float" office:value="1702495.76027698">
            <text:p>1702495,7602769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4826.96241123986">
            <text:p>4826,9624112399</text:p>
          </table:table-cell>
          <table:table-cell table:formula="of:=[.A353]*[.B353]" office:value-type="float" office:value="1703917.73116767">
            <text:p>1703917,7311676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4817.30848641738">
            <text:p>4817,3084864174</text:p>
          </table:table-cell>
          <table:table-cell table:formula="of:=[.A354]*[.B354]" office:value-type="float" office:value="1705327.20419175">
            <text:p>1705327,2041917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807.67386944454">
            <text:p>4807,6738694445</text:p>
          </table:table-cell>
          <table:table-cell table:formula="of:=[.A355]*[.B355]" office:value-type="float" office:value="1706724.22365281">
            <text:p>1706724,22365281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798.05852170565">
            <text:p>4798,0585217057</text:p>
          </table:table-cell>
          <table:table-cell table:formula="of:=[.A356]*[.B356]" office:value-type="float" office:value="1708108.83372721">
            <text:p>1708108,8337272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788.46240466224">
            <text:p>4788,4624046622</text:p>
          </table:table-cell>
          <table:table-cell table:formula="of:=[.A357]*[.B357]" office:value-type="float" office:value="1709481.07846442">
            <text:p>1709481,0784644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778.88547985292">
            <text:p>4778,8854798529</text:p>
          </table:table-cell>
          <table:table-cell table:formula="of:=[.A358]*[.B358]" office:value-type="float" office:value="1710841.00178734">
            <text:p>1710841,0017873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769.32770889321">
            <text:p>4769,3277088932</text:p>
          </table:table-cell>
          <table:table-cell table:formula="of:=[.A359]*[.B359]" office:value-type="float" office:value="1712188.64749266">
            <text:p>1712188,6474926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759.78905347542">
            <text:p>4759,7890534754</text:p>
          </table:table-cell>
          <table:table-cell table:formula="of:=[.A360]*[.B360]" office:value-type="float" office:value="1713524.05925115">
            <text:p>1713524,0592511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750.26947536847">
            <text:p>4750,2694753685</text:p>
          </table:table-cell>
          <table:table-cell table:formula="of:=[.A361]*[.B361]" office:value-type="float" office:value="1714847.28060802">
            <text:p>1714847,2806080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740.76893641774">
            <text:p>4740,7689364177</text:p>
          </table:table-cell>
          <table:table-cell table:formula="of:=[.A362]*[.B362]" office:value-type="float" office:value="1716158.35498322">
            <text:p>1716158,3549832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731.2873985449">
            <text:p>4731,2873985449</text:p>
          </table:table-cell>
          <table:table-cell table:formula="of:=[.A363]*[.B363]" office:value-type="float" office:value="1717457.3256718">
            <text:p>1717457,325671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721.82482374781">
            <text:p>4721,8248237478</text:p>
          </table:table-cell>
          <table:table-cell table:formula="of:=[.A364]*[.B364]" office:value-type="float" office:value="1718744.2358442">
            <text:p>1718744,235844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712.38117410032">
            <text:p>4712,3811741003</text:p>
          </table:table-cell>
          <table:table-cell table:formula="of:=[.A365]*[.B365]" office:value-type="float" office:value="1720019.12854662">
            <text:p>1720019,1285466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702.95641175211">
            <text:p>4702,9564117521</text:p>
          </table:table-cell>
          <table:table-cell table:formula="of:=[.A366]*[.B366]" office:value-type="float" office:value="1721282.04670127">
            <text:p>1721282,0467012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693.55049892861">
            <text:p>4693,5504989286</text:p>
          </table:table-cell>
          <table:table-cell table:formula="of:=[.A367]*[.B367]" office:value-type="float" office:value="1722533.0331068">
            <text:p>1722533,033106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684.16339793075">
            <text:p>4684,1633979308</text:p>
          </table:table-cell>
          <table:table-cell table:formula="of:=[.A368]*[.B368]" office:value-type="float" office:value="1723772.13043852">
            <text:p>1723772,1304385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674.79507113489">
            <text:p>4674,7950711349</text:p>
          </table:table-cell>
          <table:table-cell table:formula="of:=[.A369]*[.B369]" office:value-type="float" office:value="1724999.38124878">
            <text:p>1724999,3812487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665.44548099262">
            <text:p>4665,4454809926</text:p>
          </table:table-cell>
          <table:table-cell table:formula="of:=[.A370]*[.B370]" office:value-type="float" office:value="1726214.82796727">
            <text:p>1726214,8279672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656.11459003064">
            <text:p>4656,1145900306</text:p>
          </table:table-cell>
          <table:table-cell table:formula="of:=[.A371]*[.B371]" office:value-type="float" office:value="1727418.51290137">
            <text:p>1727418,5129013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646.80236085058">
            <text:p>4646,8023608506</text:p>
          </table:table-cell>
          <table:table-cell table:formula="of:=[.A372]*[.B372]" office:value-type="float" office:value="1728610.47823641">
            <text:p>1728610,47823641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637.50875612887">
            <text:p>4637,5087561289</text:p>
          </table:table-cell>
          <table:table-cell table:formula="of:=[.A373]*[.B373]" office:value-type="float" office:value="1729790.76603607">
            <text:p>1729790,7660360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628.23373861662">
            <text:p>4628,2337386166</text:p>
          </table:table-cell>
          <table:table-cell table:formula="of:=[.A374]*[.B374]" office:value-type="float" office:value="1730959.41824262">
            <text:p>1730959,4182426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618.97727113938">
            <text:p>4618,9772711394</text:p>
          </table:table-cell>
          <table:table-cell table:formula="of:=[.A375]*[.B375]" office:value-type="float" office:value="1732116.47667727">
            <text:p>1732116,4766772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609.73931659711">
            <text:p>4609,7393165971</text:p>
          </table:table-cell>
          <table:table-cell table:formula="of:=[.A376]*[.B376]" office:value-type="float" office:value="1733261.98304051">
            <text:p>1733261,98304051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600.51983796391">
            <text:p>4600,5198379639</text:p>
          </table:table-cell>
          <table:table-cell table:formula="of:=[.A377]*[.B377]" office:value-type="float" office:value="1734395.97891239">
            <text:p>1734395,9789123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591.31879828798">
            <text:p>4591,318798288</text:p>
          </table:table-cell>
          <table:table-cell table:formula="of:=[.A378]*[.B378]" office:value-type="float" office:value="1735518.50575286">
            <text:p>1735518,5057528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582.13616069141">
            <text:p>4582,1361606914</text:p>
          </table:table-cell>
          <table:table-cell table:formula="of:=[.A379]*[.B379]" office:value-type="float" office:value="1736629.60490204">
            <text:p>1736629,6049020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572.97188837003">
            <text:p>4572,97188837</text:p>
          </table:table-cell>
          <table:table-cell table:formula="of:=[.A380]*[.B380]" office:value-type="float" office:value="1737729.31758061">
            <text:p>1737729,31758061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563.82594459329">
            <text:p>4563,8259445933</text:p>
          </table:table-cell>
          <table:table-cell table:formula="of:=[.A381]*[.B381]" office:value-type="float" office:value="1738817.68489004">
            <text:p>1738817,6848900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554.6982927041">
            <text:p>4554,6982927041</text:p>
          </table:table-cell>
          <table:table-cell table:formula="of:=[.A382]*[.B382]" office:value-type="float" office:value="1739894.74781297">
            <text:p>1739894,74781297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545.58889611869">
            <text:p>4545,5888961187</text:p>
          </table:table-cell>
          <table:table-cell table:formula="of:=[.A383]*[.B383]" office:value-type="float" office:value="1740960.54721346">
            <text:p>1740960,5472134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536.49771832645">
            <text:p>4536,4977183265</text:p>
          </table:table-cell>
          <table:table-cell table:formula="of:=[.A384]*[.B384]" office:value-type="float" office:value="1742015.12383736">
            <text:p>1742015,12383736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527.4247228898">
            <text:p>4527,4247228898</text:p>
          </table:table-cell>
          <table:table-cell table:formula="of:=[.A385]*[.B385]" office:value-type="float" office:value="1743058.51831257">
            <text:p>1743058,5183125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518.36987344402">
            <text:p>4518,369873444</text:p>
          </table:table-cell>
          <table:table-cell table:formula="of:=[.A386]*[.B386]" office:value-type="float" office:value="1744090.77114939">
            <text:p>1744090,7711493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509.33313369713">
            <text:p>4509,3331336971</text:p>
          </table:table-cell>
          <table:table-cell table:formula="of:=[.A387]*[.B387]" office:value-type="float" office:value="1745111.92274079">
            <text:p>1745111,9227407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500.31446742974">
            <text:p>4500,3144674297</text:p>
          </table:table-cell>
          <table:table-cell table:formula="of:=[.A388]*[.B388]" office:value-type="float" office:value="1746122.01336274">
            <text:p>1746122,0133627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491.31383849488">
            <text:p>4491,3138384949</text:p>
          </table:table-cell>
          <table:table-cell table:formula="of:=[.A389]*[.B389]" office:value-type="float" office:value="1747121.08317451">
            <text:p>1747121,0831745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482.33121081789">
            <text:p>4482,3312108179</text:p>
          </table:table-cell>
          <table:table-cell table:formula="of:=[.A390]*[.B390]" office:value-type="float" office:value="1748109.17221898">
            <text:p>1748109,1722189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473.36654839625">
            <text:p>4473,3665483963</text:p>
          </table:table-cell>
          <table:table-cell table:formula="of:=[.A391]*[.B391]" office:value-type="float" office:value="1749086.32042294">
            <text:p>1749086,3204229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464.41981529946">
            <text:p>4464,4198152995</text:p>
          </table:table-cell>
          <table:table-cell table:formula="of:=[.A392]*[.B392]" office:value-type="float" office:value="1750052.56759739">
            <text:p>1750052,5675973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455.49097566886">
            <text:p>4455,4909756689</text:p>
          </table:table-cell>
          <table:table-cell table:formula="of:=[.A393]*[.B393]" office:value-type="float" office:value="1751007.95343786">
            <text:p>1751007,9534378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446.57999371752">
            <text:p>4446,5799937175</text:p>
          </table:table-cell>
          <table:table-cell table:formula="of:=[.A394]*[.B394]" office:value-type="float" office:value="1751952.5175247">
            <text:p>1751952,5175247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437.68683373009">
            <text:p>4437,6868337301</text:p>
          </table:table-cell>
          <table:table-cell table:formula="of:=[.A395]*[.B395]" office:value-type="float" office:value="1752886.29932339">
            <text:p>1752886,2993233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428.81146006263">
            <text:p>4428,8114600626</text:p>
          </table:table-cell>
          <table:table-cell table:formula="of:=[.A396]*[.B396]" office:value-type="float" office:value="1753809.3381848">
            <text:p>1753809,338184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419.9538371425">
            <text:p>4419,9538371425</text:p>
          </table:table-cell>
          <table:table-cell table:formula="of:=[.A397]*[.B397]" office:value-type="float" office:value="1754721.67334557">
            <text:p>1754721,6733455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411.11392946822">
            <text:p>4411,1139294682</text:p>
          </table:table-cell>
          <table:table-cell table:formula="of:=[.A398]*[.B398]" office:value-type="float" office:value="1755623.34392835">
            <text:p>1755623,34392835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402.29170160928">
            <text:p>4402,2917016093</text:p>
          </table:table-cell>
          <table:table-cell table:formula="of:=[.A399]*[.B399]" office:value-type="float" office:value="1756514.3889421">
            <text:p>1756514,388942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393.48711820606">
            <text:p>4393,4871182061</text:p>
          </table:table-cell>
          <table:table-cell table:formula="of:=[.A400]*[.B400]" office:value-type="float" office:value="1757394.84728243">
            <text:p>1757394,84728243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384.70014396965">
            <text:p>4384,7001439697</text:p>
          </table:table-cell>
          <table:table-cell table:formula="of:=[.A401]*[.B401]" office:value-type="float" office:value="1758264.75773183">
            <text:p>1758264,7577318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375.93074368171">
            <text:p>4375,9307436817</text:p>
          </table:table-cell>
          <table:table-cell table:formula="of:=[.A402]*[.B402]" office:value-type="float" office:value="1759124.15896005">
            <text:p>1759124,1589600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367.17888219435">
            <text:p>4367,1788821944</text:p>
          </table:table-cell>
          <table:table-cell table:formula="of:=[.A403]*[.B403]" office:value-type="float" office:value="1759973.08952432">
            <text:p>1759973,0895243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358.44452442996">
            <text:p>4358,44452443</text:p>
          </table:table-cell>
          <table:table-cell table:formula="of:=[.A404]*[.B404]" office:value-type="float" office:value="1760811.5878697">
            <text:p>1760811,587869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349.7276353811">
            <text:p>4349,7276353811</text:p>
          </table:table-cell>
          <table:table-cell table:formula="of:=[.A405]*[.B405]" office:value-type="float" office:value="1761639.69232935">
            <text:p>1761639,6923293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341.02818011034">
            <text:p>4341,0281801103</text:p>
          </table:table-cell>
          <table:table-cell table:formula="of:=[.A406]*[.B406]" office:value-type="float" office:value="1762457.4411248">
            <text:p>1762457,44112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332.34612375012">
            <text:p>4332,3461237501</text:p>
          </table:table-cell>
          <table:table-cell table:formula="of:=[.A407]*[.B407]" office:value-type="float" office:value="1763264.8723663">
            <text:p>1763264,872366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323.68143150262">
            <text:p>4323,6814315026</text:p>
          </table:table-cell>
          <table:table-cell table:formula="of:=[.A408]*[.B408]" office:value-type="float" office:value="1764062.02405307">
            <text:p>1764062,0240530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315.03406863961">
            <text:p>4315,0340686396</text:p>
          </table:table-cell>
          <table:table-cell table:formula="of:=[.A409]*[.B409]" office:value-type="float" office:value="1764848.9340736">
            <text:p>1764848,9340736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306.40400050233">
            <text:p>4306,4040005023</text:p>
          </table:table-cell>
          <table:table-cell table:formula="of:=[.A410]*[.B410]" office:value-type="float" office:value="1765625.64020596">
            <text:p>1765625,6402059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297.79119250133">
            <text:p>4297,7911925013</text:p>
          </table:table-cell>
          <table:table-cell table:formula="of:=[.A411]*[.B411]" office:value-type="float" office:value="1766392.18011805">
            <text:p>1766392,1801180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289.19561011633">
            <text:p>4289,1956101163</text:p>
          </table:table-cell>
          <table:table-cell table:formula="of:=[.A412]*[.B412]" office:value-type="float" office:value="1767148.59136793">
            <text:p>1767148,5913679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280.61721889609">
            <text:p>4280,6172188961</text:p>
          </table:table-cell>
          <table:table-cell table:formula="of:=[.A413]*[.B413]" office:value-type="float" office:value="1767894.91140409">
            <text:p>1767894,91140409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272.0559844583">
            <text:p>4272,0559844583</text:p>
          </table:table-cell>
          <table:table-cell table:formula="of:=[.A414]*[.B414]" office:value-type="float" office:value="1768631.17756574">
            <text:p>1768631,1775657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263.51187248939">
            <text:p>4263,5118724894</text:p>
          </table:table-cell>
          <table:table-cell table:formula="of:=[.A415]*[.B415]" office:value-type="float" office:value="1769357.42708309">
            <text:p>1769357,4270830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254.98484874441">
            <text:p>4254,9848487444</text:p>
          </table:table-cell>
          <table:table-cell table:formula="of:=[.A416]*[.B416]" office:value-type="float" office:value="1770073.69707767">
            <text:p>1770073,69707767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246.47487904692">
            <text:p>4246,4748790469</text:p>
          </table:table-cell>
          <table:table-cell table:formula="of:=[.A417]*[.B417]" office:value-type="float" office:value="1770780.02456256">
            <text:p>1770780,0245625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237.98192928882">
            <text:p>4237,9819292888</text:p>
          </table:table-cell>
          <table:table-cell table:formula="of:=[.A418]*[.B418]" office:value-type="float" office:value="1771476.44644273">
            <text:p>1771476,44644273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229.50596543025">
            <text:p>4229,5059654303</text:p>
          </table:table-cell>
          <table:table-cell table:formula="of:=[.A419]*[.B419]" office:value-type="float" office:value="1772162.99951527">
            <text:p>1772162,99951527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221.04695349939">
            <text:p>4221,0469534994</text:p>
          </table:table-cell>
          <table:table-cell table:formula="of:=[.A420]*[.B420]" office:value-type="float" office:value="1772839.72046974">
            <text:p>1772839,7204697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212.60485959239">
            <text:p>4212,6048595924</text:p>
          </table:table-cell>
          <table:table-cell table:formula="of:=[.A421]*[.B421]" office:value-type="float" office:value="1773506.64588839">
            <text:p>1773506,6458883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204.1796498732">
            <text:p>4204,1796498732</text:p>
          </table:table-cell>
          <table:table-cell table:formula="of:=[.A422]*[.B422]" office:value-type="float" office:value="1774163.81224649">
            <text:p>1774163,8122464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195.77129057346">
            <text:p>4195,7712905735</text:p>
          </table:table-cell>
          <table:table-cell table:formula="of:=[.A423]*[.B423]" office:value-type="float" office:value="1774811.25591257">
            <text:p>1774811,2559125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187.37974799231">
            <text:p>4187,3797479923</text:p>
          </table:table-cell>
          <table:table-cell table:formula="of:=[.A424]*[.B424]" office:value-type="float" office:value="1775449.01314874">
            <text:p>1775449,0131487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179.00498849632">
            <text:p>4179,0049884963</text:p>
          </table:table-cell>
          <table:table-cell table:formula="of:=[.A425]*[.B425]" office:value-type="float" office:value="1776077.12011094">
            <text:p>1776077,1201109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170.64697851933">
            <text:p>4170,6469785193</text:p>
          </table:table-cell>
          <table:table-cell table:formula="of:=[.A426]*[.B426]" office:value-type="float" office:value="1776695.61284924">
            <text:p>1776695,61284924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162.30568456229">
            <text:p>4162,3056845623</text:p>
          </table:table-cell>
          <table:table-cell table:formula="of:=[.A427]*[.B427]" office:value-type="float" office:value="1777304.5273081">
            <text:p>1777304,527308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153.98107319317">
            <text:p>4153,9810731932</text:p>
          </table:table-cell>
          <table:table-cell table:formula="of:=[.A428]*[.B428]" office:value-type="float" office:value="1777903.89932668">
            <text:p>1777903,8993266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145.67311104678">
            <text:p>4145,6731110468</text:p>
          </table:table-cell>
          <table:table-cell table:formula="of:=[.A429]*[.B429]" office:value-type="float" office:value="1778493.76463907">
            <text:p>1778493,76463907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137.38176482469">
            <text:p>4137,3817648247</text:p>
          </table:table-cell>
          <table:table-cell table:formula="of:=[.A430]*[.B430]" office:value-type="float" office:value="1779074.15887462">
            <text:p>1779074,15887462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129.10700129504">
            <text:p>4129,107001295</text:p>
          </table:table-cell>
          <table:table-cell table:formula="of:=[.A431]*[.B431]" office:value-type="float" office:value="1779645.11755816">
            <text:p>1779645,11755816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120.84878729245">
            <text:p>4120,8487872925</text:p>
          </table:table-cell>
          <table:table-cell table:formula="of:=[.A432]*[.B432]" office:value-type="float" office:value="1780206.67611034">
            <text:p>1780206,6761103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112.60708971786">
            <text:p>4112,6070897179</text:p>
          </table:table-cell>
          <table:table-cell table:formula="of:=[.A433]*[.B433]" office:value-type="float" office:value="1780758.86984784">
            <text:p>1780758,86984784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104.38187553843">
            <text:p>4104,3818755384</text:p>
          </table:table-cell>
          <table:table-cell table:formula="of:=[.A434]*[.B434]" office:value-type="float" office:value="1781301.73398368">
            <text:p>1781301,73398368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096.17311178735">
            <text:p>4096,1731117874</text:p>
          </table:table-cell>
          <table:table-cell table:formula="of:=[.A435]*[.B435]" office:value-type="float" office:value="1781835.3036275">
            <text:p>1781835,303627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087.98076556378">
            <text:p>4087,9807655638</text:p>
          </table:table-cell>
          <table:table-cell table:formula="of:=[.A436]*[.B436]" office:value-type="float" office:value="1782359.61378581">
            <text:p>1782359,61378581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079.80480403265">
            <text:p>4079,8048040327</text:p>
          </table:table-cell>
          <table:table-cell table:formula="of:=[.A437]*[.B437]" office:value-type="float" office:value="1782874.69936227">
            <text:p>1782874,6993622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071.64519442458">
            <text:p>4071,6451944246</text:p>
          </table:table-cell>
          <table:table-cell table:formula="of:=[.A438]*[.B438]" office:value-type="float" office:value="1783380.59515797">
            <text:p>1783380,5951579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063.50190403574">
            <text:p>4063,5019040357</text:p>
          </table:table-cell>
          <table:table-cell table:formula="of:=[.A439]*[.B439]" office:value-type="float" office:value="1783877.33587169">
            <text:p>1783877,3358716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055.37490022766">
            <text:p>4055,3749002277</text:p>
          </table:table-cell>
          <table:table-cell table:formula="of:=[.A440]*[.B440]" office:value-type="float" office:value="1784364.95610017">
            <text:p>1784364,95610017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047.26415042721">
            <text:p>4047,2641504272</text:p>
          </table:table-cell>
          <table:table-cell table:formula="of:=[.A441]*[.B441]" office:value-type="float" office:value="1784843.4903384">
            <text:p>1784843,490338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039.16962212635">
            <text:p>4039,1696221264</text:p>
          </table:table-cell>
          <table:table-cell table:formula="of:=[.A442]*[.B442]" office:value-type="float" office:value="1785312.97297985">
            <text:p>1785312,9729798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031.0912828821">
            <text:p>4031,0912828821</text:p>
          </table:table-cell>
          <table:table-cell table:formula="of:=[.A443]*[.B443]" office:value-type="float" office:value="1785773.43831677">
            <text:p>1785773,43831677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023.02910031634">
            <text:p>4023,0291003163</text:p>
          </table:table-cell>
          <table:table-cell table:formula="of:=[.A444]*[.B444]" office:value-type="float" office:value="1786224.92054045">
            <text:p>1786224,92054045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014.9830421157">
            <text:p>4014,9830421157</text:p>
          </table:table-cell>
          <table:table-cell table:formula="of:=[.A445]*[.B445]" office:value-type="float" office:value="1786667.45374149">
            <text:p>1786667,4537414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006.95307603147">
            <text:p>4006,9530760315</text:p>
          </table:table-cell>
          <table:table-cell table:formula="of:=[.A446]*[.B446]" office:value-type="float" office:value="1787101.07191004">
            <text:p>1787101,0719100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3998.93916987941">
            <text:p>3998,9391698794</text:p>
          </table:table-cell>
          <table:table-cell table:formula="of:=[.A447]*[.B447]" office:value-type="float" office:value="1787525.8089361">
            <text:p>1787525,80893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3990.94129153965">
            <text:p>3990,9412915397</text:p>
          </table:table-cell>
          <table:table-cell table:formula="of:=[.A448]*[.B448]" office:value-type="float" office:value="1787941.69860976">
            <text:p>1787941,69860976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3982.95940895657">
            <text:p>3982,9594089566</text:p>
          </table:table-cell>
          <table:table-cell table:formula="of:=[.A449]*[.B449]" office:value-type="float" office:value="1788348.7746215">
            <text:p>1788348,774621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3974.99349013866">
            <text:p>3974,9934901387</text:p>
          </table:table-cell>
          <table:table-cell table:formula="of:=[.A450]*[.B450]" office:value-type="float" office:value="1788747.0705624">
            <text:p>1788747,0705624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.32">
            <text:p>9680,32</text:p>
          </table:table-cell>
          <table:table-cell table:formula="of:=[.A1]*[.B1]" office:value-type="float" office:value="9680.32">
            <text:p>9680,32</text:p>
          </table:table-cell>
          <table:table-cell table:formula="of:=['2014'.D1]*1.04" office:value-type="float" office:value="9680.32">
            <text:p>9680,32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.32">
            <text:p>9680,32</text:p>
          </table:table-cell>
          <table:table-cell table:formula="of:=[.A2]*[.B2]" office:value-type="float" office:value="19360.64">
            <text:p>19360,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.32">
            <text:p>9680,32</text:p>
          </table:table-cell>
          <table:table-cell table:formula="of:=[.A3]*[.B3]" office:value-type="float" office:value="29040.96">
            <text:p>29040,9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.32">
            <text:p>9680,32</text:p>
          </table:table-cell>
          <table:table-cell table:formula="of:=[.A4]*[.B4]" office:value-type="float" office:value="38721.28">
            <text:p>38721,2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.32">
            <text:p>9680,32</text:p>
          </table:table-cell>
          <table:table-cell table:formula="of:=[.A5]*[.B5]" office:value-type="float" office:value="48401.6">
            <text:p>48401,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.32">
            <text:p>9680,32</text:p>
          </table:table-cell>
          <table:table-cell table:formula="of:=[.A6]*[.B6]" office:value-type="float" office:value="58081.92">
            <text:p>58081,9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.32">
            <text:p>9680,32</text:p>
          </table:table-cell>
          <table:table-cell table:formula="of:=[.A7]*[.B7]" office:value-type="float" office:value="67762.24">
            <text:p>67762,2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.32">
            <text:p>9680,32</text:p>
          </table:table-cell>
          <table:table-cell table:formula="of:=[.A8]*[.B8]" office:value-type="float" office:value="77442.56">
            <text:p>77442,5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.32">
            <text:p>9680,32</text:p>
          </table:table-cell>
          <table:table-cell table:formula="of:=[.A9]*[.B9]" office:value-type="float" office:value="87122.88">
            <text:p>87122,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.32">
            <text:p>9680,32</text:p>
          </table:table-cell>
          <table:table-cell table:formula="of:=[.A10]*[.B10]" office:value-type="float" office:value="96803.2">
            <text:p>96803,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.32">
            <text:p>9680,32</text:p>
          </table:table-cell>
          <table:table-cell table:formula="of:=[.A11]*[.B11]" office:value-type="float" office:value="106483.52">
            <text:p>106483,5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.32">
            <text:p>9680,32</text:p>
          </table:table-cell>
          <table:table-cell table:formula="of:=[.A12]*[.B12]" office:value-type="float" office:value="116163.84">
            <text:p>116163,8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.32">
            <text:p>9680,32</text:p>
          </table:table-cell>
          <table:table-cell table:formula="of:=[.A13]*[.B13]" office:value-type="float" office:value="125844.16">
            <text:p>125844,1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.32">
            <text:p>9680,32</text:p>
          </table:table-cell>
          <table:table-cell table:formula="of:=[.A14]*[.B14]" office:value-type="float" office:value="135524.48">
            <text:p>135524,4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.32">
            <text:p>9680,32</text:p>
          </table:table-cell>
          <table:table-cell table:formula="of:=[.A15]*[.B15]" office:value-type="float" office:value="145204.8">
            <text:p>145204,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.32">
            <text:p>9680,32</text:p>
          </table:table-cell>
          <table:table-cell table:formula="of:=[.A16]*[.B16]" office:value-type="float" office:value="154885.12">
            <text:p>154885,1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.32">
            <text:p>9680,32</text:p>
          </table:table-cell>
          <table:table-cell table:formula="of:=[.A17]*[.B17]" office:value-type="float" office:value="164565.44">
            <text:p>164565,4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.32">
            <text:p>9680,32</text:p>
          </table:table-cell>
          <table:table-cell table:formula="of:=[.A18]*[.B18]" office:value-type="float" office:value="174245.76">
            <text:p>174245,7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.32">
            <text:p>9680,32</text:p>
          </table:table-cell>
          <table:table-cell table:formula="of:=[.A19]*[.B19]" office:value-type="float" office:value="183926.08">
            <text:p>183926,0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.32">
            <text:p>9680,32</text:p>
          </table:table-cell>
          <table:table-cell table:formula="of:=[.A20]*[.B20]" office:value-type="float" office:value="193606.4">
            <text:p>193606,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.32">
            <text:p>9680,32</text:p>
          </table:table-cell>
          <table:table-cell table:formula="of:=[.A21]*[.B21]" office:value-type="float" office:value="203286.72">
            <text:p>203286,7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.32">
            <text:p>9680,32</text:p>
          </table:table-cell>
          <table:table-cell table:formula="of:=[.A22]*[.B22]" office:value-type="float" office:value="212967.04">
            <text:p>212967,0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.32">
            <text:p>9680,32</text:p>
          </table:table-cell>
          <table:table-cell table:formula="of:=[.A23]*[.B23]" office:value-type="float" office:value="222647.36">
            <text:p>222647,3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.32">
            <text:p>9680,32</text:p>
          </table:table-cell>
          <table:table-cell table:formula="of:=[.A24]*[.B24]" office:value-type="float" office:value="232327.68">
            <text:p>232327,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.32">
            <text:p>9680,32</text:p>
          </table:table-cell>
          <table:table-cell table:formula="of:=[.A25]*[.B25]" office:value-type="float" office:value="242008">
            <text:p>24200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660.95936">
            <text:p>9660,95936</text:p>
          </table:table-cell>
          <table:table-cell table:formula="of:=[.A26]*[.B26]" office:value-type="float" office:value="251184.94336">
            <text:p>251184,9433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41.63744128">
            <text:p>9641,63744128</text:p>
          </table:table-cell>
          <table:table-cell table:formula="of:=[.A27]*[.B27]" office:value-type="float" office:value="260324.21091456">
            <text:p>260324,2109145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622.35416639744">
            <text:p>9622,3541663974</text:p>
          </table:table-cell>
          <table:table-cell table:formula="of:=[.A28]*[.B28]" office:value-type="float" office:value="269425.916659128">
            <text:p>269425,9166591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603.10945806464">
            <text:p>9603,1094580647</text:p>
          </table:table-cell>
          <table:table-cell table:formula="of:=[.A29]*[.B29]" office:value-type="float" office:value="278490.174283875">
            <text:p>278490,17428387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583.90323914851">
            <text:p>9583,9032391485</text:p>
          </table:table-cell>
          <table:table-cell table:formula="of:=[.A30]*[.B30]" office:value-type="float" office:value="287517.097174455">
            <text:p>287517,09717445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564.73543267022">
            <text:p>9564,7354326702</text:p>
          </table:table-cell>
          <table:table-cell table:formula="of:=[.A31]*[.B31]" office:value-type="float" office:value="296506.798412777">
            <text:p>296506,79841277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545.60596180488">
            <text:p>9545,6059618049</text:p>
          </table:table-cell>
          <table:table-cell table:formula="of:=[.A32]*[.B32]" office:value-type="float" office:value="305459.390777756">
            <text:p>305459,39077775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526.51474988127">
            <text:p>9526,5147498813</text:p>
          </table:table-cell>
          <table:table-cell table:formula="of:=[.A33]*[.B33]" office:value-type="float" office:value="314374.986746082">
            <text:p>314374,98674608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507.46172038151">
            <text:p>9507,4617203815</text:p>
          </table:table-cell>
          <table:table-cell table:formula="of:=[.A34]*[.B34]" office:value-type="float" office:value="323253.698492971">
            <text:p>323253,69849297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488.44679694074">
            <text:p>9488,4467969407</text:p>
          </table:table-cell>
          <table:table-cell table:formula="of:=[.A35]*[.B35]" office:value-type="float" office:value="332095.637892926">
            <text:p>332095,63789292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469.46990334686">
            <text:p>9469,4699033469</text:p>
          </table:table-cell>
          <table:table-cell table:formula="of:=[.A36]*[.B36]" office:value-type="float" office:value="340900.916520487">
            <text:p>340900,91652048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450.53096354017">
            <text:p>9450,5309635402</text:p>
          </table:table-cell>
          <table:table-cell table:formula="of:=[.A37]*[.B37]" office:value-type="float" office:value="349669.645650986">
            <text:p>349669,64565098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431.62990161309">
            <text:p>9431,6299016131</text:p>
          </table:table-cell>
          <table:table-cell table:formula="of:=[.A38]*[.B38]" office:value-type="float" office:value="358401.936261297">
            <text:p>358401,93626129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412.76664180986">
            <text:p>9412,7666418099</text:p>
          </table:table-cell>
          <table:table-cell table:formula="of:=[.A39]*[.B39]" office:value-type="float" office:value="367097.899030585">
            <text:p>367097,89903058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393.94110852624">
            <text:p>9393,9411085262</text:p>
          </table:table-cell>
          <table:table-cell table:formula="of:=[.A40]*[.B40]" office:value-type="float" office:value="375757.64434105">
            <text:p>375757,6443410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375.15322630919">
            <text:p>9375,1532263092</text:p>
          </table:table-cell>
          <table:table-cell table:formula="of:=[.A41]*[.B41]" office:value-type="float" office:value="384381.282278677">
            <text:p>384381,28227867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356.40291985657">
            <text:p>9356,4029198566</text:p>
          </table:table-cell>
          <table:table-cell table:formula="of:=[.A42]*[.B42]" office:value-type="float" office:value="392968.922633976">
            <text:p>392968,9226339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337.69011401685">
            <text:p>9337,6901140169</text:p>
          </table:table-cell>
          <table:table-cell table:formula="of:=[.A43]*[.B43]" office:value-type="float" office:value="401520.674902725">
            <text:p>401520,67490272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319.01473378882">
            <text:p>9319,0147337888</text:p>
          </table:table-cell>
          <table:table-cell table:formula="of:=[.A44]*[.B44]" office:value-type="float" office:value="410036.648286708">
            <text:p>410036,64828670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300.37670432124">
            <text:p>9300,3767043213</text:p>
          </table:table-cell>
          <table:table-cell table:formula="of:=[.A45]*[.B45]" office:value-type="float" office:value="418516.951694456">
            <text:p>418516,95169445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281.7759509126">
            <text:p>9281,7759509126</text:p>
          </table:table-cell>
          <table:table-cell table:formula="of:=[.A46]*[.B46]" office:value-type="float" office:value="426961.69374198">
            <text:p>426961,6937419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263.21239901077">
            <text:p>9263,2123990108</text:p>
          </table:table-cell>
          <table:table-cell table:formula="of:=[.A47]*[.B47]" office:value-type="float" office:value="435370.982753506">
            <text:p>435370,98275350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244.68597421275">
            <text:p>9244,6859742128</text:p>
          </table:table-cell>
          <table:table-cell table:formula="of:=[.A48]*[.B48]" office:value-type="float" office:value="443744.926762212">
            <text:p>443744,92676221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226.19660226433">
            <text:p>9226,1966022643</text:p>
          </table:table-cell>
          <table:table-cell table:formula="of:=[.A49]*[.B49]" office:value-type="float" office:value="452083.633510952">
            <text:p>452083,63351095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207.7442090598">
            <text:p>9207,7442090598</text:p>
          </table:table-cell>
          <table:table-cell table:formula="of:=[.A50]*[.B50]" office:value-type="float" office:value="460387.21045299">
            <text:p>460387,2104529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189.32872064168">
            <text:p>9189,3287206417</text:p>
          </table:table-cell>
          <table:table-cell table:formula="of:=[.A51]*[.B51]" office:value-type="float" office:value="468655.764752726">
            <text:p>468655,76475272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170.9500632004">
            <text:p>9170,9500632004</text:p>
          </table:table-cell>
          <table:table-cell table:formula="of:=[.A52]*[.B52]" office:value-type="float" office:value="476889.403286421">
            <text:p>476889,40328642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152.608163074">
            <text:p>9152,608163074</text:p>
          </table:table-cell>
          <table:table-cell table:formula="of:=[.A53]*[.B53]" office:value-type="float" office:value="485088.232642922">
            <text:p>485088,23264292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134.30294674785">
            <text:p>9134,3029467479</text:p>
          </table:table-cell>
          <table:table-cell table:formula="of:=[.A54]*[.B54]" office:value-type="float" office:value="493252.359124384">
            <text:p>493252,35912438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116.03434085435">
            <text:p>9116,0343408544</text:p>
          </table:table-cell>
          <table:table-cell table:formula="of:=[.A55]*[.B55]" office:value-type="float" office:value="501381.888746989">
            <text:p>501381,88874698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097.80227217264">
            <text:p>9097,8022721727</text:p>
          </table:table-cell>
          <table:table-cell table:formula="of:=[.A56]*[.B56]" office:value-type="float" office:value="509476.927241668">
            <text:p>509476,92724166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079.6066676283">
            <text:p>9079,6066676283</text:p>
          </table:table-cell>
          <table:table-cell table:formula="of:=[.A57]*[.B57]" office:value-type="float" office:value="517537.580054813">
            <text:p>517537,58005481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061.44745429304">
            <text:p>9061,447454293</text:p>
          </table:table-cell>
          <table:table-cell table:formula="of:=[.A58]*[.B58]" office:value-type="float" office:value="525563.952348996">
            <text:p>525563,95234899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043.32455938446">
            <text:p>9043,3245593845</text:p>
          </table:table-cell>
          <table:table-cell table:formula="of:=[.A59]*[.B59]" office:value-type="float" office:value="533556.149003683">
            <text:p>533556,1490036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025.23791026569">
            <text:p>9025,2379102657</text:p>
          </table:table-cell>
          <table:table-cell table:formula="of:=[.A60]*[.B60]" office:value-type="float" office:value="541514.274615941">
            <text:p>541514,2746159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007.18743444516">
            <text:p>9007,1874344452</text:p>
          </table:table-cell>
          <table:table-cell table:formula="of:=[.A61]*[.B61]" office:value-type="float" office:value="549438.433501154">
            <text:p>549438,43350115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8989.17305957627">
            <text:p>8989,1730595763</text:p>
          </table:table-cell>
          <table:table-cell table:formula="of:=[.A62]*[.B62]" office:value-type="float" office:value="557328.729693729">
            <text:p>557328,72969372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8971.19471345711">
            <text:p>8971,1947134571</text:p>
          </table:table-cell>
          <table:table-cell table:formula="of:=[.A63]*[.B63]" office:value-type="float" office:value="565185.266947798">
            <text:p>565185,26694779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8953.2523240302">
            <text:p>8953,2523240302</text:p>
          </table:table-cell>
          <table:table-cell table:formula="of:=[.A64]*[.B64]" office:value-type="float" office:value="573008.148737933">
            <text:p>573008,14873793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8935.34581938214">
            <text:p>8935,3458193821</text:p>
          </table:table-cell>
          <table:table-cell table:formula="of:=[.A65]*[.B65]" office:value-type="float" office:value="580797.478259839">
            <text:p>580797,478259839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8917.47512774337">
            <text:p>8917,4751277434</text:p>
          </table:table-cell>
          <table:table-cell table:formula="of:=[.A66]*[.B66]" office:value-type="float" office:value="588553.358431063">
            <text:p>588553,35843106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8899.64017748789">
            <text:p>8899,6401774879</text:p>
          </table:table-cell>
          <table:table-cell table:formula="of:=[.A67]*[.B67]" office:value-type="float" office:value="596275.891891689">
            <text:p>596275,89189168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8881.84089713291">
            <text:p>8881,8408971329</text:p>
          </table:table-cell>
          <table:table-cell table:formula="of:=[.A68]*[.B68]" office:value-type="float" office:value="603965.181005038">
            <text:p>603965,18100503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8864.07721533865">
            <text:p>8864,0772153387</text:p>
          </table:table-cell>
          <table:table-cell table:formula="of:=[.A69]*[.B69]" office:value-type="float" office:value="611621.327858367">
            <text:p>611621,32785836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8846.34906090797">
            <text:p>8846,349060908</text:p>
          </table:table-cell>
          <table:table-cell table:formula="of:=[.A70]*[.B70]" office:value-type="float" office:value="619244.434263558">
            <text:p>619244,43426355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8828.65636278615">
            <text:p>8828,6563627862</text:p>
          </table:table-cell>
          <table:table-cell table:formula="of:=[.A71]*[.B71]" office:value-type="float" office:value="626834.601757817">
            <text:p>626834,60175781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8810.99905006058">
            <text:p>8810,9990500606</text:p>
          </table:table-cell>
          <table:table-cell table:formula="of:=[.A72]*[.B72]" office:value-type="float" office:value="634391.931604362">
            <text:p>634391,93160436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8793.37705196046">
            <text:p>8793,3770519605</text:p>
          </table:table-cell>
          <table:table-cell table:formula="of:=[.A73]*[.B73]" office:value-type="float" office:value="641916.524793114">
            <text:p>641916,52479311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8775.79029785654">
            <text:p>8775,7902978565</text:p>
          </table:table-cell>
          <table:table-cell table:formula="of:=[.A74]*[.B74]" office:value-type="float" office:value="649408.482041384">
            <text:p>649408,48204138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8758.23871726083">
            <text:p>8758,2387172608</text:p>
          </table:table-cell>
          <table:table-cell table:formula="of:=[.A75]*[.B75]" office:value-type="float" office:value="656867.903794562">
            <text:p>656867,90379456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8740.7222398263">
            <text:p>8740,7222398263</text:p>
          </table:table-cell>
          <table:table-cell table:formula="of:=[.A76]*[.B76]" office:value-type="float" office:value="664294.890226799">
            <text:p>664294,89022679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8723.24079534665">
            <text:p>8723,2407953467</text:p>
          </table:table-cell>
          <table:table-cell table:formula="of:=[.A77]*[.B77]" office:value-type="float" office:value="671689.541241692">
            <text:p>671689,54124169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8705.79431375596">
            <text:p>8705,794313756</text:p>
          </table:table-cell>
          <table:table-cell table:formula="of:=[.A78]*[.B78]" office:value-type="float" office:value="679051.956472965">
            <text:p>679051,95647296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8688.38272512845">
            <text:p>8688,3827251285</text:p>
          </table:table-cell>
          <table:table-cell table:formula="of:=[.A79]*[.B79]" office:value-type="float" office:value="686382.235285147">
            <text:p>686382,23528514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8671.00595967819">
            <text:p>8671,0059596782</text:p>
          </table:table-cell>
          <table:table-cell table:formula="of:=[.A80]*[.B80]" office:value-type="float" office:value="693680.476774255">
            <text:p>693680,4767742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653.66394775883">
            <text:p>8653,6639477588</text:p>
          </table:table-cell>
          <table:table-cell table:formula="of:=[.A81]*[.B81]" office:value-type="float" office:value="700946.779768465">
            <text:p>700946,77976846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636.35661986331">
            <text:p>8636,3566198633</text:p>
          </table:table-cell>
          <table:table-cell table:formula="of:=[.A82]*[.B82]" office:value-type="float" office:value="708181.242828792">
            <text:p>708181,24282879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619.08390662359">
            <text:p>8619,0839066236</text:p>
          </table:table-cell>
          <table:table-cell table:formula="of:=[.A83]*[.B83]" office:value-type="float" office:value="715383.964249758">
            <text:p>715383,96424975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601.84573881034">
            <text:p>8601,8457388103</text:p>
          </table:table-cell>
          <table:table-cell table:formula="of:=[.A84]*[.B84]" office:value-type="float" office:value="722555.042060069">
            <text:p>722555,0420600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584.64204733272">
            <text:p>8584,6420473327</text:p>
          </table:table-cell>
          <table:table-cell table:formula="of:=[.A85]*[.B85]" office:value-type="float" office:value="729694.574023281">
            <text:p>729694,57402328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567.47276323805">
            <text:p>8567,4727632381</text:p>
          </table:table-cell>
          <table:table-cell table:formula="of:=[.A86]*[.B86]" office:value-type="float" office:value="736802.657638473">
            <text:p>736802,65763847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550.33781771158">
            <text:p>8550,3378177116</text:p>
          </table:table-cell>
          <table:table-cell table:formula="of:=[.A87]*[.B87]" office:value-type="float" office:value="743879.390140907">
            <text:p>743879,39014090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533.23714207616">
            <text:p>8533,2371420762</text:p>
          </table:table-cell>
          <table:table-cell table:formula="of:=[.A88]*[.B88]" office:value-type="float" office:value="750924.868502702">
            <text:p>750924,86850270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516.170667792">
            <text:p>8516,170667792</text:p>
          </table:table-cell>
          <table:table-cell table:formula="of:=[.A89]*[.B89]" office:value-type="float" office:value="757939.189433488">
            <text:p>757939,18943348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499.13832645642">
            <text:p>8499,1383264564</text:p>
          </table:table-cell>
          <table:table-cell table:formula="of:=[.A90]*[.B90]" office:value-type="float" office:value="764922.449381078">
            <text:p>764922,44938107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482.14004980351">
            <text:p>8482,1400498035</text:p>
          </table:table-cell>
          <table:table-cell table:formula="of:=[.A91]*[.B91]" office:value-type="float" office:value="771874.744532119">
            <text:p>771874,74453211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465.1757697039">
            <text:p>8465,1757697039</text:p>
          </table:table-cell>
          <table:table-cell table:formula="of:=[.A92]*[.B92]" office:value-type="float" office:value="778796.170812759">
            <text:p>778796,17081275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448.24541816449">
            <text:p>8448,2454181645</text:p>
          </table:table-cell>
          <table:table-cell table:formula="of:=[.A93]*[.B93]" office:value-type="float" office:value="785686.823889298">
            <text:p>785686,823889298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431.34892732816">
            <text:p>8431,3489273282</text:p>
          </table:table-cell>
          <table:table-cell table:formula="of:=[.A94]*[.B94]" office:value-type="float" office:value="792546.799168848">
            <text:p>792546,79916884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414.48622947351">
            <text:p>8414,4862294735</text:p>
          </table:table-cell>
          <table:table-cell table:formula="of:=[.A95]*[.B95]" office:value-type="float" office:value="799376.191799983">
            <text:p>799376,19179998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397.65725701456">
            <text:p>8397,6572570146</text:p>
          </table:table-cell>
          <table:table-cell table:formula="of:=[.A96]*[.B96]" office:value-type="float" office:value="806175.096673398">
            <text:p>806175,09667339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380.86194250053">
            <text:p>8380,8619425005</text:p>
          </table:table-cell>
          <table:table-cell table:formula="of:=[.A97]*[.B97]" office:value-type="float" office:value="812943.608422552">
            <text:p>812943,60842255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364.10021861553">
            <text:p>8364,1002186155</text:p>
          </table:table-cell>
          <table:table-cell table:formula="of:=[.A98]*[.B98]" office:value-type="float" office:value="819681.821424322">
            <text:p>819681,82142432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347.3720181783">
            <text:p>8347,3720181783</text:p>
          </table:table-cell>
          <table:table-cell table:formula="of:=[.A99]*[.B99]" office:value-type="float" office:value="826389.829799652">
            <text:p>826389,82979965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330.67727414194">
            <text:p>8330,677274142</text:p>
          </table:table-cell>
          <table:table-cell table:formula="of:=[.A100]*[.B100]" office:value-type="float" office:value="833067.727414194">
            <text:p>833067,72741419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314.01591959366">
            <text:p>8314,0159195937</text:p>
          </table:table-cell>
          <table:table-cell table:formula="of:=[.A101]*[.B101]" office:value-type="float" office:value="839715.60787896">
            <text:p>839715,6078789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297.38788775447">
            <text:p>8297,3878877545</text:p>
          </table:table-cell>
          <table:table-cell table:formula="of:=[.A102]*[.B102]" office:value-type="float" office:value="846333.564550956">
            <text:p>846333,56455095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280.79311197896">
            <text:p>8280,793111979</text:p>
          </table:table-cell>
          <table:table-cell table:formula="of:=[.A103]*[.B103]" office:value-type="float" office:value="852921.690533833">
            <text:p>852921,69053383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264.231525755">
            <text:p>8264,231525755</text:p>
          </table:table-cell>
          <table:table-cell table:formula="of:=[.A104]*[.B104]" office:value-type="float" office:value="859480.078678521">
            <text:p>859480,07867852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247.7030627035">
            <text:p>8247,7030627035</text:p>
          </table:table-cell>
          <table:table-cell table:formula="of:=[.A105]*[.B105]" office:value-type="float" office:value="866008.821583867">
            <text:p>866008,82158386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231.20765657809">
            <text:p>8231,2076565781</text:p>
          </table:table-cell>
          <table:table-cell table:formula="of:=[.A106]*[.B106]" office:value-type="float" office:value="872508.011597277">
            <text:p>872508,01159727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214.74524126493">
            <text:p>8214,7452412649</text:p>
          </table:table-cell>
          <table:table-cell table:formula="of:=[.A107]*[.B107]" office:value-type="float" office:value="878977.740815348">
            <text:p>878977,7408153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198.3157507824">
            <text:p>8198,3157507824</text:p>
          </table:table-cell>
          <table:table-cell table:formula="of:=[.A108]*[.B108]" office:value-type="float" office:value="885418.1010845">
            <text:p>885418,101084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181.91911928084">
            <text:p>8181,9191192808</text:p>
          </table:table-cell>
          <table:table-cell table:formula="of:=[.A109]*[.B109]" office:value-type="float" office:value="891829.184001611">
            <text:p>891829,18400161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165.55528104228">
            <text:p>8165,5552810423</text:p>
          </table:table-cell>
          <table:table-cell table:formula="of:=[.A110]*[.B110]" office:value-type="float" office:value="898211.080914651">
            <text:p>898211,08091465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149.22417048019">
            <text:p>8149,2241704802</text:p>
          </table:table-cell>
          <table:table-cell table:formula="of:=[.A111]*[.B111]" office:value-type="float" office:value="904563.882923302">
            <text:p>904563,88292330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132.92572213923">
            <text:p>8132,9257221392</text:p>
          </table:table-cell>
          <table:table-cell table:formula="of:=[.A112]*[.B112]" office:value-type="float" office:value="910887.680879594">
            <text:p>910887,68087959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116.65987069495">
            <text:p>8116,659870695</text:p>
          </table:table-cell>
          <table:table-cell table:formula="of:=[.A113]*[.B113]" office:value-type="float" office:value="917182.56538853">
            <text:p>917182,5653885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100.42655095356">
            <text:p>8100,4265509536</text:p>
          </table:table-cell>
          <table:table-cell table:formula="of:=[.A114]*[.B114]" office:value-type="float" office:value="923448.626808706">
            <text:p>923448,62680870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084.22569785166">
            <text:p>8084,2256978517</text:p>
          </table:table-cell>
          <table:table-cell table:formula="of:=[.A115]*[.B115]" office:value-type="float" office:value="929685.955252941">
            <text:p>929685,95525294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068.05724645595">
            <text:p>8068,057246456</text:p>
          </table:table-cell>
          <table:table-cell table:formula="of:=[.A116]*[.B116]" office:value-type="float" office:value="935894.640588891">
            <text:p>935894,640588891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051.92113196304">
            <text:p>8051,9211319631</text:p>
          </table:table-cell>
          <table:table-cell table:formula="of:=[.A117]*[.B117]" office:value-type="float" office:value="942074.772439676">
            <text:p>942074,77243967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035.81728969912">
            <text:p>8035,8172896991</text:p>
          </table:table-cell>
          <table:table-cell table:formula="of:=[.A118]*[.B118]" office:value-type="float" office:value="948226.440184496">
            <text:p>948226,44018449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019.74565511972">
            <text:p>8019,7456551197</text:p>
          </table:table-cell>
          <table:table-cell table:formula="of:=[.A119]*[.B119]" office:value-type="float" office:value="954349.732959247">
            <text:p>954349,732959247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003.70616380948">
            <text:p>8003,7061638095</text:p>
          </table:table-cell>
          <table:table-cell table:formula="of:=[.A120]*[.B120]" office:value-type="float" office:value="960444.739657138">
            <text:p>960444,73965713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7987.69875148186">
            <text:p>7987,6987514819</text:p>
          </table:table-cell>
          <table:table-cell table:formula="of:=[.A121]*[.B121]" office:value-type="float" office:value="966511.548929305">
            <text:p>966511,54892930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7971.7233539789">
            <text:p>7971,7233539789</text:p>
          </table:table-cell>
          <table:table-cell table:formula="of:=[.A122]*[.B122]" office:value-type="float" office:value="972550.249185425">
            <text:p>972550,24918542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7955.77990727094">
            <text:p>7955,7799072709</text:p>
          </table:table-cell>
          <table:table-cell table:formula="of:=[.A123]*[.B123]" office:value-type="float" office:value="978560.928594325">
            <text:p>978560,928594325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7939.8683474564">
            <text:p>7939,8683474564</text:p>
          </table:table-cell>
          <table:table-cell table:formula="of:=[.A124]*[.B124]" office:value-type="float" office:value="984543.675084593">
            <text:p>984543,67508459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7923.98861076148">
            <text:p>7923,9886107615</text:p>
          </table:table-cell>
          <table:table-cell table:formula="of:=[.A125]*[.B125]" office:value-type="float" office:value="990498.576345185">
            <text:p>990498,57634518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7908.14063353996">
            <text:p>7908,14063354</text:p>
          </table:table-cell>
          <table:table-cell table:formula="of:=[.A126]*[.B126]" office:value-type="float" office:value="996425.719826035">
            <text:p>996425,71982603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7892.32435227288">
            <text:p>7892,3243522729</text:p>
          </table:table-cell>
          <table:table-cell table:formula="of:=[.A127]*[.B127]" office:value-type="float" office:value="1002325.19273866">
            <text:p>1002325,1927386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7876.53970356834">
            <text:p>7876,5397035683</text:p>
          </table:table-cell>
          <table:table-cell table:formula="of:=[.A128]*[.B128]" office:value-type="float" office:value="1008197.08205675">
            <text:p>1008197,0820567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7860.7866241612">
            <text:p>7860,7866241612</text:p>
          </table:table-cell>
          <table:table-cell table:formula="of:=[.A129]*[.B129]" office:value-type="float" office:value="1014041.47451679">
            <text:p>1014041,4745167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7845.06505091288">
            <text:p>7845,0650509129</text:p>
          </table:table-cell>
          <table:table-cell table:formula="of:=[.A130]*[.B130]" office:value-type="float" office:value="1019858.45661867">
            <text:p>1019858,4566186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7829.37492081105">
            <text:p>7829,3749208111</text:p>
          </table:table-cell>
          <table:table-cell table:formula="of:=[.A131]*[.B131]" office:value-type="float" office:value="1025648.11462625">
            <text:p>1025648,1146262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7813.71617096943">
            <text:p>7813,7161709694</text:p>
          </table:table-cell>
          <table:table-cell table:formula="of:=[.A132]*[.B132]" office:value-type="float" office:value="1031410.53456796">
            <text:p>1031410,5345679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7798.08873862749">
            <text:p>7798,0887386275</text:p>
          </table:table-cell>
          <table:table-cell table:formula="of:=[.A133]*[.B133]" office:value-type="float" office:value="1037145.80223746">
            <text:p>1037145,80223746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7782.49256115023">
            <text:p>7782,4925611502</text:p>
          </table:table-cell>
          <table:table-cell table:formula="of:=[.A134]*[.B134]" office:value-type="float" office:value="1042854.00319413">
            <text:p>1042854,00319413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7766.92757602793">
            <text:p>7766,9275760279</text:p>
          </table:table-cell>
          <table:table-cell table:formula="of:=[.A135]*[.B135]" office:value-type="float" office:value="1048535.22276377">
            <text:p>1048535,2227637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7751.39372087588">
            <text:p>7751,3937208759</text:p>
          </table:table-cell>
          <table:table-cell table:formula="of:=[.A136]*[.B136]" office:value-type="float" office:value="1054189.54603912">
            <text:p>1054189,5460391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7735.89093343413">
            <text:p>7735,8909334341</text:p>
          </table:table-cell>
          <table:table-cell table:formula="of:=[.A137]*[.B137]" office:value-type="float" office:value="1059817.05788048">
            <text:p>1059817,0578804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7720.41915156726">
            <text:p>7720,4191515673</text:p>
          </table:table-cell>
          <table:table-cell table:formula="of:=[.A138]*[.B138]" office:value-type="float" office:value="1065417.84291628">
            <text:p>1065417,8429162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7704.97831326412">
            <text:p>7704,9783132641</text:p>
          </table:table-cell>
          <table:table-cell table:formula="of:=[.A139]*[.B139]" office:value-type="float" office:value="1070991.98554371">
            <text:p>1070991,9855437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689.56835663759">
            <text:p>7689,5683566376</text:p>
          </table:table-cell>
          <table:table-cell table:formula="of:=[.A140]*[.B140]" office:value-type="float" office:value="1076539.56992926">
            <text:p>1076539,56992926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674.18921992432">
            <text:p>7674,1892199243</text:p>
          </table:table-cell>
          <table:table-cell table:formula="of:=[.A141]*[.B141]" office:value-type="float" office:value="1082060.68000933">
            <text:p>1082060,6800093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658.84084148447">
            <text:p>7658,8408414845</text:p>
          </table:table-cell>
          <table:table-cell table:formula="of:=[.A142]*[.B142]" office:value-type="float" office:value="1087555.39949079">
            <text:p>1087555,39949079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643.5231598015">
            <text:p>7643,5231598015</text:p>
          </table:table-cell>
          <table:table-cell table:formula="of:=[.A143]*[.B143]" office:value-type="float" office:value="1093023.81185161">
            <text:p>1093023,8118516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628.2361134819">
            <text:p>7628,2361134819</text:p>
          </table:table-cell>
          <table:table-cell table:formula="of:=[.A144]*[.B144]" office:value-type="float" office:value="1098466.00034139">
            <text:p>1098466,0003413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612.97964125493">
            <text:p>7612,9796412549</text:p>
          </table:table-cell>
          <table:table-cell table:formula="of:=[.A145]*[.B145]" office:value-type="float" office:value="1103882.04798197">
            <text:p>1103882,04798197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597.75368197242">
            <text:p>7597,7536819724</text:p>
          </table:table-cell>
          <table:table-cell table:formula="of:=[.A146]*[.B146]" office:value-type="float" office:value="1109272.03756797">
            <text:p>1109272,0375679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582.55817460848">
            <text:p>7582,5581746085</text:p>
          </table:table-cell>
          <table:table-cell table:formula="of:=[.A147]*[.B147]" office:value-type="float" office:value="1114636.05166745">
            <text:p>1114636,05166745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567.39305825926">
            <text:p>7567,3930582593</text:p>
          </table:table-cell>
          <table:table-cell table:formula="of:=[.A148]*[.B148]" office:value-type="float" office:value="1119974.17262237">
            <text:p>1119974,1726223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552.25827214274">
            <text:p>7552,2582721428</text:p>
          </table:table-cell>
          <table:table-cell table:formula="of:=[.A149]*[.B149]" office:value-type="float" office:value="1125286.48254927">
            <text:p>1125286,4825492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537.15375559846">
            <text:p>7537,1537555985</text:p>
          </table:table-cell>
          <table:table-cell table:formula="of:=[.A150]*[.B150]" office:value-type="float" office:value="1130573.06333977">
            <text:p>1130573,06333977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22.07944808726">
            <text:p>7522,0794480873</text:p>
          </table:table-cell>
          <table:table-cell table:formula="of:=[.A151]*[.B151]" office:value-type="float" office:value="1135833.99666118">
            <text:p>1135833,9966611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507.03528919109">
            <text:p>7507,0352891911</text:p>
          </table:table-cell>
          <table:table-cell table:formula="of:=[.A152]*[.B152]" office:value-type="float" office:value="1141069.36395705">
            <text:p>1141069,36395705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492.0212186127">
            <text:p>7492,0212186127</text:p>
          </table:table-cell>
          <table:table-cell table:formula="of:=[.A153]*[.B153]" office:value-type="float" office:value="1146279.24644774">
            <text:p>1146279,2464477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77.03717617548">
            <text:p>7477,0371761755</text:p>
          </table:table-cell>
          <table:table-cell table:formula="of:=[.A154]*[.B154]" office:value-type="float" office:value="1151463.72513102">
            <text:p>1151463,7251310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462.08310182313">
            <text:p>7462,0831018231</text:p>
          </table:table-cell>
          <table:table-cell table:formula="of:=[.A155]*[.B155]" office:value-type="float" office:value="1156622.88078258">
            <text:p>1156622,88078258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447.15893561948">
            <text:p>7447,1589356195</text:p>
          </table:table-cell>
          <table:table-cell table:formula="of:=[.A156]*[.B156]" office:value-type="float" office:value="1161756.79395664">
            <text:p>1161756,7939566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432.26461774824">
            <text:p>7432,2646177483</text:p>
          </table:table-cell>
          <table:table-cell table:formula="of:=[.A157]*[.B157]" office:value-type="float" office:value="1166865.54498647">
            <text:p>1166865,5449864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417.40008851275">
            <text:p>7417,4000885128</text:p>
          </table:table-cell>
          <table:table-cell table:formula="of:=[.A158]*[.B158]" office:value-type="float" office:value="1171949.21398501">
            <text:p>1171949,21398501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402.56528833572">
            <text:p>7402,5652883357</text:p>
          </table:table-cell>
          <table:table-cell table:formula="of:=[.A159]*[.B159]" office:value-type="float" office:value="1177007.88084538">
            <text:p>1177007,8808453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387.76015775905">
            <text:p>7387,7601577591</text:p>
          </table:table-cell>
          <table:table-cell table:formula="of:=[.A160]*[.B160]" office:value-type="float" office:value="1182041.62524145">
            <text:p>1182041,62524145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372.98463744353">
            <text:p>7372,9846374435</text:p>
          </table:table-cell>
          <table:table-cell table:formula="of:=[.A161]*[.B161]" office:value-type="float" office:value="1187050.52662841">
            <text:p>1187050,5266284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358.23866816864">
            <text:p>7358,2386681687</text:p>
          </table:table-cell>
          <table:table-cell table:formula="of:=[.A162]*[.B162]" office:value-type="float" office:value="1192034.66424332">
            <text:p>1192034,664243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343.52219083231">
            <text:p>7343,5221908323</text:p>
          </table:table-cell>
          <table:table-cell table:formula="of:=[.A163]*[.B163]" office:value-type="float" office:value="1196994.11710567">
            <text:p>1196994,1171056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328.83514645064">
            <text:p>7328,8351464507</text:p>
          </table:table-cell>
          <table:table-cell table:formula="of:=[.A164]*[.B164]" office:value-type="float" office:value="1201928.96401791">
            <text:p>1201928,9640179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314.17747615774">
            <text:p>7314,1774761577</text:p>
          </table:table-cell>
          <table:table-cell table:formula="of:=[.A165]*[.B165]" office:value-type="float" office:value="1206839.28356603">
            <text:p>1206839,2835660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299.54912120542">
            <text:p>7299,5491212054</text:p>
          </table:table-cell>
          <table:table-cell table:formula="of:=[.A166]*[.B166]" office:value-type="float" office:value="1211725.1541201">
            <text:p>1211725,1541201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284.95002296301">
            <text:p>7284,950022963</text:p>
          </table:table-cell>
          <table:table-cell table:formula="of:=[.A167]*[.B167]" office:value-type="float" office:value="1216586.65383482">
            <text:p>1216586,6538348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270.38012291709">
            <text:p>7270,3801229171</text:p>
          </table:table-cell>
          <table:table-cell table:formula="of:=[.A168]*[.B168]" office:value-type="float" office:value="1221423.86065007">
            <text:p>1221423,86065007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255.83936267125">
            <text:p>7255,8393626713</text:p>
          </table:table-cell>
          <table:table-cell table:formula="of:=[.A169]*[.B169]" office:value-type="float" office:value="1226236.85229144">
            <text:p>1226236,8522914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241.32768394591">
            <text:p>7241,3276839459</text:p>
          </table:table-cell>
          <table:table-cell table:formula="of:=[.A170]*[.B170]" office:value-type="float" office:value="1231025.7062708">
            <text:p>1231025,706270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226.84502857802">
            <text:p>7226,845028578</text:p>
          </table:table-cell>
          <table:table-cell table:formula="of:=[.A171]*[.B171]" office:value-type="float" office:value="1235790.49988684">
            <text:p>1235790,4998868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212.39133852086">
            <text:p>7212,3913385209</text:p>
          </table:table-cell>
          <table:table-cell table:formula="of:=[.A172]*[.B172]" office:value-type="float" office:value="1240531.31022559">
            <text:p>1240531,31022559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197.96655584382">
            <text:p>7197,9665558438</text:p>
          </table:table-cell>
          <table:table-cell table:formula="of:=[.A173]*[.B173]" office:value-type="float" office:value="1245248.21416098">
            <text:p>1245248,2141609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183.57062273213">
            <text:p>7183,5706227321</text:p>
          </table:table-cell>
          <table:table-cell table:formula="of:=[.A174]*[.B174]" office:value-type="float" office:value="1249941.28835539">
            <text:p>1249941,2883553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169.20348148667">
            <text:p>7169,2034814867</text:p>
          </table:table-cell>
          <table:table-cell table:formula="of:=[.A175]*[.B175]" office:value-type="float" office:value="1254610.60926017">
            <text:p>1254610,6092601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154.8650745237">
            <text:p>7154,8650745237</text:p>
          </table:table-cell>
          <table:table-cell table:formula="of:=[.A176]*[.B176]" office:value-type="float" office:value="1259256.25311617">
            <text:p>1259256,2531161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140.55534437465">
            <text:p>7140,5553443747</text:p>
          </table:table-cell>
          <table:table-cell table:formula="of:=[.A177]*[.B177]" office:value-type="float" office:value="1263878.29595431">
            <text:p>1263878,29595431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126.2742336859">
            <text:p>7126,2742336859</text:p>
          </table:table-cell>
          <table:table-cell table:formula="of:=[.A178]*[.B178]" office:value-type="float" office:value="1268476.81359609">
            <text:p>1268476,8135960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112.02168521853">
            <text:p>7112,0216852185</text:p>
          </table:table-cell>
          <table:table-cell table:formula="of:=[.A179]*[.B179]" office:value-type="float" office:value="1273051.88165412">
            <text:p>1273051,8816541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097.79764184809">
            <text:p>7097,7976418481</text:p>
          </table:table-cell>
          <table:table-cell table:formula="of:=[.A180]*[.B180]" office:value-type="float" office:value="1277603.57553266">
            <text:p>1277603,5755326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083.60204656439">
            <text:p>7083,6020465644</text:p>
          </table:table-cell>
          <table:table-cell table:formula="of:=[.A181]*[.B181]" office:value-type="float" office:value="1282131.97042816">
            <text:p>1282131,97042816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069.43484247126">
            <text:p>7069,4348424713</text:p>
          </table:table-cell>
          <table:table-cell table:formula="of:=[.A182]*[.B182]" office:value-type="float" office:value="1286637.14132977">
            <text:p>1286637,14132977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055.29597278632">
            <text:p>7055,2959727863</text:p>
          </table:table-cell>
          <table:table-cell table:formula="of:=[.A183]*[.B183]" office:value-type="float" office:value="1291119.1630199">
            <text:p>1291119,163019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041.18538084075">
            <text:p>7041,1853808408</text:p>
          </table:table-cell>
          <table:table-cell table:formula="of:=[.A184]*[.B184]" office:value-type="float" office:value="1295578.1100747">
            <text:p>1295578,110074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027.10301007907">
            <text:p>7027,1030100791</text:p>
          </table:table-cell>
          <table:table-cell table:formula="of:=[.A185]*[.B185]" office:value-type="float" office:value="1300014.05686463">
            <text:p>1300014,0568646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013.04880405891">
            <text:p>7013,0488040589</text:p>
          </table:table-cell>
          <table:table-cell table:formula="of:=[.A186]*[.B186]" office:value-type="float" office:value="1304427.07755496">
            <text:p>1304427,0775549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6999.02270645079">
            <text:p>6999,0227064508</text:p>
          </table:table-cell>
          <table:table-cell table:formula="of:=[.A187]*[.B187]" office:value-type="float" office:value="1308817.2461063">
            <text:p>1308817,246106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6985.02466103789">
            <text:p>6985,0246610379</text:p>
          </table:table-cell>
          <table:table-cell table:formula="of:=[.A188]*[.B188]" office:value-type="float" office:value="1313184.63627512">
            <text:p>1313184,6362751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6971.05461171581">
            <text:p>6971,0546117158</text:p>
          </table:table-cell>
          <table:table-cell table:formula="of:=[.A189]*[.B189]" office:value-type="float" office:value="1317529.32161429">
            <text:p>1317529,3216142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6957.11250249238">
            <text:p>6957,1125024924</text:p>
          </table:table-cell>
          <table:table-cell table:formula="of:=[.A190]*[.B190]" office:value-type="float" office:value="1321851.37547355">
            <text:p>1321851,3754735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6943.1982774874">
            <text:p>6943,1982774874</text:p>
          </table:table-cell>
          <table:table-cell table:formula="of:=[.A191]*[.B191]" office:value-type="float" office:value="1326150.87100009">
            <text:p>1326150,8710000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6929.31188093242">
            <text:p>6929,3118809324</text:p>
          </table:table-cell>
          <table:table-cell table:formula="of:=[.A192]*[.B192]" office:value-type="float" office:value="1330427.88113903">
            <text:p>1330427,88113903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6915.45325717056">
            <text:p>6915,4532571706</text:p>
          </table:table-cell>
          <table:table-cell table:formula="of:=[.A193]*[.B193]" office:value-type="float" office:value="1334682.47863392">
            <text:p>1334682,4786339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6901.62235065622">
            <text:p>6901,6223506562</text:p>
          </table:table-cell>
          <table:table-cell table:formula="of:=[.A194]*[.B194]" office:value-type="float" office:value="1338914.73602731">
            <text:p>1338914,7360273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6887.81910595491">
            <text:p>6887,8191059549</text:p>
          </table:table-cell>
          <table:table-cell table:formula="of:=[.A195]*[.B195]" office:value-type="float" office:value="1343124.72566121">
            <text:p>1343124,7256612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6874.043467743">
            <text:p>6874,043467743</text:p>
          </table:table-cell>
          <table:table-cell table:formula="of:=[.A196]*[.B196]" office:value-type="float" office:value="1347312.51967763">
            <text:p>1347312,5196776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6860.29538080751">
            <text:p>6860,2953808075</text:p>
          </table:table-cell>
          <table:table-cell table:formula="of:=[.A197]*[.B197]" office:value-type="float" office:value="1351478.19001908">
            <text:p>1351478,19001908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6846.57479004589">
            <text:p>6846,5747900459</text:p>
          </table:table-cell>
          <table:table-cell table:formula="of:=[.A198]*[.B198]" office:value-type="float" office:value="1355621.80842909">
            <text:p>1355621,8084290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6832.8816404658">
            <text:p>6832,8816404658</text:p>
          </table:table-cell>
          <table:table-cell table:formula="of:=[.A199]*[.B199]" office:value-type="float" office:value="1359743.44645269">
            <text:p>1359743,4464526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6819.21587718487">
            <text:p>6819,2158771849</text:p>
          </table:table-cell>
          <table:table-cell table:formula="of:=[.A200]*[.B200]" office:value-type="float" office:value="1363843.17543697">
            <text:p>1363843,1754369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6805.5774454305">
            <text:p>6805,5774454305</text:p>
          </table:table-cell>
          <table:table-cell table:formula="of:=[.A201]*[.B201]" office:value-type="float" office:value="1367921.06653153">
            <text:p>1367921,06653153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6791.96629053964">
            <text:p>6791,9662905396</text:p>
          </table:table-cell>
          <table:table-cell table:formula="of:=[.A202]*[.B202]" office:value-type="float" office:value="1371977.19068901">
            <text:p>1371977,1906890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6778.38235795856">
            <text:p>6778,3823579586</text:p>
          </table:table-cell>
          <table:table-cell table:formula="of:=[.A203]*[.B203]" office:value-type="float" office:value="1376011.61866559">
            <text:p>1376011,61866559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6764.82559324264">
            <text:p>6764,8255932427</text:p>
          </table:table-cell>
          <table:table-cell table:formula="of:=[.A204]*[.B204]" office:value-type="float" office:value="1380024.4210215">
            <text:p>1380024,421021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6751.29594205616">
            <text:p>6751,2959420562</text:p>
          </table:table-cell>
          <table:table-cell table:formula="of:=[.A205]*[.B205]" office:value-type="float" office:value="1384015.66812151">
            <text:p>1384015,66812151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6737.79335017205">
            <text:p>6737,7933501721</text:p>
          </table:table-cell>
          <table:table-cell table:formula="of:=[.A206]*[.B206]" office:value-type="float" office:value="1387985.43013544">
            <text:p>1387985,43013544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724.3177634717">
            <text:p>6724,3177634717</text:p>
          </table:table-cell>
          <table:table-cell table:formula="of:=[.A207]*[.B207]" office:value-type="float" office:value="1391933.77703864">
            <text:p>1391933,7770386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710.86912794476">
            <text:p>6710,8691279448</text:p>
          </table:table-cell>
          <table:table-cell table:formula="of:=[.A208]*[.B208]" office:value-type="float" office:value="1395860.77861251">
            <text:p>1395860,7786125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697.44738968887">
            <text:p>6697,4473896889</text:p>
          </table:table-cell>
          <table:table-cell table:formula="of:=[.A209]*[.B209]" office:value-type="float" office:value="1399766.50444497">
            <text:p>1399766,50444497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684.05249490949">
            <text:p>6684,0524949095</text:p>
          </table:table-cell>
          <table:table-cell table:formula="of:=[.A210]*[.B210]" office:value-type="float" office:value="1403651.02393099">
            <text:p>1403651,0239309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670.68438991967">
            <text:p>6670,6843899197</text:p>
          </table:table-cell>
          <table:table-cell table:formula="of:=[.A211]*[.B211]" office:value-type="float" office:value="1407514.40627305">
            <text:p>1407514,4062730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657.34302113983">
            <text:p>6657,3430211398</text:p>
          </table:table-cell>
          <table:table-cell table:formula="of:=[.A212]*[.B212]" office:value-type="float" office:value="1411356.72048164">
            <text:p>1411356,7204816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644.02833509755">
            <text:p>6644,0283350976</text:p>
          </table:table-cell>
          <table:table-cell table:formula="of:=[.A213]*[.B213]" office:value-type="float" office:value="1415178.03537578">
            <text:p>1415178,03537578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630.74027842736">
            <text:p>6630,7402784274</text:p>
          </table:table-cell>
          <table:table-cell table:formula="of:=[.A214]*[.B214]" office:value-type="float" office:value="1418978.41958345">
            <text:p>1418978,4195834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617.4787978705">
            <text:p>6617,4787978705</text:p>
          </table:table-cell>
          <table:table-cell table:formula="of:=[.A215]*[.B215]" office:value-type="float" office:value="1422757.94154216">
            <text:p>1422757,94154216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604.24384027476">
            <text:p>6604,2438402748</text:p>
          </table:table-cell>
          <table:table-cell table:formula="of:=[.A216]*[.B216]" office:value-type="float" office:value="1426516.66949935">
            <text:p>1426516,6694993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591.03535259421">
            <text:p>6591,0353525942</text:p>
          </table:table-cell>
          <table:table-cell table:formula="of:=[.A217]*[.B217]" office:value-type="float" office:value="1430254.67151294">
            <text:p>1430254,6715129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577.85328188902">
            <text:p>6577,853281889</text:p>
          </table:table-cell>
          <table:table-cell table:formula="of:=[.A218]*[.B218]" office:value-type="float" office:value="1433972.01545181">
            <text:p>1433972,01545181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564.69757532525">
            <text:p>6564,6975753253</text:p>
          </table:table-cell>
          <table:table-cell table:formula="of:=[.A219]*[.B219]" office:value-type="float" office:value="1437668.76899623">
            <text:p>1437668,7689962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551.5681801746">
            <text:p>6551,5681801746</text:p>
          </table:table-cell>
          <table:table-cell table:formula="of:=[.A220]*[.B220]" office:value-type="float" office:value="1441344.99963841">
            <text:p>1441344,9996384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538.46504381425">
            <text:p>6538,4650438143</text:p>
          </table:table-cell>
          <table:table-cell table:formula="of:=[.A221]*[.B221]" office:value-type="float" office:value="1445000.77468295">
            <text:p>1445000,77468295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525.38811372662">
            <text:p>6525,3881137266</text:p>
          </table:table-cell>
          <table:table-cell table:formula="of:=[.A222]*[.B222]" office:value-type="float" office:value="1448636.16124731">
            <text:p>1448636,1612473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512.33733749917">
            <text:p>6512,3373374992</text:p>
          </table:table-cell>
          <table:table-cell table:formula="of:=[.A223]*[.B223]" office:value-type="float" office:value="1452251.22626231">
            <text:p>1452251,2262623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499.31266282417">
            <text:p>6499,3126628242</text:p>
          </table:table-cell>
          <table:table-cell table:formula="of:=[.A224]*[.B224]" office:value-type="float" office:value="1455846.03647261">
            <text:p>1455846,0364726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486.31403749852">
            <text:p>6486,3140374985</text:p>
          </table:table-cell>
          <table:table-cell table:formula="of:=[.A225]*[.B225]" office:value-type="float" office:value="1459420.65843717">
            <text:p>1459420,6584371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473.34140942352">
            <text:p>6473,3414094235</text:p>
          </table:table-cell>
          <table:table-cell table:formula="of:=[.A226]*[.B226]" office:value-type="float" office:value="1462975.15852972">
            <text:p>1462975,1585297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460.39472660467">
            <text:p>6460,3947266047</text:p>
          </table:table-cell>
          <table:table-cell table:formula="of:=[.A227]*[.B227]" office:value-type="float" office:value="1466509.60293926">
            <text:p>1466509,6029392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447.47393715147">
            <text:p>6447,4739371515</text:p>
          </table:table-cell>
          <table:table-cell table:formula="of:=[.A228]*[.B228]" office:value-type="float" office:value="1470024.05767053">
            <text:p>1470024,05767053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434.57898927716">
            <text:p>6434,5789892772</text:p>
          </table:table-cell>
          <table:table-cell table:formula="of:=[.A229]*[.B229]" office:value-type="float" office:value="1473518.58854447">
            <text:p>1473518,58854447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421.70983129861">
            <text:p>6421,7098312986</text:p>
          </table:table-cell>
          <table:table-cell table:formula="of:=[.A230]*[.B230]" office:value-type="float" office:value="1476993.26119868">
            <text:p>1476993,26119868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408.86641163601">
            <text:p>6408,866411636</text:p>
          </table:table-cell>
          <table:table-cell table:formula="of:=[.A231]*[.B231]" office:value-type="float" office:value="1480448.14108792">
            <text:p>1480448,1410879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396.04867881274">
            <text:p>6396,0486788127</text:p>
          </table:table-cell>
          <table:table-cell table:formula="of:=[.A232]*[.B232]" office:value-type="float" office:value="1483883.29348456">
            <text:p>1483883,2934845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383.25658145511">
            <text:p>6383,2565814551</text:p>
          </table:table-cell>
          <table:table-cell table:formula="of:=[.A233]*[.B233]" office:value-type="float" office:value="1487298.78347904">
            <text:p>1487298,7834790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370.4900682922">
            <text:p>6370,4900682922</text:p>
          </table:table-cell>
          <table:table-cell table:formula="of:=[.A234]*[.B234]" office:value-type="float" office:value="1490694.67598038">
            <text:p>1490694,6759803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357.74908815562">
            <text:p>6357,7490881556</text:p>
          </table:table-cell>
          <table:table-cell table:formula="of:=[.A235]*[.B235]" office:value-type="float" office:value="1494071.03571657">
            <text:p>1494071,0357165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345.03358997931">
            <text:p>6345,0335899793</text:p>
          </table:table-cell>
          <table:table-cell table:formula="of:=[.A236]*[.B236]" office:value-type="float" office:value="1497427.92723512">
            <text:p>1497427,9272351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332.34352279935">
            <text:p>6332,3435227994</text:p>
          </table:table-cell>
          <table:table-cell table:formula="of:=[.A237]*[.B237]" office:value-type="float" office:value="1500765.41490345">
            <text:p>1500765,4149034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319.67883575375">
            <text:p>6319,6788357538</text:p>
          </table:table-cell>
          <table:table-cell table:formula="of:=[.A238]*[.B238]" office:value-type="float" office:value="1504083.56290939">
            <text:p>1504083,5629093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307.03947808224">
            <text:p>6307,0394780823</text:p>
          </table:table-cell>
          <table:table-cell table:formula="of:=[.A239]*[.B239]" office:value-type="float" office:value="1507382.43526166">
            <text:p>1507382,4352616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294.42539912608">
            <text:p>6294,4253991261</text:p>
          </table:table-cell>
          <table:table-cell table:formula="of:=[.A240]*[.B240]" office:value-type="float" office:value="1510662.09579026">
            <text:p>1510662,09579026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281.83654832783">
            <text:p>6281,8365483278</text:p>
          </table:table-cell>
          <table:table-cell table:formula="of:=[.A241]*[.B241]" office:value-type="float" office:value="1513922.60814701">
            <text:p>1513922,6081470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269.27287523117">
            <text:p>6269,2728752312</text:p>
          </table:table-cell>
          <table:table-cell table:formula="of:=[.A242]*[.B242]" office:value-type="float" office:value="1517164.03580594">
            <text:p>1517164,0358059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256.73432948071">
            <text:p>6256,7343294807</text:p>
          </table:table-cell>
          <table:table-cell table:formula="of:=[.A243]*[.B243]" office:value-type="float" office:value="1520386.44206381">
            <text:p>1520386,4420638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244.22086082175">
            <text:p>6244,2208608218</text:p>
          </table:table-cell>
          <table:table-cell table:formula="of:=[.A244]*[.B244]" office:value-type="float" office:value="1523589.89004051">
            <text:p>1523589,8900405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231.7324191001">
            <text:p>6231,7324191001</text:p>
          </table:table-cell>
          <table:table-cell table:formula="of:=[.A245]*[.B245]" office:value-type="float" office:value="1526774.44267953">
            <text:p>1526774,4426795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219.2689542619">
            <text:p>6219,2689542619</text:p>
          </table:table-cell>
          <table:table-cell table:formula="of:=[.A246]*[.B246]" office:value-type="float" office:value="1529940.16274843">
            <text:p>1529940,1627484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206.83041635338">
            <text:p>6206,8304163534</text:p>
          </table:table-cell>
          <table:table-cell table:formula="of:=[.A247]*[.B247]" office:value-type="float" office:value="1533087.11283928">
            <text:p>1533087,1128392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194.41675552067">
            <text:p>6194,4167555207</text:p>
          </table:table-cell>
          <table:table-cell table:formula="of:=[.A248]*[.B248]" office:value-type="float" office:value="1536215.35536913">
            <text:p>1536215,35536913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182.02792200963">
            <text:p>6182,0279220096</text:p>
          </table:table-cell>
          <table:table-cell table:formula="of:=[.A249]*[.B249]" office:value-type="float" office:value="1539324.9525804">
            <text:p>1539324,952580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169.66386616561">
            <text:p>6169,6638661656</text:p>
          </table:table-cell>
          <table:table-cell table:formula="of:=[.A250]*[.B250]" office:value-type="float" office:value="1542415.9665414">
            <text:p>1542415,966541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157.32453843328">
            <text:p>6157,3245384333</text:p>
          </table:table-cell>
          <table:table-cell table:formula="of:=[.A251]*[.B251]" office:value-type="float" office:value="1545488.45914675">
            <text:p>1545488,4591467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145.00988935641">
            <text:p>6145,0098893564</text:p>
          </table:table-cell>
          <table:table-cell table:formula="of:=[.A252]*[.B252]" office:value-type="float" office:value="1548542.49211782">
            <text:p>1548542,4921178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132.7198695777">
            <text:p>6132,7198695777</text:p>
          </table:table-cell>
          <table:table-cell table:formula="of:=[.A253]*[.B253]" office:value-type="float" office:value="1551578.12700316">
            <text:p>1551578,1270031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120.45442983855">
            <text:p>6120,4544298386</text:p>
          </table:table-cell>
          <table:table-cell table:formula="of:=[.A254]*[.B254]" office:value-type="float" office:value="1554595.42517899">
            <text:p>1554595,4251789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108.21352097887">
            <text:p>6108,2135209789</text:p>
          </table:table-cell>
          <table:table-cell table:formula="of:=[.A255]*[.B255]" office:value-type="float" office:value="1557594.44784961">
            <text:p>1557594,44784961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095.99709393691">
            <text:p>6095,9970939369</text:p>
          </table:table-cell>
          <table:table-cell table:formula="of:=[.A256]*[.B256]" office:value-type="float" office:value="1560575.25604785">
            <text:p>1560575,2560478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083.80509974904">
            <text:p>6083,805099749</text:p>
          </table:table-cell>
          <table:table-cell table:formula="of:=[.A257]*[.B257]" office:value-type="float" office:value="1563537.9106355">
            <text:p>1563537,91063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071.63748954954">
            <text:p>6071,6374895495</text:p>
          </table:table-cell>
          <table:table-cell table:formula="of:=[.A258]*[.B258]" office:value-type="float" office:value="1566482.47230378">
            <text:p>1566482,4723037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059.49421457044">
            <text:p>6059,4942145704</text:p>
          </table:table-cell>
          <table:table-cell table:formula="of:=[.A259]*[.B259]" office:value-type="float" office:value="1569409.00157374">
            <text:p>1569409,0015737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047.3752261413">
            <text:p>6047,3752261413</text:p>
          </table:table-cell>
          <table:table-cell table:formula="of:=[.A260]*[.B260]" office:value-type="float" office:value="1572317.55879674">
            <text:p>1572317,55879674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035.28047568901">
            <text:p>6035,280475689</text:p>
          </table:table-cell>
          <table:table-cell table:formula="of:=[.A261]*[.B261]" office:value-type="float" office:value="1575208.20415483">
            <text:p>1575208,2041548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023.20991473764">
            <text:p>6023,2099147376</text:p>
          </table:table-cell>
          <table:table-cell table:formula="of:=[.A262]*[.B262]" office:value-type="float" office:value="1578080.99766126">
            <text:p>1578080,9976612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011.16349490816">
            <text:p>6011,1634949082</text:p>
          </table:table-cell>
          <table:table-cell table:formula="of:=[.A263]*[.B263]" office:value-type="float" office:value="1580935.99916085">
            <text:p>1580935,99916085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5999.14116791835">
            <text:p>5999,1411679184</text:p>
          </table:table-cell>
          <table:table-cell table:formula="of:=[.A264]*[.B264]" office:value-type="float" office:value="1583773.26833044">
            <text:p>1583773,2683304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5987.14288558251">
            <text:p>5987,1428855825</text:p>
          </table:table-cell>
          <table:table-cell table:formula="of:=[.A265]*[.B265]" office:value-type="float" office:value="1586592.86467937">
            <text:p>1586592,8646793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5975.16859981134">
            <text:p>5975,1685998114</text:p>
          </table:table-cell>
          <table:table-cell table:formula="of:=[.A266]*[.B266]" office:value-type="float" office:value="1589394.84754982">
            <text:p>1589394,8475498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5963.21826261172">
            <text:p>5963,2182626117</text:p>
          </table:table-cell>
          <table:table-cell table:formula="of:=[.A267]*[.B267]" office:value-type="float" office:value="1592179.27611733">
            <text:p>1592179,27611733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5951.2918260865">
            <text:p>5951,2918260865</text:p>
          </table:table-cell>
          <table:table-cell table:formula="of:=[.A268]*[.B268]" office:value-type="float" office:value="1594946.20939118">
            <text:p>1594946,20939118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5939.38924243432">
            <text:p>5939,3892424343</text:p>
          </table:table-cell>
          <table:table-cell table:formula="of:=[.A269]*[.B269]" office:value-type="float" office:value="1597695.70621483">
            <text:p>1597695,7062148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5927.51046394946">
            <text:p>5927,5104639495</text:p>
          </table:table-cell>
          <table:table-cell table:formula="of:=[.A270]*[.B270]" office:value-type="float" office:value="1600427.82526635">
            <text:p>1600427,82526635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5915.65544302156">
            <text:p>5915,6554430216</text:p>
          </table:table-cell>
          <table:table-cell table:formula="of:=[.A271]*[.B271]" office:value-type="float" office:value="1603142.62505884">
            <text:p>1603142,6250588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5903.82413213551">
            <text:p>5903,8241321355</text:p>
          </table:table-cell>
          <table:table-cell table:formula="of:=[.A272]*[.B272]" office:value-type="float" office:value="1605840.16394086">
            <text:p>1605840,1639408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5892.01648387124">
            <text:p>5892,0164838713</text:p>
          </table:table-cell>
          <table:table-cell table:formula="of:=[.A273]*[.B273]" office:value-type="float" office:value="1608520.50009685">
            <text:p>1608520,50009685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5880.2324509035">
            <text:p>5880,2324509035</text:p>
          </table:table-cell>
          <table:table-cell table:formula="of:=[.A274]*[.B274]" office:value-type="float" office:value="1611183.69154756">
            <text:p>1611183,69154756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5868.47198600169">
            <text:p>5868,4719860017</text:p>
          </table:table-cell>
          <table:table-cell table:formula="of:=[.A275]*[.B275]" office:value-type="float" office:value="1613829.79615047">
            <text:p>1613829,79615047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5856.73504202969">
            <text:p>5856,7350420297</text:p>
          </table:table-cell>
          <table:table-cell table:formula="of:=[.A276]*[.B276]" office:value-type="float" office:value="1616458.87160019">
            <text:p>1616458,87160019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5845.02157194563">
            <text:p>5845,0215719456</text:p>
          </table:table-cell>
          <table:table-cell table:formula="of:=[.A277]*[.B277]" office:value-type="float" office:value="1619070.97542894">
            <text:p>1619070,9754289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5833.33152880174">
            <text:p>5833,3315288017</text:p>
          </table:table-cell>
          <table:table-cell table:formula="of:=[.A278]*[.B278]" office:value-type="float" office:value="1621666.16500688">
            <text:p>1621666,1650068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5821.66486574413">
            <text:p>5821,6648657441</text:p>
          </table:table-cell>
          <table:table-cell table:formula="of:=[.A279]*[.B279]" office:value-type="float" office:value="1624244.49754261">
            <text:p>1624244,49754261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5810.02153601265">
            <text:p>5810,0215360127</text:p>
          </table:table-cell>
          <table:table-cell table:formula="of:=[.A280]*[.B280]" office:value-type="float" office:value="1626806.03008354">
            <text:p>1626806,03008354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5798.40149294062">
            <text:p>5798,4014929406</text:p>
          </table:table-cell>
          <table:table-cell table:formula="of:=[.A281]*[.B281]" office:value-type="float" office:value="1629350.81951631">
            <text:p>1629350,81951631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5786.80468995474">
            <text:p>5786,8046899547</text:p>
          </table:table-cell>
          <table:table-cell table:formula="of:=[.A282]*[.B282]" office:value-type="float" office:value="1631878.92256724">
            <text:p>1631878,9225672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5775.23108057483">
            <text:p>5775,2310805748</text:p>
          </table:table-cell>
          <table:table-cell table:formula="of:=[.A283]*[.B283]" office:value-type="float" office:value="1634390.39580268">
            <text:p>1634390,3958026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763.68061841368">
            <text:p>5763,6806184137</text:p>
          </table:table-cell>
          <table:table-cell table:formula="of:=[.A284]*[.B284]" office:value-type="float" office:value="1636885.29562949">
            <text:p>1636885,29562949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752.15325717685">
            <text:p>5752,1532571769</text:p>
          </table:table-cell>
          <table:table-cell table:formula="of:=[.A285]*[.B285]" office:value-type="float" office:value="1639363.6782954">
            <text:p>1639363,6782954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740.6489506625">
            <text:p>5740,6489506625</text:p>
          </table:table-cell>
          <table:table-cell table:formula="of:=[.A286]*[.B286]" office:value-type="float" office:value="1641825.59988948">
            <text:p>1641825,5998894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729.16765276117">
            <text:p>5729,1676527612</text:p>
          </table:table-cell>
          <table:table-cell table:formula="of:=[.A287]*[.B287]" office:value-type="float" office:value="1644271.11634246">
            <text:p>1644271,1163424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717.70931745565">
            <text:p>5717,7093174557</text:p>
          </table:table-cell>
          <table:table-cell table:formula="of:=[.A288]*[.B288]" office:value-type="float" office:value="1646700.28342723">
            <text:p>1646700,28342723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706.27389882074">
            <text:p>5706,2738988207</text:p>
          </table:table-cell>
          <table:table-cell table:formula="of:=[.A289]*[.B289]" office:value-type="float" office:value="1649113.15675919">
            <text:p>1649113,1567591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694.8613510231">
            <text:p>5694,8613510231</text:p>
          </table:table-cell>
          <table:table-cell table:formula="of:=[.A290]*[.B290]" office:value-type="float" office:value="1651509.7917967">
            <text:p>1651509,791796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683.47162832105">
            <text:p>5683,4716283211</text:p>
          </table:table-cell>
          <table:table-cell table:formula="of:=[.A291]*[.B291]" office:value-type="float" office:value="1653890.24384143">
            <text:p>1653890,2438414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672.10468506441">
            <text:p>5672,1046850644</text:p>
          </table:table-cell>
          <table:table-cell table:formula="of:=[.A292]*[.B292]" office:value-type="float" office:value="1656254.56803881">
            <text:p>1656254,5680388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660.76047569428">
            <text:p>5660,7604756943</text:p>
          </table:table-cell>
          <table:table-cell table:formula="of:=[.A293]*[.B293]" office:value-type="float" office:value="1658602.81937842">
            <text:p>1658602,81937842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649.43895474289">
            <text:p>5649,4389547429</text:p>
          </table:table-cell>
          <table:table-cell table:formula="of:=[.A294]*[.B294]" office:value-type="float" office:value="1660935.05269441">
            <text:p>1660935,05269441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638.14007683341">
            <text:p>5638,1400768334</text:p>
          </table:table-cell>
          <table:table-cell table:formula="of:=[.A295]*[.B295]" office:value-type="float" office:value="1663251.32266586">
            <text:p>1663251,3226658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626.86379667974">
            <text:p>5626,8637966798</text:p>
          </table:table-cell>
          <table:table-cell table:formula="of:=[.A296]*[.B296]" office:value-type="float" office:value="1665551.6838172">
            <text:p>1665551,683817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615.61006908638">
            <text:p>5615,6100690864</text:p>
          </table:table-cell>
          <table:table-cell table:formula="of:=[.A297]*[.B297]" office:value-type="float" office:value="1667836.19051866">
            <text:p>1667836,1905186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604.37884894821">
            <text:p>5604,3788489482</text:p>
          </table:table-cell>
          <table:table-cell table:formula="of:=[.A298]*[.B298]" office:value-type="float" office:value="1670104.89698657">
            <text:p>1670104,89698657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593.17009125031">
            <text:p>5593,1700912503</text:p>
          </table:table-cell>
          <table:table-cell table:formula="of:=[.A299]*[.B299]" office:value-type="float" office:value="1672357.85728384">
            <text:p>1672357,8572838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581.98375106781">
            <text:p>5581,9837510678</text:p>
          </table:table-cell>
          <table:table-cell table:formula="of:=[.A300]*[.B300]" office:value-type="float" office:value="1674595.12532034">
            <text:p>1674595,12532034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570.81978356568">
            <text:p>5570,8197835657</text:p>
          </table:table-cell>
          <table:table-cell table:formula="of:=[.A301]*[.B301]" office:value-type="float" office:value="1676816.75485327">
            <text:p>1676816,7548532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559.67814399855">
            <text:p>5559,6781439986</text:p>
          </table:table-cell>
          <table:table-cell table:formula="of:=[.A302]*[.B302]" office:value-type="float" office:value="1679022.79948756">
            <text:p>1679022,7994875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548.55878771055">
            <text:p>5548,5587877106</text:p>
          </table:table-cell>
          <table:table-cell table:formula="of:=[.A303]*[.B303]" office:value-type="float" office:value="1681213.3126763">
            <text:p>1681213,312676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537.46167013513">
            <text:p>5537,4616701351</text:p>
          </table:table-cell>
          <table:table-cell table:formula="of:=[.A304]*[.B304]" office:value-type="float" office:value="1683388.34772108">
            <text:p>1683388,3477210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526.38674679486">
            <text:p>5526,3867467949</text:p>
          </table:table-cell>
          <table:table-cell table:formula="of:=[.A305]*[.B305]" office:value-type="float" office:value="1685547.95777243">
            <text:p>1685547,95777243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515.33397330127">
            <text:p>5515,3339733013</text:p>
          </table:table-cell>
          <table:table-cell table:formula="of:=[.A306]*[.B306]" office:value-type="float" office:value="1687692.19583019">
            <text:p>1687692,19583019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504.30330535467">
            <text:p>5504,3033053547</text:p>
          </table:table-cell>
          <table:table-cell table:formula="of:=[.A307]*[.B307]" office:value-type="float" office:value="1689821.11474388">
            <text:p>1689821,11474388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493.29469874396">
            <text:p>5493,294698744</text:p>
          </table:table-cell>
          <table:table-cell table:formula="of:=[.A308]*[.B308]" office:value-type="float" office:value="1691934.76721314">
            <text:p>1691934,7672131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482.30810934647">
            <text:p>5482,3081093465</text:p>
          </table:table-cell>
          <table:table-cell table:formula="of:=[.A309]*[.B309]" office:value-type="float" office:value="1694033.20578806">
            <text:p>1694033,2057880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471.34349312778">
            <text:p>5471,3434931278</text:p>
          </table:table-cell>
          <table:table-cell table:formula="of:=[.A310]*[.B310]" office:value-type="float" office:value="1696116.48286961">
            <text:p>1696116,48286961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460.40080614152">
            <text:p>5460,4008061415</text:p>
          </table:table-cell>
          <table:table-cell table:formula="of:=[.A311]*[.B311]" office:value-type="float" office:value="1698184.65071001">
            <text:p>1698184,6507100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449.48000452924">
            <text:p>5449,4800045292</text:p>
          </table:table-cell>
          <table:table-cell table:formula="of:=[.A312]*[.B312]" office:value-type="float" office:value="1700237.76141312">
            <text:p>1700237,76141312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438.58104452018">
            <text:p>5438,5810445202</text:p>
          </table:table-cell>
          <table:table-cell table:formula="of:=[.A313]*[.B313]" office:value-type="float" office:value="1702275.86693482">
            <text:p>1702275,8669348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427.70388243114">
            <text:p>5427,7038824311</text:p>
          </table:table-cell>
          <table:table-cell table:formula="of:=[.A314]*[.B314]" office:value-type="float" office:value="1704299.01908338">
            <text:p>1704299,0190833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416.84847466628">
            <text:p>5416,8484746663</text:p>
          </table:table-cell>
          <table:table-cell table:formula="of:=[.A315]*[.B315]" office:value-type="float" office:value="1706307.26951988">
            <text:p>1706307,26951988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406.01477771694">
            <text:p>5406,014777717</text:p>
          </table:table-cell>
          <table:table-cell table:formula="of:=[.A316]*[.B316]" office:value-type="float" office:value="1708300.66975855">
            <text:p>1708300,66975855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395.20274816151">
            <text:p>5395,2027481615</text:p>
          </table:table-cell>
          <table:table-cell table:formula="of:=[.A317]*[.B317]" office:value-type="float" office:value="1710279.2711672">
            <text:p>1710279,2711672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384.41234266519">
            <text:p>5384,4123426652</text:p>
          </table:table-cell>
          <table:table-cell table:formula="of:=[.A318]*[.B318]" office:value-type="float" office:value="1712243.12496753">
            <text:p>1712243,1249675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373.64351797986">
            <text:p>5373,6435179799</text:p>
          </table:table-cell>
          <table:table-cell table:formula="of:=[.A319]*[.B319]" office:value-type="float" office:value="1714192.28223557">
            <text:p>1714192,28223557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362.8962309439">
            <text:p>5362,8962309439</text:p>
          </table:table-cell>
          <table:table-cell table:formula="of:=[.A320]*[.B320]" office:value-type="float" office:value="1716126.79390205">
            <text:p>1716126,79390205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352.17043848201">
            <text:p>5352,170438482</text:p>
          </table:table-cell>
          <table:table-cell table:formula="of:=[.A321]*[.B321]" office:value-type="float" office:value="1718046.71075272">
            <text:p>1718046,7107527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341.46609760504">
            <text:p>5341,4660976051</text:p>
          </table:table-cell>
          <table:table-cell table:formula="of:=[.A322]*[.B322]" office:value-type="float" office:value="1719952.08342882">
            <text:p>1719952,0834288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330.78316540983">
            <text:p>5330,7831654098</text:p>
          </table:table-cell>
          <table:table-cell table:formula="of:=[.A323]*[.B323]" office:value-type="float" office:value="1721842.96242738">
            <text:p>1721842,96242738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320.12159907902">
            <text:p>5320,121599079</text:p>
          </table:table-cell>
          <table:table-cell table:formula="of:=[.A324]*[.B324]" office:value-type="float" office:value="1723719.3981016">
            <text:p>1723719,3981016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309.48135588086">
            <text:p>5309,4813558809</text:p>
          </table:table-cell>
          <table:table-cell table:formula="of:=[.A325]*[.B325]" office:value-type="float" office:value="1725581.44066128">
            <text:p>1725581,4406612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298.8623931691">
            <text:p>5298,8623931691</text:p>
          </table:table-cell>
          <table:table-cell table:formula="of:=[.A326]*[.B326]" office:value-type="float" office:value="1727429.14017313">
            <text:p>1727429,14017313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288.26466838276">
            <text:p>5288,2646683828</text:p>
          </table:table-cell>
          <table:table-cell table:formula="of:=[.A327]*[.B327]" office:value-type="float" office:value="1729262.54656116">
            <text:p>1729262,5465611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277.68813904599">
            <text:p>5277,688139046</text:p>
          </table:table-cell>
          <table:table-cell table:formula="of:=[.A328]*[.B328]" office:value-type="float" office:value="1731081.70960709">
            <text:p>1731081,70960709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267.1327627679">
            <text:p>5267,1327627679</text:p>
          </table:table-cell>
          <table:table-cell table:formula="of:=[.A329]*[.B329]" office:value-type="float" office:value="1732886.67895064">
            <text:p>1732886,6789506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256.59849724236">
            <text:p>5256,5984972424</text:p>
          </table:table-cell>
          <table:table-cell table:formula="of:=[.A330]*[.B330]" office:value-type="float" office:value="1734677.50408998">
            <text:p>1734677,50408998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246.08530024788">
            <text:p>5246,0853002479</text:p>
          </table:table-cell>
          <table:table-cell table:formula="of:=[.A331]*[.B331]" office:value-type="float" office:value="1736454.23438205">
            <text:p>1736454,2343820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235.59312964738">
            <text:p>5235,5931296474</text:p>
          </table:table-cell>
          <table:table-cell table:formula="of:=[.A332]*[.B332]" office:value-type="float" office:value="1738216.91904293">
            <text:p>1738216,91904293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225.12194338809">
            <text:p>5225,1219433881</text:p>
          </table:table-cell>
          <table:table-cell table:formula="of:=[.A333]*[.B333]" office:value-type="float" office:value="1739965.60714823">
            <text:p>1739965,6071482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214.67169950131">
            <text:p>5214,6716995013</text:p>
          </table:table-cell>
          <table:table-cell table:formula="of:=[.A334]*[.B334]" office:value-type="float" office:value="1741700.34763344">
            <text:p>1741700,3476334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204.24235610231">
            <text:p>5204,2423561023</text:p>
          </table:table-cell>
          <table:table-cell table:formula="of:=[.A335]*[.B335]" office:value-type="float" office:value="1743421.18929427">
            <text:p>1743421,1892942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193.8338713901">
            <text:p>5193,8338713901</text:p>
          </table:table-cell>
          <table:table-cell table:formula="of:=[.A336]*[.B336]" office:value-type="float" office:value="1745128.18078708">
            <text:p>1745128,1807870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183.44620364732">
            <text:p>5183,4462036473</text:p>
          </table:table-cell>
          <table:table-cell table:formula="of:=[.A337]*[.B337]" office:value-type="float" office:value="1746821.37062915">
            <text:p>1746821,3706291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173.07931124003">
            <text:p>5173,07931124</text:p>
          </table:table-cell>
          <table:table-cell table:formula="of:=[.A338]*[.B338]" office:value-type="float" office:value="1748500.80719913">
            <text:p>1748500,80719913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162.73315261755">
            <text:p>5162,7331526176</text:p>
          </table:table-cell>
          <table:table-cell table:formula="of:=[.A339]*[.B339]" office:value-type="float" office:value="1750166.53873735">
            <text:p>1750166,53873735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152.40768631232">
            <text:p>5152,4076863123</text:p>
          </table:table-cell>
          <table:table-cell table:formula="of:=[.A340]*[.B340]" office:value-type="float" office:value="1751818.61334619">
            <text:p>1751818,61334619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142.10287093969">
            <text:p>5142,1028709397</text:p>
          </table:table-cell>
          <table:table-cell table:formula="of:=[.A341]*[.B341]" office:value-type="float" office:value="1753457.07899043">
            <text:p>1753457,0789904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131.81866519781">
            <text:p>5131,8186651978</text:p>
          </table:table-cell>
          <table:table-cell table:formula="of:=[.A342]*[.B342]" office:value-type="float" office:value="1755081.98349765">
            <text:p>1755081,98349765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121.55502786742">
            <text:p>5121,5550278674</text:p>
          </table:table-cell>
          <table:table-cell table:formula="of:=[.A343]*[.B343]" office:value-type="float" office:value="1756693.37455852">
            <text:p>1756693,3745585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111.31191781168">
            <text:p>5111,3119178117</text:p>
          </table:table-cell>
          <table:table-cell table:formula="of:=[.A344]*[.B344]" office:value-type="float" office:value="1758291.29972722">
            <text:p>1758291,2997272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101.08929397606">
            <text:p>5101,0892939761</text:p>
          </table:table-cell>
          <table:table-cell table:formula="of:=[.A345]*[.B345]" office:value-type="float" office:value="1759875.80642174">
            <text:p>1759875,80642174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090.8871153881">
            <text:p>5090,8871153881</text:p>
          </table:table-cell>
          <table:table-cell table:formula="of:=[.A346]*[.B346]" office:value-type="float" office:value="1761446.94192428">
            <text:p>1761446,9419242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080.70534115733">
            <text:p>5080,7053411573</text:p>
          </table:table-cell>
          <table:table-cell table:formula="of:=[.A347]*[.B347]" office:value-type="float" office:value="1763004.75338159">
            <text:p>1763004,75338159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070.54393047501">
            <text:p>5070,543930475</text:p>
          </table:table-cell>
          <table:table-cell table:formula="of:=[.A348]*[.B348]" office:value-type="float" office:value="1764549.2878053">
            <text:p>1764549,2878053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060.40284261406">
            <text:p>5060,4028426141</text:p>
          </table:table-cell>
          <table:table-cell table:formula="of:=[.A349]*[.B349]" office:value-type="float" office:value="1766080.59207231">
            <text:p>1766080,5920723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050.28203692883">
            <text:p>5050,2820369288</text:p>
          </table:table-cell>
          <table:table-cell table:formula="of:=[.A350]*[.B350]" office:value-type="float" office:value="1767598.71292509">
            <text:p>1767598,71292509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040.18147285498">
            <text:p>5040,181472855</text:p>
          </table:table-cell>
          <table:table-cell table:formula="of:=[.A351]*[.B351]" office:value-type="float" office:value="1769103.6969721">
            <text:p>1769103,696972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030.10110990927">
            <text:p>5030,1011099093</text:p>
          </table:table-cell>
          <table:table-cell table:formula="of:=[.A352]*[.B352]" office:value-type="float" office:value="1770595.59068806">
            <text:p>1770595,5906880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020.04090768945">
            <text:p>5020,0409076895</text:p>
          </table:table-cell>
          <table:table-cell table:formula="of:=[.A353]*[.B353]" office:value-type="float" office:value="1772074.44041438">
            <text:p>1772074,44041438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010.00082587407">
            <text:p>5010,0008258741</text:p>
          </table:table-cell>
          <table:table-cell table:formula="of:=[.A354]*[.B354]" office:value-type="float" office:value="1773540.29235942">
            <text:p>1773540,2923594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4999.98082422232">
            <text:p>4999,9808242223</text:p>
          </table:table-cell>
          <table:table-cell table:formula="of:=[.A355]*[.B355]" office:value-type="float" office:value="1774993.19259892">
            <text:p>1774993,19259892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4989.98086257388">
            <text:p>4989,9808625739</text:p>
          </table:table-cell>
          <table:table-cell table:formula="of:=[.A356]*[.B356]" office:value-type="float" office:value="1776433.1870763">
            <text:p>1776433,187076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4980.00090084873">
            <text:p>4980,0009008487</text:p>
          </table:table-cell>
          <table:table-cell table:formula="of:=[.A357]*[.B357]" office:value-type="float" office:value="1777860.321603">
            <text:p>1777860,321603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4970.04089904703">
            <text:p>4970,040899047</text:p>
          </table:table-cell>
          <table:table-cell table:formula="of:=[.A358]*[.B358]" office:value-type="float" office:value="1779274.64185884">
            <text:p>1779274,6418588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4960.10081724894">
            <text:p>4960,1008172489</text:p>
          </table:table-cell>
          <table:table-cell table:formula="of:=[.A359]*[.B359]" office:value-type="float" office:value="1780676.19339237">
            <text:p>1780676,1933923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4950.18061561444">
            <text:p>4950,1806156144</text:p>
          </table:table-cell>
          <table:table-cell table:formula="of:=[.A360]*[.B360]" office:value-type="float" office:value="1782065.0216212">
            <text:p>1782065,0216212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4940.28025438321">
            <text:p>4940,2802543832</text:p>
          </table:table-cell>
          <table:table-cell table:formula="of:=[.A361]*[.B361]" office:value-type="float" office:value="1783441.17183234">
            <text:p>1783441,17183234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4930.39969387445">
            <text:p>4930,3996938745</text:p>
          </table:table-cell>
          <table:table-cell table:formula="of:=[.A362]*[.B362]" office:value-type="float" office:value="1784804.68918255">
            <text:p>1784804,6891825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4920.5388944867">
            <text:p>4920,5388944867</text:p>
          </table:table-cell>
          <table:table-cell table:formula="of:=[.A363]*[.B363]" office:value-type="float" office:value="1786155.61869867">
            <text:p>1786155,61869867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4910.69781669772">
            <text:p>4910,6978166977</text:p>
          </table:table-cell>
          <table:table-cell table:formula="of:=[.A364]*[.B364]" office:value-type="float" office:value="1787494.00527797">
            <text:p>1787494,00527797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4900.87642106433">
            <text:p>4900,8764210643</text:p>
          </table:table-cell>
          <table:table-cell table:formula="of:=[.A365]*[.B365]" office:value-type="float" office:value="1788819.89368848">
            <text:p>1788819,89368848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4891.0746682222">
            <text:p>4891,0746682222</text:p>
          </table:table-cell>
          <table:table-cell table:formula="of:=[.A366]*[.B366]" office:value-type="float" office:value="1790133.32856933">
            <text:p>1790133,3285693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4881.29251888576">
            <text:p>4881,2925188858</text:p>
          </table:table-cell>
          <table:table-cell table:formula="of:=[.A367]*[.B367]" office:value-type="float" office:value="1791434.35443107">
            <text:p>1791434,3544310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4871.52993384798">
            <text:p>4871,529933848</text:p>
          </table:table-cell>
          <table:table-cell table:formula="of:=[.A368]*[.B368]" office:value-type="float" office:value="1792723.01565606">
            <text:p>1792723,0156560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4861.78687398029">
            <text:p>4861,7868739803</text:p>
          </table:table-cell>
          <table:table-cell table:formula="of:=[.A369]*[.B369]" office:value-type="float" office:value="1793999.35649873">
            <text:p>1793999,3564987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4852.06330023233">
            <text:p>4852,0633002323</text:p>
          </table:table-cell>
          <table:table-cell table:formula="of:=[.A370]*[.B370]" office:value-type="float" office:value="1795263.42108596">
            <text:p>1795263,4210859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4842.35917363186">
            <text:p>4842,3591736319</text:p>
          </table:table-cell>
          <table:table-cell table:formula="of:=[.A371]*[.B371]" office:value-type="float" office:value="1796515.25341742">
            <text:p>1796515,2534174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4832.6744552846">
            <text:p>4832,6744552846</text:p>
          </table:table-cell>
          <table:table-cell table:formula="of:=[.A372]*[.B372]" office:value-type="float" office:value="1797754.89736587">
            <text:p>1797754,8973658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4823.00910637403">
            <text:p>4823,009106374</text:p>
          </table:table-cell>
          <table:table-cell table:formula="of:=[.A373]*[.B373]" office:value-type="float" office:value="1798982.39667751">
            <text:p>1798982,3966775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4813.36308816128">
            <text:p>4813,3630881613</text:p>
          </table:table-cell>
          <table:table-cell table:formula="of:=[.A374]*[.B374]" office:value-type="float" office:value="1800197.79497232">
            <text:p>1800197,7949723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803.73636198496">
            <text:p>4803,736361985</text:p>
          </table:table-cell>
          <table:table-cell table:formula="of:=[.A375]*[.B375]" office:value-type="float" office:value="1801401.13574436">
            <text:p>1801401,13574436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794.12888926099">
            <text:p>4794,128889261</text:p>
          </table:table-cell>
          <table:table-cell table:formula="of:=[.A376]*[.B376]" office:value-type="float" office:value="1802592.46236213">
            <text:p>1802592,46236213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784.54063148247">
            <text:p>4784,5406314825</text:p>
          </table:table-cell>
          <table:table-cell table:formula="of:=[.A377]*[.B377]" office:value-type="float" office:value="1803771.81806889">
            <text:p>1803771,8180688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774.9715502195">
            <text:p>4774,9715502195</text:p>
          </table:table-cell>
          <table:table-cell table:formula="of:=[.A378]*[.B378]" office:value-type="float" office:value="1804939.24598297">
            <text:p>1804939,2459829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765.42160711906">
            <text:p>4765,4216071191</text:p>
          </table:table-cell>
          <table:table-cell table:formula="of:=[.A379]*[.B379]" office:value-type="float" office:value="1806094.78909812">
            <text:p>1806094,7890981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755.89076390483">
            <text:p>4755,8907639048</text:p>
          </table:table-cell>
          <table:table-cell table:formula="of:=[.A380]*[.B380]" office:value-type="float" office:value="1807238.49028383">
            <text:p>1807238,49028383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746.37898237702">
            <text:p>4746,378982377</text:p>
          </table:table-cell>
          <table:table-cell table:formula="of:=[.A381]*[.B381]" office:value-type="float" office:value="1808370.39228564">
            <text:p>1808370,39228564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736.88622441226">
            <text:p>4736,8862244123</text:p>
          </table:table-cell>
          <table:table-cell table:formula="of:=[.A382]*[.B382]" office:value-type="float" office:value="1809490.53772548">
            <text:p>1809490,53772548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727.41245196344">
            <text:p>4727,4124519634</text:p>
          </table:table-cell>
          <table:table-cell table:formula="of:=[.A383]*[.B383]" office:value-type="float" office:value="1810598.969102">
            <text:p>1810598,969102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717.95762705951">
            <text:p>4717,9576270595</text:p>
          </table:table-cell>
          <table:table-cell table:formula="of:=[.A384]*[.B384]" office:value-type="float" office:value="1811695.72879085">
            <text:p>1811695,72879085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708.52171180539">
            <text:p>4708,5217118054</text:p>
          </table:table-cell>
          <table:table-cell table:formula="of:=[.A385]*[.B385]" office:value-type="float" office:value="1812780.85904508">
            <text:p>1812780,8590450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699.10466838178">
            <text:p>4699,1046683818</text:p>
          </table:table-cell>
          <table:table-cell table:formula="of:=[.A386]*[.B386]" office:value-type="float" office:value="1813854.40199537">
            <text:p>1813854,4019953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689.70645904502">
            <text:p>4689,706459045</text:p>
          </table:table-cell>
          <table:table-cell table:formula="of:=[.A387]*[.B387]" office:value-type="float" office:value="1814916.39965042">
            <text:p>1814916,39965042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680.32704612693">
            <text:p>4680,3270461269</text:p>
          </table:table-cell>
          <table:table-cell table:formula="of:=[.A388]*[.B388]" office:value-type="float" office:value="1815966.89389725">
            <text:p>1815966,8938972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670.96639203467">
            <text:p>4670,9663920347</text:p>
          </table:table-cell>
          <table:table-cell table:formula="of:=[.A389]*[.B389]" office:value-type="float" office:value="1817005.92650149">
            <text:p>1817005,9265014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661.6244592506">
            <text:p>4661,6244592506</text:p>
          </table:table-cell>
          <table:table-cell table:formula="of:=[.A390]*[.B390]" office:value-type="float" office:value="1818033.53910774">
            <text:p>1818033,5391077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652.3012103321">
            <text:p>4652,3012103321</text:p>
          </table:table-cell>
          <table:table-cell table:formula="of:=[.A391]*[.B391]" office:value-type="float" office:value="1819049.77323985">
            <text:p>1819049,77323985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642.99660791144">
            <text:p>4642,9966079114</text:p>
          </table:table-cell>
          <table:table-cell table:formula="of:=[.A392]*[.B392]" office:value-type="float" office:value="1820054.67030128">
            <text:p>1820054,6703012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633.71061469562">
            <text:p>4633,7106146956</text:p>
          </table:table-cell>
          <table:table-cell table:formula="of:=[.A393]*[.B393]" office:value-type="float" office:value="1821048.27157538">
            <text:p>1821048,27157538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624.44319346622">
            <text:p>4624,4431934662</text:p>
          </table:table-cell>
          <table:table-cell table:formula="of:=[.A394]*[.B394]" office:value-type="float" office:value="1822030.61822569">
            <text:p>1822030,61822569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615.19430707929">
            <text:p>4615,1943070793</text:p>
          </table:table-cell>
          <table:table-cell table:formula="of:=[.A395]*[.B395]" office:value-type="float" office:value="1823001.75129632">
            <text:p>1823001,75129632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605.96391846513">
            <text:p>4605,9639184651</text:p>
          </table:table-cell>
          <table:table-cell table:formula="of:=[.A396]*[.B396]" office:value-type="float" office:value="1823961.71171219">
            <text:p>1823961,71171219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596.7519906282">
            <text:p>4596,7519906282</text:p>
          </table:table-cell>
          <table:table-cell table:formula="of:=[.A397]*[.B397]" office:value-type="float" office:value="1824910.5402794">
            <text:p>1824910,5402794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587.55848664695">
            <text:p>4587,558486647</text:p>
          </table:table-cell>
          <table:table-cell table:formula="of:=[.A398]*[.B398]" office:value-type="float" office:value="1825848.27768548">
            <text:p>1825848,2776854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578.38336967365">
            <text:p>4578,3833696737</text:p>
          </table:table-cell>
          <table:table-cell table:formula="of:=[.A399]*[.B399]" office:value-type="float" office:value="1826774.96449979">
            <text:p>1826774,9644997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569.22660293431">
            <text:p>4569,2266029343</text:p>
          </table:table-cell>
          <table:table-cell table:formula="of:=[.A400]*[.B400]" office:value-type="float" office:value="1827690.64117372">
            <text:p>1827690,6411737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560.08814972844">
            <text:p>4560,0881497284</text:p>
          </table:table-cell>
          <table:table-cell table:formula="of:=[.A401]*[.B401]" office:value-type="float" office:value="1828595.3480411">
            <text:p>1828595,348041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550.96797342898">
            <text:p>4550,967973429</text:p>
          </table:table-cell>
          <table:table-cell table:formula="of:=[.A402]*[.B402]" office:value-type="float" office:value="1829489.12531845">
            <text:p>1829489,1253184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541.86603748212">
            <text:p>4541,8660374821</text:p>
          </table:table-cell>
          <table:table-cell table:formula="of:=[.A403]*[.B403]" office:value-type="float" office:value="1830372.0131053">
            <text:p>1830372,013105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532.78230540716">
            <text:p>4532,7823054072</text:p>
          </table:table-cell>
          <table:table-cell table:formula="of:=[.A404]*[.B404]" office:value-type="float" office:value="1831244.05138449">
            <text:p>1831244,0513844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523.71674079634">
            <text:p>4523,7167407964</text:p>
          </table:table-cell>
          <table:table-cell table:formula="of:=[.A405]*[.B405]" office:value-type="float" office:value="1832105.28002252">
            <text:p>1832105,28002252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514.66930731475">
            <text:p>4514,6693073148</text:p>
          </table:table-cell>
          <table:table-cell table:formula="of:=[.A406]*[.B406]" office:value-type="float" office:value="1832955.73876979">
            <text:p>1832955,73876979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505.63996870012">
            <text:p>4505,6399687001</text:p>
          </table:table-cell>
          <table:table-cell table:formula="of:=[.A407]*[.B407]" office:value-type="float" office:value="1833795.46726095">
            <text:p>1833795,46726095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496.62868876272">
            <text:p>4496,6286887627</text:p>
          </table:table-cell>
          <table:table-cell table:formula="of:=[.A408]*[.B408]" office:value-type="float" office:value="1834624.50501519">
            <text:p>1834624,50501519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487.63543138519">
            <text:p>4487,6354313852</text:p>
          </table:table-cell>
          <table:table-cell table:formula="of:=[.A409]*[.B409]" office:value-type="float" office:value="1835442.89143654">
            <text:p>1835442,89143654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478.66016052242">
            <text:p>4478,6601605224</text:p>
          </table:table-cell>
          <table:table-cell table:formula="of:=[.A410]*[.B410]" office:value-type="float" office:value="1836250.66581419">
            <text:p>1836250,6658141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469.70284020138">
            <text:p>4469,7028402014</text:p>
          </table:table-cell>
          <table:table-cell table:formula="of:=[.A411]*[.B411]" office:value-type="float" office:value="1837047.86732277">
            <text:p>1837047,8673227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460.76343452098">
            <text:p>4460,763434521</text:p>
          </table:table-cell>
          <table:table-cell table:formula="of:=[.A412]*[.B412]" office:value-type="float" office:value="1837834.53502264">
            <text:p>1837834,5350226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451.84190765193">
            <text:p>4451,8419076519</text:p>
          </table:table-cell>
          <table:table-cell table:formula="of:=[.A413]*[.B413]" office:value-type="float" office:value="1838610.70786025">
            <text:p>1838610,70786025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442.93822383663">
            <text:p>4442,9382238366</text:p>
          </table:table-cell>
          <table:table-cell table:formula="of:=[.A414]*[.B414]" office:value-type="float" office:value="1839376.42466836">
            <text:p>1839376,4246683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434.05234738896">
            <text:p>4434,052347389</text:p>
          </table:table-cell>
          <table:table-cell table:formula="of:=[.A415]*[.B415]" office:value-type="float" office:value="1840131.72416642">
            <text:p>1840131,72416642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425.18424269418">
            <text:p>4425,1842426942</text:p>
          </table:table-cell>
          <table:table-cell table:formula="of:=[.A416]*[.B416]" office:value-type="float" office:value="1840876.64496078">
            <text:p>1840876,6449607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416.33387420879">
            <text:p>4416,3338742088</text:p>
          </table:table-cell>
          <table:table-cell table:formula="of:=[.A417]*[.B417]" office:value-type="float" office:value="1841611.22554507">
            <text:p>1841611,2255450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407.50120646037">
            <text:p>4407,5012064604</text:p>
          </table:table-cell>
          <table:table-cell table:formula="of:=[.A418]*[.B418]" office:value-type="float" office:value="1842335.50430044">
            <text:p>1842335,5043004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398.68620404745">
            <text:p>4398,6862040475</text:p>
          </table:table-cell>
          <table:table-cell table:formula="of:=[.A419]*[.B419]" office:value-type="float" office:value="1843049.51949588">
            <text:p>1843049,51949588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389.88883163936">
            <text:p>4389,8888316394</text:p>
          </table:table-cell>
          <table:table-cell table:formula="of:=[.A420]*[.B420]" office:value-type="float" office:value="1843753.30928853">
            <text:p>1843753,3092885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381.10905397608">
            <text:p>4381,1090539761</text:p>
          </table:table-cell>
          <table:table-cell table:formula="of:=[.A421]*[.B421]" office:value-type="float" office:value="1844446.91172393">
            <text:p>1844446,9117239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372.34683586813">
            <text:p>4372,3468358681</text:p>
          </table:table-cell>
          <table:table-cell table:formula="of:=[.A422]*[.B422]" office:value-type="float" office:value="1845130.36473635">
            <text:p>1845130,36473635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363.60214219639">
            <text:p>4363,6021421964</text:p>
          </table:table-cell>
          <table:table-cell table:formula="of:=[.A423]*[.B423]" office:value-type="float" office:value="1845803.70614907">
            <text:p>1845803,70614907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354.874937912">
            <text:p>4354,874937912</text:p>
          </table:table-cell>
          <table:table-cell table:formula="of:=[.A424]*[.B424]" office:value-type="float" office:value="1846466.97367469">
            <text:p>1846466,9736746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346.16518803617">
            <text:p>4346,1651880362</text:p>
          </table:table-cell>
          <table:table-cell table:formula="of:=[.A425]*[.B425]" office:value-type="float" office:value="1847120.20491537">
            <text:p>1847120,20491537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337.4728576601">
            <text:p>4337,4728576601</text:p>
          </table:table-cell>
          <table:table-cell table:formula="of:=[.A426]*[.B426]" office:value-type="float" office:value="1847763.4373632">
            <text:p>1847763,437363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328.79791194478">
            <text:p>4328,7979119448</text:p>
          </table:table-cell>
          <table:table-cell table:formula="of:=[.A427]*[.B427]" office:value-type="float" office:value="1848396.70840042">
            <text:p>1848396,70840042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320.14031612089">
            <text:p>4320,1403161209</text:p>
          </table:table-cell>
          <table:table-cell table:formula="of:=[.A428]*[.B428]" office:value-type="float" office:value="1849020.05529974">
            <text:p>1849020,0552997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311.50003548865">
            <text:p>4311,5000354887</text:p>
          </table:table-cell>
          <table:table-cell table:formula="of:=[.A429]*[.B429]" office:value-type="float" office:value="1849633.51522463">
            <text:p>1849633,51522463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302.87703541767">
            <text:p>4302,8770354177</text:p>
          </table:table-cell>
          <table:table-cell table:formula="of:=[.A430]*[.B430]" office:value-type="float" office:value="1850237.1252296">
            <text:p>1850237,1252296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294.27128134684">
            <text:p>4294,2712813468</text:p>
          </table:table-cell>
          <table:table-cell table:formula="of:=[.A431]*[.B431]" office:value-type="float" office:value="1850830.92226049">
            <text:p>1850830,92226049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285.68273878414">
            <text:p>4285,6827387842</text:p>
          </table:table-cell>
          <table:table-cell table:formula="of:=[.A432]*[.B432]" office:value-type="float" office:value="1851414.94315475">
            <text:p>1851414,94315475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277.11137330657">
            <text:p>4277,1113733066</text:p>
          </table:table-cell>
          <table:table-cell table:formula="of:=[.A433]*[.B433]" office:value-type="float" office:value="1851989.22464175">
            <text:p>1851989,22464175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268.55715055996">
            <text:p>4268,55715056</text:p>
          </table:table-cell>
          <table:table-cell table:formula="of:=[.A434]*[.B434]" office:value-type="float" office:value="1852553.80334302">
            <text:p>1852553,8033430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260.02003625884">
            <text:p>4260,0200362588</text:p>
          </table:table-cell>
          <table:table-cell table:formula="of:=[.A435]*[.B435]" office:value-type="float" office:value="1853108.7157726">
            <text:p>1853108,7157726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251.49999618632">
            <text:p>4251,4999961863</text:p>
          </table:table-cell>
          <table:table-cell table:formula="of:=[.A436]*[.B436]" office:value-type="float" office:value="1853653.99833724">
            <text:p>1853653,99833724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242.99699619395">
            <text:p>4242,996996194</text:p>
          </table:table-cell>
          <table:table-cell table:formula="of:=[.A437]*[.B437]" office:value-type="float" office:value="1854189.68733676">
            <text:p>1854189,68733676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234.51100220156">
            <text:p>4234,5110022016</text:p>
          </table:table-cell>
          <table:table-cell table:formula="of:=[.A438]*[.B438]" office:value-type="float" office:value="1854715.81896428">
            <text:p>1854715,8189642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226.04198019716">
            <text:p>4226,0419801972</text:p>
          </table:table-cell>
          <table:table-cell table:formula="of:=[.A439]*[.B439]" office:value-type="float" office:value="1855232.42930655">
            <text:p>1855232,42930655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217.58989623677">
            <text:p>4217,5898962368</text:p>
          </table:table-cell>
          <table:table-cell table:formula="of:=[.A440]*[.B440]" office:value-type="float" office:value="1855739.55434418">
            <text:p>1855739,5543441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209.15471644429">
            <text:p>4209,1547164443</text:p>
          </table:table-cell>
          <table:table-cell table:formula="of:=[.A441]*[.B441]" office:value-type="float" office:value="1856237.22995193">
            <text:p>1856237,22995193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200.7364070114">
            <text:p>4200,7364070114</text:p>
          </table:table-cell>
          <table:table-cell table:formula="of:=[.A442]*[.B442]" office:value-type="float" office:value="1856725.49189904">
            <text:p>1856725,491899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192.33493419738">
            <text:p>4192,3349341974</text:p>
          </table:table-cell>
          <table:table-cell table:formula="of:=[.A443]*[.B443]" office:value-type="float" office:value="1857204.37584944">
            <text:p>1857204,3758494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183.95026432899">
            <text:p>4183,950264329</text:p>
          </table:table-cell>
          <table:table-cell table:formula="of:=[.A444]*[.B444]" office:value-type="float" office:value="1857673.91736207">
            <text:p>1857673,9173620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175.58236380033">
            <text:p>4175,5823638003</text:p>
          </table:table-cell>
          <table:table-cell table:formula="of:=[.A445]*[.B445]" office:value-type="float" office:value="1858134.15189115">
            <text:p>1858134,1518911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167.23119907273">
            <text:p>4167,2311990727</text:p>
          </table:table-cell>
          <table:table-cell table:formula="of:=[.A446]*[.B446]" office:value-type="float" office:value="1858585.11478644">
            <text:p>1858585,11478644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158.89673667458">
            <text:p>4158,8967366746</text:p>
          </table:table-cell>
          <table:table-cell table:formula="of:=[.A447]*[.B447]" office:value-type="float" office:value="1859026.84129354">
            <text:p>1859026,84129354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150.57894320123">
            <text:p>4150,5789432012</text:p>
          </table:table-cell>
          <table:table-cell table:formula="of:=[.A448]*[.B448]" office:value-type="float" office:value="1859459.36655415">
            <text:p>1859459,3665541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142.27778531483">
            <text:p>4142,2777853148</text:p>
          </table:table-cell>
          <table:table-cell table:formula="of:=[.A449]*[.B449]" office:value-type="float" office:value="1859882.72560636">
            <text:p>1859882,72560636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133.9932297442">
            <text:p>4133,9932297442</text:p>
          </table:table-cell>
          <table:table-cell table:formula="of:=[.A450]*[.B450]" office:value-type="float" office:value="1860296.95338489">
            <text:p>1860296,95338489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.5328">
            <text:p>10067,5328</text:p>
          </table:table-cell>
          <table:table-cell table:formula="of:=[.A1]*[.B1]" office:value-type="float" office:value="10067.5328">
            <text:p>10067,5328</text:p>
          </table:table-cell>
          <table:table-cell table:formula="of:=['2015'.D1]*1.04" office:value-type="float" office:value="10067.5328">
            <text:p>10067,532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.5328">
            <text:p>10067,5328</text:p>
          </table:table-cell>
          <table:table-cell table:formula="of:=[.A2]*[.B2]" office:value-type="float" office:value="20135.0656">
            <text:p>20135,065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.5328">
            <text:p>10067,5328</text:p>
          </table:table-cell>
          <table:table-cell table:formula="of:=[.A3]*[.B3]" office:value-type="float" office:value="30202.5984">
            <text:p>30202,598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.5328">
            <text:p>10067,5328</text:p>
          </table:table-cell>
          <table:table-cell table:formula="of:=[.A4]*[.B4]" office:value-type="float" office:value="40270.1312">
            <text:p>40270,131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.5328">
            <text:p>10067,5328</text:p>
          </table:table-cell>
          <table:table-cell table:formula="of:=[.A5]*[.B5]" office:value-type="float" office:value="50337.664">
            <text:p>50337,6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.5328">
            <text:p>10067,5328</text:p>
          </table:table-cell>
          <table:table-cell table:formula="of:=[.A6]*[.B6]" office:value-type="float" office:value="60405.1968">
            <text:p>60405,196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.5328">
            <text:p>10067,5328</text:p>
          </table:table-cell>
          <table:table-cell table:formula="of:=[.A7]*[.B7]" office:value-type="float" office:value="70472.7296">
            <text:p>70472,729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.5328">
            <text:p>10067,5328</text:p>
          </table:table-cell>
          <table:table-cell table:formula="of:=[.A8]*[.B8]" office:value-type="float" office:value="80540.2624">
            <text:p>80540,262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.5328">
            <text:p>10067,5328</text:p>
          </table:table-cell>
          <table:table-cell table:formula="of:=[.A9]*[.B9]" office:value-type="float" office:value="90607.7952">
            <text:p>90607,79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.5328">
            <text:p>10067,5328</text:p>
          </table:table-cell>
          <table:table-cell table:formula="of:=[.A10]*[.B10]" office:value-type="float" office:value="100675.328">
            <text:p>100675,32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.5328">
            <text:p>10067,5328</text:p>
          </table:table-cell>
          <table:table-cell table:formula="of:=[.A11]*[.B11]" office:value-type="float" office:value="110742.8608">
            <text:p>110742,860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.5328">
            <text:p>10067,5328</text:p>
          </table:table-cell>
          <table:table-cell table:formula="of:=[.A12]*[.B12]" office:value-type="float" office:value="120810.3936">
            <text:p>120810,393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.5328">
            <text:p>10067,5328</text:p>
          </table:table-cell>
          <table:table-cell table:formula="of:=[.A13]*[.B13]" office:value-type="float" office:value="130877.9264">
            <text:p>130877,926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.5328">
            <text:p>10067,5328</text:p>
          </table:table-cell>
          <table:table-cell table:formula="of:=[.A14]*[.B14]" office:value-type="float" office:value="140945.4592">
            <text:p>140945,459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.5328">
            <text:p>10067,5328</text:p>
          </table:table-cell>
          <table:table-cell table:formula="of:=[.A15]*[.B15]" office:value-type="float" office:value="151012.992">
            <text:p>151012,9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.5328">
            <text:p>10067,5328</text:p>
          </table:table-cell>
          <table:table-cell table:formula="of:=[.A16]*[.B16]" office:value-type="float" office:value="161080.5248">
            <text:p>161080,524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.5328">
            <text:p>10067,5328</text:p>
          </table:table-cell>
          <table:table-cell table:formula="of:=[.A17]*[.B17]" office:value-type="float" office:value="171148.0576">
            <text:p>171148,057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.5328">
            <text:p>10067,5328</text:p>
          </table:table-cell>
          <table:table-cell table:formula="of:=[.A18]*[.B18]" office:value-type="float" office:value="181215.5904">
            <text:p>181215,590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.5328">
            <text:p>10067,5328</text:p>
          </table:table-cell>
          <table:table-cell table:formula="of:=[.A19]*[.B19]" office:value-type="float" office:value="191283.1232">
            <text:p>191283,123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.5328">
            <text:p>10067,5328</text:p>
          </table:table-cell>
          <table:table-cell table:formula="of:=[.A20]*[.B20]" office:value-type="float" office:value="201350.656">
            <text:p>201350,6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.5328">
            <text:p>10067,5328</text:p>
          </table:table-cell>
          <table:table-cell table:formula="of:=[.A21]*[.B21]" office:value-type="float" office:value="211418.1888">
            <text:p>211418,188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.5328">
            <text:p>10067,5328</text:p>
          </table:table-cell>
          <table:table-cell table:formula="of:=[.A22]*[.B22]" office:value-type="float" office:value="221485.7216">
            <text:p>221485,721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.5328">
            <text:p>10067,5328</text:p>
          </table:table-cell>
          <table:table-cell table:formula="of:=[.A23]*[.B23]" office:value-type="float" office:value="231553.2544">
            <text:p>231553,254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.5328">
            <text:p>10067,5328</text:p>
          </table:table-cell>
          <table:table-cell table:formula="of:=[.A24]*[.B24]" office:value-type="float" office:value="241620.7872">
            <text:p>241620,787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.5328">
            <text:p>10067,5328</text:p>
          </table:table-cell>
          <table:table-cell table:formula="of:=[.A25]*[.B25]" office:value-type="float" office:value="251688.32">
            <text:p>251688,3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10047.3977344">
            <text:p>10047,3977344</text:p>
          </table:table-cell>
          <table:table-cell table:formula="of:=[.A26]*[.B26]" office:value-type="float" office:value="261232.3410944">
            <text:p>261232,341094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10027.3029389312">
            <text:p>10027,3029389312</text:p>
          </table:table-cell>
          <table:table-cell table:formula="of:=[.A27]*[.B27]" office:value-type="float" office:value="270737.179351142">
            <text:p>270737,17935114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10007.2483330533">
            <text:p>10007,2483330533</text:p>
          </table:table-cell>
          <table:table-cell table:formula="of:=[.A28]*[.B28]" office:value-type="float" office:value="280202.953325493">
            <text:p>280202,95332549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987.23383638723">
            <text:p>9987,2338363872</text:p>
          </table:table-cell>
          <table:table-cell table:formula="of:=[.A29]*[.B29]" office:value-type="float" office:value="289629.78125523">
            <text:p>289629,7812552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967.25936871446">
            <text:p>9967,2593687145</text:p>
          </table:table-cell>
          <table:table-cell table:formula="of:=[.A30]*[.B30]" office:value-type="float" office:value="299017.781061434">
            <text:p>299017,78106143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9947.32484997703">
            <text:p>9947,324849977</text:p>
          </table:table-cell>
          <table:table-cell table:formula="of:=[.A31]*[.B31]" office:value-type="float" office:value="308367.070349288">
            <text:p>308367,07034928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9927.43020027707">
            <text:p>9927,4302002771</text:p>
          </table:table-cell>
          <table:table-cell table:formula="of:=[.A32]*[.B32]" office:value-type="float" office:value="317677.766408866">
            <text:p>317677,76640886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9907.57533987652">
            <text:p>9907,5753398765</text:p>
          </table:table-cell>
          <table:table-cell table:formula="of:=[.A33]*[.B33]" office:value-type="float" office:value="326949.986215925">
            <text:p>326949,98621592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9887.76018919677">
            <text:p>9887,7601891968</text:p>
          </table:table-cell>
          <table:table-cell table:formula="of:=[.A34]*[.B34]" office:value-type="float" office:value="336183.84643269">
            <text:p>336183,8464326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9867.98466881838">
            <text:p>9867,9846688184</text:p>
          </table:table-cell>
          <table:table-cell table:formula="of:=[.A35]*[.B35]" office:value-type="float" office:value="345379.463408643">
            <text:p>345379,46340864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9848.24869948074">
            <text:p>9848,2486994807</text:p>
          </table:table-cell>
          <table:table-cell table:formula="of:=[.A36]*[.B36]" office:value-type="float" office:value="354536.953181307">
            <text:p>354536,95318130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9828.55220208178">
            <text:p>9828,5522020818</text:p>
          </table:table-cell>
          <table:table-cell table:formula="of:=[.A37]*[.B37]" office:value-type="float" office:value="363656.431477026">
            <text:p>363656,43147702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9808.89509767761">
            <text:p>9808,8950976776</text:p>
          </table:table-cell>
          <table:table-cell table:formula="of:=[.A38]*[.B38]" office:value-type="float" office:value="372738.013711749">
            <text:p>372738,01371174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9789.27730748226">
            <text:p>9789,2773074823</text:p>
          </table:table-cell>
          <table:table-cell table:formula="of:=[.A39]*[.B39]" office:value-type="float" office:value="381781.814991808">
            <text:p>381781,81499180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9769.69875286729">
            <text:p>9769,6987528673</text:p>
          </table:table-cell>
          <table:table-cell table:formula="of:=[.A40]*[.B40]" office:value-type="float" office:value="390787.950114692">
            <text:p>390787,95011469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9750.15935536156">
            <text:p>9750,1593553616</text:p>
          </table:table-cell>
          <table:table-cell table:formula="of:=[.A41]*[.B41]" office:value-type="float" office:value="399756.533569824">
            <text:p>399756,53356982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9730.65903665084">
            <text:p>9730,6590366508</text:p>
          </table:table-cell>
          <table:table-cell table:formula="of:=[.A42]*[.B42]" office:value-type="float" office:value="408687.679539335">
            <text:p>408687,67953933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9711.19771857754">
            <text:p>9711,1977185775</text:p>
          </table:table-cell>
          <table:table-cell table:formula="of:=[.A43]*[.B43]" office:value-type="float" office:value="417581.501898834">
            <text:p>417581,50189883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9691.77532314038">
            <text:p>9691,7753231404</text:p>
          </table:table-cell>
          <table:table-cell table:formula="of:=[.A44]*[.B44]" office:value-type="float" office:value="426438.114218177">
            <text:p>426438,11421817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9672.3917724941">
            <text:p>9672,3917724941</text:p>
          </table:table-cell>
          <table:table-cell table:formula="of:=[.A45]*[.B45]" office:value-type="float" office:value="435257.629762235">
            <text:p>435257,62976223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9653.04698894911">
            <text:p>9653,0469889491</text:p>
          </table:table-cell>
          <table:table-cell table:formula="of:=[.A46]*[.B46]" office:value-type="float" office:value="444040.161491659">
            <text:p>444040,16149165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9633.74089497121">
            <text:p>9633,7408949712</text:p>
          </table:table-cell>
          <table:table-cell table:formula="of:=[.A47]*[.B47]" office:value-type="float" office:value="452785.822063647">
            <text:p>452785,8220636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9614.47341318127">
            <text:p>9614,4734131813</text:p>
          </table:table-cell>
          <table:table-cell table:formula="of:=[.A48]*[.B48]" office:value-type="float" office:value="461494.723832701">
            <text:p>461494,72383270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9595.24446635491">
            <text:p>9595,2444663549</text:p>
          </table:table-cell>
          <table:table-cell table:formula="of:=[.A49]*[.B49]" office:value-type="float" office:value="470166.978851391">
            <text:p>470166,9788513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9576.0539774222">
            <text:p>9576,0539774222</text:p>
          </table:table-cell>
          <table:table-cell table:formula="of:=[.A50]*[.B50]" office:value-type="float" office:value="478802.69887111">
            <text:p>478802,6988711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9556.90186946736">
            <text:p>9556,9018694674</text:p>
          </table:table-cell>
          <table:table-cell table:formula="of:=[.A51]*[.B51]" office:value-type="float" office:value="487401.995342835">
            <text:p>487401,99534283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9537.78806572842">
            <text:p>9537,7880657284</text:p>
          </table:table-cell>
          <table:table-cell table:formula="of:=[.A52]*[.B52]" office:value-type="float" office:value="495964.979417878">
            <text:p>495964,97941787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9518.71248959696">
            <text:p>9518,712489597</text:p>
          </table:table-cell>
          <table:table-cell table:formula="of:=[.A53]*[.B53]" office:value-type="float" office:value="504491.761948639">
            <text:p>504491,76194863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9499.67506461777">
            <text:p>9499,6750646178</text:p>
          </table:table-cell>
          <table:table-cell table:formula="of:=[.A54]*[.B54]" office:value-type="float" office:value="512982.453489359">
            <text:p>512982,45348935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9480.67571448853">
            <text:p>9480,6757144885</text:p>
          </table:table-cell>
          <table:table-cell table:formula="of:=[.A55]*[.B55]" office:value-type="float" office:value="521437.164296869">
            <text:p>521437,164296869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9461.71436305955">
            <text:p>9461,7143630596</text:p>
          </table:table-cell>
          <table:table-cell table:formula="of:=[.A56]*[.B56]" office:value-type="float" office:value="529856.004331335">
            <text:p>529856,00433133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9442.79093433343">
            <text:p>9442,7909343334</text:p>
          </table:table-cell>
          <table:table-cell table:formula="of:=[.A57]*[.B57]" office:value-type="float" office:value="538239.083257006">
            <text:p>538239,08325700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9423.90535246477">
            <text:p>9423,9053524648</text:p>
          </table:table-cell>
          <table:table-cell table:formula="of:=[.A58]*[.B58]" office:value-type="float" office:value="546586.510442957">
            <text:p>546586,51044295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9405.05754175984">
            <text:p>9405,0575417598</text:p>
          </table:table-cell>
          <table:table-cell table:formula="of:=[.A59]*[.B59]" office:value-type="float" office:value="554898.39496383">
            <text:p>554898,3949638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9386.24742667632">
            <text:p>9386,2474266763</text:p>
          </table:table-cell>
          <table:table-cell table:formula="of:=[.A60]*[.B60]" office:value-type="float" office:value="563174.845600579">
            <text:p>563174,84560057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9367.47493182297">
            <text:p>9367,474931823</text:p>
          </table:table-cell>
          <table:table-cell table:formula="of:=[.A61]*[.B61]" office:value-type="float" office:value="571415.970841201">
            <text:p>571415,97084120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9348.73998195932">
            <text:p>9348,7399819593</text:p>
          </table:table-cell>
          <table:table-cell table:formula="of:=[.A62]*[.B62]" office:value-type="float" office:value="579621.878881478">
            <text:p>579621,87888147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9330.0425019954">
            <text:p>9330,0425019954</text:p>
          </table:table-cell>
          <table:table-cell table:formula="of:=[.A63]*[.B63]" office:value-type="float" office:value="587792.67762571">
            <text:p>587792,6776257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9311.38241699141">
            <text:p>9311,3824169914</text:p>
          </table:table-cell>
          <table:table-cell table:formula="of:=[.A64]*[.B64]" office:value-type="float" office:value="595928.47468745">
            <text:p>595928,4746874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9292.75965215743">
            <text:p>9292,7596521574</text:p>
          </table:table-cell>
          <table:table-cell table:formula="of:=[.A65]*[.B65]" office:value-type="float" office:value="604029.377390233">
            <text:p>604029,37739023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9274.17413285311">
            <text:p>9274,1741328531</text:p>
          </table:table-cell>
          <table:table-cell table:formula="of:=[.A66]*[.B66]" office:value-type="float" office:value="612095.492768305">
            <text:p>612095,49276830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9255.62578458741">
            <text:p>9255,6257845874</text:p>
          </table:table-cell>
          <table:table-cell table:formula="of:=[.A67]*[.B67]" office:value-type="float" office:value="620126.927567356">
            <text:p>620126,92756735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9237.11453301823">
            <text:p>9237,1145330182</text:p>
          </table:table-cell>
          <table:table-cell table:formula="of:=[.A68]*[.B68]" office:value-type="float" office:value="628123.78824524">
            <text:p>628123,7882452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9218.6403039522">
            <text:p>9218,6403039522</text:p>
          </table:table-cell>
          <table:table-cell table:formula="of:=[.A69]*[.B69]" office:value-type="float" office:value="636086.180972702">
            <text:p>636086,18097270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9200.20302334429">
            <text:p>9200,2030233443</text:p>
          </table:table-cell>
          <table:table-cell table:formula="of:=[.A70]*[.B70]" office:value-type="float" office:value="644014.2116341">
            <text:p>644014,211634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9181.8026172976">
            <text:p>9181,8026172976</text:p>
          </table:table-cell>
          <table:table-cell table:formula="of:=[.A71]*[.B71]" office:value-type="float" office:value="651907.98582813">
            <text:p>651907,9858281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9163.43901206301">
            <text:p>9163,439012063</text:p>
          </table:table-cell>
          <table:table-cell table:formula="of:=[.A72]*[.B72]" office:value-type="float" office:value="659767.608868537">
            <text:p>659767,60886853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9145.11213403888">
            <text:p>9145,1121340389</text:p>
          </table:table-cell>
          <table:table-cell table:formula="of:=[.A73]*[.B73]" office:value-type="float" office:value="667593.185784838">
            <text:p>667593,18578483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9126.8219097708">
            <text:p>9126,8219097708</text:p>
          </table:table-cell>
          <table:table-cell table:formula="of:=[.A74]*[.B74]" office:value-type="float" office:value="675384.821323039">
            <text:p>675384,82132303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9108.56826595126">
            <text:p>9108,5682659513</text:p>
          </table:table-cell>
          <table:table-cell table:formula="of:=[.A75]*[.B75]" office:value-type="float" office:value="683142.619946345">
            <text:p>683142,61994634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9090.35112941936">
            <text:p>9090,3511294194</text:p>
          </table:table-cell>
          <table:table-cell table:formula="of:=[.A76]*[.B76]" office:value-type="float" office:value="690866.685835871">
            <text:p>690866,68583587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9072.17042716052">
            <text:p>9072,1704271605</text:p>
          </table:table-cell>
          <table:table-cell table:formula="of:=[.A77]*[.B77]" office:value-type="float" office:value="698557.12289136">
            <text:p>698557,1228913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9054.0260863062">
            <text:p>9054,0260863062</text:p>
          </table:table-cell>
          <table:table-cell table:formula="of:=[.A78]*[.B78]" office:value-type="float" office:value="706214.034731883">
            <text:p>706214,03473188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9035.91803413359">
            <text:p>9035,9180341336</text:p>
          </table:table-cell>
          <table:table-cell table:formula="of:=[.A79]*[.B79]" office:value-type="float" office:value="713837.524696553">
            <text:p>713837,52469655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9017.84619806532">
            <text:p>9017,8461980653</text:p>
          </table:table-cell>
          <table:table-cell table:formula="of:=[.A80]*[.B80]" office:value-type="float" office:value="721427.695845225">
            <text:p>721427,69584522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8999.81050566919">
            <text:p>8999,8105056692</text:p>
          </table:table-cell>
          <table:table-cell table:formula="of:=[.A81]*[.B81]" office:value-type="float" office:value="728984.650959204">
            <text:p>728984,65095920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8981.81088465785">
            <text:p>8981,8108846579</text:p>
          </table:table-cell>
          <table:table-cell table:formula="of:=[.A82]*[.B82]" office:value-type="float" office:value="736508.492541944">
            <text:p>736508,49254194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8963.84726288853">
            <text:p>8963,8472628885</text:p>
          </table:table-cell>
          <table:table-cell table:formula="of:=[.A83]*[.B83]" office:value-type="float" office:value="743999.322819748">
            <text:p>743999,32281974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8945.91956836276">
            <text:p>8945,9195683628</text:p>
          </table:table-cell>
          <table:table-cell table:formula="of:=[.A84]*[.B84]" office:value-type="float" office:value="751457.243742472">
            <text:p>751457,24374247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8928.02772922603">
            <text:p>8928,027729226</text:p>
          </table:table-cell>
          <table:table-cell table:formula="of:=[.A85]*[.B85]" office:value-type="float" office:value="758882.356984213">
            <text:p>758882,35698421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8910.17167376758">
            <text:p>8910,1716737676</text:p>
          </table:table-cell>
          <table:table-cell table:formula="of:=[.A86]*[.B86]" office:value-type="float" office:value="766274.763944012">
            <text:p>766274,76394401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8892.35133042004">
            <text:p>8892,3513304201</text:p>
          </table:table-cell>
          <table:table-cell table:formula="of:=[.A87]*[.B87]" office:value-type="float" office:value="773634.565746544">
            <text:p>773634,56574654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8874.5666277592">
            <text:p>8874,5666277592</text:p>
          </table:table-cell>
          <table:table-cell table:formula="of:=[.A88]*[.B88]" office:value-type="float" office:value="780961.86324281">
            <text:p>780961,8632428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8856.81749450368">
            <text:p>8856,8174945037</text:p>
          </table:table-cell>
          <table:table-cell table:formula="of:=[.A89]*[.B89]" office:value-type="float" office:value="788256.757010828">
            <text:p>788256,75701082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8839.10385951468">
            <text:p>8839,1038595147</text:p>
          </table:table-cell>
          <table:table-cell table:formula="of:=[.A90]*[.B90]" office:value-type="float" office:value="795519.347356321">
            <text:p>795519,34735632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8821.42565179565">
            <text:p>8821,4256517957</text:p>
          </table:table-cell>
          <table:table-cell table:formula="of:=[.A91]*[.B91]" office:value-type="float" office:value="802749.734313404">
            <text:p>802749,73431340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8803.78280049206">
            <text:p>8803,7828004921</text:p>
          </table:table-cell>
          <table:table-cell table:formula="of:=[.A92]*[.B92]" office:value-type="float" office:value="809948.017645269">
            <text:p>809948,01764526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8786.17523489107">
            <text:p>8786,1752348911</text:p>
          </table:table-cell>
          <table:table-cell table:formula="of:=[.A93]*[.B93]" office:value-type="float" office:value="817114.29684487">
            <text:p>817114,2968448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8768.60288442129">
            <text:p>8768,6028844213</text:p>
          </table:table-cell>
          <table:table-cell table:formula="of:=[.A94]*[.B94]" office:value-type="float" office:value="824248.671135601">
            <text:p>824248,67113560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8751.06567865245">
            <text:p>8751,0656786525</text:p>
          </table:table-cell>
          <table:table-cell table:formula="of:=[.A95]*[.B95]" office:value-type="float" office:value="831351.239471983">
            <text:p>831351,23947198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8733.56354729514">
            <text:p>8733,5635472952</text:p>
          </table:table-cell>
          <table:table-cell table:formula="of:=[.A96]*[.B96]" office:value-type="float" office:value="838422.100540334">
            <text:p>838422,10054033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8716.09642020055">
            <text:p>8716,0964202006</text:p>
          </table:table-cell>
          <table:table-cell table:formula="of:=[.A97]*[.B97]" office:value-type="float" office:value="845461.352759454">
            <text:p>845461,35275945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8698.66422736015">
            <text:p>8698,6642273602</text:p>
          </table:table-cell>
          <table:table-cell table:formula="of:=[.A98]*[.B98]" office:value-type="float" office:value="852469.094281295">
            <text:p>852469,09428129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8681.26689890543">
            <text:p>8681,2668989054</text:p>
          </table:table-cell>
          <table:table-cell table:formula="of:=[.A99]*[.B99]" office:value-type="float" office:value="859445.422991638">
            <text:p>859445,42299163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8663.90436510762">
            <text:p>8663,9043651076</text:p>
          </table:table-cell>
          <table:table-cell table:formula="of:=[.A100]*[.B100]" office:value-type="float" office:value="866390.436510762">
            <text:p>866390,43651076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8646.57655637741">
            <text:p>8646,5765563774</text:p>
          </table:table-cell>
          <table:table-cell table:formula="of:=[.A101]*[.B101]" office:value-type="float" office:value="873304.232194118">
            <text:p>873304,23219411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8629.28340326465">
            <text:p>8629,2834032647</text:p>
          </table:table-cell>
          <table:table-cell table:formula="of:=[.A102]*[.B102]" office:value-type="float" office:value="880186.907132994">
            <text:p>880186,90713299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8612.02483645812">
            <text:p>8612,0248364581</text:p>
          </table:table-cell>
          <table:table-cell table:formula="of:=[.A103]*[.B103]" office:value-type="float" office:value="887038.558155187">
            <text:p>887038,55815518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8594.80078678521">
            <text:p>8594,8007867852</text:p>
          </table:table-cell>
          <table:table-cell table:formula="of:=[.A104]*[.B104]" office:value-type="float" office:value="893859.281825661">
            <text:p>893859,28182566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8577.61118521164">
            <text:p>8577,6111852116</text:p>
          </table:table-cell>
          <table:table-cell table:formula="of:=[.A105]*[.B105]" office:value-type="float" office:value="900649.174447222">
            <text:p>900649,17444722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8560.45596284121">
            <text:p>8560,4559628412</text:p>
          </table:table-cell>
          <table:table-cell table:formula="of:=[.A106]*[.B106]" office:value-type="float" office:value="907408.332061168">
            <text:p>907408,33206116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8543.33505091553">
            <text:p>8543,3350509155</text:p>
          </table:table-cell>
          <table:table-cell table:formula="of:=[.A107]*[.B107]" office:value-type="float" office:value="914136.850447962">
            <text:p>914136,85044796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8526.2483808137">
            <text:p>8526,2483808137</text:p>
          </table:table-cell>
          <table:table-cell table:formula="of:=[.A108]*[.B108]" office:value-type="float" office:value="920834.825127879">
            <text:p>920834,82512787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8509.19588405207">
            <text:p>8509,1958840521</text:p>
          </table:table-cell>
          <table:table-cell table:formula="of:=[.A109]*[.B109]" office:value-type="float" office:value="927502.351361676">
            <text:p>927502,35136167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8492.17749228397">
            <text:p>8492,177492284</text:p>
          </table:table-cell>
          <table:table-cell table:formula="of:=[.A110]*[.B110]" office:value-type="float" office:value="934139.524151236">
            <text:p>934139,52415123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8475.1931372994">
            <text:p>8475,1931372994</text:p>
          </table:table-cell>
          <table:table-cell table:formula="of:=[.A111]*[.B111]" office:value-type="float" office:value="940746.438240233">
            <text:p>940746,43824023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8458.2427510248">
            <text:p>8458,2427510248</text:p>
          </table:table-cell>
          <table:table-cell table:formula="of:=[.A112]*[.B112]" office:value-type="float" office:value="947323.188114778">
            <text:p>947323,18811477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8441.32626552275">
            <text:p>8441,3262655228</text:p>
          </table:table-cell>
          <table:table-cell table:formula="of:=[.A113]*[.B113]" office:value-type="float" office:value="953869.868004071">
            <text:p>953869,8680040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8424.44361299171">
            <text:p>8424,4436129917</text:p>
          </table:table-cell>
          <table:table-cell table:formula="of:=[.A114]*[.B114]" office:value-type="float" office:value="960386.571881054">
            <text:p>960386,57188105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8407.59472576572">
            <text:p>8407,5947257657</text:p>
          </table:table-cell>
          <table:table-cell table:formula="of:=[.A115]*[.B115]" office:value-type="float" office:value="966873.393463058">
            <text:p>966873,393463058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8390.77953631419">
            <text:p>8390,7795363142</text:p>
          </table:table-cell>
          <table:table-cell table:formula="of:=[.A116]*[.B116]" office:value-type="float" office:value="973330.426212446">
            <text:p>973330,426212446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8373.99797724156">
            <text:p>8373,9979772416</text:p>
          </table:table-cell>
          <table:table-cell table:formula="of:=[.A117]*[.B117]" office:value-type="float" office:value="979757.763337263">
            <text:p>979757,76333726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8357.24998128708">
            <text:p>8357,2499812871</text:p>
          </table:table-cell>
          <table:table-cell table:formula="of:=[.A118]*[.B118]" office:value-type="float" office:value="986155.497791875">
            <text:p>986155,49779187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8340.5354813245">
            <text:p>8340,5354813245</text:p>
          </table:table-cell>
          <table:table-cell table:formula="of:=[.A119]*[.B119]" office:value-type="float" office:value="992523.722277616">
            <text:p>992523,72227761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8323.85441036185">
            <text:p>8323,8544103619</text:p>
          </table:table-cell>
          <table:table-cell table:formula="of:=[.A120]*[.B120]" office:value-type="float" office:value="998862.529243423">
            <text:p>998862,52924342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8307.20670154113">
            <text:p>8307,2067015411</text:p>
          </table:table-cell>
          <table:table-cell table:formula="of:=[.A121]*[.B121]" office:value-type="float" office:value="1005172.01088648">
            <text:p>1005172,0108864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8290.59228813805">
            <text:p>8290,5922881381</text:p>
          </table:table-cell>
          <table:table-cell table:formula="of:=[.A122]*[.B122]" office:value-type="float" office:value="1011452.25915284">
            <text:p>1011452,2591528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8274.01110356177">
            <text:p>8274,0111035618</text:p>
          </table:table-cell>
          <table:table-cell table:formula="of:=[.A123]*[.B123]" office:value-type="float" office:value="1017703.3657381">
            <text:p>1017703,365738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8257.46308135465">
            <text:p>8257,4630813547</text:p>
          </table:table-cell>
          <table:table-cell table:formula="of:=[.A124]*[.B124]" office:value-type="float" office:value="1023925.42208798">
            <text:p>1023925,4220879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8240.94815519194">
            <text:p>8240,9481551919</text:p>
          </table:table-cell>
          <table:table-cell table:formula="of:=[.A125]*[.B125]" office:value-type="float" office:value="1030118.51939899">
            <text:p>1030118,5193989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8224.46625888156">
            <text:p>8224,4662588816</text:p>
          </table:table-cell>
          <table:table-cell table:formula="of:=[.A126]*[.B126]" office:value-type="float" office:value="1036282.74861908">
            <text:p>1036282,7486190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8208.01732636379">
            <text:p>8208,0173263638</text:p>
          </table:table-cell>
          <table:table-cell table:formula="of:=[.A127]*[.B127]" office:value-type="float" office:value="1042418.2004482">
            <text:p>1042418,200448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8191.60129171106">
            <text:p>8191,6012917111</text:p>
          </table:table-cell>
          <table:table-cell table:formula="of:=[.A128]*[.B128]" office:value-type="float" office:value="1048524.96533902">
            <text:p>1048524,9653390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8175.21808912764">
            <text:p>8175,2180891277</text:p>
          </table:table-cell>
          <table:table-cell table:formula="of:=[.A129]*[.B129]" office:value-type="float" office:value="1054603.13349747">
            <text:p>1054603,1334974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8158.86765294939">
            <text:p>8158,8676529494</text:p>
          </table:table-cell>
          <table:table-cell table:formula="of:=[.A130]*[.B130]" office:value-type="float" office:value="1060652.79488342">
            <text:p>1060652,79488342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8142.54991764349">
            <text:p>8142,5499176435</text:p>
          </table:table-cell>
          <table:table-cell table:formula="of:=[.A131]*[.B131]" office:value-type="float" office:value="1066674.0392113">
            <text:p>1066674,039211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8126.2648178082">
            <text:p>8126,2648178082</text:p>
          </table:table-cell>
          <table:table-cell table:formula="of:=[.A132]*[.B132]" office:value-type="float" office:value="1072666.95595068">
            <text:p>1072666,95595068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8110.01228817259">
            <text:p>8110,0122881726</text:p>
          </table:table-cell>
          <table:table-cell table:formula="of:=[.A133]*[.B133]" office:value-type="float" office:value="1078631.63432695">
            <text:p>1078631,63432695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8093.79226359624">
            <text:p>8093,7922635962</text:p>
          </table:table-cell>
          <table:table-cell table:formula="of:=[.A134]*[.B134]" office:value-type="float" office:value="1084568.1633219">
            <text:p>1084568,163321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8077.60467906905">
            <text:p>8077,6046790691</text:p>
          </table:table-cell>
          <table:table-cell table:formula="of:=[.A135]*[.B135]" office:value-type="float" office:value="1090476.63167432">
            <text:p>1090476,63167432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8061.44946971091">
            <text:p>8061,4494697109</text:p>
          </table:table-cell>
          <table:table-cell table:formula="of:=[.A136]*[.B136]" office:value-type="float" office:value="1096357.12788068">
            <text:p>1096357,1278806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8045.32657077149">
            <text:p>8045,3265707715</text:p>
          </table:table-cell>
          <table:table-cell table:formula="of:=[.A137]*[.B137]" office:value-type="float" office:value="1102209.74019569">
            <text:p>1102209,7401956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8029.23591762994">
            <text:p>8029,23591763</text:p>
          </table:table-cell>
          <table:table-cell table:formula="of:=[.A138]*[.B138]" office:value-type="float" office:value="1108034.55663293">
            <text:p>1108034,5566329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013.17744579468">
            <text:p>8013,1774457947</text:p>
          </table:table-cell>
          <table:table-cell table:formula="of:=[.A139]*[.B139]" office:value-type="float" office:value="1113831.66496546">
            <text:p>1113831,6649654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7997.15109090309">
            <text:p>7997,1510909031</text:p>
          </table:table-cell>
          <table:table-cell table:formula="of:=[.A140]*[.B140]" office:value-type="float" office:value="1119601.15272643">
            <text:p>1119601,1527264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7981.15678872129">
            <text:p>7981,1567887213</text:p>
          </table:table-cell>
          <table:table-cell table:formula="of:=[.A141]*[.B141]" office:value-type="float" office:value="1125343.1072097">
            <text:p>1125343,107209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7965.19447514385">
            <text:p>7965,1944751439</text:p>
          </table:table-cell>
          <table:table-cell table:formula="of:=[.A142]*[.B142]" office:value-type="float" office:value="1131057.61547043">
            <text:p>1131057,6154704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7949.26408619356">
            <text:p>7949,2640861936</text:p>
          </table:table-cell>
          <table:table-cell table:formula="of:=[.A143]*[.B143]" office:value-type="float" office:value="1136744.76432568">
            <text:p>1136744,7643256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7933.36555802117">
            <text:p>7933,3655580212</text:p>
          </table:table-cell>
          <table:table-cell table:formula="of:=[.A144]*[.B144]" office:value-type="float" office:value="1142404.64035505">
            <text:p>1142404,6403550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17.49882690513">
            <text:p>7917,4988269051</text:p>
          </table:table-cell>
          <table:table-cell table:formula="of:=[.A145]*[.B145]" office:value-type="float" office:value="1148037.32990124">
            <text:p>1148037,3299012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901.66382925132">
            <text:p>7901,6638292513</text:p>
          </table:table-cell>
          <table:table-cell table:formula="of:=[.A146]*[.B146]" office:value-type="float" office:value="1153642.91907069">
            <text:p>1153642,91907069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885.86050159282">
            <text:p>7885,8605015928</text:p>
          </table:table-cell>
          <table:table-cell table:formula="of:=[.A147]*[.B147]" office:value-type="float" office:value="1159221.49373414">
            <text:p>1159221,4937341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870.08878058963">
            <text:p>7870,0887805896</text:p>
          </table:table-cell>
          <table:table-cell table:formula="of:=[.A148]*[.B148]" office:value-type="float" office:value="1164773.13952727">
            <text:p>1164773,13952727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854.34860302845">
            <text:p>7854,3486030285</text:p>
          </table:table-cell>
          <table:table-cell table:formula="of:=[.A149]*[.B149]" office:value-type="float" office:value="1170297.94185124">
            <text:p>1170297,9418512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838.63990582239">
            <text:p>7838,6399058224</text:p>
          </table:table-cell>
          <table:table-cell table:formula="of:=[.A150]*[.B150]" office:value-type="float" office:value="1175795.98587336">
            <text:p>1175795,98587336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22.96262601075">
            <text:p>7822,9626260108</text:p>
          </table:table-cell>
          <table:table-cell table:formula="of:=[.A151]*[.B151]" office:value-type="float" office:value="1181267.35652762">
            <text:p>1181267,35652762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807.31670075873">
            <text:p>7807,3167007587</text:p>
          </table:table-cell>
          <table:table-cell table:formula="of:=[.A152]*[.B152]" office:value-type="float" office:value="1186712.13851533">
            <text:p>1186712,1385153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791.70206735721">
            <text:p>7791,7020673572</text:p>
          </table:table-cell>
          <table:table-cell table:formula="of:=[.A153]*[.B153]" office:value-type="float" office:value="1192130.41630565">
            <text:p>1192130,4163056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776.1186632225">
            <text:p>7776,1186632225</text:p>
          </table:table-cell>
          <table:table-cell table:formula="of:=[.A154]*[.B154]" office:value-type="float" office:value="1197522.27413626">
            <text:p>1197522,2741362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760.56642589605">
            <text:p>7760,5664258961</text:p>
          </table:table-cell>
          <table:table-cell table:formula="of:=[.A155]*[.B155]" office:value-type="float" office:value="1202887.79601389">
            <text:p>1202887,7960138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745.04529304426">
            <text:p>7745,0452930443</text:p>
          </table:table-cell>
          <table:table-cell table:formula="of:=[.A156]*[.B156]" office:value-type="float" office:value="1208227.0657149">
            <text:p>1208227,065714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7729.55520245817">
            <text:p>7729,5552024582</text:p>
          </table:table-cell>
          <table:table-cell table:formula="of:=[.A157]*[.B157]" office:value-type="float" office:value="1213540.16678593">
            <text:p>1213540,16678593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7714.09609205325">
            <text:p>7714,0960920533</text:p>
          </table:table-cell>
          <table:table-cell table:formula="of:=[.A158]*[.B158]" office:value-type="float" office:value="1218827.18254441">
            <text:p>1218827,18254441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7698.66789986915">
            <text:p>7698,6678998692</text:p>
          </table:table-cell>
          <table:table-cell table:formula="of:=[.A159]*[.B159]" office:value-type="float" office:value="1224088.19607919">
            <text:p>1224088,1960791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7683.27056406941">
            <text:p>7683,2705640694</text:p>
          </table:table-cell>
          <table:table-cell table:formula="of:=[.A160]*[.B160]" office:value-type="float" office:value="1229323.29025111">
            <text:p>1229323,29025111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7667.90402294127">
            <text:p>7667,9040229413</text:p>
          </table:table-cell>
          <table:table-cell table:formula="of:=[.A161]*[.B161]" office:value-type="float" office:value="1234532.54769354">
            <text:p>1234532,5476935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7652.56821489539">
            <text:p>7652,5682148954</text:p>
          </table:table-cell>
          <table:table-cell table:formula="of:=[.A162]*[.B162]" office:value-type="float" office:value="1239716.05081305">
            <text:p>1239716,05081305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7637.2630784656">
            <text:p>7637,2630784656</text:p>
          </table:table-cell>
          <table:table-cell table:formula="of:=[.A163]*[.B163]" office:value-type="float" office:value="1244873.88178989">
            <text:p>1244873,8817898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7621.98855230867">
            <text:p>7621,9885523087</text:p>
          </table:table-cell>
          <table:table-cell table:formula="of:=[.A164]*[.B164]" office:value-type="float" office:value="1250006.12257862">
            <text:p>1250006,1225786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7606.74457520405">
            <text:p>7606,7445752041</text:p>
          </table:table-cell>
          <table:table-cell table:formula="of:=[.A165]*[.B165]" office:value-type="float" office:value="1255112.85490867">
            <text:p>1255112,8549086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7591.53108605364">
            <text:p>7591,5310860536</text:p>
          </table:table-cell>
          <table:table-cell table:formula="of:=[.A166]*[.B166]" office:value-type="float" office:value="1260194.1602849">
            <text:p>1260194,1602849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7576.34802388153">
            <text:p>7576,3480238815</text:p>
          </table:table-cell>
          <table:table-cell table:formula="of:=[.A167]*[.B167]" office:value-type="float" office:value="1265250.11998822">
            <text:p>1265250,11998822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7561.19532783377">
            <text:p>7561,1953278338</text:p>
          </table:table-cell>
          <table:table-cell table:formula="of:=[.A168]*[.B168]" office:value-type="float" office:value="1270280.81507607">
            <text:p>1270280,81507607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7546.0729371781">
            <text:p>7546,0729371781</text:p>
          </table:table-cell>
          <table:table-cell table:formula="of:=[.A169]*[.B169]" office:value-type="float" office:value="1275286.3263831">
            <text:p>1275286,3263831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7530.98079130375">
            <text:p>7530,9807913038</text:p>
          </table:table-cell>
          <table:table-cell table:formula="of:=[.A170]*[.B170]" office:value-type="float" office:value="1280266.73452164">
            <text:p>1280266,7345216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7515.91882972114">
            <text:p>7515,9188297211</text:p>
          </table:table-cell>
          <table:table-cell table:formula="of:=[.A171]*[.B171]" office:value-type="float" office:value="1285222.11988231">
            <text:p>1285222,1198823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7500.8869920617">
            <text:p>7500,8869920617</text:p>
          </table:table-cell>
          <table:table-cell table:formula="of:=[.A172]*[.B172]" office:value-type="float" office:value="1290152.56263461">
            <text:p>1290152,5626346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7485.88521807757">
            <text:p>7485,8852180776</text:p>
          </table:table-cell>
          <table:table-cell table:formula="of:=[.A173]*[.B173]" office:value-type="float" office:value="1295058.14272742">
            <text:p>1295058,1427274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7470.91344764142">
            <text:p>7470,9134476414</text:p>
          </table:table-cell>
          <table:table-cell table:formula="of:=[.A174]*[.B174]" office:value-type="float" office:value="1299938.93988961">
            <text:p>1299938,9398896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7455.97162074613">
            <text:p>7455,9716207461</text:p>
          </table:table-cell>
          <table:table-cell table:formula="of:=[.A175]*[.B175]" office:value-type="float" office:value="1304795.03363057">
            <text:p>1304795,0336305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7441.05967750464">
            <text:p>7441,0596775047</text:p>
          </table:table-cell>
          <table:table-cell table:formula="of:=[.A176]*[.B176]" office:value-type="float" office:value="1309626.50324082">
            <text:p>1309626,5032408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7426.17755814963">
            <text:p>7426,1775581496</text:p>
          </table:table-cell>
          <table:table-cell table:formula="of:=[.A177]*[.B177]" office:value-type="float" office:value="1314433.42779249">
            <text:p>1314433,4277924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7411.32520303333">
            <text:p>7411,3252030333</text:p>
          </table:table-cell>
          <table:table-cell table:formula="of:=[.A178]*[.B178]" office:value-type="float" office:value="1319215.88613993">
            <text:p>1319215,8861399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7396.50255262727">
            <text:p>7396,5025526273</text:p>
          </table:table-cell>
          <table:table-cell table:formula="of:=[.A179]*[.B179]" office:value-type="float" office:value="1323973.95692028">
            <text:p>1323973,9569202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7381.70954752201">
            <text:p>7381,709547522</text:p>
          </table:table-cell>
          <table:table-cell table:formula="of:=[.A180]*[.B180]" office:value-type="float" office:value="1328707.71855396">
            <text:p>1328707,71855396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7366.94612842697">
            <text:p>7366,946128427</text:p>
          </table:table-cell>
          <table:table-cell table:formula="of:=[.A181]*[.B181]" office:value-type="float" office:value="1333417.24924528">
            <text:p>1333417,2492452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7352.21223617011">
            <text:p>7352,2122361701</text:p>
          </table:table-cell>
          <table:table-cell table:formula="of:=[.A182]*[.B182]" office:value-type="float" office:value="1338102.62698296">
            <text:p>1338102,6269829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7337.50781169777">
            <text:p>7337,5078116978</text:p>
          </table:table-cell>
          <table:table-cell table:formula="of:=[.A183]*[.B183]" office:value-type="float" office:value="1342763.92954069">
            <text:p>1342763,9295406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7322.83279607438">
            <text:p>7322,8327960744</text:p>
          </table:table-cell>
          <table:table-cell table:formula="of:=[.A184]*[.B184]" office:value-type="float" office:value="1347401.23447769">
            <text:p>1347401,2344776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7308.18713048223">
            <text:p>7308,1871304822</text:p>
          </table:table-cell>
          <table:table-cell table:formula="of:=[.A185]*[.B185]" office:value-type="float" office:value="1352014.61913921">
            <text:p>1352014,61913921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7293.57075622127">
            <text:p>7293,5707562213</text:p>
          </table:table-cell>
          <table:table-cell table:formula="of:=[.A186]*[.B186]" office:value-type="float" office:value="1356604.16065716">
            <text:p>1356604,1606571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7278.98361470882">
            <text:p>7278,9836147088</text:p>
          </table:table-cell>
          <table:table-cell table:formula="of:=[.A187]*[.B187]" office:value-type="float" office:value="1361169.93595055">
            <text:p>1361169,93595055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7264.4256474794">
            <text:p>7264,4256474794</text:p>
          </table:table-cell>
          <table:table-cell table:formula="of:=[.A188]*[.B188]" office:value-type="float" office:value="1365712.02172613">
            <text:p>1365712,0217261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7249.89679618445">
            <text:p>7249,8967961845</text:p>
          </table:table-cell>
          <table:table-cell table:formula="of:=[.A189]*[.B189]" office:value-type="float" office:value="1370230.49447886">
            <text:p>1370230,4944788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7235.39700259208">
            <text:p>7235,3970025921</text:p>
          </table:table-cell>
          <table:table-cell table:formula="of:=[.A190]*[.B190]" office:value-type="float" office:value="1374725.43049249">
            <text:p>1374725,43049249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7220.92620858689">
            <text:p>7220,9262085869</text:p>
          </table:table-cell>
          <table:table-cell table:formula="of:=[.A191]*[.B191]" office:value-type="float" office:value="1379196.9058401">
            <text:p>1379196,905840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7206.48435616972">
            <text:p>7206,4843561697</text:p>
          </table:table-cell>
          <table:table-cell table:formula="of:=[.A192]*[.B192]" office:value-type="float" office:value="1383644.99638459">
            <text:p>1383644,9963845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7192.07138745738">
            <text:p>7192,0713874574</text:p>
          </table:table-cell>
          <table:table-cell table:formula="of:=[.A193]*[.B193]" office:value-type="float" office:value="1388069.77777927">
            <text:p>1388069,7777792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7177.68724468246">
            <text:p>7177,6872446825</text:p>
          </table:table-cell>
          <table:table-cell table:formula="of:=[.A194]*[.B194]" office:value-type="float" office:value="1392471.3254684">
            <text:p>1392471,325468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7163.3318701931">
            <text:p>7163,3318701931</text:p>
          </table:table-cell>
          <table:table-cell table:formula="of:=[.A195]*[.B195]" office:value-type="float" office:value="1396849.71468765">
            <text:p>1396849,7146876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7149.00520645271">
            <text:p>7149,0052064527</text:p>
          </table:table-cell>
          <table:table-cell table:formula="of:=[.A196]*[.B196]" office:value-type="float" office:value="1401205.02046473">
            <text:p>1401205,0204647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7134.70719603981">
            <text:p>7134,7071960398</text:p>
          </table:table-cell>
          <table:table-cell table:formula="of:=[.A197]*[.B197]" office:value-type="float" office:value="1405537.31761984">
            <text:p>1405537,3176198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7120.43778164773">
            <text:p>7120,4377816477</text:p>
          </table:table-cell>
          <table:table-cell table:formula="of:=[.A198]*[.B198]" office:value-type="float" office:value="1409846.68076625">
            <text:p>1409846,68076625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7106.19690608443">
            <text:p>7106,1969060844</text:p>
          </table:table-cell>
          <table:table-cell table:formula="of:=[.A199]*[.B199]" office:value-type="float" office:value="1414133.1843108">
            <text:p>1414133,184310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7091.98451227226">
            <text:p>7091,9845122723</text:p>
          </table:table-cell>
          <table:table-cell table:formula="of:=[.A200]*[.B200]" office:value-type="float" office:value="1418396.90245445">
            <text:p>1418396,90245445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7077.80054324772">
            <text:p>7077,8005432477</text:p>
          </table:table-cell>
          <table:table-cell table:formula="of:=[.A201]*[.B201]" office:value-type="float" office:value="1422637.90919279">
            <text:p>1422637,90919279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7063.64494216122">
            <text:p>7063,6449421612</text:p>
          </table:table-cell>
          <table:table-cell table:formula="of:=[.A202]*[.B202]" office:value-type="float" office:value="1426856.27831657">
            <text:p>1426856,27831657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7049.5176522769">
            <text:p>7049,5176522769</text:p>
          </table:table-cell>
          <table:table-cell table:formula="of:=[.A203]*[.B203]" office:value-type="float" office:value="1431052.08341221">
            <text:p>1431052,08341221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7035.41861697235">
            <text:p>7035,4186169724</text:p>
          </table:table-cell>
          <table:table-cell table:formula="of:=[.A204]*[.B204]" office:value-type="float" office:value="1435225.39786236">
            <text:p>1435225,39786236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7021.3477797384">
            <text:p>7021,3477797384</text:p>
          </table:table-cell>
          <table:table-cell table:formula="of:=[.A205]*[.B205]" office:value-type="float" office:value="1439376.29484637">
            <text:p>1439376,29484637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7007.30508417893">
            <text:p>7007,3050841789</text:p>
          </table:table-cell>
          <table:table-cell table:formula="of:=[.A206]*[.B206]" office:value-type="float" office:value="1443504.84734086">
            <text:p>1443504,8473408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6993.29047401057">
            <text:p>6993,2904740106</text:p>
          </table:table-cell>
          <table:table-cell table:formula="of:=[.A207]*[.B207]" office:value-type="float" office:value="1447611.12812019">
            <text:p>1447611,1281201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6979.30389306255">
            <text:p>6979,3038930626</text:p>
          </table:table-cell>
          <table:table-cell table:formula="of:=[.A208]*[.B208]" office:value-type="float" office:value="1451695.20975701">
            <text:p>1451695,2097570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6965.34528527642">
            <text:p>6965,3452852764</text:p>
          </table:table-cell>
          <table:table-cell table:formula="of:=[.A209]*[.B209]" office:value-type="float" office:value="1455757.16462277">
            <text:p>1455757,16462277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6951.41459470587">
            <text:p>6951,4145947059</text:p>
          </table:table-cell>
          <table:table-cell table:formula="of:=[.A210]*[.B210]" office:value-type="float" office:value="1459797.06488823">
            <text:p>1459797,06488823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6937.51176551646">
            <text:p>6937,5117655165</text:p>
          </table:table-cell>
          <table:table-cell table:formula="of:=[.A211]*[.B211]" office:value-type="float" office:value="1463814.98252397">
            <text:p>1463814,98252397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6923.63674198543">
            <text:p>6923,6367419854</text:p>
          </table:table-cell>
          <table:table-cell table:formula="of:=[.A212]*[.B212]" office:value-type="float" office:value="1467810.98930091">
            <text:p>1467810,98930091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6909.78946850145">
            <text:p>6909,7894685015</text:p>
          </table:table-cell>
          <table:table-cell table:formula="of:=[.A213]*[.B213]" office:value-type="float" office:value="1471785.15679081">
            <text:p>1471785,1567908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6895.96988956445">
            <text:p>6895,9698895645</text:p>
          </table:table-cell>
          <table:table-cell table:formula="of:=[.A214]*[.B214]" office:value-type="float" office:value="1475737.55636679">
            <text:p>1475737,55636679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6882.17794978532">
            <text:p>6882,1779497853</text:p>
          </table:table-cell>
          <table:table-cell table:formula="of:=[.A215]*[.B215]" office:value-type="float" office:value="1479668.25920384">
            <text:p>1479668,2592038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6868.41359388575">
            <text:p>6868,4135938858</text:p>
          </table:table-cell>
          <table:table-cell table:formula="of:=[.A216]*[.B216]" office:value-type="float" office:value="1483577.33627932">
            <text:p>1483577,3362793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6854.67676669798">
            <text:p>6854,676766698</text:p>
          </table:table-cell>
          <table:table-cell table:formula="of:=[.A217]*[.B217]" office:value-type="float" office:value="1487464.85837346">
            <text:p>1487464,8583734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6840.96741316458">
            <text:p>6840,9674131646</text:p>
          </table:table-cell>
          <table:table-cell table:formula="of:=[.A218]*[.B218]" office:value-type="float" office:value="1491330.89606988">
            <text:p>1491330,8960698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6827.28547833826">
            <text:p>6827,2854783383</text:p>
          </table:table-cell>
          <table:table-cell table:formula="of:=[.A219]*[.B219]" office:value-type="float" office:value="1495175.51975608">
            <text:p>1495175,51975608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6813.63090738158">
            <text:p>6813,6309073816</text:p>
          </table:table-cell>
          <table:table-cell table:formula="of:=[.A220]*[.B220]" office:value-type="float" office:value="1498998.79962395">
            <text:p>1498998,79962395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6800.00364556682">
            <text:p>6800,0036455668</text:p>
          </table:table-cell>
          <table:table-cell table:formula="of:=[.A221]*[.B221]" office:value-type="float" office:value="1502800.80567027">
            <text:p>1502800,8056702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6786.40363827568">
            <text:p>6786,4036382757</text:p>
          </table:table-cell>
          <table:table-cell table:formula="of:=[.A222]*[.B222]" office:value-type="float" office:value="1506581.6076972">
            <text:p>1506581,607697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6772.83083099913">
            <text:p>6772,8308309991</text:p>
          </table:table-cell>
          <table:table-cell table:formula="of:=[.A223]*[.B223]" office:value-type="float" office:value="1510341.27531281">
            <text:p>1510341,2753128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6759.28516933713">
            <text:p>6759,2851693371</text:p>
          </table:table-cell>
          <table:table-cell table:formula="of:=[.A224]*[.B224]" office:value-type="float" office:value="1514079.87793152">
            <text:p>1514079,8779315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6745.76659899846">
            <text:p>6745,7665989985</text:p>
          </table:table-cell>
          <table:table-cell table:formula="of:=[.A225]*[.B225]" office:value-type="float" office:value="1517797.48477465">
            <text:p>1517797,4847746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6732.27506580046">
            <text:p>6732,2750658005</text:p>
          </table:table-cell>
          <table:table-cell table:formula="of:=[.A226]*[.B226]" office:value-type="float" office:value="1521494.1648709">
            <text:p>1521494,1648709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6718.81051566886">
            <text:p>6718,8105156689</text:p>
          </table:table-cell>
          <table:table-cell table:formula="of:=[.A227]*[.B227]" office:value-type="float" office:value="1525169.98705683">
            <text:p>1525169,98705683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6705.37289463752">
            <text:p>6705,3728946375</text:p>
          </table:table-cell>
          <table:table-cell table:formula="of:=[.A228]*[.B228]" office:value-type="float" office:value="1528825.01997736">
            <text:p>1528825,0199773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6691.96214884825">
            <text:p>6691,9621488483</text:p>
          </table:table-cell>
          <table:table-cell table:formula="of:=[.A229]*[.B229]" office:value-type="float" office:value="1532459.33208625">
            <text:p>1532459,33208625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6678.57822455055">
            <text:p>6678,5782245506</text:p>
          </table:table-cell>
          <table:table-cell table:formula="of:=[.A230]*[.B230]" office:value-type="float" office:value="1536072.99164663">
            <text:p>1536072,99164663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6665.22106810145">
            <text:p>6665,2210681015</text:p>
          </table:table-cell>
          <table:table-cell table:formula="of:=[.A231]*[.B231]" office:value-type="float" office:value="1539666.06673143">
            <text:p>1539666,06673143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6651.89062596525">
            <text:p>6651,8906259653</text:p>
          </table:table-cell>
          <table:table-cell table:formula="of:=[.A232]*[.B232]" office:value-type="float" office:value="1543238.62522394">
            <text:p>1543238,6252239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6638.58684471332">
            <text:p>6638,5868447133</text:p>
          </table:table-cell>
          <table:table-cell table:formula="of:=[.A233]*[.B233]" office:value-type="float" office:value="1546790.7348182">
            <text:p>1546790,7348182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6625.30967102389">
            <text:p>6625,3096710239</text:p>
          </table:table-cell>
          <table:table-cell table:formula="of:=[.A234]*[.B234]" office:value-type="float" office:value="1550322.46301959">
            <text:p>1550322,4630195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6612.05905168184">
            <text:p>6612,0590516819</text:p>
          </table:table-cell>
          <table:table-cell table:formula="of:=[.A235]*[.B235]" office:value-type="float" office:value="1553833.87714523">
            <text:p>1553833,8771452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6598.83493357848">
            <text:p>6598,8349335785</text:p>
          </table:table-cell>
          <table:table-cell table:formula="of:=[.A236]*[.B236]" office:value-type="float" office:value="1557325.04432452">
            <text:p>1557325,0443245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6585.63726371132">
            <text:p>6585,6372637113</text:p>
          </table:table-cell>
          <table:table-cell table:formula="of:=[.A237]*[.B237]" office:value-type="float" office:value="1560796.03149958">
            <text:p>1560796,0314995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6572.4659891839">
            <text:p>6572,4659891839</text:p>
          </table:table-cell>
          <table:table-cell table:formula="of:=[.A238]*[.B238]" office:value-type="float" office:value="1564246.90542577">
            <text:p>1564246,90542577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6559.32105720553">
            <text:p>6559,3210572055</text:p>
          </table:table-cell>
          <table:table-cell table:formula="of:=[.A239]*[.B239]" office:value-type="float" office:value="1567677.73267212">
            <text:p>1567677,7326721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6546.20241509112">
            <text:p>6546,2024150911</text:p>
          </table:table-cell>
          <table:table-cell table:formula="of:=[.A240]*[.B240]" office:value-type="float" office:value="1571088.57962187">
            <text:p>1571088,57962187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6533.11001026094">
            <text:p>6533,1100102609</text:p>
          </table:table-cell>
          <table:table-cell table:formula="of:=[.A241]*[.B241]" office:value-type="float" office:value="1574479.51247289">
            <text:p>1574479,51247289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6520.04379024042">
            <text:p>6520,0437902404</text:p>
          </table:table-cell>
          <table:table-cell table:formula="of:=[.A242]*[.B242]" office:value-type="float" office:value="1577850.59723818">
            <text:p>1577850,59723818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6507.00370265994">
            <text:p>6507,0037026599</text:p>
          </table:table-cell>
          <table:table-cell table:formula="of:=[.A243]*[.B243]" office:value-type="float" office:value="1581201.89974636">
            <text:p>1581201,8997463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6493.98969525462">
            <text:p>6493,9896952546</text:p>
          </table:table-cell>
          <table:table-cell table:formula="of:=[.A244]*[.B244]" office:value-type="float" office:value="1584533.48564213">
            <text:p>1584533,4856421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6481.00171586411">
            <text:p>6481,0017158641</text:p>
          </table:table-cell>
          <table:table-cell table:formula="of:=[.A245]*[.B245]" office:value-type="float" office:value="1587845.42038671">
            <text:p>1587845,4203867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6468.03971243238">
            <text:p>6468,0397124324</text:p>
          </table:table-cell>
          <table:table-cell table:formula="of:=[.A246]*[.B246]" office:value-type="float" office:value="1591137.76925837">
            <text:p>1591137,76925837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6455.10363300751">
            <text:p>6455,1036330075</text:p>
          </table:table-cell>
          <table:table-cell table:formula="of:=[.A247]*[.B247]" office:value-type="float" office:value="1594410.59735286">
            <text:p>1594410,5973528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6442.1934257415">
            <text:p>6442,1934257415</text:p>
          </table:table-cell>
          <table:table-cell table:formula="of:=[.A248]*[.B248]" office:value-type="float" office:value="1597663.96958389">
            <text:p>1597663,9695838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6429.30903889002">
            <text:p>6429,30903889</text:p>
          </table:table-cell>
          <table:table-cell table:formula="of:=[.A249]*[.B249]" office:value-type="float" office:value="1600897.95068361">
            <text:p>1600897,9506836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6416.45042081223">
            <text:p>6416,4504208122</text:p>
          </table:table-cell>
          <table:table-cell table:formula="of:=[.A250]*[.B250]" office:value-type="float" office:value="1604112.60520306">
            <text:p>1604112,60520306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6403.61751997061">
            <text:p>6403,6175199706</text:p>
          </table:table-cell>
          <table:table-cell table:formula="of:=[.A251]*[.B251]" office:value-type="float" office:value="1607307.99751262">
            <text:p>1607307,9975126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6390.81028493067">
            <text:p>6390,8102849307</text:p>
          </table:table-cell>
          <table:table-cell table:formula="of:=[.A252]*[.B252]" office:value-type="float" office:value="1610484.19180253">
            <text:p>1610484,1918025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6378.02866436081">
            <text:p>6378,0286643608</text:p>
          </table:table-cell>
          <table:table-cell table:formula="of:=[.A253]*[.B253]" office:value-type="float" office:value="1613641.25208328">
            <text:p>1613641,2520832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6365.27260703209">
            <text:p>6365,2726070321</text:p>
          </table:table-cell>
          <table:table-cell table:formula="of:=[.A254]*[.B254]" office:value-type="float" office:value="1616779.24218615">
            <text:p>1616779,2421861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6352.54206181802">
            <text:p>6352,542061818</text:p>
          </table:table-cell>
          <table:table-cell table:formula="of:=[.A255]*[.B255]" office:value-type="float" office:value="1619898.2257636">
            <text:p>1619898,225763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6339.83697769438">
            <text:p>6339,8369776944</text:p>
          </table:table-cell>
          <table:table-cell table:formula="of:=[.A256]*[.B256]" office:value-type="float" office:value="1622998.26628976">
            <text:p>1622998,2662897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6327.157303739">
            <text:p>6327,157303739</text:p>
          </table:table-cell>
          <table:table-cell table:formula="of:=[.A257]*[.B257]" office:value-type="float" office:value="1626079.42706092">
            <text:p>1626079,4270609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6314.50298913152">
            <text:p>6314,5029891315</text:p>
          </table:table-cell>
          <table:table-cell table:formula="of:=[.A258]*[.B258]" office:value-type="float" office:value="1629141.77119593">
            <text:p>1629141,77119593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6301.87398315325">
            <text:p>6301,8739831533</text:p>
          </table:table-cell>
          <table:table-cell table:formula="of:=[.A259]*[.B259]" office:value-type="float" office:value="1632185.36163669">
            <text:p>1632185,3616366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6289.27023518695">
            <text:p>6289,270235187</text:p>
          </table:table-cell>
          <table:table-cell table:formula="of:=[.A260]*[.B260]" office:value-type="float" office:value="1635210.26114861">
            <text:p>1635210,261148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6276.69169471657">
            <text:p>6276,6916947166</text:p>
          </table:table-cell>
          <table:table-cell table:formula="of:=[.A261]*[.B261]" office:value-type="float" office:value="1638216.53232103">
            <text:p>1638216,5323210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6264.13831132714">
            <text:p>6264,1383113271</text:p>
          </table:table-cell>
          <table:table-cell table:formula="of:=[.A262]*[.B262]" office:value-type="float" office:value="1641204.23756771">
            <text:p>1641204,23756771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6251.61003470449">
            <text:p>6251,6100347045</text:p>
          </table:table-cell>
          <table:table-cell table:formula="of:=[.A263]*[.B263]" office:value-type="float" office:value="1644173.43912728">
            <text:p>1644173,43912728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6239.10681463508">
            <text:p>6239,1068146351</text:p>
          </table:table-cell>
          <table:table-cell table:formula="of:=[.A264]*[.B264]" office:value-type="float" office:value="1647124.19906366">
            <text:p>1647124,19906366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6226.62860100581">
            <text:p>6226,6286010058</text:p>
          </table:table-cell>
          <table:table-cell table:formula="of:=[.A265]*[.B265]" office:value-type="float" office:value="1650056.57926654">
            <text:p>1650056,5792665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6214.1753438038">
            <text:p>6214,1753438038</text:p>
          </table:table-cell>
          <table:table-cell table:formula="of:=[.A266]*[.B266]" office:value-type="float" office:value="1652970.64145181">
            <text:p>1652970,6414518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6201.74699311619">
            <text:p>6201,7469931162</text:p>
          </table:table-cell>
          <table:table-cell table:formula="of:=[.A267]*[.B267]" office:value-type="float" office:value="1655866.44716202">
            <text:p>1655866,44716202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6189.34349912996">
            <text:p>6189,34349913</text:p>
          </table:table-cell>
          <table:table-cell table:formula="of:=[.A268]*[.B268]" office:value-type="float" office:value="1658744.05776683">
            <text:p>1658744,0577668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6176.9648121317">
            <text:p>6176,9648121317</text:p>
          </table:table-cell>
          <table:table-cell table:formula="of:=[.A269]*[.B269]" office:value-type="float" office:value="1661603.53446343">
            <text:p>1661603,5344634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6164.61088250743">
            <text:p>6164,6108825074</text:p>
          </table:table-cell>
          <table:table-cell table:formula="of:=[.A270]*[.B270]" office:value-type="float" office:value="1664444.93827701">
            <text:p>1664444,93827701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6152.28166074242">
            <text:p>6152,2816607424</text:p>
          </table:table-cell>
          <table:table-cell table:formula="of:=[.A271]*[.B271]" office:value-type="float" office:value="1667268.3300612">
            <text:p>1667268,330061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6139.97709742093">
            <text:p>6139,9770974209</text:p>
          </table:table-cell>
          <table:table-cell table:formula="of:=[.A272]*[.B272]" office:value-type="float" office:value="1670073.77049849">
            <text:p>1670073,77049849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6127.69714322609">
            <text:p>6127,6971432261</text:p>
          </table:table-cell>
          <table:table-cell table:formula="of:=[.A273]*[.B273]" office:value-type="float" office:value="1672861.32010072">
            <text:p>1672861,3201007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6115.44174893964">
            <text:p>6115,4417489396</text:p>
          </table:table-cell>
          <table:table-cell table:formula="of:=[.A274]*[.B274]" office:value-type="float" office:value="1675631.03920946">
            <text:p>1675631,03920946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6103.21086544176">
            <text:p>6103,2108654418</text:p>
          </table:table-cell>
          <table:table-cell table:formula="of:=[.A275]*[.B275]" office:value-type="float" office:value="1678382.98799648">
            <text:p>1678382,98799648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6091.00444371088">
            <text:p>6091,0044437109</text:p>
          </table:table-cell>
          <table:table-cell table:formula="of:=[.A276]*[.B276]" office:value-type="float" office:value="1681117.2264642">
            <text:p>1681117,226464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6078.82243482345">
            <text:p>6078,8224348235</text:p>
          </table:table-cell>
          <table:table-cell table:formula="of:=[.A277]*[.B277]" office:value-type="float" office:value="1683833.8144461">
            <text:p>1683833,8144461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6066.66478995381">
            <text:p>6066,6647899538</text:p>
          </table:table-cell>
          <table:table-cell table:formula="of:=[.A278]*[.B278]" office:value-type="float" office:value="1686532.81160716">
            <text:p>1686532,8116071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6054.5314603739">
            <text:p>6054,5314603739</text:p>
          </table:table-cell>
          <table:table-cell table:formula="of:=[.A279]*[.B279]" office:value-type="float" office:value="1689214.27744432">
            <text:p>1689214,2774443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6042.42239745315">
            <text:p>6042,4223974532</text:p>
          </table:table-cell>
          <table:table-cell table:formula="of:=[.A280]*[.B280]" office:value-type="float" office:value="1691878.27128688">
            <text:p>1691878,2712868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6030.33755265825">
            <text:p>6030,3375526583</text:p>
          </table:table-cell>
          <table:table-cell table:formula="of:=[.A281]*[.B281]" office:value-type="float" office:value="1694524.85229697">
            <text:p>1694524,85229697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6018.27687755293">
            <text:p>6018,2768775529</text:p>
          </table:table-cell>
          <table:table-cell table:formula="of:=[.A282]*[.B282]" office:value-type="float" office:value="1697154.07946993">
            <text:p>1697154,07946993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6006.24032379782">
            <text:p>6006,2403237978</text:p>
          </table:table-cell>
          <table:table-cell table:formula="of:=[.A283]*[.B283]" office:value-type="float" office:value="1699766.01163478">
            <text:p>1699766,01163478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5994.22784315023">
            <text:p>5994,2278431502</text:p>
          </table:table-cell>
          <table:table-cell table:formula="of:=[.A284]*[.B284]" office:value-type="float" office:value="1702360.70745466">
            <text:p>1702360,7074546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5982.23938746393">
            <text:p>5982,2393874639</text:p>
          </table:table-cell>
          <table:table-cell table:formula="of:=[.A285]*[.B285]" office:value-type="float" office:value="1704938.22542722">
            <text:p>1704938,22542722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5970.274908689">
            <text:p>5970,274908689</text:p>
          </table:table-cell>
          <table:table-cell table:formula="of:=[.A286]*[.B286]" office:value-type="float" office:value="1707498.62388505">
            <text:p>1707498,62388505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5958.33435887162">
            <text:p>5958,3343588716</text:p>
          </table:table-cell>
          <table:table-cell table:formula="of:=[.A287]*[.B287]" office:value-type="float" office:value="1710041.96099616">
            <text:p>1710041,9609961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5946.41769015388">
            <text:p>5946,4176901539</text:p>
          </table:table-cell>
          <table:table-cell table:formula="of:=[.A288]*[.B288]" office:value-type="float" office:value="1712568.29476432">
            <text:p>1712568,29476432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5934.52485477357">
            <text:p>5934,5248547736</text:p>
          </table:table-cell>
          <table:table-cell table:formula="of:=[.A289]*[.B289]" office:value-type="float" office:value="1715077.68302956">
            <text:p>1715077,68302956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5922.65580506402">
            <text:p>5922,655805064</text:p>
          </table:table-cell>
          <table:table-cell table:formula="of:=[.A290]*[.B290]" office:value-type="float" office:value="1717570.18346857">
            <text:p>1717570,1834685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5910.8104934539">
            <text:p>5910,8104934539</text:p>
          </table:table-cell>
          <table:table-cell table:formula="of:=[.A291]*[.B291]" office:value-type="float" office:value="1720045.85359508">
            <text:p>1720045,8535950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5898.98887246699">
            <text:p>5898,988872467</text:p>
          </table:table-cell>
          <table:table-cell table:formula="of:=[.A292]*[.B292]" office:value-type="float" office:value="1722504.75076036">
            <text:p>1722504,7507603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5887.19089472205">
            <text:p>5887,1908947221</text:p>
          </table:table-cell>
          <table:table-cell table:formula="of:=[.A293]*[.B293]" office:value-type="float" office:value="1724946.93215356">
            <text:p>1724946,9321535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5875.41651293261">
            <text:p>5875,4165129326</text:p>
          </table:table-cell>
          <table:table-cell table:formula="of:=[.A294]*[.B294]" office:value-type="float" office:value="1727372.45480219">
            <text:p>1727372,4548021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5863.66567990674">
            <text:p>5863,6656799068</text:p>
          </table:table-cell>
          <table:table-cell table:formula="of:=[.A295]*[.B295]" office:value-type="float" office:value="1729781.37557249">
            <text:p>1729781,37557249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5851.93834854693">
            <text:p>5851,9383485469</text:p>
          </table:table-cell>
          <table:table-cell table:formula="of:=[.A296]*[.B296]" office:value-type="float" office:value="1732173.75116989">
            <text:p>1732173,7511698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5840.23447184984">
            <text:p>5840,2344718498</text:p>
          </table:table-cell>
          <table:table-cell table:formula="of:=[.A297]*[.B297]" office:value-type="float" office:value="1734549.6381394">
            <text:p>1734549,638139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5828.55400290614">
            <text:p>5828,5540029061</text:p>
          </table:table-cell>
          <table:table-cell table:formula="of:=[.A298]*[.B298]" office:value-type="float" office:value="1736909.09286603">
            <text:p>1736909,0928660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5816.89689490033">
            <text:p>5816,8968949003</text:p>
          </table:table-cell>
          <table:table-cell table:formula="of:=[.A299]*[.B299]" office:value-type="float" office:value="1739252.1715752">
            <text:p>1739252,171575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5805.26310111053">
            <text:p>5805,2631011105</text:p>
          </table:table-cell>
          <table:table-cell table:formula="of:=[.A300]*[.B300]" office:value-type="float" office:value="1741578.93033316">
            <text:p>1741578,93033316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5793.6525749083">
            <text:p>5793,6525749083</text:p>
          </table:table-cell>
          <table:table-cell table:formula="of:=[.A301]*[.B301]" office:value-type="float" office:value="1743889.4250474">
            <text:p>1743889,425047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5782.06526975849">
            <text:p>5782,0652697585</text:p>
          </table:table-cell>
          <table:table-cell table:formula="of:=[.A302]*[.B302]" office:value-type="float" office:value="1746183.71146706">
            <text:p>1746183,7114670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5770.50113921897">
            <text:p>5770,501139219</text:p>
          </table:table-cell>
          <table:table-cell table:formula="of:=[.A303]*[.B303]" office:value-type="float" office:value="1748461.84518335">
            <text:p>1748461,8451833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5758.96013694053">
            <text:p>5758,9601369405</text:p>
          </table:table-cell>
          <table:table-cell table:formula="of:=[.A304]*[.B304]" office:value-type="float" office:value="1750723.88162992">
            <text:p>1750723,8816299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5747.44221666665">
            <text:p>5747,4422166667</text:p>
          </table:table-cell>
          <table:table-cell table:formula="of:=[.A305]*[.B305]" office:value-type="float" office:value="1752969.87608333">
            <text:p>1752969,87608333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5735.94733223332">
            <text:p>5735,9473322333</text:p>
          </table:table-cell>
          <table:table-cell table:formula="of:=[.A306]*[.B306]" office:value-type="float" office:value="1755199.8836634">
            <text:p>1755199,8836634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5724.47543756885">
            <text:p>5724,4754375689</text:p>
          </table:table-cell>
          <table:table-cell table:formula="of:=[.A307]*[.B307]" office:value-type="float" office:value="1757413.95933364">
            <text:p>1757413,95933364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5713.02648669371">
            <text:p>5713,0264866937</text:p>
          </table:table-cell>
          <table:table-cell table:formula="of:=[.A308]*[.B308]" office:value-type="float" office:value="1759612.15790166">
            <text:p>1759612,1579016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5701.60043372033">
            <text:p>5701,6004337203</text:p>
          </table:table-cell>
          <table:table-cell table:formula="of:=[.A309]*[.B309]" office:value-type="float" office:value="1761794.53401958">
            <text:p>1761794,5340195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5690.19723285289">
            <text:p>5690,1972328529</text:p>
          </table:table-cell>
          <table:table-cell table:formula="of:=[.A310]*[.B310]" office:value-type="float" office:value="1763961.14218439">
            <text:p>1763961,14218439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5678.81683838718">
            <text:p>5678,8168383872</text:p>
          </table:table-cell>
          <table:table-cell table:formula="of:=[.A311]*[.B311]" office:value-type="float" office:value="1766112.03673841">
            <text:p>1766112,0367384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5667.45920471041">
            <text:p>5667,4592047104</text:p>
          </table:table-cell>
          <table:table-cell table:formula="of:=[.A312]*[.B312]" office:value-type="float" office:value="1768247.27186965">
            <text:p>1768247,27186965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5656.12428630099">
            <text:p>5656,124286301</text:p>
          </table:table-cell>
          <table:table-cell table:formula="of:=[.A313]*[.B313]" office:value-type="float" office:value="1770366.90161221">
            <text:p>1770366,9016122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5644.81203772838">
            <text:p>5644,8120377284</text:p>
          </table:table-cell>
          <table:table-cell table:formula="of:=[.A314]*[.B314]" office:value-type="float" office:value="1772470.97984671">
            <text:p>1772470,97984671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5633.52241365293">
            <text:p>5633,5224136529</text:p>
          </table:table-cell>
          <table:table-cell table:formula="of:=[.A315]*[.B315]" office:value-type="float" office:value="1774559.56030067">
            <text:p>1774559,56030067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5622.25536882562">
            <text:p>5622,2553688256</text:p>
          </table:table-cell>
          <table:table-cell table:formula="of:=[.A316]*[.B316]" office:value-type="float" office:value="1776632.6965489">
            <text:p>1776632,6965489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5611.01085808797">
            <text:p>5611,010858088</text:p>
          </table:table-cell>
          <table:table-cell table:formula="of:=[.A317]*[.B317]" office:value-type="float" office:value="1778690.44201389">
            <text:p>1778690,4420138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5599.78883637179">
            <text:p>5599,7888363718</text:p>
          </table:table-cell>
          <table:table-cell table:formula="of:=[.A318]*[.B318]" office:value-type="float" office:value="1780732.84996623">
            <text:p>1780732,8499662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5588.58925869905">
            <text:p>5588,5892586991</text:p>
          </table:table-cell>
          <table:table-cell table:formula="of:=[.A319]*[.B319]" office:value-type="float" office:value="1782759.973525">
            <text:p>1782759,973525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5577.41208018165">
            <text:p>5577,4120801817</text:p>
          </table:table-cell>
          <table:table-cell table:formula="of:=[.A320]*[.B320]" office:value-type="float" office:value="1784771.86565813">
            <text:p>1784771,86565813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5566.25725602129">
            <text:p>5566,2572560213</text:p>
          </table:table-cell>
          <table:table-cell table:formula="of:=[.A321]*[.B321]" office:value-type="float" office:value="1786768.57918283">
            <text:p>1786768,57918283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5555.12474150925">
            <text:p>5555,1247415093</text:p>
          </table:table-cell>
          <table:table-cell table:formula="of:=[.A322]*[.B322]" office:value-type="float" office:value="1788750.16676598">
            <text:p>1788750,16676598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5544.01449202623">
            <text:p>5544,0144920262</text:p>
          </table:table-cell>
          <table:table-cell table:formula="of:=[.A323]*[.B323]" office:value-type="float" office:value="1790716.68092447">
            <text:p>1790716,6809244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5532.92646304218">
            <text:p>5532,9264630422</text:p>
          </table:table-cell>
          <table:table-cell table:formula="of:=[.A324]*[.B324]" office:value-type="float" office:value="1792668.17402567">
            <text:p>1792668,17402567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5521.86061011609">
            <text:p>5521,8606101161</text:p>
          </table:table-cell>
          <table:table-cell table:formula="of:=[.A325]*[.B325]" office:value-type="float" office:value="1794604.69828773">
            <text:p>1794604,69828773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5510.81688889586">
            <text:p>5510,8168888959</text:p>
          </table:table-cell>
          <table:table-cell table:formula="of:=[.A326]*[.B326]" office:value-type="float" office:value="1796526.30578005">
            <text:p>1796526,30578005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5499.79525511807">
            <text:p>5499,7952551181</text:p>
          </table:table-cell>
          <table:table-cell table:formula="of:=[.A327]*[.B327]" office:value-type="float" office:value="1798433.04842361">
            <text:p>1798433,04842361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5488.79566460783">
            <text:p>5488,7956646078</text:p>
          </table:table-cell>
          <table:table-cell table:formula="of:=[.A328]*[.B328]" office:value-type="float" office:value="1800324.97799137">
            <text:p>1800324,97799137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5477.81807327862">
            <text:p>5477,8180732786</text:p>
          </table:table-cell>
          <table:table-cell table:formula="of:=[.A329]*[.B329]" office:value-type="float" office:value="1802202.14610866">
            <text:p>1802202,14610866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5466.86243713206">
            <text:p>5466,8624371321</text:p>
          </table:table-cell>
          <table:table-cell table:formula="of:=[.A330]*[.B330]" office:value-type="float" office:value="1804064.60425358">
            <text:p>1804064,60425358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5455.92871225779">
            <text:p>5455,9287122578</text:p>
          </table:table-cell>
          <table:table-cell table:formula="of:=[.A331]*[.B331]" office:value-type="float" office:value="1805912.40375733">
            <text:p>1805912,4037573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5445.01685483328">
            <text:p>5445,0168548333</text:p>
          </table:table-cell>
          <table:table-cell table:formula="of:=[.A332]*[.B332]" office:value-type="float" office:value="1807745.59580465">
            <text:p>1807745,59580465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5434.12682112361">
            <text:p>5434,1268211236</text:p>
          </table:table-cell>
          <table:table-cell table:formula="of:=[.A333]*[.B333]" office:value-type="float" office:value="1809564.23143416">
            <text:p>1809564,23143416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5423.25856748136">
            <text:p>5423,2585674814</text:p>
          </table:table-cell>
          <table:table-cell table:formula="of:=[.A334]*[.B334]" office:value-type="float" office:value="1811368.36153878">
            <text:p>1811368,3615387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5412.4120503464">
            <text:p>5412,4120503464</text:p>
          </table:table-cell>
          <table:table-cell table:formula="of:=[.A335]*[.B335]" office:value-type="float" office:value="1813158.03686604">
            <text:p>1813158,0368660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5401.58722624571">
            <text:p>5401,5872262457</text:p>
          </table:table-cell>
          <table:table-cell table:formula="of:=[.A336]*[.B336]" office:value-type="float" office:value="1814933.30801856">
            <text:p>1814933,3080185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5390.78405179322">
            <text:p>5390,7840517932</text:p>
          </table:table-cell>
          <table:table-cell table:formula="of:=[.A337]*[.B337]" office:value-type="float" office:value="1816694.22545431">
            <text:p>1816694,22545431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5380.00248368963">
            <text:p>5380,0024836896</text:p>
          </table:table-cell>
          <table:table-cell table:formula="of:=[.A338]*[.B338]" office:value-type="float" office:value="1818440.8394871">
            <text:p>1818440,839487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5369.24247872225">
            <text:p>5369,2424787223</text:p>
          </table:table-cell>
          <table:table-cell table:formula="of:=[.A339]*[.B339]" office:value-type="float" office:value="1820173.20028684">
            <text:p>1820173,2002868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5358.50399376481">
            <text:p>5358,5039937648</text:p>
          </table:table-cell>
          <table:table-cell table:formula="of:=[.A340]*[.B340]" office:value-type="float" office:value="1821891.35788003">
            <text:p>1821891,35788003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5347.78698577728">
            <text:p>5347,7869857773</text:p>
          </table:table-cell>
          <table:table-cell table:formula="of:=[.A341]*[.B341]" office:value-type="float" office:value="1823595.36215005">
            <text:p>1823595,36215005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5337.09141180572">
            <text:p>5337,0914118057</text:p>
          </table:table-cell>
          <table:table-cell table:formula="of:=[.A342]*[.B342]" office:value-type="float" office:value="1825285.26283756">
            <text:p>1825285,2628375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5326.41722898211">
            <text:p>5326,4172289821</text:p>
          </table:table-cell>
          <table:table-cell table:formula="of:=[.A343]*[.B343]" office:value-type="float" office:value="1826961.10954086">
            <text:p>1826961,10954086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5315.76439452415">
            <text:p>5315,7643945242</text:p>
          </table:table-cell>
          <table:table-cell table:formula="of:=[.A344]*[.B344]" office:value-type="float" office:value="1828622.95171631">
            <text:p>1828622,95171631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5305.1328657351">
            <text:p>5305,1328657351</text:p>
          </table:table-cell>
          <table:table-cell table:formula="of:=[.A345]*[.B345]" office:value-type="float" office:value="1830270.83867861">
            <text:p>1830270,83867861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5294.52260000363">
            <text:p>5294,5226000036</text:p>
          </table:table-cell>
          <table:table-cell table:formula="of:=[.A346]*[.B346]" office:value-type="float" office:value="1831904.81960125">
            <text:p>1831904,81960125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5283.93355480362">
            <text:p>5283,9335548036</text:p>
          </table:table-cell>
          <table:table-cell table:formula="of:=[.A347]*[.B347]" office:value-type="float" office:value="1833524.94351686">
            <text:p>1833524,9435168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5273.36568769401">
            <text:p>5273,365687694</text:p>
          </table:table-cell>
          <table:table-cell table:formula="of:=[.A348]*[.B348]" office:value-type="float" office:value="1835131.25931752">
            <text:p>1835131,25931752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5262.81895631862">
            <text:p>5262,8189563186</text:p>
          </table:table-cell>
          <table:table-cell table:formula="of:=[.A349]*[.B349]" office:value-type="float" office:value="1836723.8157552">
            <text:p>1836723,815755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5252.29331840599">
            <text:p>5252,293318406</text:p>
          </table:table-cell>
          <table:table-cell table:formula="of:=[.A350]*[.B350]" office:value-type="float" office:value="1838302.6614421">
            <text:p>1838302,661442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5241.78873176917">
            <text:p>5241,7887317692</text:p>
          </table:table-cell>
          <table:table-cell table:formula="of:=[.A351]*[.B351]" office:value-type="float" office:value="1839867.84485098">
            <text:p>1839867,8448509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5231.30515430564">
            <text:p>5231,3051543056</text:p>
          </table:table-cell>
          <table:table-cell table:formula="of:=[.A352]*[.B352]" office:value-type="float" office:value="1841419.41431558">
            <text:p>1841419,4143155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5220.84254399702">
            <text:p>5220,842543997</text:p>
          </table:table-cell>
          <table:table-cell table:formula="of:=[.A353]*[.B353]" office:value-type="float" office:value="1842957.41803095">
            <text:p>1842957,4180309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5210.40085890903">
            <text:p>5210,400858909</text:p>
          </table:table-cell>
          <table:table-cell table:formula="of:=[.A354]*[.B354]" office:value-type="float" office:value="1844481.9040538">
            <text:p>1844481,904053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5199.98005719121">
            <text:p>5199,9800571912</text:p>
          </table:table-cell>
          <table:table-cell table:formula="of:=[.A355]*[.B355]" office:value-type="float" office:value="1845992.92030288">
            <text:p>1845992,92030288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5189.58009707683">
            <text:p>5189,5800970768</text:p>
          </table:table-cell>
          <table:table-cell table:formula="of:=[.A356]*[.B356]" office:value-type="float" office:value="1847490.51455935">
            <text:p>1847490,5145593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5179.20093688268">
            <text:p>5179,2009368827</text:p>
          </table:table-cell>
          <table:table-cell table:formula="of:=[.A357]*[.B357]" office:value-type="float" office:value="1848974.73446712">
            <text:p>1848974,7344671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5168.84253500891">
            <text:p>5168,8425350089</text:p>
          </table:table-cell>
          <table:table-cell table:formula="of:=[.A358]*[.B358]" office:value-type="float" office:value="1850445.62753319">
            <text:p>1850445,62753319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5158.50484993889">
            <text:p>5158,5048499389</text:p>
          </table:table-cell>
          <table:table-cell table:formula="of:=[.A359]*[.B359]" office:value-type="float" office:value="1851903.24112806">
            <text:p>1851903,2411280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5148.18784023901">
            <text:p>5148,187840239</text:p>
          </table:table-cell>
          <table:table-cell table:formula="of:=[.A360]*[.B360]" office:value-type="float" office:value="1853347.62248605">
            <text:p>1853347,6224860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5137.89146455854">
            <text:p>5137,8914645585</text:p>
          </table:table-cell>
          <table:table-cell table:formula="of:=[.A361]*[.B361]" office:value-type="float" office:value="1854778.81870563">
            <text:p>1854778,81870563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5127.61568162942">
            <text:p>5127,6156816294</text:p>
          </table:table-cell>
          <table:table-cell table:formula="of:=[.A362]*[.B362]" office:value-type="float" office:value="1856196.87674985">
            <text:p>1856196,8767498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5117.36045026616">
            <text:p>5117,3604502662</text:p>
          </table:table-cell>
          <table:table-cell table:formula="of:=[.A363]*[.B363]" office:value-type="float" office:value="1857601.84344662">
            <text:p>1857601,8434466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5107.12572936563">
            <text:p>5107,1257293656</text:p>
          </table:table-cell>
          <table:table-cell table:formula="of:=[.A364]*[.B364]" office:value-type="float" office:value="1858993.76548909">
            <text:p>1858993,76548909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5096.9114779069">
            <text:p>5096,9114779069</text:p>
          </table:table-cell>
          <table:table-cell table:formula="of:=[.A365]*[.B365]" office:value-type="float" office:value="1860372.68943602">
            <text:p>1860372,6894360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5086.71765495108">
            <text:p>5086,7176549511</text:p>
          </table:table-cell>
          <table:table-cell table:formula="of:=[.A366]*[.B366]" office:value-type="float" office:value="1861738.6617121">
            <text:p>1861738,661712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5076.54421964118">
            <text:p>5076,5442196412</text:p>
          </table:table-cell>
          <table:table-cell table:formula="of:=[.A367]*[.B367]" office:value-type="float" office:value="1863091.72860831">
            <text:p>1863091,72860831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5066.3911312019">
            <text:p>5066,3911312019</text:p>
          </table:table-cell>
          <table:table-cell table:formula="of:=[.A368]*[.B368]" office:value-type="float" office:value="1864431.9362823">
            <text:p>1864431,936282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5056.2583489395">
            <text:p>5056,2583489395</text:p>
          </table:table-cell>
          <table:table-cell table:formula="of:=[.A369]*[.B369]" office:value-type="float" office:value="1865759.33075867">
            <text:p>1865759,33075867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5046.14583224162">
            <text:p>5046,1458322416</text:p>
          </table:table-cell>
          <table:table-cell table:formula="of:=[.A370]*[.B370]" office:value-type="float" office:value="1867073.9579294">
            <text:p>1867073,957929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5036.05354057713">
            <text:p>5036,0535405771</text:p>
          </table:table-cell>
          <table:table-cell table:formula="of:=[.A371]*[.B371]" office:value-type="float" office:value="1868375.86355412">
            <text:p>1868375,8635541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5025.98143349598">
            <text:p>5025,981433496</text:p>
          </table:table-cell>
          <table:table-cell table:formula="of:=[.A372]*[.B372]" office:value-type="float" office:value="1869665.0932605">
            <text:p>1869665,0932605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5015.92947062899">
            <text:p>5015,929470629</text:p>
          </table:table-cell>
          <table:table-cell table:formula="of:=[.A373]*[.B373]" office:value-type="float" office:value="1870941.69254461">
            <text:p>1870941,6925446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5005.89761168773">
            <text:p>5005,8976116877</text:p>
          </table:table-cell>
          <table:table-cell table:formula="of:=[.A374]*[.B374]" office:value-type="float" office:value="1872205.70677121">
            <text:p>1872205,70677121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4995.88581646435">
            <text:p>4995,8858164644</text:p>
          </table:table-cell>
          <table:table-cell table:formula="of:=[.A375]*[.B375]" office:value-type="float" office:value="1873457.18117413">
            <text:p>1873457,18117413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4985.89404483143">
            <text:p>4985,8940448314</text:p>
          </table:table-cell>
          <table:table-cell table:formula="of:=[.A376]*[.B376]" office:value-type="float" office:value="1874696.16085662">
            <text:p>1874696,1608566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4975.92225674176">
            <text:p>4975,9222567418</text:p>
          </table:table-cell>
          <table:table-cell table:formula="of:=[.A377]*[.B377]" office:value-type="float" office:value="1875922.69079164">
            <text:p>1875922,69079164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4965.97041222828">
            <text:p>4965,9704122283</text:p>
          </table:table-cell>
          <table:table-cell table:formula="of:=[.A378]*[.B378]" office:value-type="float" office:value="1877136.81582229">
            <text:p>1877136,81582229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4956.03847140382">
            <text:p>4956,0384714038</text:p>
          </table:table-cell>
          <table:table-cell table:formula="of:=[.A379]*[.B379]" office:value-type="float" office:value="1878338.58066205">
            <text:p>1878338,58066205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4946.12639446101">
            <text:p>4946,126394461</text:p>
          </table:table-cell>
          <table:table-cell table:formula="of:=[.A380]*[.B380]" office:value-type="float" office:value="1879528.02989519">
            <text:p>1879528,0298951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4936.23414167209">
            <text:p>4936,2341416721</text:p>
          </table:table-cell>
          <table:table-cell table:formula="of:=[.A381]*[.B381]" office:value-type="float" office:value="1880705.20797707">
            <text:p>1880705,2079770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4926.36167338875">
            <text:p>4926,3616733888</text:p>
          </table:table-cell>
          <table:table-cell table:formula="of:=[.A382]*[.B382]" office:value-type="float" office:value="1881870.1592345">
            <text:p>1881870,159234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4916.50895004197">
            <text:p>4916,508950042</text:p>
          </table:table-cell>
          <table:table-cell table:formula="of:=[.A383]*[.B383]" office:value-type="float" office:value="1883022.92786607">
            <text:p>1883022,92786607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4906.67593214189">
            <text:p>4906,6759321419</text:p>
          </table:table-cell>
          <table:table-cell table:formula="of:=[.A384]*[.B384]" office:value-type="float" office:value="1884163.55794248">
            <text:p>1884163,5579424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4896.8625802776">
            <text:p>4896,8625802776</text:p>
          </table:table-cell>
          <table:table-cell table:formula="of:=[.A385]*[.B385]" office:value-type="float" office:value="1885292.09340688">
            <text:p>1885292,0934068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4887.06885511705">
            <text:p>4887,0688551171</text:p>
          </table:table-cell>
          <table:table-cell table:formula="of:=[.A386]*[.B386]" office:value-type="float" office:value="1886408.57807518">
            <text:p>1886408,5780751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4877.29471740681">
            <text:p>4877,2947174068</text:p>
          </table:table-cell>
          <table:table-cell table:formula="of:=[.A387]*[.B387]" office:value-type="float" office:value="1887513.05563644">
            <text:p>1887513,05563644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4867.540127972">
            <text:p>4867,540127972</text:p>
          </table:table-cell>
          <table:table-cell table:formula="of:=[.A388]*[.B388]" office:value-type="float" office:value="1888605.56965314">
            <text:p>1888605,5696531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4857.80504771606">
            <text:p>4857,8050477161</text:p>
          </table:table-cell>
          <table:table-cell table:formula="of:=[.A389]*[.B389]" office:value-type="float" office:value="1889686.16356155">
            <text:p>1889686,16356155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4848.08943762062">
            <text:p>4848,0894376206</text:p>
          </table:table-cell>
          <table:table-cell table:formula="of:=[.A390]*[.B390]" office:value-type="float" office:value="1890754.88067204">
            <text:p>1890754,8806720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4838.39325874538">
            <text:p>4838,3932587454</text:p>
          </table:table-cell>
          <table:table-cell table:formula="of:=[.A391]*[.B391]" office:value-type="float" office:value="1891811.76416944">
            <text:p>1891811,7641694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4828.71647222789">
            <text:p>4828,7164722279</text:p>
          </table:table-cell>
          <table:table-cell table:formula="of:=[.A392]*[.B392]" office:value-type="float" office:value="1892856.85711333">
            <text:p>1892856,85711333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4819.05903928344">
            <text:p>4819,0590392834</text:p>
          </table:table-cell>
          <table:table-cell table:formula="of:=[.A393]*[.B393]" office:value-type="float" office:value="1893890.20243839">
            <text:p>1893890,2024383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4809.42092120487">
            <text:p>4809,4209212049</text:p>
          </table:table-cell>
          <table:table-cell table:formula="of:=[.A394]*[.B394]" office:value-type="float" office:value="1894911.84295472">
            <text:p>1894911,8429547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4799.80207936246">
            <text:p>4799,8020793625</text:p>
          </table:table-cell>
          <table:table-cell table:formula="of:=[.A395]*[.B395]" office:value-type="float" office:value="1895921.82134817">
            <text:p>1895921,82134817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4790.20247520373">
            <text:p>4790,2024752037</text:p>
          </table:table-cell>
          <table:table-cell table:formula="of:=[.A396]*[.B396]" office:value-type="float" office:value="1896920.18018068">
            <text:p>1896920,1801806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4780.62207025333">
            <text:p>4780,6220702533</text:p>
          </table:table-cell>
          <table:table-cell table:formula="of:=[.A397]*[.B397]" office:value-type="float" office:value="1897906.96189057">
            <text:p>1897906,9618905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4771.06082611282">
            <text:p>4771,0608261128</text:p>
          </table:table-cell>
          <table:table-cell table:formula="of:=[.A398]*[.B398]" office:value-type="float" office:value="1898882.2087929">
            <text:p>1898882,2087929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4761.51870446059">
            <text:p>4761,5187044606</text:p>
          </table:table-cell>
          <table:table-cell table:formula="of:=[.A399]*[.B399]" office:value-type="float" office:value="1899845.96307978">
            <text:p>1899845,9630797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4751.99566705167">
            <text:p>4751,9956670517</text:p>
          </table:table-cell>
          <table:table-cell table:formula="of:=[.A400]*[.B400]" office:value-type="float" office:value="1900798.26682067">
            <text:p>1900798,2668206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4742.49167571757">
            <text:p>4742,4916757176</text:p>
          </table:table-cell>
          <table:table-cell table:formula="of:=[.A401]*[.B401]" office:value-type="float" office:value="1901739.16196275">
            <text:p>1901739,16196275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4733.00669236614">
            <text:p>4733,0066923661</text:p>
          </table:table-cell>
          <table:table-cell table:formula="of:=[.A402]*[.B402]" office:value-type="float" office:value="1902668.69033119">
            <text:p>1902668,69033119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4723.5406789814">
            <text:p>4723,5406789814</text:p>
          </table:table-cell>
          <table:table-cell table:formula="of:=[.A403]*[.B403]" office:value-type="float" office:value="1903586.89362951">
            <text:p>1903586,8936295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4714.09359762344">
            <text:p>4714,0935976234</text:p>
          </table:table-cell>
          <table:table-cell table:formula="of:=[.A404]*[.B404]" office:value-type="float" office:value="1904493.81343987">
            <text:p>1904493,81343987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4704.66541042819">
            <text:p>4704,6654104282</text:p>
          </table:table-cell>
          <table:table-cell table:formula="of:=[.A405]*[.B405]" office:value-type="float" office:value="1905389.49122342">
            <text:p>1905389,49122342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4695.25607960734">
            <text:p>4695,2560796073</text:p>
          </table:table-cell>
          <table:table-cell table:formula="of:=[.A406]*[.B406]" office:value-type="float" office:value="1906273.96832058">
            <text:p>1906273,9683205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4685.86556744812">
            <text:p>4685,8655674481</text:p>
          </table:table-cell>
          <table:table-cell table:formula="of:=[.A407]*[.B407]" office:value-type="float" office:value="1907147.28595139">
            <text:p>1907147,2859513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4676.49383631323">
            <text:p>4676,4938363132</text:p>
          </table:table-cell>
          <table:table-cell table:formula="of:=[.A408]*[.B408]" office:value-type="float" office:value="1908009.4852158">
            <text:p>1908009,485215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4667.1408486406">
            <text:p>4667,1408486406</text:p>
          </table:table-cell>
          <table:table-cell table:formula="of:=[.A409]*[.B409]" office:value-type="float" office:value="1908860.60709401">
            <text:p>1908860,6070940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4657.80656694332">
            <text:p>4657,8065669433</text:p>
          </table:table-cell>
          <table:table-cell table:formula="of:=[.A410]*[.B410]" office:value-type="float" office:value="1909700.69244676">
            <text:p>1909700,6924467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4648.49095380943">
            <text:p>4648,4909538094</text:p>
          </table:table-cell>
          <table:table-cell table:formula="of:=[.A411]*[.B411]" office:value-type="float" office:value="1910529.78201568">
            <text:p>1910529,7820156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4639.19397190181">
            <text:p>4639,1939719018</text:p>
          </table:table-cell>
          <table:table-cell table:formula="of:=[.A412]*[.B412]" office:value-type="float" office:value="1911347.91642355">
            <text:p>1911347,91642355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4629.91558395801">
            <text:p>4629,915583958</text:p>
          </table:table-cell>
          <table:table-cell table:formula="of:=[.A413]*[.B413]" office:value-type="float" office:value="1912155.13617466">
            <text:p>1912155,1361746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4620.65575279009">
            <text:p>4620,6557527901</text:p>
          </table:table-cell>
          <table:table-cell table:formula="of:=[.A414]*[.B414]" office:value-type="float" office:value="1912951.4816551">
            <text:p>1912951,4816551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4611.41444128451">
            <text:p>4611,4144412845</text:p>
          </table:table-cell>
          <table:table-cell table:formula="of:=[.A415]*[.B415]" office:value-type="float" office:value="1913736.99313307">
            <text:p>1913736,99313307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4602.19161240194">
            <text:p>4602,191612402</text:p>
          </table:table-cell>
          <table:table-cell table:formula="of:=[.A416]*[.B416]" office:value-type="float" office:value="1914511.71075921">
            <text:p>1914511,7107592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4592.98722917714">
            <text:p>4592,9872291771</text:p>
          </table:table-cell>
          <table:table-cell table:formula="of:=[.A417]*[.B417]" office:value-type="float" office:value="1915275.67456687">
            <text:p>1915275,6745668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4583.80125471879">
            <text:p>4583,8012547188</text:p>
          </table:table-cell>
          <table:table-cell table:formula="of:=[.A418]*[.B418]" office:value-type="float" office:value="1916028.92447245">
            <text:p>1916028,9244724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4574.63365220935">
            <text:p>4574,6336522094</text:p>
          </table:table-cell>
          <table:table-cell table:formula="of:=[.A419]*[.B419]" office:value-type="float" office:value="1916771.50027572">
            <text:p>1916771,5002757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4565.48438490493">
            <text:p>4565,4843849049</text:p>
          </table:table-cell>
          <table:table-cell table:formula="of:=[.A420]*[.B420]" office:value-type="float" office:value="1917503.44166007">
            <text:p>1917503,44166007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4556.35341613512">
            <text:p>4556,3534161351</text:p>
          </table:table-cell>
          <table:table-cell table:formula="of:=[.A421]*[.B421]" office:value-type="float" office:value="1918224.78819289">
            <text:p>1918224,7881928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4547.24070930285">
            <text:p>4547,2407093029</text:p>
          </table:table-cell>
          <table:table-cell table:formula="of:=[.A422]*[.B422]" office:value-type="float" office:value="1918935.5793258">
            <text:p>1918935,5793258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4538.14622788424">
            <text:p>4538,1462278843</text:p>
          </table:table-cell>
          <table:table-cell table:formula="of:=[.A423]*[.B423]" office:value-type="float" office:value="1919635.85439504">
            <text:p>1919635,8543950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4529.06993542848">
            <text:p>4529,0699354285</text:p>
          </table:table-cell>
          <table:table-cell table:formula="of:=[.A424]*[.B424]" office:value-type="float" office:value="1920325.65262167">
            <text:p>1920325,6526216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4520.01179555762">
            <text:p>4520,0117955576</text:p>
          </table:table-cell>
          <table:table-cell table:formula="of:=[.A425]*[.B425]" office:value-type="float" office:value="1921005.01311199">
            <text:p>1921005,01311199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4510.9717719665">
            <text:p>4510,9717719665</text:p>
          </table:table-cell>
          <table:table-cell table:formula="of:=[.A426]*[.B426]" office:value-type="float" office:value="1921673.97485773">
            <text:p>1921673,97485773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4501.94982842257">
            <text:p>4501,9498284226</text:p>
          </table:table-cell>
          <table:table-cell table:formula="of:=[.A427]*[.B427]" office:value-type="float" office:value="1922332.57673644">
            <text:p>1922332,5767364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4492.94592876572">
            <text:p>4492,9459287657</text:p>
          </table:table-cell>
          <table:table-cell table:formula="of:=[.A428]*[.B428]" office:value-type="float" office:value="1922980.85751173">
            <text:p>1922980,85751173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4483.96003690819">
            <text:p>4483,9600369082</text:p>
          </table:table-cell>
          <table:table-cell table:formula="of:=[.A429]*[.B429]" office:value-type="float" office:value="1923618.85583361">
            <text:p>1923618,85583361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4474.99211683438">
            <text:p>4474,9921168344</text:p>
          </table:table-cell>
          <table:table-cell table:formula="of:=[.A430]*[.B430]" office:value-type="float" office:value="1924246.61023878">
            <text:p>1924246,6102387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4466.04213260071">
            <text:p>4466,0421326007</text:p>
          </table:table-cell>
          <table:table-cell table:formula="of:=[.A431]*[.B431]" office:value-type="float" office:value="1924864.1591509">
            <text:p>1924864,1591509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4457.1100483355">
            <text:p>4457,1100483355</text:p>
          </table:table-cell>
          <table:table-cell table:formula="of:=[.A432]*[.B432]" office:value-type="float" office:value="1925471.54088094">
            <text:p>1925471,5408809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4448.19582823883">
            <text:p>4448,1958282388</text:p>
          </table:table-cell>
          <table:table-cell table:formula="of:=[.A433]*[.B433]" office:value-type="float" office:value="1926068.79362742">
            <text:p>1926068,7936274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4439.29943658236">
            <text:p>4439,2994365824</text:p>
          </table:table-cell>
          <table:table-cell table:formula="of:=[.A434]*[.B434]" office:value-type="float" office:value="1926655.95547674">
            <text:p>1926655,9554767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4430.42083770919">
            <text:p>4430,4208377092</text:p>
          </table:table-cell>
          <table:table-cell table:formula="of:=[.A435]*[.B435]" office:value-type="float" office:value="1927233.0644035">
            <text:p>1927233,06440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4421.55999603377">
            <text:p>4421,5599960338</text:p>
          </table:table-cell>
          <table:table-cell table:formula="of:=[.A436]*[.B436]" office:value-type="float" office:value="1927800.15827072">
            <text:p>1927800,15827072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4412.7168760417">
            <text:p>4412,7168760417</text:p>
          </table:table-cell>
          <table:table-cell table:formula="of:=[.A437]*[.B437]" office:value-type="float" office:value="1928357.27483022">
            <text:p>1928357,27483022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4403.89144228962">
            <text:p>4403,8914422896</text:p>
          </table:table-cell>
          <table:table-cell table:formula="of:=[.A438]*[.B438]" office:value-type="float" office:value="1928904.45172285">
            <text:p>1928904,45172285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4395.08365940504">
            <text:p>4395,0836594051</text:p>
          </table:table-cell>
          <table:table-cell table:formula="of:=[.A439]*[.B439]" office:value-type="float" office:value="1929441.72647881">
            <text:p>1929441,72647881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4386.29349208623">
            <text:p>4386,2934920862</text:p>
          </table:table-cell>
          <table:table-cell table:formula="of:=[.A440]*[.B440]" office:value-type="float" office:value="1929969.13651794">
            <text:p>1929969,13651794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4377.52090510206">
            <text:p>4377,5209051021</text:p>
          </table:table-cell>
          <table:table-cell table:formula="of:=[.A441]*[.B441]" office:value-type="float" office:value="1930486.71915001">
            <text:p>1930486,7191500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4368.76586329186">
            <text:p>4368,7658632919</text:p>
          </table:table-cell>
          <table:table-cell table:formula="of:=[.A442]*[.B442]" office:value-type="float" office:value="1930994.511575">
            <text:p>1930994,51157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4360.02833156527">
            <text:p>4360,0283315653</text:p>
          </table:table-cell>
          <table:table-cell table:formula="of:=[.A443]*[.B443]" office:value-type="float" office:value="1931492.55088342">
            <text:p>1931492,5508834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4351.30827490214">
            <text:p>4351,3082749022</text:p>
          </table:table-cell>
          <table:table-cell table:formula="of:=[.A444]*[.B444]" office:value-type="float" office:value="1931980.87405655">
            <text:p>1931980,87405655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4342.60565835234">
            <text:p>4342,6056583523</text:p>
          </table:table-cell>
          <table:table-cell table:formula="of:=[.A445]*[.B445]" office:value-type="float" office:value="1932459.51796679">
            <text:p>1932459,5179667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4333.92044703563">
            <text:p>4333,9204470356</text:p>
          </table:table-cell>
          <table:table-cell table:formula="of:=[.A446]*[.B446]" office:value-type="float" office:value="1932928.51937789">
            <text:p>1932928,5193778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4325.25260614156">
            <text:p>4325,2526061416</text:p>
          </table:table-cell>
          <table:table-cell table:formula="of:=[.A447]*[.B447]" office:value-type="float" office:value="1933387.91494528">
            <text:p>1933387,91494528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4316.60210092928">
            <text:p>4316,6021009293</text:p>
          </table:table-cell>
          <table:table-cell table:formula="of:=[.A448]*[.B448]" office:value-type="float" office:value="1933837.74121632">
            <text:p>1933837,74121632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4307.96889672742">
            <text:p>4307,9688967274</text:p>
          </table:table-cell>
          <table:table-cell table:formula="of:=[.A449]*[.B449]" office:value-type="float" office:value="1934278.03463061">
            <text:p>1934278,03463061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4299.35295893396">
            <text:p>4299,352958934</text:p>
          </table:table-cell>
          <table:table-cell table:formula="of:=[.A450]*[.B450]" office:value-type="float" office:value="1934708.83152028">
            <text:p>1934708,83152028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00">
            <text:p>5000</text:p>
          </table:table-cell>
          <table:table-cell table:formula="of:=[.A1]*[.B1]"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00">
            <text:p>5000</text:p>
          </table:table-cell>
          <table:table-cell table:formula="of:=[.A2]*[.B2]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00">
            <text:p>5000</text:p>
          </table:table-cell>
          <table:table-cell table:formula="of:=[.A3]*[.B3]"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00">
            <text:p>5000</text:p>
          </table:table-cell>
          <table:table-cell table:formula="of:=[.A4]*[.B4]" office:value-type="float" office:value="20000">
            <text:p>20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00">
            <text:p>5000</text:p>
          </table:table-cell>
          <table:table-cell table:formula="of:=[.A5]*[.B5]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00">
            <text:p>5000</text:p>
          </table:table-cell>
          <table:table-cell table:formula="of:=[.A6]*[.B6]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00">
            <text:p>5000</text:p>
          </table:table-cell>
          <table:table-cell table:formula="of:=[.A7]*[.B7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00">
            <text:p>5000</text:p>
          </table:table-cell>
          <table:table-cell table:formula="of:=[.A8]*[.B8]"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00">
            <text:p>5000</text:p>
          </table:table-cell>
          <table:table-cell table:formula="of:=[.A9]*[.B9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00">
            <text:p>5000</text:p>
          </table:table-cell>
          <table:table-cell table:formula="of:=[.A10]*[.B10]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00">
            <text:p>5000</text:p>
          </table:table-cell>
          <table:table-cell table:formula="of:=[.A11]*[.B11]" office:value-type="float" office:value="55000">
            <text:p>55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00">
            <text:p>5000</text:p>
          </table:table-cell>
          <table:table-cell table:formula="of:=[.A12]*[.B12]" office:value-type="float" office:value="60000">
            <text:p>60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00">
            <text:p>5000</text:p>
          </table:table-cell>
          <table:table-cell table:formula="of:=[.A13]*[.B13]" office:value-type="float" office:value="65000">
            <text:p>65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00">
            <text:p>5000</text:p>
          </table:table-cell>
          <table:table-cell table:formula="of:=[.A14]*[.B14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00">
            <text:p>5000</text:p>
          </table:table-cell>
          <table:table-cell table:formula="of:=[.A15]*[.B15]"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00">
            <text:p>5000</text:p>
          </table:table-cell>
          <table:table-cell table:formula="of:=[.A16]*[.B16]"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00">
            <text:p>5000</text:p>
          </table:table-cell>
          <table:table-cell table:formula="of:=[.A17]*[.B17]" office:value-type="float" office:value="85000">
            <text:p>85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00">
            <text:p>5000</text:p>
          </table:table-cell>
          <table:table-cell table:formula="of:=[.A18]*[.B18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00">
            <text:p>5000</text:p>
          </table:table-cell>
          <table:table-cell table:formula="of:=[.A19]*[.B19]" office:value-type="float" office:value="95000">
            <text:p>95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00">
            <text:p>5000</text:p>
          </table:table-cell>
          <table:table-cell table:formula="of:=[.A20]*[.B20]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00">
            <text:p>5000</text:p>
          </table:table-cell>
          <table:table-cell table:formula="of:=[.A21]*[.B21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00">
            <text:p>5000</text:p>
          </table:table-cell>
          <table:table-cell table:formula="of:=[.A22]*[.B22]" office:value-type="float" office:value="110000">
            <text:p>110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00">
            <text:p>5000</text:p>
          </table:table-cell>
          <table:table-cell table:formula="of:=[.A23]*[.B23]" office:value-type="float" office:value="115000">
            <text:p>115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00">
            <text:p>5000</text:p>
          </table:table-cell>
          <table:table-cell table:formula="of:=[.A24]*[.B24]"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00">
            <text:p>5000</text:p>
          </table:table-cell>
          <table:table-cell table:formula="of:=[.A25]*[.B25]" office:value-type="float" office:value="125000">
            <text:p>12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990">
            <text:p>4990</text:p>
          </table:table-cell>
          <table:table-cell table:formula="of:=[.A26]*[.B26]" office:value-type="float" office:value="129740">
            <text:p>12974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980.02">
            <text:p>4980,02</text:p>
          </table:table-cell>
          <table:table-cell table:formula="of:=[.A27]*[.B27]" office:value-type="float" office:value="134460.54">
            <text:p>134460,5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970.05996">
            <text:p>4970,05996</text:p>
          </table:table-cell>
          <table:table-cell table:formula="of:=[.A28]*[.B28]" office:value-type="float" office:value="139161.67888">
            <text:p>139161,6788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960.11984008">
            <text:p>4960,11984008</text:p>
          </table:table-cell>
          <table:table-cell table:formula="of:=[.A29]*[.B29]" office:value-type="float" office:value="143843.47536232">
            <text:p>143843,475362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950.19960039984">
            <text:p>4950,1996003998</text:p>
          </table:table-cell>
          <table:table-cell table:formula="of:=[.A30]*[.B30]" office:value-type="float" office:value="148505.988011995">
            <text:p>148505,98801199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940.29920119904">
            <text:p>4940,299201199</text:p>
          </table:table-cell>
          <table:table-cell table:formula="of:=[.A31]*[.B31]" office:value-type="float" office:value="153149.27523717">
            <text:p>153149,2752371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930.41860279664">
            <text:p>4930,4186027967</text:p>
          </table:table-cell>
          <table:table-cell table:formula="of:=[.A32]*[.B32]" office:value-type="float" office:value="157773.395289493">
            <text:p>157773,39528949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920.55776559105">
            <text:p>4920,5577655911</text:p>
          </table:table-cell>
          <table:table-cell table:formula="of:=[.A33]*[.B33]" office:value-type="float" office:value="162378.406264505">
            <text:p>162378,4062645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910.71665005987">
            <text:p>4910,7166500599</text:p>
          </table:table-cell>
          <table:table-cell table:formula="of:=[.A34]*[.B34]" office:value-type="float" office:value="166964.366102035">
            <text:p>166964,3661020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900.89521675975">
            <text:p>4900,8952167598</text:p>
          </table:table-cell>
          <table:table-cell table:formula="of:=[.A35]*[.B35]" office:value-type="float" office:value="171531.332586591">
            <text:p>171531,33258659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891.09342632623">
            <text:p>4891,0934263262</text:p>
          </table:table-cell>
          <table:table-cell table:formula="of:=[.A36]*[.B36]" office:value-type="float" office:value="176079.363347744">
            <text:p>176079,36334774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881.31123947358">
            <text:p>4881,3112394736</text:p>
          </table:table-cell>
          <table:table-cell table:formula="of:=[.A37]*[.B37]" office:value-type="float" office:value="180608.515860522">
            <text:p>180608,51586052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871.54861699463">
            <text:p>4871,5486169946</text:p>
          </table:table-cell>
          <table:table-cell table:formula="of:=[.A38]*[.B38]" office:value-type="float" office:value="185118.847445796">
            <text:p>185118,84744579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861.80551976064">
            <text:p>4861,8055197606</text:p>
          </table:table-cell>
          <table:table-cell table:formula="of:=[.A39]*[.B39]" office:value-type="float" office:value="189610.415270665">
            <text:p>189610,41527066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852.08190872112">
            <text:p>4852,0819087211</text:p>
          </table:table-cell>
          <table:table-cell table:formula="of:=[.A40]*[.B40]" office:value-type="float" office:value="194083.276348845">
            <text:p>194083,27634884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842.37774490368">
            <text:p>4842,3777449037</text:p>
          </table:table-cell>
          <table:table-cell table:formula="of:=[.A41]*[.B41]" office:value-type="float" office:value="198537.487541051">
            <text:p>198537,4875410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832.69298941387">
            <text:p>4832,6929894139</text:p>
          </table:table-cell>
          <table:table-cell table:formula="of:=[.A42]*[.B42]" office:value-type="float" office:value="202973.105555382">
            <text:p>202973,10555538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823.02760343504">
            <text:p>4823,027603435</text:p>
          </table:table-cell>
          <table:table-cell table:formula="of:=[.A43]*[.B43]" office:value-type="float" office:value="207390.186947707">
            <text:p>207390,18694770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813.38154822817">
            <text:p>4813,3815482282</text:p>
          </table:table-cell>
          <table:table-cell table:formula="of:=[.A44]*[.B44]" office:value-type="float" office:value="211788.788122039">
            <text:p>211788,78812203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803.75478513171">
            <text:p>4803,7547851317</text:p>
          </table:table-cell>
          <table:table-cell table:formula="of:=[.A45]*[.B45]" office:value-type="float" office:value="216168.965330927">
            <text:p>216168,9653309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794.14727556145">
            <text:p>4794,1472755615</text:p>
          </table:table-cell>
          <table:table-cell table:formula="of:=[.A46]*[.B46]" office:value-type="float" office:value="220530.774675827">
            <text:p>220530,77467582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784.55898101033">
            <text:p>4784,5589810103</text:p>
          </table:table-cell>
          <table:table-cell table:formula="of:=[.A47]*[.B47]" office:value-type="float" office:value="224874.272107485">
            <text:p>224874,27210748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774.98986304831">
            <text:p>4774,9898630483</text:p>
          </table:table-cell>
          <table:table-cell table:formula="of:=[.A48]*[.B48]" office:value-type="float" office:value="229199.513426319">
            <text:p>229199,51342631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765.43988332221">
            <text:p>4765,4398833222</text:p>
          </table:table-cell>
          <table:table-cell table:formula="of:=[.A49]*[.B49]" office:value-type="float" office:value="233506.554282788">
            <text:p>233506,55428278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755.90900355557">
            <text:p>4755,9090035556</text:p>
          </table:table-cell>
          <table:table-cell table:formula="of:=[.A50]*[.B50]" office:value-type="float" office:value="237795.450177778">
            <text:p>237795,45017777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746.39718554845">
            <text:p>4746,3971855485</text:p>
          </table:table-cell>
          <table:table-cell table:formula="of:=[.A51]*[.B51]" office:value-type="float" office:value="242066.256462971">
            <text:p>242066,25646297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736.90439117736">
            <text:p>4736,9043911774</text:p>
          </table:table-cell>
          <table:table-cell table:formula="of:=[.A52]*[.B52]" office:value-type="float" office:value="246319.028341223">
            <text:p>246319,02834122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727.430582395">
            <text:p>4727,430582395</text:p>
          </table:table-cell>
          <table:table-cell table:formula="of:=[.A53]*[.B53]" office:value-type="float" office:value="250553.820866935">
            <text:p>250553,8208669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717.97572123021">
            <text:p>4717,9757212302</text:p>
          </table:table-cell>
          <table:table-cell table:formula="of:=[.A54]*[.B54]" office:value-type="float" office:value="254770.688946431">
            <text:p>254770,68894643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708.53976978775">
            <text:p>4708,5397697878</text:p>
          </table:table-cell>
          <table:table-cell table:formula="of:=[.A55]*[.B55]" office:value-type="float" office:value="258969.687338326">
            <text:p>258969,68733832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699.12269024818">
            <text:p>4699,1226902482</text:p>
          </table:table-cell>
          <table:table-cell table:formula="of:=[.A56]*[.B56]" office:value-type="float" office:value="263150.870653898">
            <text:p>263150,87065389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9.72444486768">
            <text:p>4689,7244448677</text:p>
          </table:table-cell>
          <table:table-cell table:formula="of:=[.A57]*[.B57]" office:value-type="float" office:value="267314.293357458">
            <text:p>267314,29335745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680.34499597794">
            <text:p>4680,344995978</text:p>
          </table:table-cell>
          <table:table-cell table:formula="of:=[.A58]*[.B58]" office:value-type="float" office:value="271460.009766721">
            <text:p>271460,00976672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70.98430598599">
            <text:p>4670,984305986</text:p>
          </table:table-cell>
          <table:table-cell table:formula="of:=[.A59]*[.B59]" office:value-type="float" office:value="275588.074053173">
            <text:p>275588,07405317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661.64233737402">
            <text:p>4661,642337374</text:p>
          </table:table-cell>
          <table:table-cell table:formula="of:=[.A60]*[.B60]" office:value-type="float" office:value="279698.540242441">
            <text:p>279698,5402424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52.31905269927">
            <text:p>4652,3190526993</text:p>
          </table:table-cell>
          <table:table-cell table:formula="of:=[.A61]*[.B61]" office:value-type="float" office:value="283791.462214655">
            <text:p>283791,46221465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643.01441459387">
            <text:p>4643,0144145939</text:p>
          </table:table-cell>
          <table:table-cell table:formula="of:=[.A62]*[.B62]" office:value-type="float" office:value="287866.89370482">
            <text:p>287866,8937048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33.72838576468">
            <text:p>4633,7283857647</text:p>
          </table:table-cell>
          <table:table-cell table:formula="of:=[.A63]*[.B63]" office:value-type="float" office:value="291924.888303175">
            <text:p>291924,88830317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624.46092899315">
            <text:p>4624,4609289932</text:p>
          </table:table-cell>
          <table:table-cell table:formula="of:=[.A64]*[.B64]" office:value-type="float" office:value="295965.499455562">
            <text:p>295965,49945556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615.21200713517">
            <text:p>4615,2120071352</text:p>
          </table:table-cell>
          <table:table-cell table:formula="of:=[.A65]*[.B65]" office:value-type="float" office:value="299988.780463786">
            <text:p>299988,780463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605.9815831209">
            <text:p>4605,9815831209</text:p>
          </table:table-cell>
          <table:table-cell table:formula="of:=[.A66]*[.B66]" office:value-type="float" office:value="303994.784485979">
            <text:p>303994,78448597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596.76961995465">
            <text:p>4596,7696199547</text:p>
          </table:table-cell>
          <table:table-cell table:formula="of:=[.A67]*[.B67]" office:value-type="float" office:value="307983.564536962">
            <text:p>307983,5645369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587.57608071474">
            <text:p>4587,5760807148</text:p>
          </table:table-cell>
          <table:table-cell table:formula="of:=[.A68]*[.B68]" office:value-type="float" office:value="311955.173488603">
            <text:p>311955,17348860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578.40092855331">
            <text:p>4578,4009285533</text:p>
          </table:table-cell>
          <table:table-cell table:formula="of:=[.A69]*[.B69]" office:value-type="float" office:value="315909.664070179">
            <text:p>315909,66407017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569.24412669621">
            <text:p>4569,2441266962</text:p>
          </table:table-cell>
          <table:table-cell table:formula="of:=[.A70]*[.B70]" office:value-type="float" office:value="319847.088868735">
            <text:p>319847,0888687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560.10563844282">
            <text:p>4560,1056384428</text:p>
          </table:table-cell>
          <table:table-cell table:formula="of:=[.A71]*[.B71]" office:value-type="float" office:value="323767.50032944">
            <text:p>323767,5003294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550.98542716593">
            <text:p>4550,9854271659</text:p>
          </table:table-cell>
          <table:table-cell table:formula="of:=[.A72]*[.B72]" office:value-type="float" office:value="327670.950755947">
            <text:p>327670,95075594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541.8834563116">
            <text:p>4541,8834563116</text:p>
          </table:table-cell>
          <table:table-cell table:formula="of:=[.A73]*[.B73]" office:value-type="float" office:value="331557.492310747">
            <text:p>331557,49231074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532.79968939898">
            <text:p>4532,799689399</text:p>
          </table:table-cell>
          <table:table-cell table:formula="of:=[.A74]*[.B74]" office:value-type="float" office:value="335427.177015524">
            <text:p>335427,17701552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523.73409002018">
            <text:p>4523,7340900202</text:p>
          </table:table-cell>
          <table:table-cell table:formula="of:=[.A75]*[.B75]" office:value-type="float" office:value="339280.056751513">
            <text:p>339280,05675151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514.68662184014">
            <text:p>4514,6866218401</text:p>
          </table:table-cell>
          <table:table-cell table:formula="of:=[.A76]*[.B76]" office:value-type="float" office:value="343116.18325985">
            <text:p>343116,1832598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505.65724859646">
            <text:p>4505,6572485965</text:p>
          </table:table-cell>
          <table:table-cell table:formula="of:=[.A77]*[.B77]" office:value-type="float" office:value="346935.608141927">
            <text:p>346935,6081419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496.64593409926">
            <text:p>4496,6459340993</text:p>
          </table:table-cell>
          <table:table-cell table:formula="of:=[.A78]*[.B78]" office:value-type="float" office:value="350738.382859743">
            <text:p>350738,38285974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487.65264223106">
            <text:p>4487,6526422311</text:p>
          </table:table-cell>
          <table:table-cell table:formula="of:=[.A79]*[.B79]" office:value-type="float" office:value="354524.558736254">
            <text:p>354524,55873625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478.6773369466">
            <text:p>4478,6773369466</text:p>
          </table:table-cell>
          <table:table-cell table:formula="of:=[.A80]*[.B80]" office:value-type="float" office:value="358294.186955728">
            <text:p>358294,18695572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469.71998227271">
            <text:p>4469,7199822727</text:p>
          </table:table-cell>
          <table:table-cell table:formula="of:=[.A81]*[.B81]" office:value-type="float" office:value="362047.318564089">
            <text:p>362047,31856408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460.78054230816">
            <text:p>4460,7805423082</text:p>
          </table:table-cell>
          <table:table-cell table:formula="of:=[.A82]*[.B82]" office:value-type="float" office:value="365784.004469269">
            <text:p>365784,00446926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451.85898122355">
            <text:p>4451,8589812236</text:p>
          </table:table-cell>
          <table:table-cell table:formula="of:=[.A83]*[.B83]" office:value-type="float" office:value="369504.295441554">
            <text:p>369504,29544155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442.9552632611">
            <text:p>4442,9552632611</text:p>
          </table:table-cell>
          <table:table-cell table:formula="of:=[.A84]*[.B84]" office:value-type="float" office:value="373208.242113932">
            <text:p>373208,24211393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434.06935273458">
            <text:p>4434,0693527346</text:p>
          </table:table-cell>
          <table:table-cell table:formula="of:=[.A85]*[.B85]" office:value-type="float" office:value="376895.894982439">
            <text:p>376895,89498243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425.20121402911">
            <text:p>4425,2012140291</text:p>
          </table:table-cell>
          <table:table-cell table:formula="of:=[.A86]*[.B86]" office:value-type="float" office:value="380567.304406503">
            <text:p>380567,30440650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416.35081160105">
            <text:p>4416,3508116011</text:p>
          </table:table-cell>
          <table:table-cell table:formula="of:=[.A87]*[.B87]" office:value-type="float" office:value="384222.520609291">
            <text:p>384222,52060929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407.51810997785">
            <text:p>4407,5181099779</text:p>
          </table:table-cell>
          <table:table-cell table:formula="of:=[.A88]*[.B88]" office:value-type="float" office:value="387861.593678051">
            <text:p>387861,59367805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398.70307375789">
            <text:p>4398,7030737579</text:p>
          </table:table-cell>
          <table:table-cell table:formula="of:=[.A89]*[.B89]" office:value-type="float" office:value="391484.573564452">
            <text:p>391484,57356445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389.90566761038">
            <text:p>4389,9056676104</text:p>
          </table:table-cell>
          <table:table-cell table:formula="of:=[.A90]*[.B90]" office:value-type="float" office:value="395091.510084934">
            <text:p>395091,51008493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381.12585627516">
            <text:p>4381,1258562752</text:p>
          </table:table-cell>
          <table:table-cell table:formula="of:=[.A91]*[.B91]" office:value-type="float" office:value="398682.452921039">
            <text:p>398682,45292103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372.36360456261">
            <text:p>4372,3636045626</text:p>
          </table:table-cell>
          <table:table-cell table:formula="of:=[.A92]*[.B92]" office:value-type="float" office:value="402257.45161976">
            <text:p>402257,4516197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363.61887735348">
            <text:p>4363,6188773535</text:p>
          </table:table-cell>
          <table:table-cell table:formula="of:=[.A93]*[.B93]" office:value-type="float" office:value="405816.555593874">
            <text:p>405816,55559387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354.89163959877">
            <text:p>4354,8916395988</text:p>
          </table:table-cell>
          <table:table-cell table:formula="of:=[.A94]*[.B94]" office:value-type="float" office:value="409359.814122285">
            <text:p>409359,81412228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346.18185631958">
            <text:p>4346,1818563196</text:p>
          </table:table-cell>
          <table:table-cell table:formula="of:=[.A95]*[.B95]" office:value-type="float" office:value="412887.27635036">
            <text:p>412887,2763503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337.48949260694">
            <text:p>4337,4894926069</text:p>
          </table:table-cell>
          <table:table-cell table:formula="of:=[.A96]*[.B96]" office:value-type="float" office:value="416398.991290266">
            <text:p>416398,99129026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328.81451362172">
            <text:p>4328,8145136217</text:p>
          </table:table-cell>
          <table:table-cell table:formula="of:=[.A97]*[.B97]" office:value-type="float" office:value="419895.007821307">
            <text:p>419895,00782130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320.15688459448">
            <text:p>4320,1568845945</text:p>
          </table:table-cell>
          <table:table-cell table:formula="of:=[.A98]*[.B98]" office:value-type="float" office:value="423375.374690259">
            <text:p>423375,37469025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311.51657082529">
            <text:p>4311,5165708253</text:p>
          </table:table-cell>
          <table:table-cell table:formula="of:=[.A99]*[.B99]" office:value-type="float" office:value="426840.140511704">
            <text:p>426840,1405117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302.89353768364">
            <text:p>4302,8935376836</text:p>
          </table:table-cell>
          <table:table-cell table:formula="of:=[.A100]*[.B100]" office:value-type="float" office:value="430289.353768364">
            <text:p>430289,35376836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294.28775060827">
            <text:p>4294,2877506083</text:p>
          </table:table-cell>
          <table:table-cell table:formula="of:=[.A101]*[.B101]" office:value-type="float" office:value="433723.062811436">
            <text:p>433723,06281143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285.69917510706">
            <text:p>4285,6991751071</text:p>
          </table:table-cell>
          <table:table-cell table:formula="of:=[.A102]*[.B102]" office:value-type="float" office:value="437141.31586092">
            <text:p>437141,3158609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277.12777675684">
            <text:p>4277,1277767569</text:p>
          </table:table-cell>
          <table:table-cell table:formula="of:=[.A103]*[.B103]" office:value-type="float" office:value="440544.161005955">
            <text:p>440544,16100595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268.57352120333">
            <text:p>4268,5735212033</text:p>
          </table:table-cell>
          <table:table-cell table:formula="of:=[.A104]*[.B104]" office:value-type="float" office:value="443931.646205146">
            <text:p>443931,6462051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260.03637416092">
            <text:p>4260,0363741609</text:p>
          </table:table-cell>
          <table:table-cell table:formula="of:=[.A105]*[.B105]" office:value-type="float" office:value="447303.819286897">
            <text:p>447303,8192868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251.5163014126">
            <text:p>4251,5163014126</text:p>
          </table:table-cell>
          <table:table-cell table:formula="of:=[.A106]*[.B106]" office:value-type="float" office:value="450660.727949736">
            <text:p>450660,72794973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243.01326880977">
            <text:p>4243,0132688098</text:p>
          </table:table-cell>
          <table:table-cell table:formula="of:=[.A107]*[.B107]" office:value-type="float" office:value="454002.419762646">
            <text:p>454002,41976264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234.52724227215">
            <text:p>4234,5272422722</text:p>
          </table:table-cell>
          <table:table-cell table:formula="of:=[.A108]*[.B108]" office:value-type="float" office:value="457328.942165393">
            <text:p>457328,94216539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226.05818778761">
            <text:p>4226,0581877876</text:p>
          </table:table-cell>
          <table:table-cell table:formula="of:=[.A109]*[.B109]" office:value-type="float" office:value="460640.34246885">
            <text:p>460640,3424688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217.60607141203">
            <text:p>4217,606071412</text:p>
          </table:table-cell>
          <table:table-cell table:formula="of:=[.A110]*[.B110]" office:value-type="float" office:value="463936.667855324">
            <text:p>463936,66785532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209.17085926921">
            <text:p>4209,1708592692</text:p>
          </table:table-cell>
          <table:table-cell table:formula="of:=[.A111]*[.B111]" office:value-type="float" office:value="467217.965378882">
            <text:p>467217,9653788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200.75251755067">
            <text:p>4200,7525175507</text:p>
          </table:table-cell>
          <table:table-cell table:formula="of:=[.A112]*[.B112]" office:value-type="float" office:value="470484.281965675">
            <text:p>470484,28196567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192.35101251557">
            <text:p>4192,3510125156</text:p>
          </table:table-cell>
          <table:table-cell table:formula="of:=[.A113]*[.B113]" office:value-type="float" office:value="473735.664414259">
            <text:p>473735,66441425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183.96631049054">
            <text:p>4183,9663104905</text:p>
          </table:table-cell>
          <table:table-cell table:formula="of:=[.A114]*[.B114]" office:value-type="float" office:value="476972.159395922">
            <text:p>476972,15939592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175.59837786956">
            <text:p>4175,5983778696</text:p>
          </table:table-cell>
          <table:table-cell table:formula="of:=[.A115]*[.B115]" office:value-type="float" office:value="480193.813454999">
            <text:p>480193,8134549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167.24718111382">
            <text:p>4167,2471811138</text:p>
          </table:table-cell>
          <table:table-cell table:formula="of:=[.A116]*[.B116]" office:value-type="float" office:value="483400.673009203">
            <text:p>483400,67300920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158.91268675159">
            <text:p>4158,9126867516</text:p>
          </table:table-cell>
          <table:table-cell table:formula="of:=[.A117]*[.B117]" office:value-type="float" office:value="486592.784349936">
            <text:p>486592,7843499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150.59486137809">
            <text:p>4150,5948613781</text:p>
          </table:table-cell>
          <table:table-cell table:formula="of:=[.A118]*[.B118]" office:value-type="float" office:value="489770.193642614">
            <text:p>489770,19364261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142.29367165533">
            <text:p>4142,2936716553</text:p>
          </table:table-cell>
          <table:table-cell table:formula="of:=[.A119]*[.B119]" office:value-type="float" office:value="492932.946926985">
            <text:p>492932,94692698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134.00908431202">
            <text:p>4134,009084312</text:p>
          </table:table-cell>
          <table:table-cell table:formula="of:=[.A120]*[.B120]" office:value-type="float" office:value="496081.090117443">
            <text:p>496081,09011744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125.7410661434">
            <text:p>4125,7410661434</text:p>
          </table:table-cell>
          <table:table-cell table:formula="of:=[.A121]*[.B121]" office:value-type="float" office:value="499214.669003351">
            <text:p>499214,66900335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117.48958401111">
            <text:p>4117,4895840111</text:p>
          </table:table-cell>
          <table:table-cell table:formula="of:=[.A122]*[.B122]" office:value-type="float" office:value="502333.729249356">
            <text:p>502333,72924935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109.25460484309">
            <text:p>4109,2546048431</text:p>
          </table:table-cell>
          <table:table-cell table:formula="of:=[.A123]*[.B123]" office:value-type="float" office:value="505438.3163957">
            <text:p>505438,31639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4101.0360956334">
            <text:p>4101,0360956334</text:p>
          </table:table-cell>
          <table:table-cell table:formula="of:=[.A124]*[.B124]" office:value-type="float" office:value="508528.475858542">
            <text:p>508528,47585854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4092.83402344214">
            <text:p>4092,8340234421</text:p>
          </table:table-cell>
          <table:table-cell table:formula="of:=[.A125]*[.B125]" office:value-type="float" office:value="511604.252930267">
            <text:p>511604,25293026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4084.64835539525">
            <text:p>4084,6483553953</text:p>
          </table:table-cell>
          <table:table-cell table:formula="of:=[.A126]*[.B126]" office:value-type="float" office:value="514665.692779802">
            <text:p>514665,69277980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4076.47905868446">
            <text:p>4076,4790586845</text:p>
          </table:table-cell>
          <table:table-cell table:formula="of:=[.A127]*[.B127]" office:value-type="float" office:value="517712.840452927">
            <text:p>517712,8404529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4068.32610056709">
            <text:p>4068,3261005671</text:p>
          </table:table-cell>
          <table:table-cell table:formula="of:=[.A128]*[.B128]" office:value-type="float" office:value="520745.740872588">
            <text:p>520745,74087258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4060.18944836596">
            <text:p>4060,189448366</text:p>
          </table:table-cell>
          <table:table-cell table:formula="of:=[.A129]*[.B129]" office:value-type="float" office:value="523764.438839209">
            <text:p>523764,43883920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4052.06906946923">
            <text:p>4052,0690694692</text:p>
          </table:table-cell>
          <table:table-cell table:formula="of:=[.A130]*[.B130]" office:value-type="float" office:value="526768.979030999">
            <text:p>526768,97903099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4043.96493133029">
            <text:p>4043,9649313303</text:p>
          </table:table-cell>
          <table:table-cell table:formula="of:=[.A131]*[.B131]" office:value-type="float" office:value="529759.406004268">
            <text:p>529759,40600426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4035.87700146763">
            <text:p>4035,8770014676</text:p>
          </table:table-cell>
          <table:table-cell table:formula="of:=[.A132]*[.B132]" office:value-type="float" office:value="532735.764193727">
            <text:p>532735,76419372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4027.80524746469">
            <text:p>4027,8052474647</text:p>
          </table:table-cell>
          <table:table-cell table:formula="of:=[.A133]*[.B133]" office:value-type="float" office:value="535698.097912804">
            <text:p>535698,09791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4019.74963696976">
            <text:p>4019,7496369698</text:p>
          </table:table-cell>
          <table:table-cell table:formula="of:=[.A134]*[.B134]" office:value-type="float" office:value="538646.451353948">
            <text:p>538646,45135394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4011.71013769582">
            <text:p>4011,7101376958</text:p>
          </table:table-cell>
          <table:table-cell table:formula="of:=[.A135]*[.B135]" office:value-type="float" office:value="541580.868588936">
            <text:p>541580,86858893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4003.68671742043">
            <text:p>4003,6867174204</text:p>
          </table:table-cell>
          <table:table-cell table:formula="of:=[.A136]*[.B136]" office:value-type="float" office:value="544501.393569179">
            <text:p>544501,39356917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995.67934398559">
            <text:p>3995,6793439856</text:p>
          </table:table-cell>
          <table:table-cell table:formula="of:=[.A137]*[.B137]" office:value-type="float" office:value="547408.070126026">
            <text:p>547408,07012602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987.68798529762">
            <text:p>3987,6879852976</text:p>
          </table:table-cell>
          <table:table-cell table:formula="of:=[.A138]*[.B138]" office:value-type="float" office:value="550300.941971072">
            <text:p>550300,94197107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979.71260932702">
            <text:p>3979,712609327</text:p>
          </table:table-cell>
          <table:table-cell table:formula="of:=[.A139]*[.B139]" office:value-type="float" office:value="553180.052696456">
            <text:p>553180,0526964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971.75318410837">
            <text:p>3971,7531841084</text:p>
          </table:table-cell>
          <table:table-cell table:formula="of:=[.A140]*[.B140]" office:value-type="float" office:value="556045.445775172">
            <text:p>556045,44577517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963.80967774015">
            <text:p>3963,8096777402</text:p>
          </table:table-cell>
          <table:table-cell table:formula="of:=[.A141]*[.B141]" office:value-type="float" office:value="558897.164561362">
            <text:p>558897,16456136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955.88205838467">
            <text:p>3955,8820583847</text:p>
          </table:table-cell>
          <table:table-cell table:formula="of:=[.A142]*[.B142]" office:value-type="float" office:value="561735.252290624">
            <text:p>561735,25229062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947.9702942679">
            <text:p>3947,9702942679</text:p>
          </table:table-cell>
          <table:table-cell table:formula="of:=[.A143]*[.B143]" office:value-type="float" office:value="564559.75208031">
            <text:p>564559,7520803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940.07435367937">
            <text:p>3940,0743536794</text:p>
          </table:table-cell>
          <table:table-cell table:formula="of:=[.A144]*[.B144]" office:value-type="float" office:value="567370.706929829">
            <text:p>567370,70692982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932.19420497201">
            <text:p>3932,194204972</text:p>
          </table:table-cell>
          <table:table-cell table:formula="of:=[.A145]*[.B145]" office:value-type="float" office:value="570168.159720941">
            <text:p>570168,15972094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924.32981656206">
            <text:p>3924,3298165621</text:p>
          </table:table-cell>
          <table:table-cell table:formula="of:=[.A146]*[.B146]" office:value-type="float" office:value="572952.153218061">
            <text:p>572952,1532180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916.48115692894">
            <text:p>3916,481156929</text:p>
          </table:table-cell>
          <table:table-cell table:formula="of:=[.A147]*[.B147]" office:value-type="float" office:value="575722.730068554">
            <text:p>575722,73006855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908.64819461508">
            <text:p>3908,6481946151</text:p>
          </table:table-cell>
          <table:table-cell table:formula="of:=[.A148]*[.B148]" office:value-type="float" office:value="578479.932803032">
            <text:p>578479,93280303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900.83089822585">
            <text:p>3900,8308982259</text:p>
          </table:table-cell>
          <table:table-cell table:formula="of:=[.A149]*[.B149]" office:value-type="float" office:value="581223.803835652">
            <text:p>581223,80383565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893.0292364294">
            <text:p>3893,0292364294</text:p>
          </table:table-cell>
          <table:table-cell table:formula="of:=[.A150]*[.B150]" office:value-type="float" office:value="583954.38546441">
            <text:p>583954,3854644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885.24317795654">
            <text:p>3885,2431779566</text:p>
          </table:table-cell>
          <table:table-cell table:formula="of:=[.A151]*[.B151]" office:value-type="float" office:value="586671.719871438">
            <text:p>586671,71987143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877.47269160063">
            <text:p>3877,4726916006</text:p>
          </table:table-cell>
          <table:table-cell table:formula="of:=[.A152]*[.B152]" office:value-type="float" office:value="589375.849123296">
            <text:p>589375,84912329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869.71774621743">
            <text:p>3869,7177462174</text:p>
          </table:table-cell>
          <table:table-cell table:formula="of:=[.A153]*[.B153]" office:value-type="float" office:value="592066.815171267">
            <text:p>592066,81517126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861.97831072499">
            <text:p>3861,978310725</text:p>
          </table:table-cell>
          <table:table-cell table:formula="of:=[.A154]*[.B154]" office:value-type="float" office:value="594744.659851649">
            <text:p>594744,65985164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854.25435410354">
            <text:p>3854,2543541036</text:p>
          </table:table-cell>
          <table:table-cell table:formula="of:=[.A155]*[.B155]" office:value-type="float" office:value="597409.424886049">
            <text:p>597409,42488604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846.54584539534">
            <text:p>3846,5458453953</text:p>
          </table:table-cell>
          <table:table-cell table:formula="of:=[.A156]*[.B156]" office:value-type="float" office:value="600061.151881673">
            <text:p>600061,15188167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838.85275370455">
            <text:p>3838,8527537046</text:p>
          </table:table-cell>
          <table:table-cell table:formula="of:=[.A157]*[.B157]" office:value-type="float" office:value="602699.882331614">
            <text:p>602699,88233161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831.17504819714">
            <text:p>3831,1750481971</text:p>
          </table:table-cell>
          <table:table-cell table:formula="of:=[.A158]*[.B158]" office:value-type="float" office:value="605325.657615148">
            <text:p>605325,65761514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823.51269810074">
            <text:p>3823,5126981008</text:p>
          </table:table-cell>
          <table:table-cell table:formula="of:=[.A159]*[.B159]" office:value-type="float" office:value="607938.518998018">
            <text:p>607938,51899801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815.86567270454">
            <text:p>3815,8656727045</text:p>
          </table:table-cell>
          <table:table-cell table:formula="of:=[.A160]*[.B160]" office:value-type="float" office:value="610538.507632726">
            <text:p>610538,50763272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808.23394135913">
            <text:p>3808,2339413591</text:p>
          </table:table-cell>
          <table:table-cell table:formula="of:=[.A161]*[.B161]" office:value-type="float" office:value="613125.66455882">
            <text:p>613125,66455882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800.61747347641">
            <text:p>3800,6174734764</text:p>
          </table:table-cell>
          <table:table-cell table:formula="of:=[.A162]*[.B162]" office:value-type="float" office:value="615700.030703179">
            <text:p>615700,0307031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793.01623852946">
            <text:p>3793,0162385295</text:p>
          </table:table-cell>
          <table:table-cell table:formula="of:=[.A163]*[.B163]" office:value-type="float" office:value="618261.646880302">
            <text:p>618261,64688030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785.4302060524">
            <text:p>3785,4302060524</text:p>
          </table:table-cell>
          <table:table-cell table:formula="of:=[.A164]*[.B164]" office:value-type="float" office:value="620810.553792594">
            <text:p>620810,55379259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777.8593456403">
            <text:p>3777,8593456403</text:p>
          </table:table-cell>
          <table:table-cell table:formula="of:=[.A165]*[.B165]" office:value-type="float" office:value="623346.792030649">
            <text:p>623346,79203064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770.30362694902">
            <text:p>3770,303626949</text:p>
          </table:table-cell>
          <table:table-cell table:formula="of:=[.A166]*[.B166]" office:value-type="float" office:value="625870.402073537">
            <text:p>625870,40207353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762.76301969512">
            <text:p>3762,7630196951</text:p>
          </table:table-cell>
          <table:table-cell table:formula="of:=[.A167]*[.B167]" office:value-type="float" office:value="628381.424289085">
            <text:p>628381,42428908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755.23749365573">
            <text:p>3755,2374936557</text:p>
          </table:table-cell>
          <table:table-cell table:formula="of:=[.A168]*[.B168]" office:value-type="float" office:value="630879.898934162">
            <text:p>630879,89893416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747.72701866842">
            <text:p>3747,7270186684</text:p>
          </table:table-cell>
          <table:table-cell table:formula="of:=[.A169]*[.B169]" office:value-type="float" office:value="633365.866154962">
            <text:p>633365,86615496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740.23156463108">
            <text:p>3740,2315646311</text:p>
          </table:table-cell>
          <table:table-cell table:formula="of:=[.A170]*[.B170]" office:value-type="float" office:value="635839.365987284">
            <text:p>635839,36598728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732.75110150182">
            <text:p>3732,7511015018</text:p>
          </table:table-cell>
          <table:table-cell table:formula="of:=[.A171]*[.B171]" office:value-type="float" office:value="638300.438356811">
            <text:p>638300,4383568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725.28559929881">
            <text:p>3725,2855992988</text:p>
          </table:table-cell>
          <table:table-cell table:formula="of:=[.A172]*[.B172]" office:value-type="float" office:value="640749.123079396">
            <text:p>640749,1230793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717.83502810022">
            <text:p>3717,8350281002</text:p>
          </table:table-cell>
          <table:table-cell table:formula="of:=[.A173]*[.B173]" office:value-type="float" office:value="643185.459861337">
            <text:p>643185,45986133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710.39935804402">
            <text:p>3710,399358044</text:p>
          </table:table-cell>
          <table:table-cell table:formula="of:=[.A174]*[.B174]" office:value-type="float" office:value="645609.488299659">
            <text:p>645609,48829965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702.97855932793">
            <text:p>3702,9785593279</text:p>
          </table:table-cell>
          <table:table-cell table:formula="of:=[.A175]*[.B175]" office:value-type="float" office:value="648021.247882387">
            <text:p>648021,24788238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695.57260220927">
            <text:p>3695,5726022093</text:p>
          </table:table-cell>
          <table:table-cell table:formula="of:=[.A176]*[.B176]" office:value-type="float" office:value="650420.777988832">
            <text:p>650420,77798883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688.18145700485">
            <text:p>3688,1814570049</text:p>
          </table:table-cell>
          <table:table-cell table:formula="of:=[.A177]*[.B177]" office:value-type="float" office:value="652808.117889859">
            <text:p>652808,1178898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680.80509409084">
            <text:p>3680,8050940909</text:p>
          </table:table-cell>
          <table:table-cell table:formula="of:=[.A178]*[.B178]" office:value-type="float" office:value="655183.30674817">
            <text:p>655183,3067481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673.44348390266">
            <text:p>3673,4434839027</text:p>
          </table:table-cell>
          <table:table-cell table:formula="of:=[.A179]*[.B179]" office:value-type="float" office:value="657546.383618576">
            <text:p>657546,38361857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666.09659693486">
            <text:p>3666,0965969349</text:p>
          </table:table-cell>
          <table:table-cell table:formula="of:=[.A180]*[.B180]" office:value-type="float" office:value="659897.387448274">
            <text:p>659897,38744827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658.76440374099">
            <text:p>3658,764403741</text:p>
          </table:table-cell>
          <table:table-cell table:formula="of:=[.A181]*[.B181]" office:value-type="float" office:value="662236.357077119">
            <text:p>662236,35707711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651.4468749335">
            <text:p>3651,4468749335</text:p>
          </table:table-cell>
          <table:table-cell table:formula="of:=[.A182]*[.B182]" office:value-type="float" office:value="664563.331237898">
            <text:p>664563,33123789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44.14398118364">
            <text:p>3644,1439811836</text:p>
          </table:table-cell>
          <table:table-cell table:formula="of:=[.A183]*[.B183]" office:value-type="float" office:value="666878.348556606">
            <text:p>666878,34855660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36.85569322127">
            <text:p>3636,8556932213</text:p>
          </table:table-cell>
          <table:table-cell table:formula="of:=[.A184]*[.B184]" office:value-type="float" office:value="669181.447552714">
            <text:p>669181,44755271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29.58198183483">
            <text:p>3629,5819818348</text:p>
          </table:table-cell>
          <table:table-cell table:formula="of:=[.A185]*[.B185]" office:value-type="float" office:value="671472.666639443">
            <text:p>671472,66663944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622.32281787116">
            <text:p>3622,3228178712</text:p>
          </table:table-cell>
          <table:table-cell table:formula="of:=[.A186]*[.B186]" office:value-type="float" office:value="673752.044124035">
            <text:p>673752,04412403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15.07817223541">
            <text:p>3615,0781722354</text:p>
          </table:table-cell>
          <table:table-cell table:formula="of:=[.A187]*[.B187]" office:value-type="float" office:value="676019.618208023">
            <text:p>676019,61820802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607.84801589094">
            <text:p>3607,848015891</text:p>
          </table:table-cell>
          <table:table-cell table:formula="of:=[.A188]*[.B188]" office:value-type="float" office:value="678275.426987497">
            <text:p>678275,42698749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00.63231985916">
            <text:p>3600,6323198592</text:p>
          </table:table-cell>
          <table:table-cell table:formula="of:=[.A189]*[.B189]" office:value-type="float" office:value="680519.508453382">
            <text:p>680519,5084533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3.43105521944">
            <text:p>3593,4310552195</text:p>
          </table:table-cell>
          <table:table-cell table:formula="of:=[.A190]*[.B190]" office:value-type="float" office:value="682751.900491694">
            <text:p>682751,90049169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86.244193109">
            <text:p>3586,244193109</text:p>
          </table:table-cell>
          <table:table-cell table:formula="of:=[.A191]*[.B191]" office:value-type="float" office:value="684972.64088382">
            <text:p>684972,6408838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579.07170472279">
            <text:p>3579,0717047228</text:p>
          </table:table-cell>
          <table:table-cell table:formula="of:=[.A192]*[.B192]" office:value-type="float" office:value="687181.767306775">
            <text:p>687181,767306775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571.91356131334">
            <text:p>3571,9135613134</text:p>
          </table:table-cell>
          <table:table-cell table:formula="of:=[.A193]*[.B193]" office:value-type="float" office:value="689379.317333475">
            <text:p>689379,31733347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564.76973419071">
            <text:p>3564,7697341907</text:p>
          </table:table-cell>
          <table:table-cell table:formula="of:=[.A194]*[.B194]" office:value-type="float" office:value="691565.328432999">
            <text:p>691565,32843299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557.64019472233">
            <text:p>3557,6401947223</text:p>
          </table:table-cell>
          <table:table-cell table:formula="of:=[.A195]*[.B195]" office:value-type="float" office:value="693739.837970855">
            <text:p>693739,8379708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550.52491433289">
            <text:p>3550,5249143329</text:p>
          </table:table-cell>
          <table:table-cell table:formula="of:=[.A196]*[.B196]" office:value-type="float" office:value="695902.883209246">
            <text:p>695902,88320924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543.42386450422">
            <text:p>3543,4238645042</text:p>
          </table:table-cell>
          <table:table-cell table:formula="of:=[.A197]*[.B197]" office:value-type="float" office:value="698054.501307332">
            <text:p>698054,5013073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536.33701677521">
            <text:p>3536,3370167752</text:p>
          </table:table-cell>
          <table:table-cell table:formula="of:=[.A198]*[.B198]" office:value-type="float" office:value="700194.729321492">
            <text:p>700194,72932149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529.26434274166">
            <text:p>3529,2643427417</text:p>
          </table:table-cell>
          <table:table-cell table:formula="of:=[.A199]*[.B199]" office:value-type="float" office:value="702323.604205591">
            <text:p>702323,6042055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522.20581405618">
            <text:p>3522,2058140562</text:p>
          </table:table-cell>
          <table:table-cell table:formula="of:=[.A200]*[.B200]" office:value-type="float" office:value="704441.162811236">
            <text:p>704441,16281123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515.16140242807">
            <text:p>3515,1614024281</text:p>
          </table:table-cell>
          <table:table-cell table:formula="of:=[.A201]*[.B201]" office:value-type="float" office:value="706547.441888042">
            <text:p>706547,44188804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508.13107962321">
            <text:p>3508,1310796232</text:p>
          </table:table-cell>
          <table:table-cell table:formula="of:=[.A202]*[.B202]" office:value-type="float" office:value="708642.478083889">
            <text:p>708642,47808388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501.11481746397">
            <text:p>3501,114817464</text:p>
          </table:table-cell>
          <table:table-cell table:formula="of:=[.A203]*[.B203]" office:value-type="float" office:value="710726.307945185">
            <text:p>710726,307945185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494.11258782904">
            <text:p>3494,112587829</text:p>
          </table:table-cell>
          <table:table-cell table:formula="of:=[.A204]*[.B204]" office:value-type="float" office:value="712798.967917124">
            <text:p>712798,96791712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487.12436265338">
            <text:p>3487,1243626534</text:p>
          </table:table-cell>
          <table:table-cell table:formula="of:=[.A205]*[.B205]" office:value-type="float" office:value="714860.494343943">
            <text:p>714860,49434394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480.15011392807">
            <text:p>3480,1501139281</text:p>
          </table:table-cell>
          <table:table-cell table:formula="of:=[.A206]*[.B206]" office:value-type="float" office:value="716910.923469183">
            <text:p>716910,92346918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473.18981370022">
            <text:p>3473,1898137002</text:p>
          </table:table-cell>
          <table:table-cell table:formula="of:=[.A207]*[.B207]" office:value-type="float" office:value="718950.291435945">
            <text:p>718950,291435945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466.24343407282">
            <text:p>3466,2434340728</text:p>
          </table:table-cell>
          <table:table-cell table:formula="of:=[.A208]*[.B208]" office:value-type="float" office:value="720978.634287146">
            <text:p>720978,63428714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459.31094720467">
            <text:p>3459,3109472047</text:p>
          </table:table-cell>
          <table:table-cell table:formula="of:=[.A209]*[.B209]" office:value-type="float" office:value="722995.987965776">
            <text:p>722995,98796577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452.39232531026">
            <text:p>3452,3923253103</text:p>
          </table:table-cell>
          <table:table-cell table:formula="of:=[.A210]*[.B210]" office:value-type="float" office:value="725002.388315155">
            <text:p>725002,38831515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445.48754065964">
            <text:p>3445,4875406597</text:p>
          </table:table-cell>
          <table:table-cell table:formula="of:=[.A211]*[.B211]" office:value-type="float" office:value="726997.871079184">
            <text:p>726997,87107918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438.59656557832">
            <text:p>3438,5965655783</text:p>
          </table:table-cell>
          <table:table-cell table:formula="of:=[.A212]*[.B212]" office:value-type="float" office:value="728982.471902604">
            <text:p>728982,47190260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31.71937244717">
            <text:p>3431,7193724472</text:p>
          </table:table-cell>
          <table:table-cell table:formula="of:=[.A213]*[.B213]" office:value-type="float" office:value="730956.226331246">
            <text:p>730956,22633124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24.85593370227">
            <text:p>3424,8559337023</text:p>
          </table:table-cell>
          <table:table-cell table:formula="of:=[.A214]*[.B214]" office:value-type="float" office:value="732919.169812286">
            <text:p>732919,16981228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18.00622183487">
            <text:p>3418,0062218349</text:p>
          </table:table-cell>
          <table:table-cell table:formula="of:=[.A215]*[.B215]" office:value-type="float" office:value="734871.337694496">
            <text:p>734871,337694496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11.1702093912">
            <text:p>3411,1702093912</text:p>
          </table:table-cell>
          <table:table-cell table:formula="of:=[.A216]*[.B216]" office:value-type="float" office:value="736812.765228498">
            <text:p>736812,76522849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04.34786897241">
            <text:p>3404,3478689724</text:p>
          </table:table-cell>
          <table:table-cell table:formula="of:=[.A217]*[.B217]" office:value-type="float" office:value="738743.487567014">
            <text:p>738743,48756701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397.53917323447">
            <text:p>3397,5391732345</text:p>
          </table:table-cell>
          <table:table-cell table:formula="of:=[.A218]*[.B218]" office:value-type="float" office:value="740663.539765114">
            <text:p>740663,53976511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90.744094888">
            <text:p>3390,744094888</text:p>
          </table:table-cell>
          <table:table-cell table:formula="of:=[.A219]*[.B219]" office:value-type="float" office:value="742572.956780472">
            <text:p>742572,95678047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383.96260669822">
            <text:p>3383,9626066982</text:p>
          </table:table-cell>
          <table:table-cell table:formula="of:=[.A220]*[.B220]" office:value-type="float" office:value="744471.773473609">
            <text:p>744471,77347360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377.19468148483">
            <text:p>3377,1946814848</text:p>
          </table:table-cell>
          <table:table-cell table:formula="of:=[.A221]*[.B221]" office:value-type="float" office:value="746360.024608147">
            <text:p>746360,02460814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370.44029212186">
            <text:p>3370,4402921219</text:p>
          </table:table-cell>
          <table:table-cell table:formula="of:=[.A222]*[.B222]" office:value-type="float" office:value="748237.744851053">
            <text:p>748237,744851053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363.69941153761">
            <text:p>3363,6994115376</text:p>
          </table:table-cell>
          <table:table-cell table:formula="of:=[.A223]*[.B223]" office:value-type="float" office:value="750104.968772888">
            <text:p>750104,968772888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56.97201271454">
            <text:p>3356,9720127145</text:p>
          </table:table-cell>
          <table:table-cell table:formula="of:=[.A224]*[.B224]" office:value-type="float" office:value="751961.730848057">
            <text:p>751961,73084805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350.25806868911">
            <text:p>3350,2580686891</text:p>
          </table:table-cell>
          <table:table-cell table:formula="of:=[.A225]*[.B225]" office:value-type="float" office:value="753808.06545505">
            <text:p>753808,0654550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343.55755255173">
            <text:p>3343,5575525517</text:p>
          </table:table-cell>
          <table:table-cell table:formula="of:=[.A226]*[.B226]" office:value-type="float" office:value="755644.006876692">
            <text:p>755644,00687669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336.87043744663">
            <text:p>3336,8704374466</text:p>
          </table:table-cell>
          <table:table-cell table:formula="of:=[.A227]*[.B227]" office:value-type="float" office:value="757469.589300385">
            <text:p>757469,58930038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330.19669657174">
            <text:p>3330,1966965717</text:p>
          </table:table-cell>
          <table:table-cell table:formula="of:=[.A228]*[.B228]" office:value-type="float" office:value="759284.846818356">
            <text:p>759284,84681835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323.53630317859">
            <text:p>3323,5363031786</text:p>
          </table:table-cell>
          <table:table-cell table:formula="of:=[.A229]*[.B229]" office:value-type="float" office:value="761089.813427898">
            <text:p>761089,81342789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316.88923057223">
            <text:p>3316,8892305722</text:p>
          </table:table-cell>
          <table:table-cell table:formula="of:=[.A230]*[.B230]" office:value-type="float" office:value="762884.523031614">
            <text:p>762884,52303161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310.25545211109">
            <text:p>3310,2554521111</text:p>
          </table:table-cell>
          <table:table-cell table:formula="of:=[.A231]*[.B231]" office:value-type="float" office:value="764669.009437662">
            <text:p>764669,00943766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303.63494120687">
            <text:p>3303,6349412069</text:p>
          </table:table-cell>
          <table:table-cell table:formula="of:=[.A232]*[.B232]" office:value-type="float" office:value="766443.306359993">
            <text:p>766443,30635999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297.02767132445">
            <text:p>3297,0276713245</text:p>
          </table:table-cell>
          <table:table-cell table:formula="of:=[.A233]*[.B233]" office:value-type="float" office:value="768207.447418598">
            <text:p>768207,44741859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290.43361598181">
            <text:p>3290,4336159818</text:p>
          </table:table-cell>
          <table:table-cell table:formula="of:=[.A234]*[.B234]" office:value-type="float" office:value="769961.466139742">
            <text:p>769961,46613974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283.85274874984">
            <text:p>3283,8527487499</text:p>
          </table:table-cell>
          <table:table-cell table:formula="of:=[.A235]*[.B235]" office:value-type="float" office:value="771705.395956213">
            <text:p>771705,39595621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277.28504325234">
            <text:p>3277,2850432524</text:p>
          </table:table-cell>
          <table:table-cell table:formula="of:=[.A236]*[.B236]" office:value-type="float" office:value="773439.270207553">
            <text:p>773439,27020755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270.73047316584">
            <text:p>3270,7304731658</text:p>
          </table:table-cell>
          <table:table-cell table:formula="of:=[.A237]*[.B237]" office:value-type="float" office:value="775163.122140304">
            <text:p>775163,12214030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264.18901221951">
            <text:p>3264,1890122195</text:p>
          </table:table-cell>
          <table:table-cell table:formula="of:=[.A238]*[.B238]" office:value-type="float" office:value="776876.984908242">
            <text:p>776876,98490824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257.66063419507">
            <text:p>3257,6606341951</text:p>
          </table:table-cell>
          <table:table-cell table:formula="of:=[.A239]*[.B239]" office:value-type="float" office:value="778580.891572621">
            <text:p>778580,89157262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251.14531292668">
            <text:p>3251,1453129267</text:p>
          </table:table-cell>
          <table:table-cell table:formula="of:=[.A240]*[.B240]" office:value-type="float" office:value="780274.875102402">
            <text:p>780274,87510240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244.64302230082">
            <text:p>3244,6430223008</text:p>
          </table:table-cell>
          <table:table-cell table:formula="of:=[.A241]*[.B241]" office:value-type="float" office:value="781958.968374498">
            <text:p>781958,96837449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238.15373625622">
            <text:p>3238,1537362562</text:p>
          </table:table-cell>
          <table:table-cell table:formula="of:=[.A242]*[.B242]" office:value-type="float" office:value="783633.204174006">
            <text:p>783633,20417400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231.67742878371">
            <text:p>3231,6774287837</text:p>
          </table:table-cell>
          <table:table-cell table:formula="of:=[.A243]*[.B243]" office:value-type="float" office:value="785297.615194441">
            <text:p>785297,61519444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225.21407392614">
            <text:p>3225,2140739262</text:p>
          </table:table-cell>
          <table:table-cell table:formula="of:=[.A244]*[.B244]" office:value-type="float" office:value="786952.234037979">
            <text:p>786952,23403797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218.76364577829">
            <text:p>3218,7636457783</text:p>
          </table:table-cell>
          <table:table-cell table:formula="of:=[.A245]*[.B245]" office:value-type="float" office:value="788597.093215681">
            <text:p>788597,09321568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212.32611848673">
            <text:p>3212,3261184867</text:p>
          </table:table-cell>
          <table:table-cell table:formula="of:=[.A246]*[.B246]" office:value-type="float" office:value="790232.225147736">
            <text:p>790232,22514773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205.90146624976">
            <text:p>3205,9014662498</text:p>
          </table:table-cell>
          <table:table-cell table:formula="of:=[.A247]*[.B247]" office:value-type="float" office:value="791857.662163691">
            <text:p>791857,6621636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199.48966331726">
            <text:p>3199,4896633173</text:p>
          </table:table-cell>
          <table:table-cell table:formula="of:=[.A248]*[.B248]" office:value-type="float" office:value="793473.43650268">
            <text:p>793473,4365026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193.09068399063">
            <text:p>3193,0906839906</text:p>
          </table:table-cell>
          <table:table-cell table:formula="of:=[.A249]*[.B249]" office:value-type="float" office:value="795079.580313666">
            <text:p>795079,58031366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186.70450262264">
            <text:p>3186,7045026227</text:p>
          </table:table-cell>
          <table:table-cell table:formula="of:=[.A250]*[.B250]" office:value-type="float" office:value="796676.125655661">
            <text:p>796676,12565566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180.3310936174">
            <text:p>3180,3310936174</text:p>
          </table:table-cell>
          <table:table-cell table:formula="of:=[.A251]*[.B251]" office:value-type="float" office:value="798263.104497967">
            <text:p>798263,10449796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173.97043143016">
            <text:p>3173,9704314302</text:p>
          </table:table-cell>
          <table:table-cell table:formula="of:=[.A252]*[.B252]" office:value-type="float" office:value="799840.548720401">
            <text:p>799840,54872040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167.6224905673">
            <text:p>3167,6224905673</text:p>
          </table:table-cell>
          <table:table-cell table:formula="of:=[.A253]*[.B253]" office:value-type="float" office:value="801408.490113528">
            <text:p>801408,49011352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161.28724558617">
            <text:p>3161,2872455862</text:p>
          </table:table-cell>
          <table:table-cell table:formula="of:=[.A254]*[.B254]" office:value-type="float" office:value="802966.960378887">
            <text:p>802966,960378887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154.964671095">
            <text:p>3154,964671095</text:p>
          </table:table-cell>
          <table:table-cell table:formula="of:=[.A255]*[.B255]" office:value-type="float" office:value="804515.991129224">
            <text:p>804515,99112922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148.65474175281">
            <text:p>3148,6547417528</text:p>
          </table:table-cell>
          <table:table-cell table:formula="of:=[.A256]*[.B256]" office:value-type="float" office:value="806055.613888718">
            <text:p>806055,61388871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142.3574322693">
            <text:p>3142,3574322693</text:p>
          </table:table-cell>
          <table:table-cell table:formula="of:=[.A257]*[.B257]" office:value-type="float" office:value="807585.86009321">
            <text:p>807585,8600932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136.07271740476">
            <text:p>3136,0727174048</text:p>
          </table:table-cell>
          <table:table-cell table:formula="of:=[.A258]*[.B258]" office:value-type="float" office:value="809106.761090428">
            <text:p>809106,76109042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129.80057196995">
            <text:p>3129,80057197</text:p>
          </table:table-cell>
          <table:table-cell table:formula="of:=[.A259]*[.B259]" office:value-type="float" office:value="810618.348140218">
            <text:p>810618,34814021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123.54097082601">
            <text:p>3123,540970826</text:p>
          </table:table-cell>
          <table:table-cell table:formula="of:=[.A260]*[.B260]" office:value-type="float" office:value="812120.652414763">
            <text:p>812120,65241476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117.29388888436">
            <text:p>3117,2938888844</text:p>
          </table:table-cell>
          <table:table-cell table:formula="of:=[.A261]*[.B261]" office:value-type="float" office:value="813613.704998818">
            <text:p>813613,70499881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111.05930110659">
            <text:p>3111,0593011066</text:p>
          </table:table-cell>
          <table:table-cell table:formula="of:=[.A262]*[.B262]" office:value-type="float" office:value="815097.536889927">
            <text:p>815097,53688992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104.83718250438">
            <text:p>3104,8371825044</text:p>
          </table:table-cell>
          <table:table-cell table:formula="of:=[.A263]*[.B263]" office:value-type="float" office:value="816572.178998651">
            <text:p>816572,17899865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098.62750813937">
            <text:p>3098,6275081394</text:p>
          </table:table-cell>
          <table:table-cell table:formula="of:=[.A264]*[.B264]" office:value-type="float" office:value="818037.662148793">
            <text:p>818037,66214879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092.43025312309">
            <text:p>3092,4302531231</text:p>
          </table:table-cell>
          <table:table-cell table:formula="of:=[.A265]*[.B265]" office:value-type="float" office:value="819494.017077619">
            <text:p>819494,017077619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086.24539261684">
            <text:p>3086,2453926169</text:p>
          </table:table-cell>
          <table:table-cell table:formula="of:=[.A266]*[.B266]" office:value-type="float" office:value="820941.274436081">
            <text:p>820941,27443608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3080.07290183161">
            <text:p>3080,0729018316</text:p>
          </table:table-cell>
          <table:table-cell table:formula="of:=[.A267]*[.B267]" office:value-type="float" office:value="822379.46478904">
            <text:p>822379,4647890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3073.91275602795">
            <text:p>3073,912756028</text:p>
          </table:table-cell>
          <table:table-cell table:formula="of:=[.A268]*[.B268]" office:value-type="float" office:value="823808.61861549">
            <text:p>823808,6186154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3067.76493051589">
            <text:p>3067,7649305159</text:p>
          </table:table-cell>
          <table:table-cell table:formula="of:=[.A269]*[.B269]" office:value-type="float" office:value="825228.766308775">
            <text:p>825228,76630877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3061.62940065486">
            <text:p>3061,6294006549</text:p>
          </table:table-cell>
          <table:table-cell table:formula="of:=[.A270]*[.B270]" office:value-type="float" office:value="826639.938176812">
            <text:p>826639,93817681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3055.50614185355">
            <text:p>3055,5061418536</text:p>
          </table:table-cell>
          <table:table-cell table:formula="of:=[.A271]*[.B271]" office:value-type="float" office:value="828042.164442312">
            <text:p>828042,16444231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3049.39512956984">
            <text:p>3049,3951295699</text:p>
          </table:table-cell>
          <table:table-cell table:formula="of:=[.A272]*[.B272]" office:value-type="float" office:value="829435.475242997">
            <text:p>829435,4752429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3043.2963393107">
            <text:p>3043,2963393107</text:p>
          </table:table-cell>
          <table:table-cell table:formula="of:=[.A273]*[.B273]" office:value-type="float" office:value="830819.900631822">
            <text:p>830819,90063182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3037.20974663208">
            <text:p>3037,2097466321</text:p>
          </table:table-cell>
          <table:table-cell table:formula="of:=[.A274]*[.B274]" office:value-type="float" office:value="832195.470577191">
            <text:p>832195,470577191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3031.13532713882">
            <text:p>3031,1353271388</text:p>
          </table:table-cell>
          <table:table-cell table:formula="of:=[.A275]*[.B275]" office:value-type="float" office:value="833562.214963175">
            <text:p>833562,21496317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3025.07305648454">
            <text:p>3025,0730564845</text:p>
          </table:table-cell>
          <table:table-cell table:formula="of:=[.A276]*[.B276]" office:value-type="float" office:value="834920.163589733">
            <text:p>834920,16358973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3019.02291037157">
            <text:p>3019,0229103716</text:p>
          </table:table-cell>
          <table:table-cell table:formula="of:=[.A277]*[.B277]" office:value-type="float" office:value="836269.346172925">
            <text:p>836269,34617292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3012.98486455083">
            <text:p>3012,9848645508</text:p>
          </table:table-cell>
          <table:table-cell table:formula="of:=[.A278]*[.B278]" office:value-type="float" office:value="837609.79234513">
            <text:p>837609,7923451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3006.95889482173">
            <text:p>3006,9588948217</text:p>
          </table:table-cell>
          <table:table-cell table:formula="of:=[.A279]*[.B279]" office:value-type="float" office:value="838941.531655262">
            <text:p>838941,53165526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3000.94497703208">
            <text:p>3000,9449770321</text:p>
          </table:table-cell>
          <table:table-cell table:formula="of:=[.A280]*[.B280]" office:value-type="float" office:value="840264.593568983">
            <text:p>840264,59356898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994.94308707802">
            <text:p>2994,943087078</text:p>
          </table:table-cell>
          <table:table-cell table:formula="of:=[.A281]*[.B281]" office:value-type="float" office:value="841579.007468923">
            <text:p>841579,00746892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988.95320090386">
            <text:p>2988,9532009039</text:p>
          </table:table-cell>
          <table:table-cell table:formula="of:=[.A282]*[.B282]" office:value-type="float" office:value="842884.802654889">
            <text:p>842884,802654889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982.97529450205">
            <text:p>2982,9752945021</text:p>
          </table:table-cell>
          <table:table-cell table:formula="of:=[.A283]*[.B283]" office:value-type="float" office:value="844182.008344081">
            <text:p>844182,00834408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977.00934391305">
            <text:p>2977,0093439131</text:p>
          </table:table-cell>
          <table:table-cell table:formula="of:=[.A284]*[.B284]" office:value-type="float" office:value="845470.653671306">
            <text:p>845470,65367130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971.05532522522">
            <text:p>2971,0553252252</text:p>
          </table:table-cell>
          <table:table-cell table:formula="of:=[.A285]*[.B285]" office:value-type="float" office:value="846750.767689189">
            <text:p>846750,76768918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965.11321457477">
            <text:p>2965,1132145748</text:p>
          </table:table-cell>
          <table:table-cell table:formula="of:=[.A286]*[.B286]" office:value-type="float" office:value="848022.379368385">
            <text:p>848022,379368385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959.18298814562">
            <text:p>2959,1829881456</text:p>
          </table:table-cell>
          <table:table-cell table:formula="of:=[.A287]*[.B287]" office:value-type="float" office:value="849285.517597794">
            <text:p>849285,51759779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953.26462216933">
            <text:p>2953,2646221693</text:p>
          </table:table-cell>
          <table:table-cell table:formula="of:=[.A288]*[.B288]" office:value-type="float" office:value="850540.211184768">
            <text:p>850540,21118476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947.35809292499">
            <text:p>2947,358092925</text:p>
          </table:table-cell>
          <table:table-cell table:formula="of:=[.A289]*[.B289]" office:value-type="float" office:value="851786.488855323">
            <text:p>851786,48885532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941.46337673914">
            <text:p>2941,4633767392</text:p>
          </table:table-cell>
          <table:table-cell table:formula="of:=[.A290]*[.B290]" office:value-type="float" office:value="853024.379254352">
            <text:p>853024,37925435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935.58044998567">
            <text:p>2935,5804499857</text:p>
          </table:table-cell>
          <table:table-cell table:formula="of:=[.A291]*[.B291]" office:value-type="float" office:value="854253.910945829">
            <text:p>854253,910945829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929.70928908569">
            <text:p>2929,7092890857</text:p>
          </table:table-cell>
          <table:table-cell table:formula="of:=[.A292]*[.B292]" office:value-type="float" office:value="855475.112413023">
            <text:p>855475,11241302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923.84987050752">
            <text:p>2923,8498705075</text:p>
          </table:table-cell>
          <table:table-cell table:formula="of:=[.A293]*[.B293]" office:value-type="float" office:value="856688.012058704">
            <text:p>856688,01205870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918.00217076651">
            <text:p>2918,0021707665</text:p>
          </table:table-cell>
          <table:table-cell table:formula="of:=[.A294]*[.B294]" office:value-type="float" office:value="857892.638205353">
            <text:p>857892,638205353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912.16616642497">
            <text:p>2912,166166425</text:p>
          </table:table-cell>
          <table:table-cell table:formula="of:=[.A295]*[.B295]" office:value-type="float" office:value="859089.019095367">
            <text:p>859089,01909536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906.34183409212">
            <text:p>2906,3418340921</text:p>
          </table:table-cell>
          <table:table-cell table:formula="of:=[.A296]*[.B296]" office:value-type="float" office:value="860277.182891269">
            <text:p>860277,18289126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900.52915042394">
            <text:p>2900,5291504239</text:p>
          </table:table-cell>
          <table:table-cell table:formula="of:=[.A297]*[.B297]" office:value-type="float" office:value="861457.15767591">
            <text:p>861457,15767591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894.72809212309">
            <text:p>2894,7280921231</text:p>
          </table:table-cell>
          <table:table-cell table:formula="of:=[.A298]*[.B298]" office:value-type="float" office:value="862628.971452682">
            <text:p>862628,97145268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888.93863593885">
            <text:p>2888,9386359389</text:p>
          </table:table-cell>
          <table:table-cell table:formula="of:=[.A299]*[.B299]" office:value-type="float" office:value="863792.652145715">
            <text:p>863792,65214571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883.16075866697">
            <text:p>2883,160758667</text:p>
          </table:table-cell>
          <table:table-cell table:formula="of:=[.A300]*[.B300]" office:value-type="float" office:value="864948.227600091">
            <text:p>864948,22760009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877.39443714963">
            <text:p>2877,3944371496</text:p>
          </table:table-cell>
          <table:table-cell table:formula="of:=[.A301]*[.B301]" office:value-type="float" office:value="866095.72558204">
            <text:p>866095,7255820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871.63964827534">
            <text:p>2871,6396482753</text:p>
          </table:table-cell>
          <table:table-cell table:formula="of:=[.A302]*[.B302]" office:value-type="float" office:value="867235.173779151">
            <text:p>867235,17377915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865.89636897878">
            <text:p>2865,8963689788</text:p>
          </table:table-cell>
          <table:table-cell table:formula="of:=[.A303]*[.B303]" office:value-type="float" office:value="868366.599800572">
            <text:p>868366,599800572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860.16457624083">
            <text:p>2860,1645762408</text:p>
          </table:table-cell>
          <table:table-cell table:formula="of:=[.A304]*[.B304]" office:value-type="float" office:value="869490.031177212">
            <text:p>869490,03117721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854.44424708835">
            <text:p>2854,4442470884</text:p>
          </table:table-cell>
          <table:table-cell table:formula="of:=[.A305]*[.B305]" office:value-type="float" office:value="870605.495361946">
            <text:p>870605,49536194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848.73535859417">
            <text:p>2848,7353585942</text:p>
          </table:table-cell>
          <table:table-cell table:formula="of:=[.A306]*[.B306]" office:value-type="float" office:value="871713.019729816">
            <text:p>871713,01972981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843.03788787698">
            <text:p>2843,037887877</text:p>
          </table:table-cell>
          <table:table-cell table:formula="of:=[.A307]*[.B307]" office:value-type="float" office:value="872812.631578233">
            <text:p>872812,631578233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837.35181210123">
            <text:p>2837,3518121012</text:p>
          </table:table-cell>
          <table:table-cell table:formula="of:=[.A308]*[.B308]" office:value-type="float" office:value="873904.358127178">
            <text:p>873904,358127178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831.67710847702">
            <text:p>2831,677108477</text:p>
          </table:table-cell>
          <table:table-cell table:formula="of:=[.A309]*[.B309]" office:value-type="float" office:value="874988.226519401">
            <text:p>874988,226519401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826.01375426007">
            <text:p>2826,0137542601</text:p>
          </table:table-cell>
          <table:table-cell table:formula="of:=[.A310]*[.B310]" office:value-type="float" office:value="876064.263820622">
            <text:p>876064,26382062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820.36172675155">
            <text:p>2820,3617267516</text:p>
          </table:table-cell>
          <table:table-cell table:formula="of:=[.A311]*[.B311]" office:value-type="float" office:value="877132.497019732">
            <text:p>877132,4970197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814.72100329805">
            <text:p>2814,7210032981</text:p>
          </table:table-cell>
          <table:table-cell table:formula="of:=[.A312]*[.B312]" office:value-type="float" office:value="878192.953028991">
            <text:p>878192,953028991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809.09156129145">
            <text:p>2809,0915612915</text:p>
          </table:table-cell>
          <table:table-cell table:formula="of:=[.A313]*[.B313]" office:value-type="float" office:value="879245.658684224">
            <text:p>879245,65868422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803.47337816887">
            <text:p>2803,4733781689</text:p>
          </table:table-cell>
          <table:table-cell table:formula="of:=[.A314]*[.B314]" office:value-type="float" office:value="880290.640745025">
            <text:p>880290,640745025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797.86643141253">
            <text:p>2797,8664314125</text:p>
          </table:table-cell>
          <table:table-cell table:formula="of:=[.A315]*[.B315]" office:value-type="float" office:value="881327.925894947">
            <text:p>881327,925894947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792.27069854971">
            <text:p>2792,2706985497</text:p>
          </table:table-cell>
          <table:table-cell table:formula="of:=[.A316]*[.B316]" office:value-type="float" office:value="882357.540741707">
            <text:p>882357,54074170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786.68615715261">
            <text:p>2786,6861571526</text:p>
          </table:table-cell>
          <table:table-cell table:formula="of:=[.A317]*[.B317]" office:value-type="float" office:value="883379.511817376">
            <text:p>883379,51181737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781.1127848383">
            <text:p>2781,1127848383</text:p>
          </table:table-cell>
          <table:table-cell table:formula="of:=[.A318]*[.B318]" office:value-type="float" office:value="884393.86557858">
            <text:p>884393,8655785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775.55055926862">
            <text:p>2775,5505592686</text:p>
          </table:table-cell>
          <table:table-cell table:formula="of:=[.A319]*[.B319]" office:value-type="float" office:value="885400.628406691">
            <text:p>885400,62840669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769.99945815009">
            <text:p>2769,9994581501</text:p>
          </table:table-cell>
          <table:table-cell table:formula="of:=[.A320]*[.B320]" office:value-type="float" office:value="886399.826608028">
            <text:p>886399,82660802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764.45945923379">
            <text:p>2764,4594592338</text:p>
          </table:table-cell>
          <table:table-cell table:formula="of:=[.A321]*[.B321]" office:value-type="float" office:value="887391.486414046">
            <text:p>887391,48641404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758.93054031532">
            <text:p>2758,9305403153</text:p>
          </table:table-cell>
          <table:table-cell table:formula="of:=[.A322]*[.B322]" office:value-type="float" office:value="888375.633981533">
            <text:p>888375,633981533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753.41267923469">
            <text:p>2753,4126792347</text:p>
          </table:table-cell>
          <table:table-cell table:formula="of:=[.A323]*[.B323]" office:value-type="float" office:value="889352.295392804">
            <text:p>889352,29539280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747.90585387622">
            <text:p>2747,9058538762</text:p>
          </table:table-cell>
          <table:table-cell table:formula="of:=[.A324]*[.B324]" office:value-type="float" office:value="890321.496655895">
            <text:p>890321,49665589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742.41004216847">
            <text:p>2742,4100421685</text:p>
          </table:table-cell>
          <table:table-cell table:formula="of:=[.A325]*[.B325]" office:value-type="float" office:value="891283.263704752">
            <text:p>891283,263704752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736.92522208413">
            <text:p>2736,9252220841</text:p>
          </table:table-cell>
          <table:table-cell table:formula="of:=[.A326]*[.B326]" office:value-type="float" office:value="892237.622399426">
            <text:p>892237,62239942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731.45137163996">
            <text:p>2731,45137164</text:p>
          </table:table-cell>
          <table:table-cell table:formula="of:=[.A327]*[.B327]" office:value-type="float" office:value="893184.598526267">
            <text:p>893184,59852626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725.98846889668">
            <text:p>2725,9884688967</text:p>
          </table:table-cell>
          <table:table-cell table:formula="of:=[.A328]*[.B328]" office:value-type="float" office:value="894124.217798111">
            <text:p>894124,21779811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720.53649195889">
            <text:p>2720,5364919589</text:p>
          </table:table-cell>
          <table:table-cell table:formula="of:=[.A329]*[.B329]" office:value-type="float" office:value="895056.505854474">
            <text:p>895056,5058544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715.09541897497">
            <text:p>2715,095418975</text:p>
          </table:table-cell>
          <table:table-cell table:formula="of:=[.A330]*[.B330]" office:value-type="float" office:value="895981.48826174">
            <text:p>895981,4882617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709.66522813702">
            <text:p>2709,665228137</text:p>
          </table:table-cell>
          <table:table-cell table:formula="of:=[.A331]*[.B331]" office:value-type="float" office:value="896899.190513354">
            <text:p>896899,19051335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704.24589768075">
            <text:p>2704,2458976808</text:p>
          </table:table-cell>
          <table:table-cell table:formula="of:=[.A332]*[.B332]" office:value-type="float" office:value="897809.638030008">
            <text:p>897809,638030008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698.83740588538">
            <text:p>2698,8374058854</text:p>
          </table:table-cell>
          <table:table-cell table:formula="of:=[.A333]*[.B333]" office:value-type="float" office:value="898712.856159833">
            <text:p>898712,85615983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693.43973107361">
            <text:p>2693,4397310736</text:p>
          </table:table-cell>
          <table:table-cell table:formula="of:=[.A334]*[.B334]" office:value-type="float" office:value="899608.870178587">
            <text:p>899608,87017858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688.05285161147">
            <text:p>2688,0528516115</text:p>
          </table:table-cell>
          <table:table-cell table:formula="of:=[.A335]*[.B335]" office:value-type="float" office:value="900497.705289841">
            <text:p>900497,705289841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682.67674590824">
            <text:p>2682,6767459083</text:p>
          </table:table-cell>
          <table:table-cell table:formula="of:=[.A336]*[.B336]" office:value-type="float" office:value="901379.38662517">
            <text:p>901379,3866251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677.31139241643">
            <text:p>2677,3113924164</text:p>
          </table:table-cell>
          <table:table-cell table:formula="of:=[.A337]*[.B337]" office:value-type="float" office:value="902253.939244336">
            <text:p>902253,9392443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671.95676963159">
            <text:p>2671,9567696316</text:p>
          </table:table-cell>
          <table:table-cell table:formula="of:=[.A338]*[.B338]" office:value-type="float" office:value="903121.388135479">
            <text:p>903121,38813547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666.61285609233">
            <text:p>2666,6128560923</text:p>
          </table:table-cell>
          <table:table-cell table:formula="of:=[.A339]*[.B339]" office:value-type="float" office:value="903981.7582153">
            <text:p>903981,758215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661.27963038015">
            <text:p>2661,2796303802</text:p>
          </table:table-cell>
          <table:table-cell table:formula="of:=[.A340]*[.B340]" office:value-type="float" office:value="904835.07432925">
            <text:p>904835,0743292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655.95707111939">
            <text:p>2655,9570711194</text:p>
          </table:table-cell>
          <table:table-cell table:formula="of:=[.A341]*[.B341]" office:value-type="float" office:value="905681.36125171">
            <text:p>905681,3612517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650.64515697715">
            <text:p>2650,6451569772</text:p>
          </table:table-cell>
          <table:table-cell table:formula="of:=[.A342]*[.B342]" office:value-type="float" office:value="906520.643686184">
            <text:p>906520,64368618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645.34386666319">
            <text:p>2645,3438666632</text:p>
          </table:table-cell>
          <table:table-cell table:formula="of:=[.A343]*[.B343]" office:value-type="float" office:value="907352.946265475">
            <text:p>907352,94626547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640.05317892987">
            <text:p>2640,0531789299</text:p>
          </table:table-cell>
          <table:table-cell table:formula="of:=[.A344]*[.B344]" office:value-type="float" office:value="908178.293551874">
            <text:p>908178,29355187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634.77307257201">
            <text:p>2634,773072572</text:p>
          </table:table-cell>
          <table:table-cell table:formula="of:=[.A345]*[.B345]" office:value-type="float" office:value="908996.710037342">
            <text:p>908996,71003734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629.50352642686">
            <text:p>2629,5035264269</text:p>
          </table:table-cell>
          <table:table-cell table:formula="of:=[.A346]*[.B346]" office:value-type="float" office:value="909808.220143694">
            <text:p>909808,22014369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624.24451937401">
            <text:p>2624,244519374</text:p>
          </table:table-cell>
          <table:table-cell table:formula="of:=[.A347]*[.B347]" office:value-type="float" office:value="910612.848222781">
            <text:p>910612,84822278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618.99603033526">
            <text:p>2618,9960303353</text:p>
          </table:table-cell>
          <table:table-cell table:formula="of:=[.A348]*[.B348]" office:value-type="float" office:value="911410.618556671">
            <text:p>911410,61855667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613.75803827459">
            <text:p>2613,7580382746</text:p>
          </table:table-cell>
          <table:table-cell table:formula="of:=[.A349]*[.B349]" office:value-type="float" office:value="912201.555357832">
            <text:p>912201,55535783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608.53052219804">
            <text:p>2608,5305221981</text:p>
          </table:table-cell>
          <table:table-cell table:formula="of:=[.A350]*[.B350]" office:value-type="float" office:value="912985.682769314">
            <text:p>912985,68276931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603.31346115364">
            <text:p>2603,3134611537</text:p>
          </table:table-cell>
          <table:table-cell table:formula="of:=[.A351]*[.B351]" office:value-type="float" office:value="913763.024864929">
            <text:p>913763,02486492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598.10683423134">
            <text:p>2598,1068342313</text:p>
          </table:table-cell>
          <table:table-cell table:formula="of:=[.A352]*[.B352]" office:value-type="float" office:value="914533.605649431">
            <text:p>914533,605649431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592.91062056287">
            <text:p>2592,9106205629</text:p>
          </table:table-cell>
          <table:table-cell table:formula="of:=[.A353]*[.B353]" office:value-type="float" office:value="915297.449058695">
            <text:p>915297,44905869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587.72479932175">
            <text:p>2587,7247993218</text:p>
          </table:table-cell>
          <table:table-cell table:formula="of:=[.A354]*[.B354]" office:value-type="float" office:value="916054.578959899">
            <text:p>916054,578959899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582.54934972311">
            <text:p>2582,5493497231</text:p>
          </table:table-cell>
          <table:table-cell table:formula="of:=[.A355]*[.B355]" office:value-type="float" office:value="916805.019151702">
            <text:p>916805,019151702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577.38425102366">
            <text:p>2577,3842510237</text:p>
          </table:table-cell>
          <table:table-cell table:formula="of:=[.A356]*[.B356]" office:value-type="float" office:value="917548.793364423">
            <text:p>917548,79336442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572.22948252161">
            <text:p>2572,2294825216</text:p>
          </table:table-cell>
          <table:table-cell table:formula="of:=[.A357]*[.B357]" office:value-type="float" office:value="918285.925260216">
            <text:p>918285,92526021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567.08502355657">
            <text:p>2567,0850235566</text:p>
          </table:table-cell>
          <table:table-cell table:formula="of:=[.A358]*[.B358]" office:value-type="float" office:value="919016.438433252">
            <text:p>919016,4384332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561.95085350946">
            <text:p>2561,9508535095</text:p>
          </table:table-cell>
          <table:table-cell table:formula="of:=[.A359]*[.B359]" office:value-type="float" office:value="919740.356409895">
            <text:p>919740,35640989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556.82695180244">
            <text:p>2556,8269518024</text:p>
          </table:table-cell>
          <table:table-cell table:formula="of:=[.A360]*[.B360]" office:value-type="float" office:value="920457.702648877">
            <text:p>920457,702648877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551.71329789883">
            <text:p>2551,7132978988</text:p>
          </table:table-cell>
          <table:table-cell table:formula="of:=[.A361]*[.B361]" office:value-type="float" office:value="921168.500541478">
            <text:p>921168,50054147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546.60987130303">
            <text:p>2546,609871303</text:p>
          </table:table-cell>
          <table:table-cell table:formula="of:=[.A362]*[.B362]" office:value-type="float" office:value="921872.773411698">
            <text:p>921872,77341169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541.51665156043">
            <text:p>2541,5166515604</text:p>
          </table:table-cell>
          <table:table-cell table:formula="of:=[.A363]*[.B363]" office:value-type="float" office:value="922570.544516436">
            <text:p>922570,54451643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536.43361825731">
            <text:p>2536,4336182573</text:p>
          </table:table-cell>
          <table:table-cell table:formula="of:=[.A364]*[.B364]" office:value-type="float" office:value="923261.83704566">
            <text:p>923261,8370456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531.36075102079">
            <text:p>2531,3607510208</text:p>
          </table:table-cell>
          <table:table-cell table:formula="of:=[.A365]*[.B365]" office:value-type="float" office:value="923946.674122589">
            <text:p>923946,674122589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526.29802951875">
            <text:p>2526,2980295188</text:p>
          </table:table-cell>
          <table:table-cell table:formula="of:=[.A366]*[.B366]" office:value-type="float" office:value="924625.078803863">
            <text:p>924625,07880386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521.24543345971">
            <text:p>2521,2454334597</text:p>
          </table:table-cell>
          <table:table-cell table:formula="of:=[.A367]*[.B367]" office:value-type="float" office:value="925297.074079715">
            <text:p>925297,07407971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516.20294259279">
            <text:p>2516,2029425928</text:p>
          </table:table-cell>
          <table:table-cell table:formula="of:=[.A368]*[.B368]" office:value-type="float" office:value="925962.682874148">
            <text:p>925962,68287414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511.17053670761">
            <text:p>2511,1705367076</text:p>
          </table:table-cell>
          <table:table-cell table:formula="of:=[.A369]*[.B369]" office:value-type="float" office:value="926621.928045108">
            <text:p>926621,92804510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506.14819563419">
            <text:p>2506,1481956342</text:p>
          </table:table-cell>
          <table:table-cell table:formula="of:=[.A370]*[.B370]" office:value-type="float" office:value="927274.832384652">
            <text:p>927274,832384652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501.13589924293">
            <text:p>2501,1358992429</text:p>
          </table:table-cell>
          <table:table-cell table:formula="of:=[.A371]*[.B371]" office:value-type="float" office:value="927921.418619125">
            <text:p>927921,41861912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496.13362744444">
            <text:p>2496,1336274444</text:p>
          </table:table-cell>
          <table:table-cell table:formula="of:=[.A372]*[.B372]" office:value-type="float" office:value="928561.709409332">
            <text:p>928561,70940933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491.14136018955">
            <text:p>2491,1413601896</text:p>
          </table:table-cell>
          <table:table-cell table:formula="of:=[.A373]*[.B373]" office:value-type="float" office:value="929195.727350702">
            <text:p>929195,727350702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486.15907746917">
            <text:p>2486,1590774692</text:p>
          </table:table-cell>
          <table:table-cell table:formula="of:=[.A374]*[.B374]" office:value-type="float" office:value="929823.49497347">
            <text:p>929823,4949734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481.18675931423">
            <text:p>2481,1867593142</text:p>
          </table:table-cell>
          <table:table-cell table:formula="of:=[.A375]*[.B375]" office:value-type="float" office:value="930445.034742837">
            <text:p>930445,03474283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476.2243857956">
            <text:p>2476,2243857956</text:p>
          </table:table-cell>
          <table:table-cell table:formula="of:=[.A376]*[.B376]" office:value-type="float" office:value="931060.369059147">
            <text:p>931060,36905914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471.27193702401">
            <text:p>2471,271937024</text:p>
          </table:table-cell>
          <table:table-cell table:formula="of:=[.A377]*[.B377]" office:value-type="float" office:value="931669.520258053">
            <text:p>931669,520258053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466.32939314996">
            <text:p>2466,32939315</text:p>
          </table:table-cell>
          <table:table-cell table:formula="of:=[.A378]*[.B378]" office:value-type="float" office:value="932272.510610687">
            <text:p>932272,51061068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461.39673436367">
            <text:p>2461,3967343637</text:p>
          </table:table-cell>
          <table:table-cell table:formula="of:=[.A379]*[.B379]" office:value-type="float" office:value="932869.362323829">
            <text:p>932869,36232382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456.47394089494">
            <text:p>2456,4739408949</text:p>
          </table:table-cell>
          <table:table-cell table:formula="of:=[.A380]*[.B380]" office:value-type="float" office:value="933460.097540076">
            <text:p>933460,09754007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451.56099301315">
            <text:p>2451,5609930132</text:p>
          </table:table-cell>
          <table:table-cell table:formula="of:=[.A381]*[.B381]" office:value-type="float" office:value="934044.73833801">
            <text:p>934044,7383380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446.65787102712">
            <text:p>2446,6578710271</text:p>
          </table:table-cell>
          <table:table-cell table:formula="of:=[.A382]*[.B382]" office:value-type="float" office:value="934623.306732361">
            <text:p>934623,30673236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441.76455528507">
            <text:p>2441,7645552851</text:p>
          </table:table-cell>
          <table:table-cell table:formula="of:=[.A383]*[.B383]" office:value-type="float" office:value="935195.824674181">
            <text:p>935195,82467418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436.8810261745">
            <text:p>2436,8810261745</text:p>
          </table:table-cell>
          <table:table-cell table:formula="of:=[.A384]*[.B384]" office:value-type="float" office:value="935762.314051007">
            <text:p>935762,31405100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432.00726412215">
            <text:p>2432,0072641222</text:p>
          </table:table-cell>
          <table:table-cell table:formula="of:=[.A385]*[.B385]" office:value-type="float" office:value="936322.796687027">
            <text:p>936322,79668702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427.1432495939">
            <text:p>2427,1432495939</text:p>
          </table:table-cell>
          <table:table-cell table:formula="of:=[.A386]*[.B386]" office:value-type="float" office:value="936877.294343247">
            <text:p>936877,29434324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422.28896309472">
            <text:p>2422,2889630947</text:p>
          </table:table-cell>
          <table:table-cell table:formula="of:=[.A387]*[.B387]" office:value-type="float" office:value="937425.828717655">
            <text:p>937425,82871765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417.44438516853">
            <text:p>2417,4443851685</text:p>
          </table:table-cell>
          <table:table-cell table:formula="of:=[.A388]*[.B388]" office:value-type="float" office:value="937968.421445389">
            <text:p>937968,421445389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412.60949639819">
            <text:p>2412,6094963982</text:p>
          </table:table-cell>
          <table:table-cell table:formula="of:=[.A389]*[.B389]" office:value-type="float" office:value="938505.094098896">
            <text:p>938505,094098896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407.78427740539">
            <text:p>2407,7842774054</text:p>
          </table:table-cell>
          <table:table-cell table:formula="of:=[.A390]*[.B390]" office:value-type="float" office:value="939035.868188104">
            <text:p>939035,86818810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402.96870885058">
            <text:p>2402,9687088506</text:p>
          </table:table-cell>
          <table:table-cell table:formula="of:=[.A391]*[.B391]" office:value-type="float" office:value="939560.765160578">
            <text:p>939560,76516057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398.16277143288">
            <text:p>2398,1627714329</text:p>
          </table:table-cell>
          <table:table-cell table:formula="of:=[.A392]*[.B392]" office:value-type="float" office:value="940079.80640169">
            <text:p>940079,8064016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393.36644589002">
            <text:p>2393,36644589</text:p>
          </table:table-cell>
          <table:table-cell table:formula="of:=[.A393]*[.B393]" office:value-type="float" office:value="940593.013234777">
            <text:p>940593,01323477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388.57971299824">
            <text:p>2388,5797129982</text:p>
          </table:table-cell>
          <table:table-cell table:formula="of:=[.A394]*[.B394]" office:value-type="float" office:value="941100.406921305">
            <text:p>941100,40692130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383.80255357224">
            <text:p>2383,8025535722</text:p>
          </table:table-cell>
          <table:table-cell table:formula="of:=[.A395]*[.B395]" office:value-type="float" office:value="941602.008661035">
            <text:p>941602,00866103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379.0349484651">
            <text:p>2379,0349484651</text:p>
          </table:table-cell>
          <table:table-cell table:formula="of:=[.A396]*[.B396]" office:value-type="float" office:value="942097.839592178">
            <text:p>942097,83959217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374.27687856817">
            <text:p>2374,2768785682</text:p>
          </table:table-cell>
          <table:table-cell table:formula="of:=[.A397]*[.B397]" office:value-type="float" office:value="942587.920791562">
            <text:p>942587,92079156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369.52832481103">
            <text:p>2369,528324811</text:p>
          </table:table-cell>
          <table:table-cell table:formula="of:=[.A398]*[.B398]" office:value-type="float" office:value="943072.27327479">
            <text:p>943072,27327479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364.78926816141">
            <text:p>2364,7892681614</text:p>
          </table:table-cell>
          <table:table-cell table:formula="of:=[.A399]*[.B399]" office:value-type="float" office:value="943550.917996402">
            <text:p>943550,91799640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360.05968962508">
            <text:p>2360,0596896251</text:p>
          </table:table-cell>
          <table:table-cell table:formula="of:=[.A400]*[.B400]" office:value-type="float" office:value="944023.875850034">
            <text:p>944023,875850034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355.33957024583">
            <text:p>2355,3395702458</text:p>
          </table:table-cell>
          <table:table-cell table:formula="of:=[.A401]*[.B401]" office:value-type="float" office:value="944491.16766858">
            <text:p>944491,1676685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350.62889110534">
            <text:p>2350,6288911054</text:p>
          </table:table-cell>
          <table:table-cell table:formula="of:=[.A402]*[.B402]" office:value-type="float" office:value="944952.814224348">
            <text:p>944952,81422434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345.92763332313">
            <text:p>2345,9276333231</text:p>
          </table:table-cell>
          <table:table-cell table:formula="of:=[.A403]*[.B403]" office:value-type="float" office:value="945408.836229222">
            <text:p>945408,83622922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341.23577805649">
            <text:p>2341,2357780565</text:p>
          </table:table-cell>
          <table:table-cell table:formula="of:=[.A404]*[.B404]" office:value-type="float" office:value="945859.25433482">
            <text:p>945859,2543348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336.55330650037">
            <text:p>2336,5533065004</text:p>
          </table:table-cell>
          <table:table-cell table:formula="of:=[.A405]*[.B405]" office:value-type="float" office:value="946304.089132651">
            <text:p>946304,08913265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331.88019988737">
            <text:p>2331,8801998874</text:p>
          </table:table-cell>
          <table:table-cell table:formula="of:=[.A406]*[.B406]" office:value-type="float" office:value="946743.361154273">
            <text:p>946743,36115427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327.2164394876">
            <text:p>2327,2164394876</text:p>
          </table:table-cell>
          <table:table-cell table:formula="of:=[.A407]*[.B407]" office:value-type="float" office:value="947177.090871452">
            <text:p>947177,090871452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322.56200660862">
            <text:p>2322,5620066086</text:p>
          </table:table-cell>
          <table:table-cell table:formula="of:=[.A408]*[.B408]" office:value-type="float" office:value="947605.298696318">
            <text:p>947605,29869631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317.9168825954">
            <text:p>2317,9168825954</text:p>
          </table:table-cell>
          <table:table-cell table:formula="of:=[.A409]*[.B409]" office:value-type="float" office:value="948028.004981521">
            <text:p>948028,00498152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313.28104883021">
            <text:p>2313,2810488302</text:p>
          </table:table-cell>
          <table:table-cell table:formula="of:=[.A410]*[.B410]" office:value-type="float" office:value="948445.230020388">
            <text:p>948445,23002038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308.65448673255">
            <text:p>2308,6544867326</text:p>
          </table:table-cell>
          <table:table-cell table:formula="of:=[.A411]*[.B411]" office:value-type="float" office:value="948856.99404708">
            <text:p>948856,9940470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304.03717775909">
            <text:p>2304,0371777591</text:p>
          </table:table-cell>
          <table:table-cell table:formula="of:=[.A412]*[.B412]" office:value-type="float" office:value="949263.317236744">
            <text:p>949263,31723674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299.42910340357">
            <text:p>2299,4291034036</text:p>
          </table:table-cell>
          <table:table-cell table:formula="of:=[.A413]*[.B413]" office:value-type="float" office:value="949664.219705675">
            <text:p>949664,219705675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294.83024519676">
            <text:p>2294,8302451968</text:p>
          </table:table-cell>
          <table:table-cell table:formula="of:=[.A414]*[.B414]" office:value-type="float" office:value="950059.72151146">
            <text:p>950059,7215114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290.24058470637">
            <text:p>2290,2405847064</text:p>
          </table:table-cell>
          <table:table-cell table:formula="of:=[.A415]*[.B415]" office:value-type="float" office:value="950449.842653143">
            <text:p>950449,84265314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285.66010353696">
            <text:p>2285,660103537</text:p>
          </table:table-cell>
          <table:table-cell table:formula="of:=[.A416]*[.B416]" office:value-type="float" office:value="950834.603071374">
            <text:p>950834,603071374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281.08878332988">
            <text:p>2281,0887833299</text:p>
          </table:table-cell>
          <table:table-cell table:formula="of:=[.A417]*[.B417]" office:value-type="float" office:value="951214.022648561">
            <text:p>951214,0226485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276.52660576322">
            <text:p>2276,5266057632</text:p>
          </table:table-cell>
          <table:table-cell table:formula="of:=[.A418]*[.B418]" office:value-type="float" office:value="951588.121209027">
            <text:p>951588,12120902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271.9735525517">
            <text:p>2271,9735525517</text:p>
          </table:table-cell>
          <table:table-cell table:formula="of:=[.A419]*[.B419]" office:value-type="float" office:value="951956.918519161">
            <text:p>951956,91851916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267.42960544659">
            <text:p>2267,4296054466</text:p>
          </table:table-cell>
          <table:table-cell table:formula="of:=[.A420]*[.B420]" office:value-type="float" office:value="952320.434287569">
            <text:p>952320,4342875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262.8947462357">
            <text:p>2262,8947462357</text:p>
          </table:table-cell>
          <table:table-cell table:formula="of:=[.A421]*[.B421]" office:value-type="float" office:value="952678.68816523">
            <text:p>952678,6881652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258.36895674323">
            <text:p>2258,3689567432</text:p>
          </table:table-cell>
          <table:table-cell table:formula="of:=[.A422]*[.B422]" office:value-type="float" office:value="953031.699745643">
            <text:p>953031,699745643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253.85221882974">
            <text:p>2253,8522188298</text:p>
          </table:table-cell>
          <table:table-cell table:formula="of:=[.A423]*[.B423]" office:value-type="float" office:value="953379.488564981">
            <text:p>953379,4885649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249.34451439208">
            <text:p>2249,3445143921</text:p>
          </table:table-cell>
          <table:table-cell table:formula="of:=[.A424]*[.B424]" office:value-type="float" office:value="953722.074102243">
            <text:p>953722,074102243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244.8458253633">
            <text:p>2244,8458253633</text:p>
          </table:table-cell>
          <table:table-cell table:formula="of:=[.A425]*[.B425]" office:value-type="float" office:value="954059.475779402">
            <text:p>954059,47577940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240.35613371257">
            <text:p>2240,3561337126</text:p>
          </table:table-cell>
          <table:table-cell table:formula="of:=[.A426]*[.B426]" office:value-type="float" office:value="954391.712961556">
            <text:p>954391,71296155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235.87542144515">
            <text:p>2235,8754214452</text:p>
          </table:table-cell>
          <table:table-cell table:formula="of:=[.A427]*[.B427]" office:value-type="float" office:value="954718.804957078">
            <text:p>954718,80495707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231.40367060226">
            <text:p>2231,4036706023</text:p>
          </table:table-cell>
          <table:table-cell table:formula="of:=[.A428]*[.B428]" office:value-type="float" office:value="955040.771017766">
            <text:p>955040,77101776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226.94086326105">
            <text:p>2226,9408632611</text:p>
          </table:table-cell>
          <table:table-cell table:formula="of:=[.A429]*[.B429]" office:value-type="float" office:value="955357.630338992">
            <text:p>955357,63033899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222.48698153453">
            <text:p>2222,4869815345</text:p>
          </table:table-cell>
          <table:table-cell table:formula="of:=[.A430]*[.B430]" office:value-type="float" office:value="955669.402059848">
            <text:p>955669,40205984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218.04200757146">
            <text:p>2218,0420075715</text:p>
          </table:table-cell>
          <table:table-cell table:formula="of:=[.A431]*[.B431]" office:value-type="float" office:value="955976.1052633">
            <text:p>955976,1052633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213.60592355632">
            <text:p>2213,6059235563</text:p>
          </table:table-cell>
          <table:table-cell table:formula="of:=[.A432]*[.B432]" office:value-type="float" office:value="956277.75897633">
            <text:p>956277,7589763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209.17871170921">
            <text:p>2209,1787117092</text:p>
          </table:table-cell>
          <table:table-cell table:formula="of:=[.A433]*[.B433]" office:value-type="float" office:value="956574.382170086">
            <text:p>956574,38217008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204.76035428579">
            <text:p>2204,7603542858</text:p>
          </table:table-cell>
          <table:table-cell table:formula="of:=[.A434]*[.B434]" office:value-type="float" office:value="956865.993760032">
            <text:p>956865,99376003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200.35083357722">
            <text:p>2200,3508335772</text:p>
          </table:table-cell>
          <table:table-cell table:formula="of:=[.A435]*[.B435]" office:value-type="float" office:value="957152.612606089">
            <text:p>957152,61260608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195.95013191006">
            <text:p>2195,9501319101</text:p>
          </table:table-cell>
          <table:table-cell table:formula="of:=[.A436]*[.B436]" office:value-type="float" office:value="957434.257512787">
            <text:p>957434,25751278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191.55823164624">
            <text:p>2191,5582316463</text:p>
          </table:table-cell>
          <table:table-cell table:formula="of:=[.A437]*[.B437]" office:value-type="float" office:value="957710.947229407">
            <text:p>957710,94722940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187.17511518295">
            <text:p>2187,175115183</text:p>
          </table:table-cell>
          <table:table-cell table:formula="of:=[.A438]*[.B438]" office:value-type="float" office:value="957982.700450132">
            <text:p>957982,70045013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182.80076495258">
            <text:p>2182,8007649526</text:p>
          </table:table-cell>
          <table:table-cell table:formula="of:=[.A439]*[.B439]" office:value-type="float" office:value="958249.535814184">
            <text:p>958249,53581418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178.43516342268">
            <text:p>2178,4351634227</text:p>
          </table:table-cell>
          <table:table-cell table:formula="of:=[.A440]*[.B440]" office:value-type="float" office:value="958511.471905978">
            <text:p>958511,47190597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174.07829309583">
            <text:p>2174,0782930958</text:p>
          </table:table-cell>
          <table:table-cell table:formula="of:=[.A441]*[.B441]" office:value-type="float" office:value="958768.527255262">
            <text:p>958768,52725526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169.73013650964">
            <text:p>2169,7301365097</text:p>
          </table:table-cell>
          <table:table-cell table:formula="of:=[.A442]*[.B442]" office:value-type="float" office:value="959020.720337261">
            <text:p>959020,720337261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165.39067623662">
            <text:p>2165,3906762366</text:p>
          </table:table-cell>
          <table:table-cell table:formula="of:=[.A443]*[.B443]" office:value-type="float" office:value="959268.069572824">
            <text:p>959268,06957282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161.05989488415">
            <text:p>2161,0598948842</text:p>
          </table:table-cell>
          <table:table-cell table:formula="of:=[.A444]*[.B444]" office:value-type="float" office:value="959510.593328562">
            <text:p>959510,59332856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156.73777509438">
            <text:p>2156,7377750944</text:p>
          </table:table-cell>
          <table:table-cell table:formula="of:=[.A445]*[.B445]" office:value-type="float" office:value="959748.309916999">
            <text:p>959748,30991699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152.42429954419">
            <text:p>2152,4242995442</text:p>
          </table:table-cell>
          <table:table-cell table:formula="of:=[.A446]*[.B446]" office:value-type="float" office:value="959981.237596709">
            <text:p>959981,23759670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148.1194509451">
            <text:p>2148,1194509451</text:p>
          </table:table-cell>
          <table:table-cell table:formula="of:=[.A447]*[.B447]" office:value-type="float" office:value="960209.394572461">
            <text:p>960209,3945724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143.82321204321">
            <text:p>2143,8232120432</text:p>
          </table:table-cell>
          <table:table-cell table:formula="of:=[.A448]*[.B448]" office:value-type="float" office:value="960432.798995359">
            <text:p>960432,79899535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139.53556561913">
            <text:p>2139,5355656191</text:p>
          </table:table-cell>
          <table:table-cell table:formula="of:=[.A449]*[.B449]" office:value-type="float" office:value="960651.468962988">
            <text:p>960651,46896298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135.25649448789">
            <text:p>2135,2564944879</text:p>
          </table:table-cell>
          <table:table-cell table:formula="of:=[.A450]*[.B450]" office:value-type="float" office:value="960865.42251955">
            <text:p>960865,422519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8T15:10:19.04</dc:date>
    <meta:editing-duration>P0D</meta:editing-duration>
    <meta:editing-cycles>6</meta:editing-cycles>
    <meta:generator>LibreOffice/3.5$Windows_x86 LibreOffice_project/7e68ba2-a744ebf-1f241b7-c506db1-7d53735</meta:generator>
    <meta:document-statistic meta:table-count="5" meta:cell-count="6760" meta:object-count="0"/>
  </office:meta>
</office:document-meta>
</file>